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2.41mm"/>
    </style:style>
    <style:style style:name="co3" style:family="table-column">
      <style:table-column-properties fo:break-before="auto" style:column-width="234.47mm"/>
    </style:style>
    <style:style style:name="co4" style:family="table-column">
      <style:table-column-properties fo:break-before="auto" style:column-width="231.21mm"/>
    </style:style>
    <style:style style:name="co5" style:family="table-column">
      <style:table-column-properties fo:break-before="auto" style:column-width="230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(Cliente,Puerto) ('127.0.0.1', 33704) Dato recibido /|1043|147 Resultado 7Horainicio16:37:07Horafinal16:37:27tiempotranscurrido 20.0008940697</text:p>
          </table:table-cell>
          <table:table-cell/>
          <table:table-cell office:value-type="string" calcext:value-type="string">
            <text:p>clientes</text:p>
          </table:table-cell>
          <table:table-cell office:value-type="string" calcext:value-type="string">
            <text:p>servidor</text:p>
          </table:table-cell>
          <table:table-cell office:value-type="string" calcext:value-type="string">
            <text:p>(Cliente,Puerto) ('127.0.0.1', 33916) Dato recibido /|1043|147 Resultado 7Horainicio16:38:57Horafinal16:39:17tiempotranscurrido 20.0026810169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(Cliente,Puerto) ('127.0.0.1', 33520) Dato recibido /|1043|147 Resultado 7Horainicio16:42:10Horafinal16:42:30tiempotranscurrido 20.0038199425</text:p>
          </table:table-cell>
          <table:table-cell table:style-name="ce1" office:value-type="string" calcext:value-type="string">
            <text:p>1000 proc</text:p>
          </table:table-cell>
          <table:table-cell office:value-type="string" calcext:value-type="string">
            <text:p>(Cliente,Puerto) ('127.0.0.1', 38646) Dato recibido /|1043|147 Resultado 7Horainicio15:40:06Horafinal15:40:26tiempotranscurrido 20.0453839302</text:p>
          </table:table-cell>
        </table:table-row>
        <table:table-row table:style-name="ro1">
          <table:table-cell office:value-type="string" calcext:value-type="string">
            <text:p>(Cliente,Puerto) ('127.0.0.1', 33694) Dato recibido /|1043|147 Resultado 7Horainicio16:37:07Horafinal16:37:27tiempotranscurrido 20.002822160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50 listen</text:p>
          </table:table-cell>
          <table:table-cell office:value-type="string" calcext:value-type="string">
            <text:p>(Cliente,Puerto) ('127.0.0.1', 33910) Dato recibido /|1043|147 Resultado 7Horainicio16:38:57Horafinal16:39:17tiempotranscurrido 20.0043017864</text:p>
          </table:table-cell>
          <table:table-cell/>
          <table:table-cell office:value-type="string" calcext:value-type="string">
            <text:p>(Cliente,Puerto) ('127.0.0.1', 33490) Dato recibido /|1043|147 Resultado 7Horainicio16:42:10Horafinal16:42:30tiempotranscurrido 20.0140099525</text:p>
          </table:table-cell>
          <table:table-cell/>
          <table:table-cell office:value-type="string" calcext:value-type="string">
            <text:p>(Cliente,Puerto) ('127.0.0.1', 38596) Dato recibido /|1043|147 Resultado 7Horainicio15:40:06Horafinal15:40:26tiempotranscurrido 20.0511109829</text:p>
          </table:table-cell>
        </table:table-row>
        <table:table-row table:style-name="ro1">
          <table:table-cell office:value-type="string" calcext:value-type="string">
            <text:p>(Cliente,Puerto) ('127.0.0.1', 33696) Dato recibido /|1043|147 Resultado 7Horainicio16:37:07Horafinal16:37:27tiempotranscurrido 20.0168859959</text:p>
          </table:table-cell>
          <table:table-cell table:number-columns-repeated="2"/>
          <table:table-cell office:value-type="string" calcext:value-type="string">
            <text:p><text:span text:style-name="T1">20</text:span> delay</text:p>
          </table:table-cell>
          <table:table-cell office:value-type="string" calcext:value-type="string">
            <text:p>(Cliente,Puerto) ('127.0.0.1', 33900) Dato recibido /|1043|147 Resultado 7Horainicio16:38:57Horafinal16:39:17tiempotranscurrido 20.0063240528</text:p>
          </table:table-cell>
          <table:table-cell/>
          <table:table-cell office:value-type="string" calcext:value-type="string">
            <text:p>(Cliente,Puerto) ('127.0.0.1', 33502) Dato recibido /|1043|147 Resultado 7Horainicio16:42:10Horafinal16:42:30tiempotranscurrido 20.0106599331</text:p>
          </table:table-cell>
          <table:table-cell/>
          <table:table-cell office:value-type="string" calcext:value-type="string">
            <text:p>(Cliente,Puerto) ('127.0.0.1', 38692) Dato recibido /|1043|147 Resultado 7Horainicio15:40:06Horafinal15:40:26tiempotranscurrido 20.0308799744</text:p>
          </table:table-cell>
        </table:table-row>
        <table:table-row table:style-name="ro1">
          <table:table-cell office:value-type="string" calcext:value-type="string">
            <text:p>(Cliente,Puerto) ('127.0.0.1', 33700) Dato recibido /|1043|147 Resultado 7Horainicio16:37:07Horafinal16:37:27tiempotranscurrido 20.0200030804</text:p>
          </table:table-cell>
          <table:table-cell table:number-columns-repeated="3"/>
          <table:table-cell office:value-type="string" calcext:value-type="string">
            <text:p>(Cliente,Puerto) ('127.0.0.1', 33914) Dato recibido /|1043|147 Resultado 7Horainicio16:38:57Horafinal16:39:17tiempotranscurrido 20.0039830208</text:p>
          </table:table-cell>
          <table:table-cell/>
          <table:table-cell office:value-type="string" calcext:value-type="string">
            <text:p>(Cliente,Puerto) ('127.0.0.1', 33472) Dato recibido /|1043|147 Resultado 7Horainicio16:42:10Horafinal16:42:30tiempotranscurrido 20.0175719261</text:p>
          </table:table-cell>
          <table:table-cell/>
          <table:table-cell office:value-type="string" calcext:value-type="string">
            <text:p>(Cliente,Puerto) ('127.0.0.1', 38600) Dato recibido /|1043|147 Resultado 7Horainicio15:40:06Horafinal15:40:26tiempotranscurrido 20.0198149681</text:p>
          </table:table-cell>
        </table:table-row>
        <table:table-row table:style-name="ro1">
          <table:table-cell office:value-type="string" calcext:value-type="string">
            <text:p>(Cliente,Puerto) ('127.0.0.1', 33710) Dato recibido /|1043|147 Resultado 7Horainicio16:37:07Horafinal16:37:27tiempotranscurrido 20.0189678669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(Cliente,Puerto) ('127.0.0.1', 33918) Dato recibido /|1043|147 Resultado 7Horainicio16:38:57Horafinal16:39:17tiempotranscurrido 20.0032129288</text:p>
          </table:table-cell>
          <table:table-cell/>
          <table:table-cell office:value-type="string" calcext:value-type="string">
            <text:p>(Cliente,Puerto) ('127.0.0.1', 33478) Dato recibido /|1043|147 Resultado 7Horainicio16:42:10Horafinal16:42:30tiempotranscurrido 20.0177378654</text:p>
          </table:table-cell>
          <table:table-cell/>
          <table:table-cell office:value-type="string" calcext:value-type="string">
            <text:p>(Cliente,Puerto) ('127.0.0.1', 38652) Dato recibido /|1043|147 Resultado 7Horainicio15:40:06Horafinal15:40:26tiempotranscurrido 20.0360000134</text:p>
          </table:table-cell>
        </table:table-row>
        <table:table-row table:style-name="ro1">
          <table:table-cell office:value-type="string" calcext:value-type="string">
            <text:p>(Cliente,Puerto) ('127.0.0.1', 33706) Dato recibido /|1043|147 Resultado 7Horainicio16:37:07Horafinal16:37:27tiempotranscurrido 20.0191779137</text:p>
          </table:table-cell>
          <table:table-cell table:number-columns-repeated="3"/>
          <table:table-cell office:value-type="string" calcext:value-type="string">
            <text:p>(Cliente,Puerto) ('127.0.0.1', 33904) Dato recibido /|1043|147 Resultado 7Horainicio16:38:57Horafinal16:39:17tiempotranscurrido 20.0059540272</text:p>
          </table:table-cell>
          <table:table-cell/>
          <table:table-cell office:value-type="string" calcext:value-type="string">
            <text:p>(Cliente,Puerto) ('127.0.0.1', 33476) Dato recibido /|1043|147 Resultado 7Horainicio16:42:10Horafinal16:42:30tiempotranscurrido 20.0181040764</text:p>
          </table:table-cell>
          <table:table-cell/>
          <table:table-cell office:value-type="string" calcext:value-type="string">
            <text:p>(Cliente,Puerto) ('127.0.0.1', 38700) Dato recibido /|1043|147 Resultado 7Horainicio15:40:06Horafinal15:40:26tiempotranscurrido 20.0325841904</text:p>
          </table:table-cell>
        </table:table-row>
        <table:table-row table:style-name="ro1">
          <table:table-cell office:value-type="string" calcext:value-type="string">
            <text:p>(Cliente,Puerto) ('127.0.0.1', 33702) Dato recibido /|1043|147 Resultado 7Horainicio16:37:07Horafinal16:37:27tiempotranscurrido 20.0199480057</text:p>
          </table:table-cell>
          <table:table-cell table:number-columns-repeated="3"/>
          <table:table-cell office:value-type="string" calcext:value-type="string">
            <text:p>(Cliente,Puerto) ('127.0.0.1', 33902) Dato recibido /|1043|147 Resultado 7Horainicio16:38:57Horafinal16:39:17tiempotranscurrido 20.0204870701</text:p>
          </table:table-cell>
          <table:table-cell/>
          <table:table-cell office:value-type="string" calcext:value-type="string">
            <text:p>(Cliente,Puerto) ('127.0.0.1', 33482) Dato recibido /|1043|147 Resultado 7Horainicio16:42:10Horafinal16:42:30tiempotranscurrido 20.0181460381</text:p>
          </table:table-cell>
          <table:table-cell/>
          <table:table-cell office:value-type="string" calcext:value-type="string">
            <text:p>(Cliente,Puerto) ('127.0.0.1', 38644) Dato recibido /|1043|147 Resultado 7Horainicio15:40:06Horafinal15:40:26tiempotranscurrido 20.0410649776</text:p>
          </table:table-cell>
        </table:table-row>
        <table:table-row table:style-name="ro1">
          <table:table-cell office:value-type="string" calcext:value-type="string">
            <text:p>(Cliente,Puerto) ('127.0.0.1', 33698) Dato recibido /|1043|147 Resultado 7Horainicio16:37:07Horafinal16:37:27tiempotranscurrido 20.0206539631</text:p>
          </table:table-cell>
          <table:table-cell table:number-columns-repeated="3"/>
          <table:table-cell office:value-type="string" calcext:value-type="string">
            <text:p>(Cliente,Puerto) ('127.0.0.1', 33908) Dato recibido /|1043|147 Resultado 7Horainicio16:38:57Horafinal16:39:17tiempotranscurrido 20.0200779438</text:p>
          </table:table-cell>
          <table:table-cell/>
          <table:table-cell office:value-type="string" calcext:value-type="string">
            <text:p>(Cliente,Puerto) ('127.0.0.1', 33474) Dato recibido /|1043|147 Resultado 7Horainicio16:42:10Horafinal16:42:30tiempotranscurrido 20.0197899342</text:p>
          </table:table-cell>
          <table:table-cell/>
          <table:table-cell office:value-type="string" calcext:value-type="string">
            <text:p>(Cliente,Puerto) ('127.0.0.1', 38650) Dato recibido /|1043|147 Resultado 7Horainicio15:40:06Horafinal15:40:26tiempotranscurrido 20.0427339077</text:p>
          </table:table-cell>
        </table:table-row>
        <table:table-row table:style-name="ro1">
          <table:table-cell office:value-type="string" calcext:value-type="string">
            <text:p>(Cliente,Puerto) ('127.0.0.1', 33708) Dato recibido /|1043|147 Resultado 7Horainicio16:37:07Horafinal16:37:27tiempotranscurrido 20.0189819336</text:p>
          </table:table-cell>
          <table:table-cell table:number-columns-repeated="3"/>
          <table:table-cell office:value-type="string" calcext:value-type="string">
            <text:p>(Cliente,Puerto) ('127.0.0.1', 33912) Dato recibido /|1043|147 Resultado 7Horainicio16:38:57Horafinal16:39:17tiempotranscurrido 20.019564867</text:p>
          </table:table-cell>
          <table:table-cell/>
          <table:table-cell office:value-type="string" calcext:value-type="string">
            <text:p>(Cliente,Puerto) ('127.0.0.1', 33470) Dato recibido /|1043|147 Resultado 7Horainicio16:42:10Horafinal16:42:30tiempotranscurrido 20.0204200745</text:p>
          </table:table-cell>
          <table:table-cell/>
          <table:table-cell office:value-type="string" calcext:value-type="string">
            <text:p>(Cliente,Puerto) ('127.0.0.1', 38614) Dato recibido /|1043|147 Resultado 7Horainicio15:40:06Horafinal15:40:26tiempotranscurrido 20.0223891735</text:p>
          </table:table-cell>
        </table:table-row>
        <table:table-row table:style-name="ro1">
          <table:table-cell office:value-type="string" calcext:value-type="string">
            <text:p>(Cliente,Puerto) ('127.0.0.1', 33712) Dato recibido /|1043|147 Resultado 7Horainicio16:37:07Horafinal16:37:27tiempotranscurrido 20.0180971622</text:p>
          </table:table-cell>
          <table:table-cell table:number-columns-repeated="3"/>
          <table:table-cell office:value-type="string" calcext:value-type="string">
            <text:p>(Cliente,Puerto) ('127.0.0.1', 33906) Dato recibido /|1043|147 Resultado 7Horainicio16:38:57Horafinal16:39:17tiempotranscurrido 20.0214149952</text:p>
          </table:table-cell>
          <table:table-cell/>
          <table:table-cell office:value-type="string" calcext:value-type="string">
            <text:p>(Cliente,Puerto) ('127.0.0.1', 33480) Dato recibido /|1043|147 Resultado 7Horainicio16:42:10Horafinal16:42:30tiempotranscurrido 20.0191538334</text:p>
          </table:table-cell>
          <table:table-cell/>
          <table:table-cell office:value-type="string" calcext:value-type="string">
            <text:p>(Cliente,Puerto) ('127.0.0.1', 38662) Dato recibido /|1043|147 Resultado 7Horainicio15:40:06Horafinal15:40:26tiempotranscurrido 20.0448567867</text:p>
          </table:table-cell>
        </table:table-row>
        <table:table-row table:style-name="ro1">
          <table:table-cell office:value-type="string" calcext:value-type="string">
            <text:p>(Cliente,Puerto) ('127.0.0.1', 33714) Dato recibido /|1043|147 Resultado 7Horainicio16:37:07Horafinal16:37:27tiempotranscurrido 20.0201079845</text:p>
          </table:table-cell>
          <table:table-cell table:number-columns-repeated="3"/>
          <table:table-cell office:value-type="string" calcext:value-type="string">
            <text:p>(Cliente,Puerto) ('127.0.0.1', 33922) Dato recibido /|1043|147 Resultado 7Horainicio16:38:57Horafinal16:39:17tiempotranscurrido 20.0196418762</text:p>
          </table:table-cell>
          <table:table-cell/>
          <table:table-cell office:value-type="string" calcext:value-type="string">
            <text:p>(Cliente,Puerto) ('127.0.0.1', 33486) Dato recibido /|1043|147 Resultado 7Horainicio16:42:10Horafinal16:42:30tiempotranscurrido 20.0206539631</text:p>
          </table:table-cell>
          <table:table-cell/>
          <table:table-cell office:value-type="string" calcext:value-type="string">
            <text:p>(Cliente,Puerto) ('127.0.0.1', 38688) Dato recibido /|1043|147 Resultado 7Horainicio15:40:06Horafinal15:40:26tiempotranscurrido 20.0350000858</text:p>
          </table:table-cell>
        </table:table-row>
        <table:table-row table:style-name="ro1">
          <table:table-cell office:value-type="string" calcext:value-type="string">
            <text:p>(Cliente,Puerto) ('127.0.0.1', 33716) Dato recibido /|1043|147 Resultado 7Horainicio16:37:07Horafinal16:37:27tiempotranscurrido 20.0202829838</text:p>
          </table:table-cell>
          <table:table-cell table:number-columns-repeated="3"/>
          <table:table-cell office:value-type="string" calcext:value-type="string">
            <text:p>(Cliente,Puerto) ('127.0.0.1', 33928) Dato recibido /|1043|147 Resultado 7Horainicio16:38:57Horafinal16:39:17tiempotranscurrido 20.018299818</text:p>
          </table:table-cell>
          <table:table-cell/>
          <table:table-cell office:value-type="string" calcext:value-type="string">
            <text:p>(Cliente,Puerto) ('127.0.0.1', 33498) Dato recibido /|1043|147 Resultado 7Horainicio16:42:10Horafinal16:42:30tiempotranscurrido 20.0184869766</text:p>
          </table:table-cell>
          <table:table-cell/>
          <table:table-cell office:value-type="string" calcext:value-type="string">
            <text:p>(Cliente,Puerto) ('127.0.0.1', 38606) Dato recibido /|1043|147 Resultado 7Horainicio15:40:06Horafinal15:40:26tiempotranscurrido 20.0193619728</text:p>
          </table:table-cell>
        </table:table-row>
        <table:table-row table:style-name="ro1">
          <table:table-cell office:value-type="string" calcext:value-type="string">
            <text:p>(Cliente,Puerto) ('127.0.0.1', 33732) Dato recibido /|1043|147 Resultado 7Horainicio16:37:07Horafinal16:37:27tiempotranscurrido 20.0164821148</text:p>
          </table:table-cell>
          <table:table-cell table:number-columns-repeated="3"/>
          <table:table-cell office:value-type="string" calcext:value-type="string">
            <text:p>(Cliente,Puerto) ('127.0.0.1', 33926) Dato recibido /|1043|147 Resultado 7Horainicio16:38:57Horafinal16:39:17tiempotranscurrido 20.0190210342</text:p>
          </table:table-cell>
          <table:table-cell/>
          <table:table-cell office:value-type="string" calcext:value-type="string">
            <text:p>(Cliente,Puerto) ('127.0.0.1', 33484) Dato recibido /|1043|147 Resultado 7Horainicio16:42:10Horafinal16:42:30tiempotranscurrido 20.0175819397</text:p>
          </table:table-cell>
          <table:table-cell/>
          <table:table-cell office:value-type="string" calcext:value-type="string">
            <text:p>(Cliente,Puerto) ('127.0.0.1', 38658) Dato recibido /|1043|147 Resultado 7Horainicio15:40:06Horafinal15:40:26tiempotranscurrido 20.0490648746</text:p>
          </table:table-cell>
        </table:table-row>
        <table:table-row table:style-name="ro1">
          <table:table-cell office:value-type="string" calcext:value-type="string">
            <text:p>(Cliente,Puerto) ('127.0.0.1', 33720) Dato recibido /|1043|147 Resultado 7Horainicio16:37:07Horafinal16:37:27tiempotranscurrido 20.0201170444</text:p>
          </table:table-cell>
          <table:table-cell table:number-columns-repeated="3"/>
          <table:table-cell office:value-type="string" calcext:value-type="string">
            <text:p>(Cliente,Puerto) ('127.0.0.1', 33930) Dato recibido /|1043|147 Resultado 7Horainicio16:38:57Horafinal16:39:17tiempotranscurrido 20.0182991028</text:p>
          </table:table-cell>
          <table:table-cell/>
          <table:table-cell office:value-type="string" calcext:value-type="string">
            <text:p>(Cliente,Puerto) ('127.0.0.1', 33492) Dato recibido /|1043|147 Resultado 7Horainicio16:42:10Horafinal16:42:30tiempotranscurrido 20.0197629929</text:p>
          </table:table-cell>
          <table:table-cell/>
          <table:table-cell office:value-type="string" calcext:value-type="string">
            <text:p>(Cliente,Puerto) ('127.0.0.1', 38670) Dato recibido /|1043|147 Resultado 7Horainicio15:40:06Horafinal15:40:26tiempotranscurrido 20.0386481285</text:p>
          </table:table-cell>
        </table:table-row>
        <table:table-row table:style-name="ro1">
          <table:table-cell office:value-type="string" calcext:value-type="string">
            <text:p>(Cliente,Puerto) ('127.0.0.1', 33728) Dato recibido /|1043|147 Resultado 7Horainicio16:37:07Horafinal16:37:27tiempotranscurrido 20.017398119</text:p>
          </table:table-cell>
          <table:table-cell table:number-columns-repeated="3"/>
          <table:table-cell office:value-type="string" calcext:value-type="string">
            <text:p>(Cliente,Puerto) ('127.0.0.1', 33932) Dato recibido /|1043|147 Resultado 7Horainicio16:38:57Horafinal16:39:17tiempotranscurrido 20.018032074</text:p>
          </table:table-cell>
          <table:table-cell/>
          <table:table-cell office:value-type="string" calcext:value-type="string">
            <text:p>(Cliente,Puerto) ('127.0.0.1', 33494) Dato recibido /|1043|147 Resultado 7Horainicio16:42:10Horafinal16:42:30tiempotranscurrido 20.0194711685</text:p>
          </table:table-cell>
          <table:table-cell/>
          <table:table-cell office:value-type="string" calcext:value-type="string">
            <text:p>(Cliente,Puerto) ('127.0.0.1', 38678) Dato recibido /|1043|147 Resultado 7Horainicio15:40:06Horafinal15:40:26tiempotranscurrido 20.0348670483</text:p>
          </table:table-cell>
        </table:table-row>
        <table:table-row table:style-name="ro1">
          <table:table-cell office:value-type="string" calcext:value-type="string">
            <text:p>(Cliente,Puerto) ('127.0.0.1', 33726) Dato recibido /|1043|147 Resultado 7Horainicio16:37:07Horafinal16:37:27tiempotranscurrido 20.0181732178</text:p>
          </table:table-cell>
          <table:table-cell table:number-columns-repeated="3"/>
          <table:table-cell office:value-type="string" calcext:value-type="string">
            <text:p>(Cliente,Puerto) ('127.0.0.1', 33924) Dato recibido /|1043|147 Resultado 7Horainicio16:38:57Horafinal16:39:17tiempotranscurrido 20.0197298527</text:p>
          </table:table-cell>
          <table:table-cell/>
          <table:table-cell office:value-type="string" calcext:value-type="string">
            <text:p>(Cliente,Puerto) ('127.0.0.1', 33500) Dato recibido /|1043|147 Resultado 7Horainicio16:42:10Horafinal16:42:30tiempotranscurrido 20.0184020996</text:p>
          </table:table-cell>
          <table:table-cell/>
          <table:table-cell office:value-type="string" calcext:value-type="string">
            <text:p>(Cliente,Puerto) ('127.0.0.1', 38664) Dato recibido /|1043|147 Resultado 7Horainicio15:40:06Horafinal15:40:26tiempotranscurrido 20.0297720432</text:p>
          </table:table-cell>
        </table:table-row>
        <table:table-row table:style-name="ro1">
          <table:table-cell office:value-type="string" calcext:value-type="string">
            <text:p>(Cliente,Puerto) ('127.0.0.1', 33718) Dato recibido /|1043|147 Resultado 7Horainicio16:37:07Horafinal16:37:27tiempotranscurrido 20.0206861496</text:p>
          </table:table-cell>
          <table:table-cell table:number-columns-repeated="3"/>
          <table:table-cell office:value-type="string" calcext:value-type="string">
            <text:p>(Cliente,Puerto) ('127.0.0.1', 33934) Dato recibido /|1043|147 Resultado 7Horainicio16:38:57Horafinal16:39:17tiempotranscurrido 20.0180881023</text:p>
          </table:table-cell>
          <table:table-cell/>
          <table:table-cell office:value-type="string" calcext:value-type="string">
            <text:p>(Cliente,Puerto) ('127.0.0.1', 33504) Dato recibido /|1043|147 Resultado 7Horainicio16:42:10Horafinal16:42:30tiempotranscurrido 20.0173988342</text:p>
          </table:table-cell>
          <table:table-cell/>
          <table:table-cell office:value-type="string" calcext:value-type="string">
            <text:p>(Cliente,Puerto) ('127.0.0.1', 38608) Dato recibido /|1043|147 Resultado 7Horainicio15:40:06Horafinal15:40:26tiempotranscurrido 20.0258648396</text:p>
          </table:table-cell>
        </table:table-row>
        <table:table-row table:style-name="ro1">
          <table:table-cell office:value-type="string" calcext:value-type="string">
            <text:p>(Cliente,Puerto) ('127.0.0.1', 33722) Dato recibido /|1043|147 Resultado 7Horainicio16:37:07Horafinal16:37:27tiempotranscurrido 20.0200719833</text:p>
          </table:table-cell>
          <table:table-cell table:number-columns-repeated="3"/>
          <table:table-cell office:value-type="string" calcext:value-type="string">
            <text:p>(Cliente,Puerto) ('127.0.0.1', 33920) Dato recibido /|1043|147 Resultado 7Horainicio16:38:57Horafinal16:39:17tiempotranscurrido 20.0223078728</text:p>
          </table:table-cell>
          <table:table-cell/>
          <table:table-cell office:value-type="string" calcext:value-type="string">
            <text:p>(Cliente,Puerto) ('127.0.0.1', 33496) Dato recibido /|1043|147 Resultado 7Horainicio16:42:10Horafinal16:42:30tiempotranscurrido 20.0193388462</text:p>
          </table:table-cell>
          <table:table-cell/>
          <table:table-cell office:value-type="string" calcext:value-type="string">
            <text:p>(Cliente,Puerto) ('127.0.0.1', 38660) Dato recibido /|1043|147 Resultado 7Horainicio15:40:06Horafinal15:40:26tiempotranscurrido 20.0477190018</text:p>
          </table:table-cell>
        </table:table-row>
        <table:table-row table:style-name="ro1">
          <table:table-cell office:value-type="string" calcext:value-type="string">
            <text:p>(Cliente,Puerto) ('127.0.0.1', 33724) Dato recibido /|1043|147 Resultado 7Horainicio16:37:07Horafinal16:37:27tiempotranscurrido 20.0207419395</text:p>
          </table:table-cell>
          <table:table-cell table:number-columns-repeated="3"/>
          <table:table-cell office:value-type="string" calcext:value-type="string">
            <text:p>(Cliente,Puerto) ('127.0.0.1', 33944) Dato recibido /|1043|147 Resultado 7Horainicio16:38:57Horafinal16:39:17tiempotranscurrido 20.0176360607</text:p>
          </table:table-cell>
          <table:table-cell/>
          <table:table-cell office:value-type="string" calcext:value-type="string">
            <text:p>(Cliente,Puerto) ('127.0.0.1', 33488) Dato recibido /|1043|147 Resultado 7Horainicio16:42:10Horafinal16:42:30tiempotranscurrido 20.0211679935</text:p>
          </table:table-cell>
          <table:table-cell/>
          <table:table-cell office:value-type="string" calcext:value-type="string">
            <text:p>(Cliente,Puerto) ('127.0.0.1', 38610) Dato recibido /|1043|147 Resultado 7Horainicio15:40:06Horafinal15:40:26tiempotranscurrido 20.0251450539</text:p>
          </table:table-cell>
        </table:table-row>
        <table:table-row table:style-name="ro1">
          <table:table-cell office:value-type="string" calcext:value-type="string">
            <text:p>(Cliente,Puerto) ('127.0.0.1', 33734) Dato recibido /|1043|147 Resultado 7Horainicio16:37:07Horafinal16:37:27tiempotranscurrido 20.0198888779</text:p>
          </table:table-cell>
          <table:table-cell table:number-columns-repeated="3"/>
          <table:table-cell office:value-type="string" calcext:value-type="string">
            <text:p>(Cliente,Puerto) ('127.0.0.1', 33946) Dato recibido /|1043|147 Resultado 7Horainicio16:38:57Horafinal16:39:17tiempotranscurrido 20.0176780224</text:p>
          </table:table-cell>
          <table:table-cell/>
          <table:table-cell office:value-type="string" calcext:value-type="string">
            <text:p>(Cliente,Puerto) ('127.0.0.1', 33510) Dato recibido /|1043|147 Resultado 7Horainicio16:42:10Horafinal16:42:30tiempotranscurrido 20.0180270672</text:p>
          </table:table-cell>
          <table:table-cell/>
          <table:table-cell office:value-type="string" calcext:value-type="string">
            <text:p>(Cliente,Puerto) ('127.0.0.1', 38666) Dato recibido /|1043|147 Resultado 7Horainicio15:40:06Horafinal15:40:26tiempotranscurrido 20.0357809067</text:p>
          </table:table-cell>
        </table:table-row>
        <table:table-row table:style-name="ro1">
          <table:table-cell office:value-type="string" calcext:value-type="string">
            <text:p>(Cliente,Puerto) ('127.0.0.1', 33736) Dato recibido /|1043|147 Resultado 7Horainicio16:37:07Horafinal16:37:27tiempotranscurrido 20.0204138756</text:p>
          </table:table-cell>
          <table:table-cell table:number-columns-repeated="3"/>
          <table:table-cell office:value-type="string" calcext:value-type="string">
            <text:p>(Cliente,Puerto) ('127.0.0.1', 33936) Dato recibido /|1043|147 Resultado 7Horainicio16:38:57Horafinal16:39:17tiempotranscurrido 20.020236969</text:p>
          </table:table-cell>
          <table:table-cell/>
          <table:table-cell office:value-type="string" calcext:value-type="string">
            <text:p>(Cliente,Puerto) ('127.0.0.1', 33512) Dato recibido /|1043|147 Resultado 7Horainicio16:42:10Horafinal16:42:30tiempotranscurrido 20.0182209015</text:p>
          </table:table-cell>
          <table:table-cell/>
          <table:table-cell office:value-type="string" calcext:value-type="string">
            <text:p>(Cliente,Puerto) ('127.0.0.1', 38598) Dato recibido /|1043|147 Resultado 7Horainicio15:40:06Horafinal15:40:26tiempotranscurrido 20.0211210251</text:p>
          </table:table-cell>
        </table:table-row>
        <table:table-row table:style-name="ro1">
          <table:table-cell office:value-type="string" calcext:value-type="string">
            <text:p>(Cliente,Puerto) ('127.0.0.1', 33740) Dato recibido /|1043|147 Resultado 7Horainicio16:37:07Horafinal16:37:27tiempotranscurrido 20.0195529461</text:p>
          </table:table-cell>
          <table:table-cell table:number-columns-repeated="3"/>
          <table:table-cell office:value-type="string" calcext:value-type="string">
            <text:p>(Cliente,Puerto) ('127.0.0.1', 33938) Dato recibido /|1043|147 Resultado 7Horainicio16:38:57Horafinal16:39:17tiempotranscurrido 20.0200378895</text:p>
          </table:table-cell>
          <table:table-cell/>
          <table:table-cell office:value-type="string" calcext:value-type="string">
            <text:p>(Cliente,Puerto) ('127.0.0.1', 33506) Dato recibido /|1043|147 Resultado 7Horainicio16:42:10Horafinal16:42:30tiempotranscurrido 20.0213220119</text:p>
          </table:table-cell>
          <table:table-cell/>
          <table:table-cell office:value-type="string" calcext:value-type="string">
            <text:p>(Cliente,Puerto) ('127.0.0.1', 38668) Dato recibido /|1043|147 Resultado 7Horainicio15:40:06Horafinal15:40:26tiempotranscurrido 20.0345270634</text:p>
          </table:table-cell>
        </table:table-row>
        <table:table-row table:style-name="ro1">
          <table:table-cell office:value-type="string" calcext:value-type="string">
            <text:p>(Cliente,Puerto) ('127.0.0.1', 33746) Dato recibido /|1043|147 Resultado 7Horainicio16:37:07Horafinal16:37:27tiempotranscurrido 20.0185828209</text:p>
          </table:table-cell>
          <table:table-cell table:number-columns-repeated="3"/>
          <table:table-cell office:value-type="string" calcext:value-type="string">
            <text:p>(Cliente,Puerto) ('127.0.0.1', 33940) Dato recibido /|1043|147 Resultado 7Horainicio16:38:57Horafinal16:39:17tiempotranscurrido 20.0194029808</text:p>
          </table:table-cell>
          <table:table-cell/>
          <table:table-cell office:value-type="string" calcext:value-type="string">
            <text:p>(Cliente,Puerto) ('127.0.0.1', 33508) Dato recibido /|1043|147 Resultado 7Horainicio16:42:10Horafinal16:42:30tiempotranscurrido 20.0198178291</text:p>
          </table:table-cell>
          <table:table-cell/>
          <table:table-cell office:value-type="string" calcext:value-type="string">
            <text:p>(Cliente,Puerto) ('127.0.0.1', 38616) Dato recibido /|1043|147 Resultado 7Horainicio15:40:06Horafinal15:40:26tiempotranscurrido 20.0366511345</text:p>
          </table:table-cell>
        </table:table-row>
        <table:table-row table:style-name="ro1">
          <table:table-cell office:value-type="string" calcext:value-type="string">
            <text:p>(Cliente,Puerto) ('127.0.0.1', 33748) Dato recibido /|1043|147 Resultado 7Horainicio16:37:07Horafinal16:37:27tiempotranscurrido 20.0181069374</text:p>
          </table:table-cell>
          <table:table-cell table:number-columns-repeated="3"/>
          <table:table-cell office:value-type="string" calcext:value-type="string">
            <text:p>(Cliente,Puerto) ('127.0.0.1', 33948) Dato recibido /|1043|147 Resultado 7Horainicio16:38:57Horafinal16:39:17tiempotranscurrido 20.0182490349</text:p>
          </table:table-cell>
          <table:table-cell/>
          <table:table-cell office:value-type="string" calcext:value-type="string">
            <text:p>(Cliente,Puerto) ('127.0.0.1', 33518) Dato recibido /|1043|147 Resultado 7Horainicio16:42:10Horafinal16:42:30tiempotranscurrido 20.0194890499</text:p>
          </table:table-cell>
          <table:table-cell/>
          <table:table-cell office:value-type="string" calcext:value-type="string">
            <text:p>(Cliente,Puerto) ('127.0.0.1', 38686) Dato recibido /|1043|147 Resultado 7Horainicio15:40:06Horafinal15:40:26tiempotranscurrido 20.0314090252</text:p>
          </table:table-cell>
        </table:table-row>
        <table:table-row table:style-name="ro1">
          <table:table-cell office:value-type="string" calcext:value-type="string">
            <text:p>(Cliente,Puerto) ('127.0.0.1', 33742) Dato recibido /|1043|147 Resultado 7Horainicio16:37:07Horafinal16:37:27tiempotranscurrido 20.0194528103</text:p>
          </table:table-cell>
          <table:table-cell table:number-columns-repeated="3"/>
          <table:table-cell office:value-type="string" calcext:value-type="string">
            <text:p>(Cliente,Puerto) ('127.0.0.1', 33942) Dato recibido /|1043|147 Resultado 7Horainicio16:38:57Horafinal16:39:17tiempotranscurrido 20.0193450451</text:p>
          </table:table-cell>
          <table:table-cell/>
          <table:table-cell office:value-type="string" calcext:value-type="string">
            <text:p>(Cliente,Puerto) ('127.0.0.1', 33528) Dato recibido /|1043|147 Resultado 7Horainicio16:42:10Horafinal16:42:30tiempotranscurrido 20.0175728798</text:p>
          </table:table-cell>
          <table:table-cell/>
          <table:table-cell office:value-type="string" calcext:value-type="string">
            <text:p>(Cliente,Puerto) ('127.0.0.1', 38674) Dato recibido /|1043|147 Resultado 7Horainicio15:40:06Horafinal15:40:26tiempotranscurrido 20.0239200592</text:p>
          </table:table-cell>
        </table:table-row>
        <table:table-row table:style-name="ro1">
          <table:table-cell office:value-type="string" calcext:value-type="string">
            <text:p>(Cliente,Puerto) ('127.0.0.1', 33744) Dato recibido /|1043|147 Resultado 7Horainicio16:37:07Horafinal16:37:27tiempotranscurrido 20.0191819668</text:p>
          </table:table-cell>
          <table:table-cell table:number-columns-repeated="3"/>
          <table:table-cell office:value-type="string" calcext:value-type="string">
            <text:p>(Cliente,Puerto) ('127.0.0.1', 33958) Dato recibido /|1043|147 Resultado 7Horainicio16:38:57Horafinal16:39:17tiempotranscurrido 20.0178148746</text:p>
          </table:table-cell>
          <table:table-cell/>
          <table:table-cell office:value-type="string" calcext:value-type="string">
            <text:p>(Cliente,Puerto) ('127.0.0.1', 33526) Dato recibido /|1043|147 Resultado 7Horainicio16:42:10Horafinal16:42:30tiempotranscurrido 20.0191018581</text:p>
          </table:table-cell>
          <table:table-cell/>
          <table:table-cell office:value-type="string" calcext:value-type="string">
            <text:p>(Cliente,Puerto) ('127.0.0.1', 38604) Dato recibido /|1043|147 Resultado 7Horainicio15:40:06Horafinal15:40:26tiempotranscurrido 20.0439059734</text:p>
          </table:table-cell>
        </table:table-row>
        <table:table-row table:style-name="ro1">
          <table:table-cell office:value-type="string" calcext:value-type="string">
            <text:p>(Cliente,Puerto) ('127.0.0.1', 33738) Dato recibido /|1043|147 Resultado 7Horainicio16:37:07Horafinal16:37:27tiempotranscurrido 20.0218698978</text:p>
          </table:table-cell>
          <table:table-cell table:number-columns-repeated="3"/>
          <table:table-cell office:value-type="string" calcext:value-type="string">
            <text:p>(Cliente,Puerto) ('127.0.0.1', 33960) Dato recibido /|1043|147 Resultado 7Horainicio16:38:57Horafinal16:39:17tiempotranscurrido 20.0177397728</text:p>
          </table:table-cell>
          <table:table-cell/>
          <table:table-cell office:value-type="string" calcext:value-type="string">
            <text:p>(Cliente,Puerto) ('127.0.0.1', 33524) Dato recibido /|1043|147 Resultado 7Horainicio16:42:10Horafinal16:42:30tiempotranscurrido 20.0198779106</text:p>
          </table:table-cell>
          <table:table-cell/>
          <table:table-cell office:value-type="string" calcext:value-type="string">
            <text:p>(Cliente,Puerto) ('127.0.0.1', 38676) Dato recibido /|1043|147 Resultado 7Horainicio15:40:06Horafinal15:40:26tiempotranscurrido 20.0295689106</text:p>
          </table:table-cell>
        </table:table-row>
        <table:table-row table:style-name="ro1">
          <table:table-cell office:value-type="string" calcext:value-type="string">
            <text:p>(Cliente,Puerto) ('127.0.0.1', 33750) Dato recibido /|1043|147 Resultado 7Horainicio16:37:07Horafinal16:37:27tiempotranscurrido 20.020250082</text:p>
          </table:table-cell>
          <table:table-cell table:number-columns-repeated="3"/>
          <table:table-cell office:value-type="string" calcext:value-type="string">
            <text:p>(Cliente,Puerto) ('127.0.0.1', 33950) Dato recibido /|1043|147 Resultado 7Horainicio16:38:57Horafinal16:39:17tiempotranscurrido 20.0221030712</text:p>
          </table:table-cell>
          <table:table-cell/>
          <table:table-cell office:value-type="string" calcext:value-type="string">
            <text:p>(Cliente,Puerto) ('127.0.0.1', 33516) Dato recibido /|1043|147 Resultado 7Horainicio16:42:10Horafinal16:42:30tiempotranscurrido 20.0225298405</text:p>
          </table:table-cell>
          <table:table-cell/>
          <table:table-cell office:value-type="string" calcext:value-type="string">
            <text:p>(Cliente,Puerto) ('127.0.0.1', 38618) Dato recibido /|1043|147 Resultado 7Horainicio15:40:06Horafinal15:40:26tiempotranscurrido 20.0220031738</text:p>
          </table:table-cell>
        </table:table-row>
        <table:table-row table:style-name="ro1">
          <table:table-cell office:value-type="string" calcext:value-type="string">
            <text:p>(Cliente,Puerto) ('127.0.0.1', 33756) Dato recibido /|1043|147 Resultado 7Horainicio16:37:07Horafinal16:37:27tiempotranscurrido 20.0194950104</text:p>
          </table:table-cell>
          <table:table-cell table:number-columns-repeated="3"/>
          <table:table-cell office:value-type="string" calcext:value-type="string">
            <text:p>(Cliente,Puerto) ('127.0.0.1', 33968) Dato recibido /|1043|147 Resultado 7Horainicio16:38:57Horafinal16:39:17tiempotranscurrido 20.0196151733</text:p>
          </table:table-cell>
          <table:table-cell/>
          <table:table-cell office:value-type="string" calcext:value-type="string">
            <text:p>(Cliente,Puerto) ('127.0.0.1', 33522) Dato recibido /|1043|147 Resultado 7Horainicio16:42:10Horafinal16:42:30tiempotranscurrido 20.0208599567</text:p>
          </table:table-cell>
          <table:table-cell/>
          <table:table-cell office:value-type="string" calcext:value-type="string">
            <text:p>(Cliente,Puerto) ('127.0.0.1', 38654) Dato recibido /|1043|147 Resultado 7Horainicio15:40:06Horafinal15:40:26tiempotranscurrido 20.0230128765</text:p>
          </table:table-cell>
        </table:table-row>
        <table:table-row table:style-name="ro1">
          <table:table-cell office:value-type="string" calcext:value-type="string">
            <text:p>(Cliente,Puerto) ('127.0.0.1', 33760) Dato recibido /|1043|147 Resultado 7Horainicio16:37:07Horafinal16:37:27tiempotranscurrido 20.0180180073</text:p>
          </table:table-cell>
          <table:table-cell table:number-columns-repeated="3"/>
          <table:table-cell office:value-type="string" calcext:value-type="string">
            <text:p>(Cliente,Puerto) ('127.0.0.1', 33962) Dato recibido /|1043|147 Resultado 7Horainicio16:38:57Horafinal16:39:17tiempotranscurrido 20.0203750134</text:p>
          </table:table-cell>
          <table:table-cell/>
          <table:table-cell office:value-type="string" calcext:value-type="string">
            <text:p>(Cliente,Puerto) ('127.0.0.1', 33514) Dato recibido /|1043|147 Resultado 7Horainicio16:42:10Horafinal16:42:30tiempotranscurrido 20.0232110023</text:p>
          </table:table-cell>
          <table:table-cell/>
          <table:table-cell office:value-type="string" calcext:value-type="string">
            <text:p>(Cliente,Puerto) ('127.0.0.1', 38672) Dato recibido /|1043|147 Resultado 7Horainicio15:40:06Horafinal15:40:26tiempotranscurrido 20.0429301262</text:p>
          </table:table-cell>
        </table:table-row>
        <table:table-row table:style-name="ro1">
          <table:table-cell office:value-type="string" calcext:value-type="string">
            <text:p>(Cliente,Puerto) ('127.0.0.1', 33730) Dato recibido /|1043|147 Resultado 7Horainicio16:37:07Horafinal16:37:27tiempotranscurrido 20.028979063</text:p>
          </table:table-cell>
          <table:table-cell table:number-columns-repeated="3"/>
          <table:table-cell office:value-type="string" calcext:value-type="string">
            <text:p>(Cliente,Puerto) ('127.0.0.1', 33956) Dato recibido /|1043|147 Resultado 7Horainicio16:38:57Horafinal16:39:17tiempotranscurrido 20.0226559639</text:p>
          </table:table-cell>
          <table:table-cell/>
          <table:table-cell office:value-type="string" calcext:value-type="string">
            <text:p>(Cliente,Puerto) ('127.0.0.1', 33536) Dato recibido /|1043|147 Resultado 7Horainicio16:42:10Horafinal16:42:30tiempotranscurrido 20.0194950104</text:p>
          </table:table-cell>
          <table:table-cell/>
          <table:table-cell office:value-type="string" calcext:value-type="string">
            <text:p>(Cliente,Puerto) ('127.0.0.1', 38620) Dato recibido /|1043|147 Resultado 7Horainicio15:40:06Horafinal15:40:26tiempotranscurrido 20.0300159454</text:p>
          </table:table-cell>
        </table:table-row>
        <table:table-row table:style-name="ro1">
          <table:table-cell office:value-type="string" calcext:value-type="string">
            <text:p>(Cliente,Puerto) ('127.0.0.1', 33758) Dato recibido /|1043|147 Resultado 7Horainicio16:37:07Horafinal16:37:27tiempotranscurrido 20.0187859535</text:p>
          </table:table-cell>
          <table:table-cell table:number-columns-repeated="3"/>
          <table:table-cell office:value-type="string" calcext:value-type="string">
            <text:p>(Cliente,Puerto) ('127.0.0.1', 33952) Dato recibido /|1043|147 Resultado 7Horainicio16:38:57Horafinal16:39:17tiempotranscurrido 20.0237309933</text:p>
          </table:table-cell>
          <table:table-cell/>
          <table:table-cell office:value-type="string" calcext:value-type="string">
            <text:p>(Cliente,Puerto) ('127.0.0.1', 33540) Dato recibido /|1043|147 Resultado 7Horainicio16:42:10Horafinal16:42:30tiempotranscurrido 20.0190169811</text:p>
          </table:table-cell>
          <table:table-cell/>
          <table:table-cell office:value-type="string" calcext:value-type="string">
            <text:p>(Cliente,Puerto) ('127.0.0.1', 38694) Dato recibido /|1043|147 Resultado 7Horainicio15:40:06Horafinal15:40:26tiempotranscurrido 20.0377910137</text:p>
          </table:table-cell>
        </table:table-row>
        <table:table-row table:style-name="ro1">
          <table:table-cell office:value-type="string" calcext:value-type="string">
            <text:p>(Cliente,Puerto) ('127.0.0.1', 33752) Dato recibido /|1043|147 Resultado 7Horainicio16:37:07Horafinal16:37:27tiempotranscurrido 20.0210850239</text:p>
          </table:table-cell>
          <table:table-cell table:number-columns-repeated="3"/>
          <table:table-cell office:value-type="string" calcext:value-type="string">
            <text:p>(Cliente,Puerto) ('127.0.0.1', 33954) Dato recibido /|1043|147 Resultado 7Horainicio16:38:57Horafinal16:39:17tiempotranscurrido 20.0228919983</text:p>
          </table:table-cell>
          <table:table-cell/>
          <table:table-cell office:value-type="string" calcext:value-type="string">
            <text:p>(Cliente,Puerto) ('127.0.0.1', 33538) Dato recibido /|1043|147 Resultado 7Horainicio16:42:10Horafinal16:42:30tiempotranscurrido 20.0194621086</text:p>
          </table:table-cell>
          <table:table-cell/>
          <table:table-cell office:value-type="string" calcext:value-type="string">
            <text:p>(Cliente,Puerto) ('127.0.0.1', 38632) Dato recibido /|1043|147 Resultado 7Horainicio15:40:06Horafinal15:40:26tiempotranscurrido 20.0223088264</text:p>
          </table:table-cell>
        </table:table-row>
        <table:table-row table:style-name="ro1">
          <table:table-cell office:value-type="string" calcext:value-type="string">
            <text:p>(Cliente,Puerto) ('127.0.0.1', 33762) Dato recibido /|1043|147 Resultado 7Horainicio16:37:07Horafinal16:37:27tiempotranscurrido 20.0175740719</text:p>
          </table:table-cell>
          <table:table-cell table:number-columns-repeated="3"/>
          <table:table-cell office:value-type="string" calcext:value-type="string">
            <text:p>(Cliente,Puerto) ('127.0.0.1', 33980) Dato recibido /|1043|147 Resultado 7Horainicio16:38:57Horafinal16:39:17tiempotranscurrido 20.0178501606</text:p>
          </table:table-cell>
          <table:table-cell/>
          <table:table-cell office:value-type="string" calcext:value-type="string">
            <text:p>(Cliente,Puerto) ('127.0.0.1', 33530) Dato recibido /|1043|147 Resultado 7Horainicio16:42:10Horafinal16:42:30tiempotranscurrido 20.0213189125</text:p>
          </table:table-cell>
          <table:table-cell/>
          <table:table-cell office:value-type="string" calcext:value-type="string">
            <text:p>(Cliente,Puerto) ('127.0.0.1', 38698) Dato recibido /|1043|147 Resultado 7Horainicio15:40:06Horafinal15:40:26tiempotranscurrido 20.0241780281</text:p>
          </table:table-cell>
        </table:table-row>
        <table:table-row table:style-name="ro1">
          <table:table-cell office:value-type="string" calcext:value-type="string">
            <text:p>(Cliente,Puerto) ('127.0.0.1', 33754) Dato recibido /|1043|147 Resultado 7Horainicio16:37:07Horafinal16:37:27tiempotranscurrido 20.0208640099</text:p>
          </table:table-cell>
          <table:table-cell table:number-columns-repeated="3"/>
          <table:table-cell office:value-type="string" calcext:value-type="string">
            <text:p>(Cliente,Puerto) ('127.0.0.1', 33978) Dato recibido /|1043|147 Resultado 7Horainicio16:38:57Horafinal16:39:17tiempotranscurrido 20.019026041</text:p>
          </table:table-cell>
          <table:table-cell/>
          <table:table-cell office:value-type="string" calcext:value-type="string">
            <text:p>(Cliente,Puerto) ('127.0.0.1', 33542) Dato recibido /|1043|147 Resultado 7Horainicio16:42:10Horafinal16:42:30tiempotranscurrido 20.0198309422</text:p>
          </table:table-cell>
          <table:table-cell/>
          <table:table-cell office:value-type="string" calcext:value-type="string">
            <text:p>(Cliente,Puerto) ('127.0.0.1', 38630) Dato recibido /|1043|147 Resultado 7Horainicio15:40:06Horafinal15:40:26tiempotranscurrido 20.0224571228</text:p>
          </table:table-cell>
        </table:table-row>
        <table:table-row table:style-name="ro1">
          <table:table-cell office:value-type="string" calcext:value-type="string">
            <text:p>(Cliente,Puerto) ('127.0.0.1', 33764) Dato recibido /|1043|147 Resultado 7Horainicio16:37:07Horafinal16:37:27tiempotranscurrido 20.0173828602</text:p>
          </table:table-cell>
          <table:table-cell table:number-columns-repeated="3"/>
          <table:table-cell office:value-type="string" calcext:value-type="string">
            <text:p>(Cliente,Puerto) ('127.0.0.1', 33972) Dato recibido /|1043|147 Resultado 7Horainicio16:38:57Horafinal16:39:17tiempotranscurrido 20.0211250782</text:p>
          </table:table-cell>
          <table:table-cell/>
          <table:table-cell office:value-type="string" calcext:value-type="string">
            <text:p>(Cliente,Puerto) ('127.0.0.1', 33532) Dato recibido /|1043|147 Resultado 7Horainicio16:42:10Horafinal16:42:30tiempotranscurrido 20.0218000412</text:p>
          </table:table-cell>
          <table:table-cell/>
          <table:table-cell office:value-type="string" calcext:value-type="string">
            <text:p>(Cliente,Puerto) ('127.0.0.1', 38656) Dato recibido /|1043|147 Resultado 7Horainicio15:40:06Horafinal15:40:26tiempotranscurrido 20.0301938057</text:p>
          </table:table-cell>
        </table:table-row>
        <table:table-row table:style-name="ro1">
          <table:table-cell office:value-type="string" calcext:value-type="string">
            <text:p>(Cliente,Puerto) ('127.0.0.1', 33772) Dato recibido /|1043|147 Resultado 7Horainicio16:37:07Horafinal16:37:27tiempotranscurrido 20.018928051</text:p>
          </table:table-cell>
          <table:table-cell table:number-columns-repeated="3"/>
          <table:table-cell office:value-type="string" calcext:value-type="string">
            <text:p>(Cliente,Puerto) ('127.0.0.1', 33964) Dato recibido /|1043|147 Resultado 7Horainicio16:38:57Horafinal16:39:17tiempotranscurrido 20.0225460529</text:p>
          </table:table-cell>
          <table:table-cell/>
          <table:table-cell office:value-type="string" calcext:value-type="string">
            <text:p>(Cliente,Puerto) ('127.0.0.1', 33550) Dato recibido /|1043|147 Resultado 7Horainicio16:42:10Horafinal16:42:30tiempotranscurrido 20.0184750557</text:p>
          </table:table-cell>
          <table:table-cell/>
          <table:table-cell office:value-type="string" calcext:value-type="string">
            <text:p>(Cliente,Puerto) ('127.0.0.1', 38722) Dato recibido /|1043|147 Resultado 7Horainicio15:40:06Horafinal15:40:26tiempotranscurrido 20.027755022</text:p>
          </table:table-cell>
        </table:table-row>
        <table:table-row table:style-name="ro1">
          <table:table-cell office:value-type="string" calcext:value-type="string">
            <text:p>(Cliente,Puerto) ('127.0.0.1', 33766) Dato recibido /|1043|147 Resultado 7Horainicio16:37:07Horafinal16:37:27tiempotranscurrido 20.0203130245</text:p>
          </table:table-cell>
          <table:table-cell table:number-columns-repeated="3"/>
          <table:table-cell office:value-type="string" calcext:value-type="string">
            <text:p>(Cliente,Puerto) ('127.0.0.1', 33974) Dato recibido /|1043|147 Resultado 7Horainicio16:38:57Horafinal16:39:17tiempotranscurrido 20.0208120346</text:p>
          </table:table-cell>
          <table:table-cell/>
          <table:table-cell office:value-type="string" calcext:value-type="string">
            <text:p>(Cliente,Puerto) ('127.0.0.1', 33548) Dato recibido /|1043|147 Resultado 7Horainicio16:42:10Horafinal16:42:30tiempotranscurrido 20.0189909935</text:p>
          </table:table-cell>
          <table:table-cell/>
          <table:table-cell office:value-type="string" calcext:value-type="string">
            <text:p>(Cliente,Puerto) ('127.0.0.1', 38624) Dato recibido /|1043|147 Resultado 7Horainicio15:40:06Horafinal15:40:26tiempotranscurrido 20.0353848934</text:p>
          </table:table-cell>
        </table:table-row>
        <table:table-row table:style-name="ro1">
          <table:table-cell office:value-type="string" calcext:value-type="string">
            <text:p>(Cliente,Puerto) ('127.0.0.1', 33768) Dato recibido /|1043|147 Resultado 7Horainicio16:37:07Horafinal16:37:27tiempotranscurrido 20.0199160576</text:p>
          </table:table-cell>
          <table:table-cell table:number-columns-repeated="3"/>
          <table:table-cell office:value-type="string" calcext:value-type="string">
            <text:p>(Cliente,Puerto) ('127.0.0.1', 33976) Dato recibido /|1043|147 Resultado 7Horainicio16:38:57Horafinal16:39:17tiempotranscurrido 20.0205891132</text:p>
          </table:table-cell>
          <table:table-cell/>
          <table:table-cell office:value-type="string" calcext:value-type="string">
            <text:p>(Cliente,Puerto) ('127.0.0.1', 33534) Dato recibido /|1043|147 Resultado 7Horainicio16:42:10Horafinal16:42:30tiempotranscurrido 20.021723032</text:p>
          </table:table-cell>
          <table:table-cell/>
          <table:table-cell office:value-type="string" calcext:value-type="string">
            <text:p>(Cliente,Puerto) ('127.0.0.1', 38628) Dato recibido /|1043|147 Resultado 7Horainicio15:40:06Horafinal15:40:26tiempotranscurrido 20.0226759911</text:p>
          </table:table-cell>
        </table:table-row>
        <table:table-row table:style-name="ro1">
          <table:table-cell office:value-type="string" calcext:value-type="string">
            <text:p>(Cliente,Puerto) ('127.0.0.1', 33770) Dato recibido /|1043|147 Resultado 7Horainicio16:37:07Horafinal16:37:27tiempotranscurrido 20.0200917721</text:p>
          </table:table-cell>
          <table:table-cell table:number-columns-repeated="3"/>
          <table:table-cell office:value-type="string" calcext:value-type="string">
            <text:p>(Cliente,Puerto) ('127.0.0.1', 33984) Dato recibido /|1043|147 Resultado 7Horainicio16:38:57Horafinal16:39:17tiempotranscurrido 20.0191659927</text:p>
          </table:table-cell>
          <table:table-cell/>
          <table:table-cell office:value-type="string" calcext:value-type="string">
            <text:p>(Cliente,Puerto) ('127.0.0.1', 33544) Dato recibido /|1043|147 Resultado 7Horainicio16:42:10Horafinal16:42:30tiempotranscurrido 20.0207850933</text:p>
          </table:table-cell>
          <table:table-cell/>
          <table:table-cell office:value-type="string" calcext:value-type="string">
            <text:p>(Cliente,Puerto) ('127.0.0.1', 38634) Dato recibido /|1043|147 Resultado 7Horainicio15:40:06Horafinal15:40:26tiempotranscurrido 20.0277371407</text:p>
          </table:table-cell>
        </table:table-row>
        <table:table-row table:style-name="ro1">
          <table:table-cell office:value-type="string" calcext:value-type="string">
            <text:p>(Cliente,Puerto) ('127.0.0.1', 33776) Dato recibido /|1043|147 Resultado 7Horainicio16:37:07Horafinal16:37:27tiempotranscurrido 20.0184669495</text:p>
          </table:table-cell>
          <table:table-cell table:number-columns-repeated="3"/>
          <table:table-cell office:value-type="string" calcext:value-type="string">
            <text:p>(Cliente,Puerto) ('127.0.0.1', 33982) Dato recibido /|1043|147 Resultado 7Horainicio16:38:57Horafinal16:39:17tiempotranscurrido 20.0195431709</text:p>
          </table:table-cell>
          <table:table-cell/>
          <table:table-cell office:value-type="string" calcext:value-type="string">
            <text:p>(Cliente,Puerto) ('127.0.0.1', 33546) Dato recibido /|1043|147 Resultado 7Horainicio16:42:10Horafinal16:42:30tiempotranscurrido 20.020359993</text:p>
          </table:table-cell>
          <table:table-cell/>
          <table:table-cell office:value-type="string" calcext:value-type="string">
            <text:p>(Cliente,Puerto) ('127.0.0.1', 38640) Dato recibido /|1043|147 Resultado 7Horainicio15:40:06Horafinal15:40:26tiempotranscurrido 20.024132967</text:p>
          </table:table-cell>
        </table:table-row>
        <table:table-row table:style-name="ro1">
          <table:table-cell office:value-type="string" calcext:value-type="string">
            <text:p>(Cliente,Puerto) ('127.0.0.1', 33774) Dato recibido /|1043|147 Resultado 7Horainicio16:37:07Horafinal16:37:27tiempotranscurrido 20.0189378262</text:p>
          </table:table-cell>
          <table:table-cell table:number-columns-repeated="3"/>
          <table:table-cell office:value-type="string" calcext:value-type="string">
            <text:p>(Cliente,Puerto) ('127.0.0.1', 33970) Dato recibido /|1043|147 Resultado 7Horainicio16:38:57Horafinal16:39:17tiempotranscurrido 20.0227100849</text:p>
          </table:table-cell>
          <table:table-cell/>
          <table:table-cell office:value-type="string" calcext:value-type="string">
            <text:p>(Cliente,Puerto) ('127.0.0.1', 33560) Dato recibido /|1043|147 Resultado 7Horainicio16:42:10Horafinal16:42:30tiempotranscurrido 20.0193891525</text:p>
          </table:table-cell>
          <table:table-cell/>
          <table:table-cell office:value-type="string" calcext:value-type="string">
            <text:p>(Cliente,Puerto) ('127.0.0.1', 38636) Dato recibido /|1043|147 Resultado 7Horainicio15:40:06Horafinal15:40:26tiempotranscurrido 20.0247621536</text:p>
          </table:table-cell>
        </table:table-row>
        <table:table-row table:style-name="ro1">
          <table:table-cell office:value-type="string" calcext:value-type="string">
            <text:p>(Cliente,Puerto) ('127.0.0.1', 33782) Dato recibido /|1043|147 Resultado 7Horainicio16:37:07Horafinal16:37:27tiempotranscurrido 20.0196919441</text:p>
          </table:table-cell>
          <table:table-cell table:number-columns-repeated="3"/>
          <table:table-cell office:value-type="string" calcext:value-type="string">
            <text:p>(Cliente,Puerto) ('127.0.0.1', 33966) Dato recibido /|1043|147 Resultado 7Horainicio16:38:57Horafinal16:39:17tiempotranscurrido 20.0233290195</text:p>
          </table:table-cell>
          <table:table-cell/>
          <table:table-cell office:value-type="string" calcext:value-type="string">
            <text:p>(Cliente,Puerto) ('127.0.0.1', 33568) Dato recibido /|1043|147 Resultado 7Horainicio16:42:10Horafinal16:42:30tiempotranscurrido 20.0181190968</text:p>
          </table:table-cell>
          <table:table-cell/>
          <table:table-cell office:value-type="string" calcext:value-type="string">
            <text:p>(Cliente,Puerto) ('127.0.0.1', 38602) Dato recibido /|1043|147 Resultado 7Horainicio15:40:06Horafinal15:40:26tiempotranscurrido 20.0223128796</text:p>
          </table:table-cell>
        </table:table-row>
        <table:table-row table:style-name="ro1">
          <table:table-cell office:value-type="string" calcext:value-type="string">
            <text:p>(Cliente,Puerto) ('127.0.0.1', 33780) Dato recibido /|1043|147 Resultado 7Horainicio16:37:07Horafinal16:37:27tiempotranscurrido 20.0204200745</text:p>
          </table:table-cell>
          <table:table-cell table:number-columns-repeated="3"/>
          <table:table-cell office:value-type="string" calcext:value-type="string">
            <text:p>(Cliente,Puerto) ('127.0.0.1', 33994) Dato recibido /|1043|147 Resultado 7Horainicio16:38:57Horafinal16:39:17tiempotranscurrido 20.0185289383</text:p>
          </table:table-cell>
          <table:table-cell/>
          <table:table-cell office:value-type="string" calcext:value-type="string">
            <text:p>(Cliente,Puerto) ('127.0.0.1', 33552) Dato recibido /|1043|147 Resultado 7Horainicio16:42:10Horafinal16:42:30tiempotranscurrido 20.0206730366</text:p>
          </table:table-cell>
          <table:table-cell/>
          <table:table-cell office:value-type="string" calcext:value-type="string">
            <text:p>(Cliente,Puerto) ('127.0.0.1', 38648) Dato recibido /|1043|147 Resultado 7Horainicio15:40:06Horafinal15:40:26tiempotranscurrido 20.0254209042</text:p>
          </table:table-cell>
        </table:table-row>
        <table:table-row table:style-name="ro1">
          <table:table-cell office:value-type="string" calcext:value-type="string">
            <text:p>(Cliente,Puerto) ('127.0.0.1', 33778) Dato recibido /|1043|147 Resultado 7Horainicio16:37:07Horafinal16:37:27tiempotranscurrido 20.0210771561</text:p>
          </table:table-cell>
          <table:table-cell table:number-columns-repeated="3"/>
          <table:table-cell office:value-type="string" calcext:value-type="string">
            <text:p>(Cliente,Puerto) ('127.0.0.1', 33992) Dato recibido /|1043|147 Resultado 7Horainicio16:38:57Horafinal16:39:17tiempotranscurrido 20.019215107</text:p>
          </table:table-cell>
          <table:table-cell/>
          <table:table-cell office:value-type="string" calcext:value-type="string">
            <text:p>(Cliente,Puerto) ('127.0.0.1', 33554) Dato recibido /|1043|147 Resultado 7Horainicio16:42:10Horafinal16:42:30tiempotranscurrido 20.0210299492</text:p>
          </table:table-cell>
          <table:table-cell/>
          <table:table-cell office:value-type="string" calcext:value-type="string">
            <text:p>(Cliente,Puerto) ('127.0.0.1', 38642) Dato recibido /|1043|147 Resultado 7Horainicio15:40:06Horafinal15:40:26tiempotranscurrido 20.0259568691</text:p>
          </table:table-cell>
        </table:table-row>
        <table:table-row table:style-name="ro1">
          <table:table-cell office:value-type="string" calcext:value-type="string">
            <text:p>(Cliente,Puerto) ('127.0.0.1', 33784) Dato recibido /|1043|147 Resultado 7Horainicio16:37:07Horafinal16:37:27tiempotranscurrido 20.0214049816</text:p>
          </table:table-cell>
          <table:table-cell table:number-columns-repeated="3"/>
          <table:table-cell office:value-type="string" calcext:value-type="string">
            <text:p>(Cliente,Puerto) ('127.0.0.1', 33986) Dato recibido /|1043|147 Resultado 7Horainicio16:38:57Horafinal16:39:17tiempotranscurrido 20.0206539631</text:p>
          </table:table-cell>
          <table:table-cell/>
          <table:table-cell office:value-type="string" calcext:value-type="string">
            <text:p>(Cliente,Puerto) ('127.0.0.1', 33558) Dato recibido /|1043|147 Resultado 7Horainicio16:42:10Horafinal16:42:30tiempotranscurrido 20.0202260017</text:p>
          </table:table-cell>
          <table:table-cell/>
          <table:table-cell office:value-type="string" calcext:value-type="string">
            <text:p>(Cliente,Puerto) ('127.0.0.1', 38612) Dato recibido /|1043|147 Resultado 7Horainicio15:40:06Horafinal15:40:26tiempotranscurrido 20.0194239616</text:p>
          </table:table-cell>
        </table:table-row>
        <table:table-row table:style-name="ro1">
          <table:table-cell office:value-type="string" calcext:value-type="string">
            <text:p>(Cliente,Puerto) ('127.0.0.1', 33790) Dato recibido /|1043|147 Resultado 7Horainicio16:37:07Horafinal16:37:27tiempotranscurrido 20.0205409527</text:p>
          </table:table-cell>
          <table:table-cell table:number-columns-repeated="3"/>
          <table:table-cell office:value-type="string" calcext:value-type="string">
            <text:p>(Cliente,Puerto) ('127.0.0.1', 33988) Dato recibido /|1043|147 Resultado 7Horainicio16:38:57Horafinal16:39:17tiempotranscurrido 20.0202040672</text:p>
          </table:table-cell>
          <table:table-cell/>
          <table:table-cell office:value-type="string" calcext:value-type="string">
            <text:p>(Cliente,Puerto) ('127.0.0.1', 33564) Dato recibido /|1043|147 Resultado 7Horainicio16:42:10Horafinal16:42:30tiempotranscurrido 20.019067049</text:p>
          </table:table-cell>
          <table:table-cell/>
          <table:table-cell office:value-type="string" calcext:value-type="string">
            <text:p>(Cliente,Puerto) ('127.0.0.1', 38622) Dato recibido /|1043|147 Resultado 7Horainicio15:40:06Horafinal15:40:26tiempotranscurrido 20.0239140987</text:p>
          </table:table-cell>
        </table:table-row>
        <table:table-row table:style-name="ro1">
          <table:table-cell office:value-type="string" calcext:value-type="string">
            <text:p>(Cliente,Puerto) ('127.0.0.1', 33798) Dato recibido /|1043|147 Resultado 7Horainicio16:37:07Horafinal16:37:27tiempotranscurrido 20.0185070038</text:p>
          </table:table-cell>
          <table:table-cell table:number-columns-repeated="3"/>
          <table:table-cell office:value-type="string" calcext:value-type="string">
            <text:p>(Cliente,Puerto) ('127.0.0.1', 33990) Dato recibido /|1043|147 Resultado 7Horainicio16:38:57Horafinal16:39:17tiempotranscurrido 20.0196509361</text:p>
          </table:table-cell>
          <table:table-cell/>
          <table:table-cell office:value-type="string" calcext:value-type="string">
            <text:p>(Cliente,Puerto) ('127.0.0.1', 33556) Dato recibido /|1043|147 Resultado 7Horainicio16:42:10Horafinal16:42:30tiempotranscurrido 20.0206580162</text:p>
          </table:table-cell>
          <table:table-cell/>
          <table:table-cell office:value-type="string" calcext:value-type="string">
            <text:p>(Cliente,Puerto) ('127.0.0.1', 38638) Dato recibido /|1043|147 Resultado 7Horainicio15:40:06Horafinal15:40:26tiempotranscurrido 20.0270369053</text:p>
          </table:table-cell>
        </table:table-row>
        <table:table-row table:style-name="ro1">
          <table:table-cell office:value-type="string" calcext:value-type="string">
            <text:p>(Cliente,Puerto) ('127.0.0.1', 33800) Dato recibido /|1043|147 Resultado 7Horainicio16:37:07Horafinal16:37:27tiempotranscurrido 20.0181958675</text:p>
          </table:table-cell>
          <table:table-cell table:number-columns-repeated="3"/>
          <table:table-cell office:value-type="string" calcext:value-type="string">
            <text:p>(Cliente,Puerto) ('127.0.0.1', 34002) Dato recibido /|1043|147 Resultado 7Horainicio16:38:57Horafinal16:39:17tiempotranscurrido 20.0189220905</text:p>
          </table:table-cell>
          <table:table-cell/>
          <table:table-cell office:value-type="string" calcext:value-type="string">
            <text:p>(Cliente,Puerto) ('127.0.0.1', 33566) Dato recibido /|1043|147 Resultado 7Horainicio16:42:10Horafinal16:42:30tiempotranscurrido 20.0188219547</text:p>
          </table:table-cell>
          <table:table-cell/>
          <table:table-cell office:value-type="string" calcext:value-type="string">
            <text:p>(Cliente,Puerto) ('127.0.0.1', 38684) Dato recibido /|1043|147 Resultado 7Horainicio15:40:06Horafinal15:40:26tiempotranscurrido 20.0252809525</text:p>
          </table:table-cell>
        </table:table-row>
        <table:table-row table:style-name="ro1">
          <table:table-cell office:value-type="string" calcext:value-type="string">
            <text:p>(Cliente,Puerto) ('127.0.0.1', 33794) Dato recibido /|1043|147 Resultado 7Horainicio16:37:07Horafinal16:37:27tiempotranscurrido 20.0193910599</text:p>
          </table:table-cell>
          <table:table-cell table:number-columns-repeated="3"/>
          <table:table-cell office:value-type="string" calcext:value-type="string">
            <text:p>(Cliente,Puerto) ('127.0.0.1', 33998) Dato recibido /|1043|147 Resultado 7Horainicio16:38:57Horafinal16:39:17tiempotranscurrido 20.0200738907</text:p>
          </table:table-cell>
          <table:table-cell/>
          <table:table-cell office:value-type="string" calcext:value-type="string">
            <text:p>(Cliente,Puerto) ('127.0.0.1', 33562) Dato recibido /|1043|147 Resultado 7Horainicio16:42:10Horafinal16:42:30tiempotranscurrido 20.0196950436</text:p>
          </table:table-cell>
          <table:table-cell/>
          <table:table-cell office:value-type="string" calcext:value-type="string">
            <text:p>(Cliente,Puerto) ('127.0.0.1', 38680) Dato recibido /|1043|147 Resultado 7Horainicio15:40:06Horafinal15:40:26tiempotranscurrido 20.0274090767</text:p>
          </table:table-cell>
        </table:table-row>
        <table:table-row table:style-name="ro1">
          <table:table-cell office:value-type="string" calcext:value-type="string">
            <text:p>(Cliente,Puerto) ('127.0.0.1', 33792) Dato recibido /|1043|147 Resultado 7Horainicio16:37:07Horafinal16:37:27tiempotranscurrido 20.0205481052</text:p>
          </table:table-cell>
          <table:table-cell table:number-columns-repeated="3"/>
          <table:table-cell office:value-type="string" calcext:value-type="string">
            <text:p>(Cliente,Puerto) ('127.0.0.1', 33996) Dato recibido /|1043|147 Resultado 7Horainicio16:38:57Horafinal16:39:17tiempotranscurrido 20.0206840038</text:p>
          </table:table-cell>
          <table:table-cell/>
          <table:table-cell office:value-type="string" calcext:value-type="string">
            <text:p>(Cliente,Puerto) ('127.0.0.1', 33570) Dato recibido /|1043|147 Resultado 7Horainicio16:42:10Horafinal16:42:30tiempotranscurrido 20.0208470821</text:p>
          </table:table-cell>
          <table:table-cell/>
          <table:table-cell office:value-type="string" calcext:value-type="string">
            <text:p>(Cliente,Puerto) ('127.0.0.1', 38690) Dato recibido /|1043|147 Resultado 7Horainicio15:40:06Horafinal15:40:26tiempotranscurrido 20.0235388279</text:p>
          </table:table-cell>
        </table:table-row>
        <table:table-row table:style-name="ro1">
          <table:table-cell office:value-type="string" calcext:value-type="string">
            <text:p>(Cliente,Puerto) ('127.0.0.1', 33786) Dato recibido /|1043|147 Resultado 7Horainicio16:37:07Horafinal16:37:27tiempotranscurrido 20.0213239193</text:p>
          </table:table-cell>
          <table:table-cell table:number-columns-repeated="3"/>
          <table:table-cell office:value-type="string" calcext:value-type="string">
            <text:p>(Cliente,Puerto) ('127.0.0.1', 34016) Dato recibido /|1043|147 Resultado 7Horainicio16:38:57Horafinal16:39:17tiempotranscurrido 20.0178761482</text:p>
          </table:table-cell>
          <table:table-cell/>
          <table:table-cell office:value-type="string" calcext:value-type="string">
            <text:p>(Cliente,Puerto) ('127.0.0.1', 33572) Dato recibido /|1043|147 Resultado 7Horainicio16:42:10Horafinal16:42:30tiempotranscurrido 20.0210969448</text:p>
          </table:table-cell>
          <table:table-cell/>
          <table:table-cell office:value-type="string" calcext:value-type="string">
            <text:p>(Cliente,Puerto) ('127.0.0.1', 38696) Dato recibido /|1043|147 Resultado 7Horainicio15:40:06Horafinal15:40:26tiempotranscurrido 20.0314290524</text:p>
          </table:table-cell>
        </table:table-row>
        <table:table-row table:style-name="ro1">
          <table:table-cell office:value-type="string" calcext:value-type="string">
            <text:p>(Cliente,Puerto) ('127.0.0.1', 33796) Dato recibido /|1043|147 Resultado 7Horainicio16:37:07Horafinal16:37:27tiempotranscurrido 20.020772934</text:p>
          </table:table-cell>
          <table:table-cell table:number-columns-repeated="3"/>
          <table:table-cell office:value-type="string" calcext:value-type="string">
            <text:p>(Cliente,Puerto) ('127.0.0.1', 34012) Dato recibido /|1043|147 Resultado 7Horainicio16:38:57Horafinal16:39:17tiempotranscurrido 20.0186750889</text:p>
          </table:table-cell>
          <table:table-cell/>
          <table:table-cell office:value-type="string" calcext:value-type="string">
            <text:p>(Cliente,Puerto) ('127.0.0.1', 33574) Dato recibido /|1043|147 Resultado 7Horainicio16:42:10Horafinal16:42:30tiempotranscurrido 20.0202548504</text:p>
          </table:table-cell>
          <table:table-cell/>
          <table:table-cell office:value-type="string" calcext:value-type="string">
            <text:p>(Cliente,Puerto) ('127.0.0.1', 38724) Dato recibido /|1043|147 Resultado 7Horainicio15:40:06Horafinal15:40:26tiempotranscurrido 20.0357458591</text:p>
          </table:table-cell>
        </table:table-row>
        <table:table-row table:style-name="ro1">
          <table:table-cell office:value-type="string" calcext:value-type="string">
            <text:p>(Cliente,Puerto) ('127.0.0.1', 33806) Dato recibido /|1043|147 Resultado 7Horainicio16:37:07Horafinal16:37:27tiempotranscurrido 20.0193359852</text:p>
          </table:table-cell>
          <table:table-cell table:number-columns-repeated="3"/>
          <table:table-cell office:value-type="string" calcext:value-type="string">
            <text:p>(Cliente,Puerto) ('127.0.0.1', 34006) Dato recibido /|1043|147 Resultado 7Horainicio16:38:57Horafinal16:39:17tiempotranscurrido 20.0202040672</text:p>
          </table:table-cell>
          <table:table-cell/>
          <table:table-cell office:value-type="string" calcext:value-type="string">
            <text:p>(Cliente,Puerto) ('127.0.0.1', 33576) Dato recibido /|1043|147 Resultado 7Horainicio16:42:10Horafinal16:42:30tiempotranscurrido 20.0206580162</text:p>
          </table:table-cell>
          <table:table-cell/>
          <table:table-cell office:value-type="string" calcext:value-type="string">
            <text:p>(Cliente,Puerto) ('127.0.0.1', 38626) Dato recibido /|1043|147 Resultado 7Horainicio15:40:06Horafinal15:40:26tiempotranscurrido 20.0250449181</text:p>
          </table:table-cell>
        </table:table-row>
        <table:table-row table:style-name="ro1">
          <table:table-cell office:value-type="string" calcext:value-type="string">
            <text:p>(Cliente,Puerto) ('127.0.0.1', 33804) Dato recibido /|1043|147 Resultado 7Horainicio16:37:07Horafinal16:37:27tiempotranscurrido 20.0194671154</text:p>
          </table:table-cell>
          <table:table-cell table:number-columns-repeated="3"/>
          <table:table-cell office:value-type="string" calcext:value-type="string">
            <text:p>(Cliente,Puerto) ('127.0.0.1', 34004) Dato recibido /|1043|147 Resultado 7Horainicio16:38:57Horafinal16:39:17tiempotranscurrido 20.0211279392</text:p>
          </table:table-cell>
          <table:table-cell/>
          <table:table-cell office:value-type="string" calcext:value-type="string">
            <text:p>(Cliente,Puerto) ('127.0.0.1', 33578) Dato recibido /|1043|147 Resultado 7Horainicio16:42:10Horafinal16:42:30tiempotranscurrido 20.0206079483</text:p>
          </table:table-cell>
          <table:table-cell/>
          <table:table-cell office:value-type="string" calcext:value-type="string">
            <text:p>(Cliente,Puerto) ('127.0.0.1', 38732) Dato recibido /|1043|147 Resultado 7Horainicio15:40:06Horafinal15:40:26tiempotranscurrido 20.0257489681</text:p>
          </table:table-cell>
        </table:table-row>
        <table:table-row table:style-name="ro1">
          <table:table-cell office:value-type="string" calcext:value-type="string">
            <text:p>(Cliente,Puerto) ('127.0.0.1', 33808) Dato recibido /|1043|147 Resultado 7Horainicio16:37:07Horafinal16:37:27tiempotranscurrido 20.0205521584</text:p>
          </table:table-cell>
          <table:table-cell table:number-columns-repeated="3"/>
          <table:table-cell office:value-type="string" calcext:value-type="string">
            <text:p>(Cliente,Puerto) ('127.0.0.1', 34000) Dato recibido /|1043|147 Resultado 7Horainicio16:38:57Horafinal16:39:17tiempotranscurrido 20.0203409195</text:p>
          </table:table-cell>
          <table:table-cell/>
          <table:table-cell office:value-type="string" calcext:value-type="string">
            <text:p>(Cliente,Puerto) ('127.0.0.1', 33580) Dato recibido /|1043|147 Resultado 7Horainicio16:42:10Horafinal16:42:30tiempotranscurrido 20.020884037</text:p>
          </table:table-cell>
          <table:table-cell/>
          <table:table-cell office:value-type="string" calcext:value-type="string">
            <text:p>(Cliente,Puerto) ('127.0.0.1', 38726) Dato recibido /|1043|147 Resultado 7Horainicio15:40:06Horafinal15:40:26tiempotranscurrido 20.0418181419</text:p>
          </table:table-cell>
        </table:table-row>
        <table:table-row table:style-name="ro1">
          <table:table-cell office:value-type="string" calcext:value-type="string">
            <text:p>(Cliente,Puerto) ('127.0.0.1', 33802) Dato recibido /|1043|147 Resultado 7Horainicio16:37:07Horafinal16:37:27tiempotranscurrido 20.0218729973</text:p>
          </table:table-cell>
          <table:table-cell table:number-columns-repeated="3"/>
          <table:table-cell office:value-type="string" calcext:value-type="string">
            <text:p>(Cliente,Puerto) ('127.0.0.1', 34008) Dato recibido /|1043|147 Resultado 7Horainicio16:38:57Horafinal16:39:17tiempotranscurrido 20.0201420784</text:p>
          </table:table-cell>
          <table:table-cell/>
          <table:table-cell office:value-type="string" calcext:value-type="string">
            <text:p>(Cliente,Puerto) ('127.0.0.1', 33582) Dato recibido /|1043|147 Resultado 7Horainicio16:42:10Horafinal16:42:30tiempotranscurrido 20.0202410221</text:p>
          </table:table-cell>
          <table:table-cell/>
          <table:table-cell office:value-type="string" calcext:value-type="string">
            <text:p>(Cliente,Puerto) ('127.0.0.1', 38728) Dato recibido /|1043|147 Resultado 7Horainicio15:40:06Horafinal15:40:26tiempotranscurrido 20.0421741009</text:p>
          </table:table-cell>
        </table:table-row>
        <table:table-row table:style-name="ro1">
          <table:table-cell office:value-type="string" calcext:value-type="string">
            <text:p>(Cliente,Puerto) ('127.0.0.1', 33810) Dato recibido /|1043|147 Resultado 7Horainicio16:37:07Horafinal16:37:27tiempotranscurrido 20.02034688</text:p>
          </table:table-cell>
          <table:table-cell table:number-columns-repeated="3"/>
          <table:table-cell office:value-type="string" calcext:value-type="string">
            <text:p>(Cliente,Puerto) ('127.0.0.1', 34014) Dato recibido /|1043|147 Resultado 7Horainicio16:38:57Horafinal16:39:17tiempotranscurrido 20.0193982124</text:p>
          </table:table-cell>
          <table:table-cell/>
          <table:table-cell office:value-type="string" calcext:value-type="string">
            <text:p>(Cliente,Puerto) ('127.0.0.1', 33586) Dato recibido /|1043|147 Resultado 7Horainicio16:42:10Horafinal16:42:30tiempotranscurrido 20.0201220512</text:p>
          </table:table-cell>
          <table:table-cell/>
          <table:table-cell office:value-type="string" calcext:value-type="string">
            <text:p>(Cliente,Puerto) ('127.0.0.1', 38742) Dato recibido /|1043|147 Resultado 7Horainicio15:40:06Horafinal15:40:26tiempotranscurrido 20.0354011059</text:p>
          </table:table-cell>
        </table:table-row>
        <table:table-row table:style-name="ro1">
          <table:table-cell office:value-type="string" calcext:value-type="string">
            <text:p>(Cliente,Puerto) ('127.0.0.1', 33812) Dato recibido /|1043|147 Resultado 7Horainicio16:37:07Horafinal16:37:27tiempotranscurrido 20.0200710297</text:p>
          </table:table-cell>
          <table:table-cell table:number-columns-repeated="3"/>
          <table:table-cell office:value-type="string" calcext:value-type="string">
            <text:p>(Cliente,Puerto) ('127.0.0.1', 34010) Dato recibido /|1043|147 Resultado 7Horainicio16:38:57Horafinal16:39:17tiempotranscurrido 20.0201220512</text:p>
          </table:table-cell>
          <table:table-cell/>
          <table:table-cell office:value-type="string" calcext:value-type="string">
            <text:p>(Cliente,Puerto) ('127.0.0.1', 33584) Dato recibido /|1043|147 Resultado 7Horainicio16:42:10Horafinal16:42:30tiempotranscurrido 20.0208611488</text:p>
          </table:table-cell>
          <table:table-cell/>
          <table:table-cell office:value-type="string" calcext:value-type="string">
            <text:p>(Cliente,Puerto) ('127.0.0.1', 38734) Dato recibido /|1043|147 Resultado 7Horainicio15:40:06Horafinal15:40:26tiempotranscurrido 20.0399508476</text:p>
          </table:table-cell>
        </table:table-row>
        <table:table-row table:style-name="ro1">
          <table:table-cell office:value-type="string" calcext:value-type="string">
            <text:p>(Cliente,Puerto) ('127.0.0.1', 33820) Dato recibido /|1043|147 Resultado 7Horainicio16:37:07Horafinal16:37:27tiempotranscurrido 20.0192840099</text:p>
          </table:table-cell>
          <table:table-cell table:number-columns-repeated="3"/>
          <table:table-cell office:value-type="string" calcext:value-type="string">
            <text:p>(Cliente,Puerto) ('127.0.0.1', 34018) Dato recibido /|1043|147 Resultado 7Horainicio16:38:57Horafinal16:39:17tiempotranscurrido 20.0206341743</text:p>
          </table:table-cell>
          <table:table-cell/>
          <table:table-cell office:value-type="string" calcext:value-type="string">
            <text:p>(Cliente,Puerto) ('127.0.0.1', 33590) Dato recibido /|1043|147 Resultado 7Horainicio16:42:10Horafinal16:42:30tiempotranscurrido 20.0179760456</text:p>
          </table:table-cell>
          <table:table-cell/>
          <table:table-cell office:value-type="string" calcext:value-type="string">
            <text:p>(Cliente,Puerto) ('127.0.0.1', 38744) Dato recibido /|1043|147 Resultado 7Horainicio15:40:06Horafinal15:40:26tiempotranscurrido 20.0277369022</text:p>
          </table:table-cell>
        </table:table-row>
        <table:table-row table:style-name="ro1">
          <table:table-cell office:value-type="string" calcext:value-type="string">
            <text:p>(Cliente,Puerto) ('127.0.0.1', 33826) Dato recibido /|1043|147 Resultado 7Horainicio16:37:07Horafinal16:37:27tiempotranscurrido 20.0193679333</text:p>
          </table:table-cell>
          <table:table-cell table:number-columns-repeated="3"/>
          <table:table-cell office:value-type="string" calcext:value-type="string">
            <text:p>(Cliente,Puerto) ('127.0.0.1', 34020) Dato recibido /|1043|147 Resultado 7Horainicio16:38:57Horafinal16:39:17tiempotranscurrido 20.0199229717</text:p>
          </table:table-cell>
          <table:table-cell/>
          <table:table-cell office:value-type="string" calcext:value-type="string">
            <text:p>(Cliente,Puerto) ('127.0.0.1', 33588) Dato recibido /|1043|147 Resultado 7Horainicio16:42:10Horafinal16:42:30tiempotranscurrido 20.0200970173</text:p>
          </table:table-cell>
          <table:table-cell/>
          <table:table-cell office:value-type="string" calcext:value-type="string">
            <text:p>(Cliente,Puerto) ('127.0.0.1', 38750) Dato recibido /|1043|147 Resultado 7Horainicio15:40:06Horafinal15:40:26tiempotranscurrido 20.0316917896</text:p>
          </table:table-cell>
        </table:table-row>
        <table:table-row table:style-name="ro1">
          <table:table-cell office:value-type="string" calcext:value-type="string">
            <text:p>(Cliente,Puerto) ('127.0.0.1', 33834) Dato recibido /|1043|147 Resultado 7Horainicio16:37:07Horafinal16:37:27tiempotranscurrido 20.0173590183</text:p>
          </table:table-cell>
          <table:table-cell table:number-columns-repeated="3"/>
          <table:table-cell office:value-type="string" calcext:value-type="string">
            <text:p>(Cliente,Puerto) ('127.0.0.1', 34022) Dato recibido /|1043|147 Resultado 7Horainicio16:38:57Horafinal16:39:17tiempotranscurrido 20.0213820934</text:p>
          </table:table-cell>
          <table:table-cell/>
          <table:table-cell office:value-type="string" calcext:value-type="string">
            <text:p>(Cliente,Puerto) ('127.0.0.1', 33592) Dato recibido /|1043|147 Resultado 7Horainicio16:42:10Horafinal16:42:30tiempotranscurrido 20.0218081474</text:p>
          </table:table-cell>
          <table:table-cell/>
          <table:table-cell office:value-type="string" calcext:value-type="string">
            <text:p>(Cliente,Puerto) ('127.0.0.1', 38760) Dato recibido /|1043|147 Resultado 7Horainicio15:40:06Horafinal15:40:26tiempotranscurrido 20.0227091312</text:p>
          </table:table-cell>
        </table:table-row>
        <table:table-row table:style-name="ro1">
          <table:table-cell office:value-type="string" calcext:value-type="string">
            <text:p>(Cliente,Puerto) ('127.0.0.1', 33822) Dato recibido /|1043|147 Resultado 7Horainicio16:37:07Horafinal16:37:27tiempotranscurrido 20.0196800232</text:p>
          </table:table-cell>
          <table:table-cell table:number-columns-repeated="3"/>
          <table:table-cell office:value-type="string" calcext:value-type="string">
            <text:p>(Cliente,Puerto) ('127.0.0.1', 34040) Dato recibido /|1043|147 Resultado 7Horainicio16:38:57Horafinal16:39:17tiempotranscurrido 20.0180969238</text:p>
          </table:table-cell>
          <table:table-cell/>
          <table:table-cell office:value-type="string" calcext:value-type="string">
            <text:p>(Cliente,Puerto) ('127.0.0.1', 33598) Dato recibido /|1043|147 Resultado 7Horainicio16:42:10Horafinal16:42:30tiempotranscurrido 20.0196502209</text:p>
          </table:table-cell>
          <table:table-cell/>
          <table:table-cell office:value-type="string" calcext:value-type="string">
            <text:p>(Cliente,Puerto) ('127.0.0.1', 38762) Dato recibido /|1043|147 Resultado 7Horainicio15:40:06Horafinal15:40:26tiempotranscurrido 20.0237078667</text:p>
          </table:table-cell>
        </table:table-row>
        <table:table-row table:style-name="ro1">
          <table:table-cell office:value-type="string" calcext:value-type="string">
            <text:p>(Cliente,Puerto) ('127.0.0.1', 33824) Dato recibido /|1043|147 Resultado 7Horainicio16:37:07Horafinal16:37:27tiempotranscurrido 20.0193629265</text:p>
          </table:table-cell>
          <table:table-cell table:number-columns-repeated="3"/>
          <table:table-cell office:value-type="string" calcext:value-type="string">
            <text:p>(Cliente,Puerto) ('127.0.0.1', 34028) Dato recibido /|1043|147 Resultado 7Horainicio16:38:57Horafinal16:39:17tiempotranscurrido 20.0223720074</text:p>
          </table:table-cell>
          <table:table-cell/>
          <table:table-cell office:value-type="string" calcext:value-type="string">
            <text:p>(Cliente,Puerto) ('127.0.0.1', 33600) Dato recibido /|1043|147 Resultado 7Horainicio16:42:10Horafinal16:42:30tiempotranscurrido 20.019546032</text:p>
          </table:table-cell>
          <table:table-cell/>
          <table:table-cell office:value-type="string" calcext:value-type="string">
            <text:p>(Cliente,Puerto) ('127.0.0.1', 38752) Dato recibido /|1043|147 Resultado 7Horainicio15:40:06Horafinal15:40:26tiempotranscurrido 20.0415999889</text:p>
          </table:table-cell>
        </table:table-row>
        <table:table-row table:style-name="ro1">
          <table:table-cell office:value-type="string" calcext:value-type="string">
            <text:p>(Cliente,Puerto) ('127.0.0.1', 33814) Dato recibido /|1043|147 Resultado 7Horainicio16:37:07Horafinal16:37:27tiempotranscurrido 20.0211191177</text:p>
          </table:table-cell>
          <table:table-cell table:number-columns-repeated="3"/>
          <table:table-cell office:value-type="string" calcext:value-type="string">
            <text:p>(Cliente,Puerto) ('127.0.0.1', 34036) Dato recibido /|1043|147 Resultado 7Horainicio16:38:57Horafinal16:39:17tiempotranscurrido 20.0197899342</text:p>
          </table:table-cell>
          <table:table-cell/>
          <table:table-cell office:value-type="string" calcext:value-type="string">
            <text:p>(Cliente,Puerto) ('127.0.0.1', 33596) Dato recibido /|1043|147 Resultado 7Horainicio16:42:10Horafinal16:42:30tiempotranscurrido 20.0208108425</text:p>
          </table:table-cell>
          <table:table-cell/>
          <table:table-cell office:value-type="string" calcext:value-type="string">
            <text:p>(Cliente,Puerto) ('127.0.0.1', 38764) Dato recibido /|1043|147 Resultado 7Horainicio15:40:06Horafinal15:40:26tiempotranscurrido 20.0256240368</text:p>
          </table:table-cell>
        </table:table-row>
        <table:table-row table:style-name="ro1">
          <table:table-cell office:value-type="string" calcext:value-type="string">
            <text:p>(Cliente,Puerto) ('127.0.0.1', 33816) Dato recibido /|1043|147 Resultado 7Horainicio16:37:07Horafinal16:37:27tiempotranscurrido 20.0213370323</text:p>
          </table:table-cell>
          <table:table-cell table:number-columns-repeated="3"/>
          <table:table-cell office:value-type="string" calcext:value-type="string">
            <text:p>(Cliente,Puerto) ('127.0.0.1', 34026) Dato recibido /|1043|147 Resultado 7Horainicio16:38:57Horafinal16:39:17tiempotranscurrido 20.0215950012</text:p>
          </table:table-cell>
          <table:table-cell/>
          <table:table-cell office:value-type="string" calcext:value-type="string">
            <text:p>(Cliente,Puerto) ('127.0.0.1', 33594) Dato recibido /|1043|147 Resultado 7Horainicio16:42:10Horafinal16:42:30tiempotranscurrido 20.0231800079</text:p>
          </table:table-cell>
          <table:table-cell/>
          <table:table-cell office:value-type="string" calcext:value-type="string">
            <text:p>(Cliente,Puerto) ('127.0.0.1', 38766) Dato recibido /|1043|147 Resultado 7Horainicio15:40:06Horafinal15:40:26tiempotranscurrido 20.0320029259</text:p>
          </table:table-cell>
        </table:table-row>
        <table:table-row table:style-name="ro1">
          <table:table-cell office:value-type="string" calcext:value-type="string">
            <text:p>(Cliente,Puerto) ('127.0.0.1', 33830) Dato recibido /|1043|147 Resultado 7Horainicio16:37:07Horafinal16:37:27tiempotranscurrido 20.0190091133</text:p>
          </table:table-cell>
          <table:table-cell table:number-columns-repeated="3"/>
          <table:table-cell office:value-type="string" calcext:value-type="string">
            <text:p>(Cliente,Puerto) ('127.0.0.1', 34044) Dato recibido /|1043|147 Resultado 7Horainicio16:38:57Horafinal16:39:17tiempotranscurrido 20.0187530518</text:p>
          </table:table-cell>
          <table:table-cell/>
          <table:table-cell office:value-type="string" calcext:value-type="string">
            <text:p>(Cliente,Puerto) ('127.0.0.1', 33604) Dato recibido /|1043|147 Resultado 7Horainicio16:42:10Horafinal16:42:30tiempotranscurrido 20.018709898</text:p>
          </table:table-cell>
          <table:table-cell/>
          <table:table-cell office:value-type="string" calcext:value-type="string">
            <text:p>(Cliente,Puerto) ('127.0.0.1', 38786) Dato recibido /|1043|147 Resultado 7Horainicio15:40:06Horafinal15:40:26tiempotranscurrido 20.0237870216</text:p>
          </table:table-cell>
        </table:table-row>
        <table:table-row table:style-name="ro1">
          <table:table-cell office:value-type="string" calcext:value-type="string">
            <text:p>(Cliente,Puerto) ('127.0.0.1', 33848) Dato recibido /|1043|147 Resultado 7Horainicio16:37:07Horafinal16:37:27tiempotranscurrido 20.0188441277</text:p>
          </table:table-cell>
          <table:table-cell table:number-columns-repeated="3"/>
          <table:table-cell office:value-type="string" calcext:value-type="string">
            <text:p>(Cliente,Puerto) ('127.0.0.1', 34032) Dato recibido /|1043|147 Resultado 7Horainicio16:38:57Horafinal16:39:17tiempotranscurrido 20.0197069645</text:p>
          </table:table-cell>
          <table:table-cell/>
          <table:table-cell office:value-type="string" calcext:value-type="string">
            <text:p>(Cliente,Puerto) ('127.0.0.1', 33602) Dato recibido /|1043|147 Resultado 7Horainicio16:42:10Horafinal16:42:30tiempotranscurrido 20.0216448307</text:p>
          </table:table-cell>
          <table:table-cell/>
          <table:table-cell office:value-type="string" calcext:value-type="string">
            <text:p>(Cliente,Puerto) ('127.0.0.1', 38788) Dato recibido /|1043|147 Resultado 7Horainicio15:40:06Horafinal15:40:26tiempotranscurrido 20.0237019062</text:p>
          </table:table-cell>
        </table:table-row>
        <table:table-row table:style-name="ro1">
          <table:table-cell office:value-type="string" calcext:value-type="string">
            <text:p>(Cliente,Puerto) ('127.0.0.1', 33818) Dato recibido /|1043|147 Resultado 7Horainicio16:37:07Horafinal16:37:27tiempotranscurrido 20.0212841034</text:p>
          </table:table-cell>
          <table:table-cell table:number-columns-repeated="3"/>
          <table:table-cell office:value-type="string" calcext:value-type="string">
            <text:p>(Cliente,Puerto) ('127.0.0.1', 34030) Dato recibido /|1043|147 Resultado 7Horainicio16:38:57Horafinal16:39:17tiempotranscurrido 20.0213530064</text:p>
          </table:table-cell>
          <table:table-cell/>
          <table:table-cell office:value-type="string" calcext:value-type="string">
            <text:p>(Cliente,Puerto) ('127.0.0.1', 33610) Dato recibido /|1043|147 Resultado 7Horainicio16:42:10Horafinal16:42:30tiempotranscurrido 20.0200908184</text:p>
          </table:table-cell>
          <table:table-cell/>
          <table:table-cell office:value-type="string" calcext:value-type="string">
            <text:p>(Cliente,Puerto) ('127.0.0.1', 38790) Dato recibido /|1043|147 Resultado 7Horainicio15:40:06Horafinal15:40:26tiempotranscurrido 20.0238449574</text:p>
          </table:table-cell>
        </table:table-row>
        <table:table-row table:style-name="ro1">
          <table:table-cell office:value-type="string" calcext:value-type="string">
            <text:p>(Cliente,Puerto) ('127.0.0.1', 33828) Dato recibido /|1043|147 Resultado 7Horainicio16:37:07Horafinal16:37:27tiempotranscurrido 20.019985199</text:p>
          </table:table-cell>
          <table:table-cell table:number-columns-repeated="3"/>
          <table:table-cell office:value-type="string" calcext:value-type="string">
            <text:p>(Cliente,Puerto) ('127.0.0.1', 34058) Dato recibido /|1043|147 Resultado 7Horainicio16:38:57Horafinal16:39:17tiempotranscurrido 20.0186400414</text:p>
          </table:table-cell>
          <table:table-cell/>
          <table:table-cell office:value-type="string" calcext:value-type="string">
            <text:p>(Cliente,Puerto) ('127.0.0.1', 33612) Dato recibido /|1043|147 Resultado 7Horainicio16:42:10Horafinal16:42:30tiempotranscurrido 20.0196020603</text:p>
          </table:table-cell>
          <table:table-cell/>
          <table:table-cell office:value-type="string" calcext:value-type="string">
            <text:p>(Cliente,Puerto) ('127.0.0.1', 38780) Dato recibido /|1043|147 Resultado 7Horainicio15:40:06Horafinal15:40:26tiempotranscurrido 20.0333921909</text:p>
          </table:table-cell>
        </table:table-row>
        <table:table-row table:style-name="ro1">
          <table:table-cell office:value-type="string" calcext:value-type="string">
            <text:p>(Cliente,Puerto) ('127.0.0.1', 33836) Dato recibido /|1043|147 Resultado 7Horainicio16:37:07Horafinal16:37:27tiempotranscurrido 20.0204610825</text:p>
          </table:table-cell>
          <table:table-cell table:number-columns-repeated="3"/>
          <table:table-cell office:value-type="string" calcext:value-type="string">
            <text:p>(Cliente,Puerto) ('127.0.0.1', 34054) Dato recibido /|1043|147 Resultado 7Horainicio16:38:57Horafinal16:39:17tiempotranscurrido 20.0194408894</text:p>
          </table:table-cell>
          <table:table-cell/>
          <table:table-cell office:value-type="string" calcext:value-type="string">
            <text:p>(Cliente,Puerto) ('127.0.0.1', 33624) Dato recibido /|1043|147 Resultado 7Horainicio16:42:10Horafinal16:42:30tiempotranscurrido 20.0177919865</text:p>
          </table:table-cell>
          <table:table-cell/>
          <table:table-cell office:value-type="string" calcext:value-type="string">
            <text:p>(Cliente,Puerto) ('127.0.0.1', 38794) Dato recibido /|1043|147 Resultado 7Horainicio15:40:06Horafinal15:40:26tiempotranscurrido 20.0220110416</text:p>
          </table:table-cell>
        </table:table-row>
        <table:table-row table:style-name="ro1">
          <table:table-cell office:value-type="string" calcext:value-type="string">
            <text:p>(Cliente,Puerto) ('127.0.0.1', 33850) Dato recibido /|1043|147 Resultado 7Horainicio16:37:07Horafinal16:37:27tiempotranscurrido 20.0172009468</text:p>
          </table:table-cell>
          <table:table-cell table:number-columns-repeated="3"/>
          <table:table-cell office:value-type="string" calcext:value-type="string">
            <text:p>(Cliente,Puerto) ('127.0.0.1', 34046) Dato recibido /|1043|147 Resultado 7Horainicio16:38:57Horafinal16:39:17tiempotranscurrido 20.0212609768</text:p>
          </table:table-cell>
          <table:table-cell/>
          <table:table-cell office:value-type="string" calcext:value-type="string">
            <text:p>(Cliente,Puerto) ('127.0.0.1', 33620) Dato recibido /|1043|147 Resultado 7Horainicio16:42:10Horafinal16:42:30tiempotranscurrido 20.0186750889</text:p>
          </table:table-cell>
          <table:table-cell/>
          <table:table-cell office:value-type="string" calcext:value-type="string">
            <text:p>(Cliente,Puerto) ('127.0.0.1', 38796) Dato recibido /|1043|147 Resultado 7Horainicio15:40:06Horafinal15:40:26tiempotranscurrido 20.0234999657</text:p>
          </table:table-cell>
        </table:table-row>
        <table:table-row table:style-name="ro1">
          <table:table-cell office:value-type="string" calcext:value-type="string">
            <text:p>(Cliente,Puerto) ('127.0.0.1', 33846) Dato recibido /|1043|147 Resultado 7Horainicio16:37:07Horafinal16:37:27tiempotranscurrido 20.0188169479</text:p>
          </table:table-cell>
          <table:table-cell table:number-columns-repeated="3"/>
          <table:table-cell office:value-type="string" calcext:value-type="string">
            <text:p>(Cliente,Puerto) ('127.0.0.1', 34060) Dato recibido /|1043|147 Resultado 7Horainicio16:38:57Horafinal16:39:17tiempotranscurrido 20.0189330578</text:p>
          </table:table-cell>
          <table:table-cell/>
          <table:table-cell office:value-type="string" calcext:value-type="string">
            <text:p>(Cliente,Puerto) ('127.0.0.1', 33614) Dato recibido /|1043|147 Resultado 7Horainicio16:42:10Horafinal16:42:30tiempotranscurrido 20.0196449757</text:p>
          </table:table-cell>
          <table:table-cell/>
          <table:table-cell office:value-type="string" calcext:value-type="string">
            <text:p>(Cliente,Puerto) ('127.0.0.1', 38798) Dato recibido /|1043|147 Resultado 7Horainicio15:40:06Horafinal15:40:26tiempotranscurrido 20.0260260105</text:p>
          </table:table-cell>
        </table:table-row>
        <table:table-row table:style-name="ro1">
          <table:table-cell office:value-type="string" calcext:value-type="string">
            <text:p>(Cliente,Puerto) ('127.0.0.1', 33832) Dato recibido /|1043|147 Resultado 7Horainicio16:37:07Horafinal16:37:27tiempotranscurrido 20.0175271034</text:p>
          </table:table-cell>
          <table:table-cell table:number-columns-repeated="3"/>
          <table:table-cell office:value-type="string" calcext:value-type="string">
            <text:p>(Cliente,Puerto) ('127.0.0.1', 34042) Dato recibido /|1043|147 Resultado 7Horainicio16:38:57Horafinal16:39:17tiempotranscurrido 20.0192570686</text:p>
          </table:table-cell>
          <table:table-cell/>
          <table:table-cell office:value-type="string" calcext:value-type="string">
            <text:p>(Cliente,Puerto) ('127.0.0.1', 33628) Dato recibido /|1043|147 Resultado 7Horainicio16:42:10Horafinal16:42:30tiempotranscurrido 20.0174870491</text:p>
          </table:table-cell>
          <table:table-cell/>
          <table:table-cell office:value-type="string" calcext:value-type="string">
            <text:p>(Cliente,Puerto) ('127.0.0.1', 38792) Dato recibido /|1043|147 Resultado 7Horainicio15:40:06Horafinal15:40:26tiempotranscurrido 20.0397641659</text:p>
          </table:table-cell>
        </table:table-row>
        <table:table-row table:style-name="ro1">
          <table:table-cell office:value-type="string" calcext:value-type="string">
            <text:p>(Cliente,Puerto) ('127.0.0.1', 33840) Dato recibido /|1043|147 Resultado 7Horainicio16:37:07Horafinal16:37:27tiempotranscurrido 20.0205202103</text:p>
          </table:table-cell>
          <table:table-cell table:number-columns-repeated="3"/>
          <table:table-cell office:value-type="string" calcext:value-type="string">
            <text:p>(Cliente,Puerto) ('127.0.0.1', 34038) Dato recibido /|1043|147 Resultado 7Horainicio16:38:57Horafinal16:39:17tiempotranscurrido 20.0203280449</text:p>
          </table:table-cell>
          <table:table-cell/>
          <table:table-cell office:value-type="string" calcext:value-type="string">
            <text:p>(Cliente,Puerto) ('127.0.0.1', 33606) Dato recibido /|1043|147 Resultado 7Horainicio16:42:10Horafinal16:42:30tiempotranscurrido 20.0214018822</text:p>
          </table:table-cell>
          <table:table-cell/>
          <table:table-cell office:value-type="string" calcext:value-type="string">
            <text:p>(Cliente,Puerto) ('127.0.0.1', 38800) Dato recibido /|1043|147 Resultado 7Horainicio15:40:06Horafinal15:40:26tiempotranscurrido 20.0250821114</text:p>
          </table:table-cell>
        </table:table-row>
        <table:table-row table:style-name="ro1">
          <table:table-cell office:value-type="string" calcext:value-type="string">
            <text:p>(Cliente,Puerto) ('127.0.0.1', 33842) Dato recibido /|1043|147 Resultado 7Horainicio16:37:07Horafinal16:37:27tiempotranscurrido 20.0201342106</text:p>
          </table:table-cell>
          <table:table-cell table:number-columns-repeated="3"/>
          <table:table-cell office:value-type="string" calcext:value-type="string">
            <text:p>(Cliente,Puerto) ('127.0.0.1', 34034) Dato recibido /|1043|147 Resultado 7Horainicio16:38:57Horafinal16:39:17tiempotranscurrido 20.0201787949</text:p>
          </table:table-cell>
          <table:table-cell/>
          <table:table-cell office:value-type="string" calcext:value-type="string">
            <text:p>(Cliente,Puerto) ('127.0.0.1', 33622) Dato recibido /|1043|147 Resultado 7Horainicio16:42:10Horafinal16:42:30tiempotranscurrido 20.0190029144</text:p>
          </table:table-cell>
          <table:table-cell/>
          <table:table-cell office:value-type="string" calcext:value-type="string">
            <text:p>(Cliente,Puerto) ('127.0.0.1', 38802) Dato recibido /|1043|147 Resultado 7Horainicio15:40:06Horafinal15:40:26tiempotranscurrido 20.0265390873</text:p>
          </table:table-cell>
        </table:table-row>
        <table:table-row table:style-name="ro1">
          <table:table-cell office:value-type="string" calcext:value-type="string">
            <text:p>(Cliente,Puerto) ('127.0.0.1', 33844) Dato recibido /|1043|147 Resultado 7Horainicio16:37:07Horafinal16:37:27tiempotranscurrido 20.0198481083</text:p>
          </table:table-cell>
          <table:table-cell table:number-columns-repeated="3"/>
          <table:table-cell office:value-type="string" calcext:value-type="string">
            <text:p>(Cliente,Puerto) ('127.0.0.1', 34024) Dato recibido /|1043|147 Resultado 7Horainicio16:38:57Horafinal16:39:17tiempotranscurrido 20.0248990059</text:p>
          </table:table-cell>
          <table:table-cell/>
          <table:table-cell office:value-type="string" calcext:value-type="string">
            <text:p>(Cliente,Puerto) ('127.0.0.1', 33618) Dato recibido /|1043|147 Resultado 7Horainicio16:42:10Horafinal16:42:30tiempotranscurrido 20.0196330547</text:p>
          </table:table-cell>
          <table:table-cell/>
          <table:table-cell office:value-type="string" calcext:value-type="string">
            <text:p>(Cliente,Puerto) ('127.0.0.1', 38816) Dato recibido /|1043|147 Resultado 7Horainicio15:40:06Horafinal15:40:26tiempotranscurrido 20.0229611397</text:p>
          </table:table-cell>
        </table:table-row>
        <table:table-row table:style-name="ro1">
          <table:table-cell office:value-type="string" calcext:value-type="string">
            <text:p>(Cliente,Puerto) ('127.0.0.1', 33838) Dato recibido /|1043|147 Resultado 7Horainicio16:37:07Horafinal16:37:27tiempotranscurrido 20.021132946</text:p>
          </table:table-cell>
          <table:table-cell table:number-columns-repeated="3"/>
          <table:table-cell office:value-type="string" calcext:value-type="string">
            <text:p>(Cliente,Puerto) ('127.0.0.1', 34052) Dato recibido /|1043|147 Resultado 7Horainicio16:38:57Horafinal16:39:17tiempotranscurrido 20.0212512016</text:p>
          </table:table-cell>
          <table:table-cell/>
          <table:table-cell office:value-type="string" calcext:value-type="string">
            <text:p>(Cliente,Puerto) ('127.0.0.1', 33616) Dato recibido /|1043|147 Resultado 7Horainicio16:42:10Horafinal16:42:30tiempotranscurrido 20.0200390816</text:p>
          </table:table-cell>
          <table:table-cell/>
          <table:table-cell office:value-type="string" calcext:value-type="string">
            <text:p>(Cliente,Puerto) ('127.0.0.1', 38806) Dato recibido /|1043|147 Resultado 7Horainicio15:40:06Horafinal15:40:26tiempotranscurrido 20.0337679386</text:p>
          </table:table-cell>
        </table:table-row>
        <table:table-row table:style-name="ro1">
          <table:table-cell office:value-type="string" calcext:value-type="string">
            <text:p>(Cliente,Puerto) ('127.0.0.1', 33860) Dato recibido /|1043|147 Resultado 7Horainicio16:37:07Horafinal16:37:27tiempotranscurrido 20.0188570023</text:p>
          </table:table-cell>
          <table:table-cell table:number-columns-repeated="3"/>
          <table:table-cell office:value-type="string" calcext:value-type="string">
            <text:p>(Cliente,Puerto) ('127.0.0.1', 34056) Dato recibido /|1043|147 Resultado 7Horainicio16:38:57Horafinal16:39:17tiempotranscurrido 20.0202670097</text:p>
          </table:table-cell>
          <table:table-cell/>
          <table:table-cell office:value-type="string" calcext:value-type="string">
            <text:p>(Cliente,Puerto) ('127.0.0.1', 33630) Dato recibido /|1043|147 Resultado 7Horainicio16:42:10Horafinal16:42:30tiempotranscurrido 20.0177359581</text:p>
          </table:table-cell>
          <table:table-cell/>
          <table:table-cell office:value-type="string" calcext:value-type="string">
            <text:p>(Cliente,Puerto) ('127.0.0.1', 38804) Dato recibido /|1043|147 Resultado 7Horainicio15:40:06Horafinal15:40:26tiempotranscurrido 20.0362989902</text:p>
          </table:table-cell>
        </table:table-row>
        <table:table-row table:style-name="ro1">
          <table:table-cell office:value-type="string" calcext:value-type="string">
            <text:p>(Cliente,Puerto) ('127.0.0.1', 33858) Dato recibido /|1043|147 Resultado 7Horainicio16:37:07Horafinal16:37:27tiempotranscurrido 20.0199530125</text:p>
          </table:table-cell>
          <table:table-cell table:number-columns-repeated="3"/>
          <table:table-cell office:value-type="string" calcext:value-type="string">
            <text:p>(Cliente,Puerto) ('127.0.0.1', 34048) Dato recibido /|1043|147 Resultado 7Horainicio16:38:57Horafinal16:39:17tiempotranscurrido 20.0225961208</text:p>
          </table:table-cell>
          <table:table-cell/>
          <table:table-cell office:value-type="string" calcext:value-type="string">
            <text:p>(Cliente,Puerto) ('127.0.0.1', 33608) Dato recibido /|1043|147 Resultado 7Horainicio16:42:10Horafinal16:42:30tiempotranscurrido 20.0216448307</text:p>
          </table:table-cell>
          <table:table-cell/>
          <table:table-cell office:value-type="string" calcext:value-type="string">
            <text:p>(Cliente,Puerto) ('127.0.0.1', 38836) Dato recibido /|1043|147 Resultado 7Horainicio15:40:06Horafinal15:40:26tiempotranscurrido 20.0298938751</text:p>
          </table:table-cell>
        </table:table-row>
        <table:table-row table:style-name="ro1">
          <table:table-cell office:value-type="string" calcext:value-type="string">
            <text:p>(Cliente,Puerto) ('127.0.0.1', 33852) Dato recibido /|1043|147 Resultado 7Horainicio16:37:07Horafinal16:37:27tiempotranscurrido 20.0218470097</text:p>
          </table:table-cell>
          <table:table-cell table:number-columns-repeated="3"/>
          <table:table-cell office:value-type="string" calcext:value-type="string">
            <text:p>(Cliente,Puerto) ('127.0.0.1', 34050) Dato recibido /|1043|147 Resultado 7Horainicio16:38:57Horafinal16:39:17tiempotranscurrido 20.0223331451</text:p>
          </table:table-cell>
          <table:table-cell/>
          <table:table-cell office:value-type="string" calcext:value-type="string">
            <text:p>(Cliente,Puerto) ('127.0.0.1', 33626) Dato recibido /|1043|147 Resultado 7Horainicio16:42:10Horafinal16:42:30tiempotranscurrido 20.0189158916</text:p>
          </table:table-cell>
          <table:table-cell/>
          <table:table-cell office:value-type="string" calcext:value-type="string">
            <text:p>(Cliente,Puerto) ('127.0.0.1', 38828) Dato recibido /|1043|147 Resultado 7Horainicio15:40:06Horafinal15:40:26tiempotranscurrido 20.0519559383</text:p>
          </table:table-cell>
        </table:table-row>
        <table:table-row table:style-name="ro1">
          <table:table-cell office:value-type="string" calcext:value-type="string">
            <text:p>(Cliente,Puerto) ('127.0.0.1', 33854) Dato recibido /|1043|147 Resultado 7Horainicio16:37:07Horafinal16:37:27tiempotranscurrido 20.0218770504</text:p>
          </table:table-cell>
          <table:table-cell table:number-columns-repeated="3"/>
          <table:table-cell office:value-type="string" calcext:value-type="string">
            <text:p>(Cliente,Puerto) ('127.0.0.1', 34064) Dato recibido /|1043|147 Resultado 7Horainicio16:38:57Horafinal16:39:17tiempotranscurrido 20.0203721523</text:p>
          </table:table-cell>
          <table:table-cell/>
          <table:table-cell office:value-type="string" calcext:value-type="string">
            <text:p>(Cliente,Puerto) ('127.0.0.1', 33640) Dato recibido /|1043|147 Resultado 7Horainicio16:42:10Horafinal16:42:30tiempotranscurrido 20.0186281204</text:p>
          </table:table-cell>
          <table:table-cell/>
          <table:table-cell office:value-type="string" calcext:value-type="string">
            <text:p>(Cliente,Puerto) ('127.0.0.1', 38842) Dato recibido /|1043|147 Resultado 7Horainicio15:40:06Horafinal15:40:26tiempotranscurrido 20.035629034</text:p>
          </table:table-cell>
        </table:table-row>
        <table:table-row table:style-name="ro1">
          <table:table-cell office:value-type="string" calcext:value-type="string">
            <text:p>(Cliente,Puerto) ('127.0.0.1', 33856) Dato recibido /|1043|147 Resultado 7Horainicio16:37:07Horafinal16:37:27tiempotranscurrido 20.0217778683</text:p>
          </table:table-cell>
          <table:table-cell table:number-columns-repeated="3"/>
          <table:table-cell office:value-type="string" calcext:value-type="string">
            <text:p>(Cliente,Puerto) ('127.0.0.1', 34062) Dato recibido /|1043|147 Resultado 7Horainicio16:38:57Horafinal16:39:17tiempotranscurrido 20.0211691856</text:p>
          </table:table-cell>
          <table:table-cell/>
          <table:table-cell office:value-type="string" calcext:value-type="string">
            <text:p>(Cliente,Puerto) ('127.0.0.1', 33636) Dato recibido /|1043|147 Resultado 7Horainicio16:42:10Horafinal16:42:30tiempotranscurrido 20.0195770264</text:p>
          </table:table-cell>
          <table:table-cell/>
          <table:table-cell office:value-type="string" calcext:value-type="string">
            <text:p>(Cliente,Puerto) ('127.0.0.1', 38840) Dato recibido /|1043|147 Resultado 7Horainicio15:40:06Horafinal15:40:26tiempotranscurrido 20.042069912</text:p>
          </table:table-cell>
        </table:table-row>
        <table:table-row table:style-name="ro1">
          <table:table-cell office:value-type="string" calcext:value-type="string">
            <text:p>(Cliente,Puerto) ('127.0.0.1', 33882) Dato recibido /|1043|147 Resultado 7Horainicio16:37:07Horafinal16:37:27tiempotranscurrido 20.0167961121</text:p>
          </table:table-cell>
          <table:table-cell table:number-columns-repeated="3"/>
          <table:table-cell office:value-type="string" calcext:value-type="string">
            <text:p>(Cliente,Puerto) ('127.0.0.1', 34080) Dato recibido /|1043|147 Resultado 7Horainicio16:38:57Horafinal16:39:17tiempotranscurrido 20.0178320408</text:p>
          </table:table-cell>
          <table:table-cell/>
          <table:table-cell office:value-type="string" calcext:value-type="string">
            <text:p>(Cliente,Puerto) ('127.0.0.1', 33632) Dato recibido /|1043|147 Resultado 7Horainicio16:42:10Horafinal16:42:30tiempotranscurrido 20.0205569267</text:p>
          </table:table-cell>
          <table:table-cell/>
          <table:table-cell office:value-type="string" calcext:value-type="string">
            <text:p>(Cliente,Puerto) ('127.0.0.1', 38846) Dato recibido /|1043|147 Resultado 7Horainicio15:40:06Horafinal15:40:26tiempotranscurrido 20.0240008831</text:p>
          </table:table-cell>
        </table:table-row>
        <table:table-row table:style-name="ro1">
          <table:table-cell office:value-type="string" calcext:value-type="string">
            <text:p>(Cliente,Puerto) ('127.0.0.1', 33880) Dato recibido /|1043|147 Resultado 7Horainicio16:37:07Horafinal16:37:27tiempotranscurrido 20.0173149109</text:p>
          </table:table-cell>
          <table:table-cell table:number-columns-repeated="3"/>
          <table:table-cell office:value-type="string" calcext:value-type="string">
            <text:p>(Cliente,Puerto) ('127.0.0.1', 34076) Dato recibido /|1043|147 Resultado 7Horainicio16:38:57Horafinal16:39:17tiempotranscurrido 20.0188508034</text:p>
          </table:table-cell>
          <table:table-cell/>
          <table:table-cell office:value-type="string" calcext:value-type="string">
            <text:p>(Cliente,Puerto) ('127.0.0.1', 33642) Dato recibido /|1043|147 Resultado 7Horainicio16:42:10Horafinal16:42:30tiempotranscurrido 20.0183849335</text:p>
          </table:table-cell>
          <table:table-cell/>
          <table:table-cell office:value-type="string" calcext:value-type="string">
            <text:p>(Cliente,Puerto) ('127.0.0.1', 38844) Dato recibido /|1043|147 Resultado 7Horainicio15:40:06Horafinal15:40:26tiempotranscurrido 20.0345168114</text:p>
          </table:table-cell>
        </table:table-row>
        <table:table-row table:style-name="ro1">
          <table:table-cell office:value-type="string" calcext:value-type="string">
            <text:p>(Cliente,Puerto) ('127.0.0.1', 33864) Dato recibido /|1043|147 Resultado 7Horainicio16:37:07Horafinal16:37:27tiempotranscurrido 20.0214090347</text:p>
          </table:table-cell>
          <table:table-cell table:number-columns-repeated="3"/>
          <table:table-cell office:value-type="string" calcext:value-type="string">
            <text:p>(Cliente,Puerto) ('127.0.0.1', 34072) Dato recibido /|1043|147 Resultado 7Horainicio16:38:57Horafinal16:39:17tiempotranscurrido 20.0195260048</text:p>
          </table:table-cell>
          <table:table-cell/>
          <table:table-cell office:value-type="string" calcext:value-type="string">
            <text:p>(Cliente,Puerto) ('127.0.0.1', 33646) Dato recibido /|1043|147 Resultado 7Horainicio16:42:10Horafinal16:42:30tiempotranscurrido 20.0176029205</text:p>
          </table:table-cell>
          <table:table-cell/>
          <table:table-cell office:value-type="string" calcext:value-type="string">
            <text:p>(Cliente,Puerto) ('127.0.0.1', 38854) Dato recibido /|1043|147 Resultado 7Horainicio15:40:06Horafinal15:40:26tiempotranscurrido 20.0334470272</text:p>
          </table:table-cell>
        </table:table-row>
        <table:table-row table:style-name="ro1">
          <table:table-cell office:value-type="string" calcext:value-type="string">
            <text:p>(Cliente,Puerto) ('127.0.0.1', 33862) Dato recibido /|1043|147 Resultado 7Horainicio16:37:07Horafinal16:37:27tiempotranscurrido 20.0221338272</text:p>
          </table:table-cell>
          <table:table-cell table:number-columns-repeated="3"/>
          <table:table-cell office:value-type="string" calcext:value-type="string">
            <text:p>(Cliente,Puerto) ('127.0.0.1', 34066) Dato recibido /|1043|147 Resultado 7Horainicio16:38:57Horafinal16:39:17tiempotranscurrido 20.0207941532</text:p>
          </table:table-cell>
          <table:table-cell/>
          <table:table-cell office:value-type="string" calcext:value-type="string">
            <text:p>(Cliente,Puerto) ('127.0.0.1', 33638) Dato recibido /|1043|147 Resultado 7Horainicio16:42:10Horafinal16:42:30tiempotranscurrido 20.0192790031</text:p>
          </table:table-cell>
          <table:table-cell/>
          <table:table-cell office:value-type="string" calcext:value-type="string">
            <text:p>(Cliente,Puerto) ('127.0.0.1', 38856) Dato recibido /|1043|147 Resultado 7Horainicio15:40:06Horafinal15:40:26tiempotranscurrido 20.0232992172</text:p>
          </table:table-cell>
        </table:table-row>
        <table:table-row table:style-name="ro1">
          <table:table-cell office:value-type="string" calcext:value-type="string">
            <text:p>(Cliente,Puerto) ('127.0.0.1', 33876) Dato recibido /|1043|147 Resultado 7Horainicio16:37:07Horafinal16:37:27tiempotranscurrido 20.018335104</text:p>
          </table:table-cell>
          <table:table-cell table:number-columns-repeated="3"/>
          <table:table-cell office:value-type="string" calcext:value-type="string">
            <text:p>(Cliente,Puerto) ('127.0.0.1', 34078) Dato recibido /|1043|147 Resultado 7Horainicio16:38:57Horafinal16:39:17tiempotranscurrido 20.0184760094</text:p>
          </table:table-cell>
          <table:table-cell/>
          <table:table-cell office:value-type="string" calcext:value-type="string">
            <text:p>(Cliente,Puerto) ('127.0.0.1', 33644) Dato recibido /|1043|147 Resultado 7Horainicio16:42:10Horafinal16:42:30tiempotranscurrido 20.018116951</text:p>
          </table:table-cell>
          <table:table-cell/>
          <table:table-cell office:value-type="string" calcext:value-type="string">
            <text:p>(Cliente,Puerto) ('127.0.0.1', 38864) Dato recibido /|1043|147 Resultado 7Horainicio15:40:06Horafinal15:40:26tiempotranscurrido 20.0219190121</text:p>
          </table:table-cell>
        </table:table-row>
        <table:table-row table:style-name="ro1">
          <table:table-cell office:value-type="string" calcext:value-type="string">
            <text:p>(Cliente,Puerto) ('127.0.0.1', 33874) Dato recibido /|1043|147 Resultado 7Horainicio16:37:07Horafinal16:37:27tiempotranscurrido 20.0186481476</text:p>
          </table:table-cell>
          <table:table-cell table:number-columns-repeated="3"/>
          <table:table-cell office:value-type="string" calcext:value-type="string">
            <text:p>(Cliente,Puerto) ('127.0.0.1', 34082) Dato recibido /|1043|147 Resultado 7Horainicio16:38:57Horafinal16:39:17tiempotranscurrido 20.018228054</text:p>
          </table:table-cell>
          <table:table-cell/>
          <table:table-cell office:value-type="string" calcext:value-type="string">
            <text:p>(Cliente,Puerto) ('127.0.0.1', 33634) Dato recibido /|1043|147 Resultado 7Horainicio16:42:10Horafinal16:42:30tiempotranscurrido 20.0203070641</text:p>
          </table:table-cell>
          <table:table-cell/>
          <table:table-cell office:value-type="string" calcext:value-type="string">
            <text:p>(Cliente,Puerto) ('127.0.0.1', 38878) Dato recibido /|1043|147 Resultado 7Horainicio15:40:06Horafinal15:40:26tiempotranscurrido 20.0268290043</text:p>
          </table:table-cell>
        </table:table-row>
        <table:table-row table:style-name="ro1">
          <table:table-cell office:value-type="string" calcext:value-type="string">
            <text:p>(Cliente,Puerto) ('127.0.0.1', 33878) Dato recibido /|1043|147 Resultado 7Horainicio16:37:07Horafinal16:37:27tiempotranscurrido 20.0181369781</text:p>
          </table:table-cell>
          <table:table-cell table:number-columns-repeated="3"/>
          <table:table-cell office:value-type="string" calcext:value-type="string">
            <text:p>(Cliente,Puerto) ('127.0.0.1', 34074) Dato recibido /|1043|147 Resultado 7Horainicio16:38:57Horafinal16:39:17tiempotranscurrido 20.019837141</text:p>
          </table:table-cell>
          <table:table-cell/>
          <table:table-cell office:value-type="string" calcext:value-type="string">
            <text:p>(Cliente,Puerto) ('127.0.0.1', 33660) Dato recibido /|1043|147 Resultado 7Horainicio16:42:10Horafinal16:42:30tiempotranscurrido 20.0182170868</text:p>
          </table:table-cell>
          <table:table-cell/>
          <table:table-cell office:value-type="string" calcext:value-type="string">
            <text:p>(Cliente,Puerto) ('127.0.0.1', 38882) Dato recibido /|1043|147 Resultado 7Horainicio15:40:06Horafinal15:40:26tiempotranscurrido 20.0257229805</text:p>
          </table:table-cell>
        </table:table-row>
        <table:table-row table:style-name="ro1">
          <table:table-cell office:value-type="string" calcext:value-type="string">
            <text:p>(Cliente,Puerto) ('127.0.0.1', 33868) Dato recibido /|1043|147 Resultado 7Horainicio16:37:07Horafinal16:37:27tiempotranscurrido 20.0206348896</text:p>
          </table:table-cell>
          <table:table-cell table:number-columns-repeated="3"/>
          <table:table-cell office:value-type="string" calcext:value-type="string">
            <text:p>(Cliente,Puerto) ('127.0.0.1', 34070) Dato recibido /|1043|147 Resultado 7Horainicio16:38:57Horafinal16:39:17tiempotranscurrido 20.0207488537</text:p>
          </table:table-cell>
          <table:table-cell/>
          <table:table-cell office:value-type="string" calcext:value-type="string">
            <text:p>(Cliente,Puerto) ('127.0.0.1', 33664) Dato recibido /|1043|147 Resultado 7Horainicio16:42:10Horafinal16:42:30tiempotranscurrido 20.017234087</text:p>
          </table:table-cell>
          <table:table-cell/>
          <table:table-cell office:value-type="string" calcext:value-type="string">
            <text:p>(Cliente,Puerto) ('127.0.0.1', 38870) Dato recibido /|1043|147 Resultado 7Horainicio15:40:06Horafinal15:40:26tiempotranscurrido 20.0456180573</text:p>
          </table:table-cell>
        </table:table-row>
        <table:table-row table:style-name="ro1">
          <table:table-cell office:value-type="string" calcext:value-type="string">
            <text:p>(Cliente,Puerto) ('127.0.0.1', 33870) Dato recibido /|1043|147 Resultado 7Horainicio16:37:07Horafinal16:37:27tiempotranscurrido 20.020168066</text:p>
          </table:table-cell>
          <table:table-cell table:number-columns-repeated="3"/>
          <table:table-cell office:value-type="string" calcext:value-type="string">
            <text:p>(Cliente,Puerto) ('127.0.0.1', 34068) Dato recibido /|1043|147 Resultado 7Horainicio16:38:57Horafinal16:39:17tiempotranscurrido 20.0210800171</text:p>
          </table:table-cell>
          <table:table-cell/>
          <table:table-cell office:value-type="string" calcext:value-type="string">
            <text:p>(Cliente,Puerto) ('127.0.0.1', 33658) Dato recibido /|1043|147 Resultado 7Horainicio16:42:10Horafinal16:42:30tiempotranscurrido 20.018807888</text:p>
          </table:table-cell>
          <table:table-cell/>
          <table:table-cell office:value-type="string" calcext:value-type="string">
            <text:p>(Cliente,Puerto) ('127.0.0.1', 38880) Dato recibido /|1043|147 Resultado 7Horainicio15:40:06Horafinal15:40:26tiempotranscurrido 20.0487511158</text:p>
          </table:table-cell>
        </table:table-row>
        <table:table-row table:style-name="ro1">
          <table:table-cell office:value-type="string" calcext:value-type="string">
            <text:p>(Cliente,Puerto) ('127.0.0.1', 33866) Dato recibido /|1043|147 Resultado 7Horainicio16:37:07Horafinal16:37:27tiempotranscurrido 20.0211570263</text:p>
          </table:table-cell>
          <table:table-cell table:number-columns-repeated="3"/>
          <table:table-cell office:value-type="string" calcext:value-type="string">
            <text:p>(Cliente,Puerto) ('127.0.0.1', 34088) Dato recibido /|1043|147 Resultado 7Horainicio16:38:57Horafinal16:39:17tiempotranscurrido 20.019972086</text:p>
          </table:table-cell>
          <table:table-cell/>
          <table:table-cell office:value-type="string" calcext:value-type="string">
            <text:p>(Cliente,Puerto) ('127.0.0.1', 33666) Dato recibido /|1043|147 Resultado 7Horainicio16:42:10Horafinal16:42:30tiempotranscurrido 20.0206708908</text:p>
          </table:table-cell>
          <table:table-cell/>
          <table:table-cell office:value-type="string" calcext:value-type="string">
            <text:p>(Cliente,Puerto) ('127.0.0.1', 38884) Dato recibido /|1043|147 Resultado 7Horainicio15:40:06Horafinal15:40:26tiempotranscurrido 20.0348379612</text:p>
          </table:table-cell>
        </table:table-row>
        <table:table-row table:style-name="ro1">
          <table:table-cell office:value-type="string" calcext:value-type="string">
            <text:p>(Cliente,Puerto) ('127.0.0.1', 33872) Dato recibido /|1043|147 Resultado 7Horainicio16:37:07Horafinal16:37:27tiempotranscurrido 20.0186789036</text:p>
          </table:table-cell>
          <table:table-cell table:number-columns-repeated="3"/>
          <table:table-cell office:value-type="string" calcext:value-type="string">
            <text:p>(Cliente,Puerto) ('127.0.0.1', 34086) Dato recibido /|1043|147 Resultado 7Horainicio16:38:57Horafinal16:39:17tiempotranscurrido 20.0204048157</text:p>
          </table:table-cell>
          <table:table-cell/>
          <table:table-cell office:value-type="string" calcext:value-type="string">
            <text:p>(Cliente,Puerto) ('127.0.0.1', 33654) Dato recibido /|1043|147 Resultado 7Horainicio16:42:10Horafinal16:42:30tiempotranscurrido 20.0196371078</text:p>
          </table:table-cell>
          <table:table-cell/>
          <table:table-cell office:value-type="string" calcext:value-type="string">
            <text:p>(Cliente,Puerto) ('127.0.0.1', 38902) Dato recibido /|1043|147 Resultado 7Horainicio15:40:06Horafinal15:40:26tiempotranscurrido 20.0316400528</text:p>
          </table:table-cell>
        </table:table-row>
        <table:table-row table:style-name="ro1">
          <table:table-cell office:value-type="string" calcext:value-type="string">
            <text:p>(Cliente,Puerto) ('127.0.0.1', 33884) Dato recibido /|1043|147 Resultado 7Horainicio16:37:07Horafinal16:37:27tiempotranscurrido 20.0205090046</text:p>
          </table:table-cell>
          <table:table-cell table:number-columns-repeated="3"/>
          <table:table-cell office:value-type="string" calcext:value-type="string">
            <text:p>(Cliente,Puerto) ('127.0.0.1', 34084) Dato recibido /|1043|147 Resultado 7Horainicio16:38:57Horafinal16:39:17tiempotranscurrido 20.0211379528</text:p>
          </table:table-cell>
          <table:table-cell/>
          <table:table-cell office:value-type="string" calcext:value-type="string">
            <text:p>(Cliente,Puerto) ('127.0.0.1', 33662) Dato recibido /|1043|147 Resultado 7Horainicio16:42:10Horafinal16:42:30tiempotranscurrido 20.0180220604</text:p>
          </table:table-cell>
          <table:table-cell/>
          <table:table-cell office:value-type="string" calcext:value-type="string">
            <text:p>(Cliente,Puerto) ('127.0.0.1', 38900) Dato recibido /|1043|147 Resultado 7Horainicio15:40:06Horafinal15:40:26tiempotranscurrido 20.0456659794</text:p>
          </table:table-cell>
        </table:table-row>
        <table:table-row table:style-name="ro1">
          <table:table-cell office:value-type="string" calcext:value-type="string">
            <text:p>(Cliente,Puerto) ('127.0.0.1', 33890) Dato recibido /|1043|147 Resultado 7Horainicio16:37:07Horafinal16:37:27tiempotranscurrido 20.0196568966</text:p>
          </table:table-cell>
          <table:table-cell table:number-columns-repeated="3"/>
          <table:table-cell office:value-type="string" calcext:value-type="string">
            <text:p>(Cliente,Puerto) ('127.0.0.1', 34108) Dato recibido /|1043|147 Resultado 7Horainicio16:38:57Horafinal16:39:17tiempotranscurrido 20.0165441036</text:p>
          </table:table-cell>
          <table:table-cell/>
          <table:table-cell office:value-type="string" calcext:value-type="string">
            <text:p>(Cliente,Puerto) ('127.0.0.1', 33650) Dato recibido /|1043|147 Resultado 7Horainicio16:42:10Horafinal16:42:30tiempotranscurrido 20.0207109451</text:p>
          </table:table-cell>
          <table:table-cell/>
          <table:table-cell office:value-type="string" calcext:value-type="string">
            <text:p>(Cliente,Puerto) ('127.0.0.1', 38912) Dato recibido /|1043|147 Resultado 7Horainicio15:40:06Horafinal15:40:26tiempotranscurrido 20.0317099094</text:p>
          </table:table-cell>
        </table:table-row>
        <table:table-row table:style-name="ro1">
          <table:table-cell office:value-type="string" calcext:value-type="string">
            <text:p>(Cliente,Puerto) ('127.0.0.1', 33888) Dato recibido /|1043|147 Resultado 7Horainicio16:37:07Horafinal16:37:27tiempotranscurrido 20.0202050209</text:p>
          </table:table-cell>
          <table:table-cell table:number-columns-repeated="3"/>
          <table:table-cell office:value-type="string" calcext:value-type="string">
            <text:p>(Cliente,Puerto) ('127.0.0.1', 34094) Dato recibido /|1043|147 Resultado 7Horainicio16:38:57Horafinal16:39:17tiempotranscurrido 20.0193719864</text:p>
          </table:table-cell>
          <table:table-cell/>
          <table:table-cell office:value-type="string" calcext:value-type="string">
            <text:p>(Cliente,Puerto) ('127.0.0.1', 33652) Dato recibido /|1043|147 Resultado 7Horainicio16:42:10Horafinal16:42:30tiempotranscurrido 20.0204460621</text:p>
          </table:table-cell>
          <table:table-cell/>
          <table:table-cell office:value-type="string" calcext:value-type="string">
            <text:p>(Cliente,Puerto) ('127.0.0.1', 38918) Dato recibido /|1043|147 Resultado 7Horainicio15:40:06Horafinal15:40:26tiempotranscurrido 20.0336539745</text:p>
          </table:table-cell>
        </table:table-row>
        <table:table-row table:style-name="ro1">
          <table:table-cell office:value-type="string" calcext:value-type="string">
            <text:p>(Cliente,Puerto) ('127.0.0.1', 33886) Dato recibido /|1043|147 Resultado 7Horainicio16:37:07Horafinal16:37:27tiempotranscurrido 20.020581007</text:p>
          </table:table-cell>
          <table:table-cell table:number-columns-repeated="3"/>
          <table:table-cell office:value-type="string" calcext:value-type="string">
            <text:p>(Cliente,Puerto) ('127.0.0.1', 34106) Dato recibido /|1043|147 Resultado 7Horainicio16:38:57Horafinal16:39:17tiempotranscurrido 20.0175220966</text:p>
          </table:table-cell>
          <table:table-cell/>
          <table:table-cell office:value-type="string" calcext:value-type="string">
            <text:p>(Cliente,Puerto) ('127.0.0.1', 33656) Dato recibido /|1043|147 Resultado 7Horainicio16:42:10Horafinal16:42:30tiempotranscurrido 20.0196430683</text:p>
          </table:table-cell>
          <table:table-cell/>
          <table:table-cell office:value-type="string" calcext:value-type="string">
            <text:p>(Cliente,Puerto) ('127.0.0.1', 38928) Dato recibido /|1043|147 Resultado 7Horainicio15:40:06Horafinal15:40:26tiempotranscurrido 20.0333478451</text:p>
          </table:table-cell>
        </table:table-row>
        <table:table-row table:style-name="ro1">
          <table:table-cell office:value-type="string" calcext:value-type="string">
            <text:p>(Cliente,Puerto) ('127.0.0.1', 33894) Dato recibido /|1043|147 Resultado 7Horainicio16:37:07Horafinal16:37:27tiempotranscurrido 20.0194909573</text:p>
          </table:table-cell>
          <table:table-cell table:number-columns-repeated="3"/>
          <table:table-cell office:value-type="string" calcext:value-type="string">
            <text:p>(Cliente,Puerto) ('127.0.0.1', 34102) Dato recibido /|1043|147 Resultado 7Horainicio16:38:57Horafinal16:39:17tiempotranscurrido 20.0183842182</text:p>
          </table:table-cell>
          <table:table-cell/>
          <table:table-cell office:value-type="string" calcext:value-type="string">
            <text:p>(Cliente,Puerto) ('127.0.0.1', 33672) Dato recibido /|1043|147 Resultado 7Horainicio16:42:10Horafinal16:42:30tiempotranscurrido 20.0192689896</text:p>
          </table:table-cell>
          <table:table-cell/>
          <table:table-cell office:value-type="string" calcext:value-type="string">
            <text:p>(Cliente,Puerto) ('127.0.0.1', 38936) Dato recibido /|1043|147 Resultado 7Horainicio15:40:06Horafinal15:40:26tiempotranscurrido 20.0338859558</text:p>
          </table:table-cell>
        </table:table-row>
        <table:table-row table:style-name="ro1">
          <table:table-cell office:value-type="string" calcext:value-type="string">
            <text:p>(Cliente,Puerto) ('127.0.0.1', 33892) Dato recibido /|1043|147 Resultado 7Horainicio16:37:07Horafinal16:37:27tiempotranscurrido 20.0199320316</text:p>
          </table:table-cell>
          <table:table-cell table:number-columns-repeated="3"/>
          <table:table-cell office:value-type="string" calcext:value-type="string">
            <text:p>(Cliente,Puerto) ('127.0.0.1', 34090) Dato recibido /|1043|147 Resultado 7Horainicio16:38:57Horafinal16:39:17tiempotranscurrido 20.0205409527</text:p>
          </table:table-cell>
          <table:table-cell/>
          <table:table-cell office:value-type="string" calcext:value-type="string">
            <text:p>(Cliente,Puerto) ('127.0.0.1', 33670) Dato recibido /|1043|147 Resultado 7Horainicio16:42:10Horafinal16:42:30tiempotranscurrido 20.0197589397</text:p>
          </table:table-cell>
          <table:table-cell/>
          <table:table-cell office:value-type="string" calcext:value-type="string">
            <text:p>(Cliente,Puerto) ('127.0.0.1', 38938) Dato recibido /|1043|147 Resultado 7Horainicio15:40:06Horafinal15:40:26tiempotranscurrido 20.031639099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096) Dato recibido /|1043|147 Resultado 7Horainicio16:38:57Horafinal16:39:17tiempotranscurrido 20.0209131241</text:p>
          </table:table-cell>
          <table:table-cell/>
          <table:table-cell office:value-type="string" calcext:value-type="string">
            <text:p>(Cliente,Puerto) ('127.0.0.1', 33668) Dato recibido /|1043|147 Resultado 7Horainicio16:42:10Horafinal16:42:30tiempotranscurrido 20.0202288628</text:p>
          </table:table-cell>
          <table:table-cell/>
          <table:table-cell office:value-type="string" calcext:value-type="string">
            <text:p>(Cliente,Puerto) ('127.0.0.1', 38956) Dato recibido /|1043|147 Resultado 7Horainicio15:40:06Horafinal15:40:26tiempotranscurrido 20.03150606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098) Dato recibido /|1043|147 Resultado 7Horainicio16:38:57Horafinal16:39:17tiempotranscurrido 20.0213360786</text:p>
          </table:table-cell>
          <table:table-cell/>
          <table:table-cell office:value-type="string" calcext:value-type="string">
            <text:p>(Cliente,Puerto) ('127.0.0.1', 33684) Dato recibido /|1043|147 Resultado 7Horainicio16:42:10Horafinal16:42:30tiempotranscurrido 20.0198431015</text:p>
          </table:table-cell>
          <table:table-cell/>
          <table:table-cell office:value-type="string" calcext:value-type="string">
            <text:p>(Cliente,Puerto) ('127.0.0.1', 38958) Dato recibido /|1043|147 Resultado 7Horainicio15:40:06Horafinal15:40:26tiempotranscurrido 20.041456937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092) Dato recibido /|1043|147 Resultado 7Horainicio16:38:57Horafinal16:39:17tiempotranscurrido 20.0233561993</text:p>
          </table:table-cell>
          <table:table-cell/>
          <table:table-cell office:value-type="string" calcext:value-type="string">
            <text:p>(Cliente,Puerto) ('127.0.0.1', 33674) Dato recibido /|1043|147 Resultado 7Horainicio16:42:10Horafinal16:42:30tiempotranscurrido 20.0190768242</text:p>
          </table:table-cell>
          <table:table-cell/>
          <table:table-cell office:value-type="string" calcext:value-type="string">
            <text:p>(Cliente,Puerto) ('127.0.0.1', 38966) Dato recibido /|1043|147 Resultado 7Horainicio15:40:06Horafinal15:40:26tiempotranscurrido 20.051805973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104) Dato recibido /|1043|147 Resultado 7Horainicio16:38:57Horafinal16:39:17tiempotranscurrido 20.0204122066</text:p>
          </table:table-cell>
          <table:table-cell/>
          <table:table-cell office:value-type="string" calcext:value-type="string">
            <text:p>(Cliente,Puerto) ('127.0.0.1', 33648) Dato recibido /|1043|147 Resultado 7Horainicio16:42:10Horafinal16:42:30tiempotranscurrido 20.0206959248</text:p>
          </table:table-cell>
          <table:table-cell/>
          <table:table-cell office:value-type="string" calcext:value-type="string">
            <text:p>(Cliente,Puerto) ('127.0.0.1', 38982) Dato recibido /|1043|147 Resultado 7Horainicio15:40:06Horafinal15:40:26tiempotranscurrido 20.03315901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100) Dato recibido /|1043|147 Resultado 7Horainicio16:38:57Horafinal16:39:17tiempotranscurrido 20.0216739178</text:p>
          </table:table-cell>
          <table:table-cell/>
          <table:table-cell office:value-type="string" calcext:value-type="string">
            <text:p>(Cliente,Puerto) ('127.0.0.1', 33752) Dato recibido /|1043|147 Resultado 7Horainicio16:42:10Horafinal16:42:30tiempotranscurrido 20.0184988976</text:p>
          </table:table-cell>
          <table:table-cell/>
          <table:table-cell office:value-type="string" calcext:value-type="string">
            <text:p>(Cliente,Puerto) ('127.0.0.1', 38980) Dato recibido /|1043|147 Resultado 7Horainicio15:40:06Horafinal15:40:26tiempotranscurrido 20.046983957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110) Dato recibido /|1043|147 Resultado 7Horainicio16:38:57Horafinal16:39:17tiempotranscurrido 20.0204889774</text:p>
          </table:table-cell>
          <table:table-cell/>
          <table:table-cell office:value-type="string" calcext:value-type="string">
            <text:p>(Cliente,Puerto) ('127.0.0.1', 33682) Dato recibido /|1043|147 Resultado 7Horainicio16:42:10Horafinal16:42:30tiempotranscurrido 20.0220191479</text:p>
          </table:table-cell>
          <table:table-cell/>
          <table:table-cell office:value-type="string" calcext:value-type="string">
            <text:p>(Cliente,Puerto) ('127.0.0.1', 38984) Dato recibido /|1043|147 Resultado 7Horainicio15:40:06Horafinal15:40:26tiempotranscurrido 20.03225302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116) Dato recibido /|1043|147 Resultado 7Horainicio16:38:57Horafinal16:39:17tiempotranscurrido 20.019796133</text:p>
          </table:table-cell>
          <table:table-cell/>
          <table:table-cell office:value-type="string" calcext:value-type="string">
            <text:p>(Cliente,Puerto) ('127.0.0.1', 33678) Dato recibido /|1043|147 Resultado 7Horainicio16:42:10Horafinal16:42:30tiempotranscurrido 20.0228898525</text:p>
          </table:table-cell>
          <table:table-cell/>
          <table:table-cell office:value-type="string" calcext:value-type="string">
            <text:p>(Cliente,Puerto) ('127.0.0.1', 38986) Dato recibido /|1043|147 Resultado 7Horainicio15:40:06Horafinal15:40:26tiempotranscurrido 20.03763318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112) Dato recibido /|1043|147 Resultado 7Horainicio16:38:57Horafinal16:39:17tiempotranscurrido 20.0216770172</text:p>
          </table:table-cell>
          <table:table-cell/>
          <table:table-cell office:value-type="string" calcext:value-type="string">
            <text:p>(Cliente,Puerto) ('127.0.0.1', 33676) Dato recibido /|1043|147 Resultado 7Horainicio16:42:10Horafinal16:42:30tiempotranscurrido 20.0187180042</text:p>
          </table:table-cell>
          <table:table-cell/>
          <table:table-cell office:value-type="string" calcext:value-type="string">
            <text:p>(Cliente,Puerto) ('127.0.0.1', 38988) Dato recibido /|1043|147 Resultado 7Horainicio15:40:06Horafinal15:40:26tiempotranscurrido 20.028096914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114) Dato recibido /|1043|147 Resultado 7Horainicio16:38:57Horafinal16:39:17tiempotranscurrido 20.0213549137</text:p>
          </table:table-cell>
          <table:table-cell/>
          <table:table-cell office:value-type="string" calcext:value-type="string">
            <text:p>(Cliente,Puerto) ('127.0.0.1', 33686) Dato recibido /|1043|147 Resultado 7Horainicio16:42:10Horafinal16:42:30tiempotranscurrido 20.0210118294</text:p>
          </table:table-cell>
          <table:table-cell/>
          <table:table-cell office:value-type="string" calcext:value-type="string">
            <text:p>(Cliente,Puerto) ('127.0.0.1', 38996) Dato recibido /|1043|147 Resultado 7Horainicio15:40:06Horafinal15:40:26tiempotranscurrido 20.026279926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120) Dato recibido /|1043|147 Resultado 7Horainicio16:38:57Horafinal16:39:17tiempotranscurrido 20.0196499825</text:p>
          </table:table-cell>
          <table:table-cell/>
          <table:table-cell office:value-type="string" calcext:value-type="string">
            <text:p>(Cliente,Puerto) ('127.0.0.1', 33750) Dato recibido /|1043|147 Resultado 7Horainicio16:42:10Horafinal16:42:30tiempotranscurrido 20.0197570324</text:p>
          </table:table-cell>
          <table:table-cell/>
          <table:table-cell office:value-type="string" calcext:value-type="string">
            <text:p>(Cliente,Puerto) ('127.0.0.1', 39020) Dato recibido /|1043|147 Resultado 7Horainicio15:40:06Horafinal15:40:26tiempotranscurrido 20.024742841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118) Dato recibido /|1043|147 Resultado 7Horainicio16:38:57Horafinal16:39:17tiempotranscurrido 20.0202639103</text:p>
          </table:table-cell>
          <table:table-cell/>
          <table:table-cell office:value-type="string" calcext:value-type="string">
            <text:p>(Cliente,Puerto) ('127.0.0.1', 33680) Dato recibido /|1043|147 Resultado 7Horainicio16:42:10Horafinal16:42:30tiempotranscurrido 20.0233747959</text:p>
          </table:table-cell>
          <table:table-cell/>
          <table:table-cell office:value-type="string" calcext:value-type="string">
            <text:p>(Cliente,Puerto) ('127.0.0.1', 39030) Dato recibido /|1043|147 Resultado 7Horainicio15:40:06Horafinal15:40:26tiempotranscurrido 20.029747009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122) Dato recibido /|1043|147 Resultado 7Horainicio16:38:57Horafinal16:39:17tiempotranscurrido 20.0198359489</text:p>
          </table:table-cell>
          <table:table-cell/>
          <table:table-cell office:value-type="string" calcext:value-type="string">
            <text:p>(Cliente,Puerto) ('127.0.0.1', 33688) Dato recibido /|1043|147 Resultado 7Horainicio16:42:10Horafinal16:42:30tiempotranscurrido 20.0208070278</text:p>
          </table:table-cell>
          <table:table-cell/>
          <table:table-cell office:value-type="string" calcext:value-type="string">
            <text:p>(Cliente,Puerto) ('127.0.0.1', 38998) Dato recibido /|1043|147 Resultado 7Horainicio15:40:06Horafinal15:40:26tiempotranscurrido 20.044202089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128) Dato recibido /|1043|147 Resultado 7Horainicio16:38:57Horafinal16:39:17tiempotranscurrido 20.0176689625</text:p>
          </table:table-cell>
          <table:table-cell/>
          <table:table-cell office:value-type="string" calcext:value-type="string">
            <text:p>(Cliente,Puerto) ('127.0.0.1', 33758) Dato recibido /|1043|147 Resultado 7Horainicio16:42:10Horafinal16:42:30tiempotranscurrido 20.0187368393</text:p>
          </table:table-cell>
          <table:table-cell/>
          <table:table-cell office:value-type="string" calcext:value-type="string">
            <text:p>(Cliente,Puerto) ('127.0.0.1', 39028) Dato recibido /|1043|147 Resultado 7Horainicio15:40:06Horafinal15:40:26tiempotranscurrido 20.040921926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124) Dato recibido /|1043|147 Resultado 7Horainicio16:38:57Horafinal16:39:17tiempotranscurrido 20.0189340115</text:p>
          </table:table-cell>
          <table:table-cell/>
          <table:table-cell office:value-type="string" calcext:value-type="string">
            <text:p>(Cliente,Puerto) ('127.0.0.1', 33754) Dato recibido /|1043|147 Resultado 7Horainicio16:42:10Horafinal16:42:30tiempotranscurrido 20.0195019245</text:p>
          </table:table-cell>
          <table:table-cell/>
          <table:table-cell office:value-type="string" calcext:value-type="string">
            <text:p>(Cliente,Puerto) ('127.0.0.1', 39056) Dato recibido /|1043|147 Resultado 7Horainicio15:40:06Horafinal15:40:26tiempotranscurrido 20.028011798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130) Dato recibido /|1043|147 Resultado 7Horainicio16:38:57Horafinal16:39:17tiempotranscurrido 20.0178930759</text:p>
          </table:table-cell>
          <table:table-cell/>
          <table:table-cell office:value-type="string" calcext:value-type="string">
            <text:p>(Cliente,Puerto) ('127.0.0.1', 33748) Dato recibido /|1043|147 Resultado 7Horainicio16:42:10Horafinal16:42:30tiempotranscurrido 20.0204930305</text:p>
          </table:table-cell>
          <table:table-cell/>
          <table:table-cell office:value-type="string" calcext:value-type="string">
            <text:p>(Cliente,Puerto) ('127.0.0.1', 39062) Dato recibido /|1043|147 Resultado 7Horainicio15:40:06Horafinal15:40:26tiempotranscurrido 20.025099992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126) Dato recibido /|1043|147 Resultado 7Horainicio16:38:57Horafinal16:39:17tiempotranscurrido 20.0187208652</text:p>
          </table:table-cell>
          <table:table-cell/>
          <table:table-cell office:value-type="string" calcext:value-type="string">
            <text:p>(Cliente,Puerto) ('127.0.0.1', 33756) Dato recibido /|1043|147 Resultado 7Horainicio16:42:10Horafinal16:42:30tiempotranscurrido 20.0192270279</text:p>
          </table:table-cell>
          <table:table-cell/>
          <table:table-cell office:value-type="string" calcext:value-type="string">
            <text:p>(Cliente,Puerto) ('127.0.0.1', 39064) Dato recibido /|1043|147 Resultado 7Horainicio15:40:06Horafinal15:40:26tiempotranscurrido 20.034489154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134) Dato recibido /|1043|147 Resultado 7Horainicio16:38:57Horafinal16:39:17tiempotranscurrido 20.0186100006</text:p>
          </table:table-cell>
          <table:table-cell/>
          <table:table-cell office:value-type="string" calcext:value-type="string">
            <text:p>(Cliente,Puerto) ('127.0.0.1', 33766) Dato recibido /|1043|147 Resultado 7Horainicio16:42:10Horafinal16:42:30tiempotranscurrido 20.0190320015</text:p>
          </table:table-cell>
          <table:table-cell/>
          <table:table-cell office:value-type="string" calcext:value-type="string">
            <text:p>(Cliente,Puerto) ('127.0.0.1', 39068) Dato recibido /|1043|147 Resultado 7Horainicio15:40:06Horafinal15:40:26tiempotranscurrido 20.022822856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136) Dato recibido /|1043|147 Resultado 7Horainicio16:38:57Horafinal16:39:17tiempotranscurrido 20.0199811459</text:p>
          </table:table-cell>
          <table:table-cell/>
          <table:table-cell office:value-type="string" calcext:value-type="string">
            <text:p>(Cliente,Puerto) ('127.0.0.1', 33762) Dato recibido /|1043|147 Resultado 7Horainicio16:42:10Horafinal16:42:30tiempotranscurrido 20.0197811127</text:p>
          </table:table-cell>
          <table:table-cell/>
          <table:table-cell office:value-type="string" calcext:value-type="string">
            <text:p>(Cliente,Puerto) ('127.0.0.1', 39066) Dato recibido /|1043|147 Resultado 7Horainicio15:40:06Horafinal15:40:26tiempotranscurrido 20.041134834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132) Dato recibido /|1043|147 Resultado 7Horainicio16:38:57Horafinal16:39:17tiempotranscurrido 20.0207250118</text:p>
          </table:table-cell>
          <table:table-cell/>
          <table:table-cell office:value-type="string" calcext:value-type="string">
            <text:p>(Cliente,Puerto) ('127.0.0.1', 33770) Dato recibido /|1043|147 Resultado 7Horainicio16:42:10Horafinal16:42:30tiempotranscurrido 20.0187439919</text:p>
          </table:table-cell>
          <table:table-cell/>
          <table:table-cell office:value-type="string" calcext:value-type="string">
            <text:p>(Cliente,Puerto) ('127.0.0.1', 39084) Dato recibido /|1043|147 Resultado 7Horainicio15:40:06Horafinal15:40:26tiempotranscurrido 20.035573959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142) Dato recibido /|1043|147 Resultado 7Horainicio16:38:57Horafinal16:39:17tiempotranscurrido 20.0182628632</text:p>
          </table:table-cell>
          <table:table-cell/>
          <table:table-cell office:value-type="string" calcext:value-type="string">
            <text:p>(Cliente,Puerto) ('127.0.0.1', 33772) Dato recibido /|1043|147 Resultado 7Horainicio16:42:10Horafinal16:42:30tiempotranscurrido 20.0182991028</text:p>
          </table:table-cell>
          <table:table-cell/>
          <table:table-cell office:value-type="string" calcext:value-type="string">
            <text:p>(Cliente,Puerto) ('127.0.0.1', 39086) Dato recibido /|1043|147 Resultado 7Horainicio15:40:06Horafinal15:40:26tiempotranscurrido 20.036287069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138) Dato recibido /|1043|147 Resultado 7Horainicio16:38:57Horafinal16:39:17tiempotranscurrido 20.0209479332</text:p>
          </table:table-cell>
          <table:table-cell/>
          <table:table-cell office:value-type="string" calcext:value-type="string">
            <text:p>(Cliente,Puerto) ('127.0.0.1', 33760) Dato recibido /|1043|147 Resultado 7Horainicio16:42:10Horafinal16:42:30tiempotranscurrido 20.020565033</text:p>
          </table:table-cell>
          <table:table-cell/>
          <table:table-cell office:value-type="string" calcext:value-type="string">
            <text:p>(Cliente,Puerto) ('127.0.0.1', 39088) Dato recibido /|1043|147 Resultado 7Horainicio15:40:06Horafinal15:40:26tiempotranscurrido 20.024389982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144) Dato recibido /|1043|147 Resultado 7Horainicio16:38:57Horafinal16:39:17tiempotranscurrido 20.0205349922</text:p>
          </table:table-cell>
          <table:table-cell/>
          <table:table-cell office:value-type="string" calcext:value-type="string">
            <text:p>(Cliente,Puerto) ('127.0.0.1', 33764) Dato recibido /|1043|147 Resultado 7Horainicio16:42:10Horafinal16:42:30tiempotranscurrido 20.019796133</text:p>
          </table:table-cell>
          <table:table-cell/>
          <table:table-cell office:value-type="string" calcext:value-type="string">
            <text:p>(Cliente,Puerto) ('127.0.0.1', 39090) Dato recibido /|1043|147 Resultado 7Horainicio15:40:06Horafinal15:40:26tiempotranscurrido 20.024677038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140) Dato recibido /|1043|147 Resultado 7Horainicio16:38:57Horafinal16:39:17tiempotranscurrido 20.02196908</text:p>
          </table:table-cell>
          <table:table-cell/>
          <table:table-cell office:value-type="string" calcext:value-type="string">
            <text:p>(Cliente,Puerto) ('127.0.0.1', 33768) Dato recibido /|1043|147 Resultado 7Horainicio16:42:10Horafinal16:42:30tiempotranscurrido 20.0188651085</text:p>
          </table:table-cell>
          <table:table-cell/>
          <table:table-cell office:value-type="string" calcext:value-type="string">
            <text:p>(Cliente,Puerto) ('127.0.0.1', 39096) Dato recibido /|1043|147 Resultado 7Horainicio15:40:06Horafinal15:40:27tiempotranscurrido 20.028690099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148) Dato recibido /|1043|147 Resultado 7Horainicio16:38:57Horafinal16:39:17tiempotranscurrido 20.019149065</text:p>
          </table:table-cell>
          <table:table-cell/>
          <table:table-cell office:value-type="string" calcext:value-type="string">
            <text:p>(Cliente,Puerto) ('127.0.0.1', 33784) Dato recibido /|1043|147 Resultado 7Horainicio16:42:10Horafinal16:42:30tiempotranscurrido 20.0181398392</text:p>
          </table:table-cell>
          <table:table-cell/>
          <table:table-cell office:value-type="string" calcext:value-type="string">
            <text:p>(Cliente,Puerto) ('127.0.0.1', 39100) Dato recibido /|1043|147 Resultado 7Horainicio15:40:06Horafinal15:40:27tiempotranscurrido 20.034198045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150) Dato recibido /|1043|147 Resultado 7Horainicio16:38:57Horafinal16:39:17tiempotranscurrido 20.019359827</text:p>
          </table:table-cell>
          <table:table-cell/>
          <table:table-cell office:value-type="string" calcext:value-type="string">
            <text:p>(Cliente,Puerto) ('127.0.0.1', 33774) Dato recibido /|1043|147 Resultado 7Horainicio16:42:10Horafinal16:42:30tiempotranscurrido 20.0219860077</text:p>
          </table:table-cell>
          <table:table-cell/>
          <table:table-cell office:value-type="string" calcext:value-type="string">
            <text:p>(Cliente,Puerto) ('127.0.0.1', 39102) Dato recibido /|1043|147 Resultado 7Horainicio15:40:06Horafinal15:40:27tiempotranscurrido 20.025831937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152) Dato recibido /|1043|147 Resultado 7Horainicio16:38:57Horafinal16:39:17tiempotranscurrido 20.0193660259</text:p>
          </table:table-cell>
          <table:table-cell/>
          <table:table-cell office:value-type="string" calcext:value-type="string">
            <text:p>(Cliente,Puerto) ('127.0.0.1', 33780) Dato recibido /|1043|147 Resultado 7Horainicio16:42:10Horafinal16:42:30tiempotranscurrido 20.0189960003</text:p>
          </table:table-cell>
          <table:table-cell/>
          <table:table-cell office:value-type="string" calcext:value-type="string">
            <text:p>(Cliente,Puerto) ('127.0.0.1', 39106) Dato recibido /|1043|147 Resultado 7Horainicio15:40:07Horafinal15:40:27tiempotranscurrido 20.023450851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146) Dato recibido /|1043|147 Resultado 7Horainicio16:38:57Horafinal16:39:17tiempotranscurrido 20.019630909</text:p>
          </table:table-cell>
          <table:table-cell/>
          <table:table-cell office:value-type="string" calcext:value-type="string">
            <text:p>(Cliente,Puerto) ('127.0.0.1', 33776) Dato recibido /|1043|147 Resultado 7Horainicio16:42:10Horafinal16:42:30tiempotranscurrido 20.019963026</text:p>
          </table:table-cell>
          <table:table-cell/>
          <table:table-cell office:value-type="string" calcext:value-type="string">
            <text:p>(Cliente,Puerto) ('127.0.0.1', 39098) Dato recibido /|1043|147 Resultado 7Horainicio15:40:06Horafinal15:40:27tiempotranscurrido 20.05058789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154) Dato recibido /|1043|147 Resultado 7Horainicio16:38:57Horafinal16:39:17tiempotranscurrido 20.0194449425</text:p>
          </table:table-cell>
          <table:table-cell/>
          <table:table-cell office:value-type="string" calcext:value-type="string">
            <text:p>(Cliente,Puerto) ('127.0.0.1', 33788) Dato recibido /|1043|147 Resultado 7Horainicio16:42:10Horafinal16:42:30tiempotranscurrido 20.0177118778</text:p>
          </table:table-cell>
          <table:table-cell/>
          <table:table-cell office:value-type="string" calcext:value-type="string">
            <text:p>(Cliente,Puerto) ('127.0.0.1', 39108) Dato recibido /|1043|147 Resultado 7Horainicio15:40:07Horafinal15:40:27tiempotranscurrido 20.024523019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156) Dato recibido /|1043|147 Resultado 7Horainicio16:38:57Horafinal16:39:17tiempotranscurrido 20.0188369751</text:p>
          </table:table-cell>
          <table:table-cell/>
          <table:table-cell office:value-type="string" calcext:value-type="string">
            <text:p>(Cliente,Puerto) ('127.0.0.1', 33782) Dato recibido /|1043|147 Resultado 7Horainicio16:42:10Horafinal16:42:30tiempotranscurrido 20.0189070702</text:p>
          </table:table-cell>
          <table:table-cell/>
          <table:table-cell office:value-type="string" calcext:value-type="string">
            <text:p>(Cliente,Puerto) ('127.0.0.1', 39104) Dato recibido /|1043|147 Resultado 7Horainicio15:40:06Horafinal15:40:27tiempotranscurrido 20.047058820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164) Dato recibido /|1043|147 Resultado 7Horainicio16:38:57Horafinal16:39:17tiempotranscurrido 20.0196769238</text:p>
          </table:table-cell>
          <table:table-cell/>
          <table:table-cell office:value-type="string" calcext:value-type="string">
            <text:p>(Cliente,Puerto) ('127.0.0.1', 33804) Dato recibido /|1043|147 Resultado 7Horainicio16:42:10Horafinal16:42:30tiempotranscurrido 20.0189650059</text:p>
          </table:table-cell>
          <table:table-cell/>
          <table:table-cell office:value-type="string" calcext:value-type="string">
            <text:p>(Cliente,Puerto) ('127.0.0.1', 39112) Dato recibido /|1043|147 Resultado 7Horainicio15:40:07Horafinal15:40:27tiempotranscurrido 20.043143987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162) Dato recibido /|1043|147 Resultado 7Horainicio16:38:57Horafinal16:39:17tiempotranscurrido 20.0209131241</text:p>
          </table:table-cell>
          <table:table-cell/>
          <table:table-cell office:value-type="string" calcext:value-type="string">
            <text:p>(Cliente,Puerto) ('127.0.0.1', 33790) Dato recibido /|1043|147 Resultado 7Horainicio16:42:10Horafinal16:42:30tiempotranscurrido 20.022162199</text:p>
          </table:table-cell>
          <table:table-cell/>
          <table:table-cell office:value-type="string" calcext:value-type="string">
            <text:p>(Cliente,Puerto) ('127.0.0.1', 39116) Dato recibido /|1043|147 Resultado 7Horainicio15:40:07Horafinal15:40:27tiempotranscurrido 20.02446103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170) Dato recibido /|1043|147 Resultado 7Horainicio16:38:57Horafinal16:39:17tiempotranscurrido 20.0205719471</text:p>
          </table:table-cell>
          <table:table-cell/>
          <table:table-cell office:value-type="string" calcext:value-type="string">
            <text:p>(Cliente,Puerto) ('127.0.0.1', 33798) Dato recibido /|1043|147 Resultado 7Horainicio16:42:10Horafinal16:42:30tiempotranscurrido 20.0191500187</text:p>
          </table:table-cell>
          <table:table-cell/>
          <table:table-cell office:value-type="string" calcext:value-type="string">
            <text:p>(Cliente,Puerto) ('127.0.0.1', 39110) Dato recibido /|1043|147 Resultado 7Horainicio15:40:07Horafinal15:40:27tiempotranscurrido 20.05917906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176) Dato recibido /|1043|147 Resultado 7Horainicio16:38:57Horafinal16:39:17tiempotranscurrido 20.0197050571</text:p>
          </table:table-cell>
          <table:table-cell/>
          <table:table-cell office:value-type="string" calcext:value-type="string">
            <text:p>(Cliente,Puerto) ('127.0.0.1', 33810) Dato recibido /|1043|147 Resultado 7Horainicio16:42:10Horafinal16:42:30tiempotranscurrido 20.0172810555</text:p>
          </table:table-cell>
          <table:table-cell/>
          <table:table-cell office:value-type="string" calcext:value-type="string">
            <text:p>(Cliente,Puerto) ('127.0.0.1', 39114) Dato recibido /|1043|147 Resultado 7Horainicio15:40:07Horafinal15:40:27tiempotranscurrido 20.045168876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166) Dato recibido /|1043|147 Resultado 7Horainicio16:38:57Horafinal16:39:17tiempotranscurrido 20.0221810341</text:p>
          </table:table-cell>
          <table:table-cell/>
          <table:table-cell office:value-type="string" calcext:value-type="string">
            <text:p>(Cliente,Puerto) ('127.0.0.1', 33778) Dato recibido /|1043|147 Resultado 7Horainicio16:42:10Horafinal16:42:30tiempotranscurrido 20.0195758343</text:p>
          </table:table-cell>
          <table:table-cell/>
          <table:table-cell office:value-type="string" calcext:value-type="string">
            <text:p>(Cliente,Puerto) ('127.0.0.1', 39118) Dato recibido /|1043|147 Resultado 7Horainicio15:40:07Horafinal15:40:27tiempotranscurrido 20.034674882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178) Dato recibido /|1043|147 Resultado 7Horainicio16:38:57Horafinal16:39:17tiempotranscurrido 20.0199489594</text:p>
          </table:table-cell>
          <table:table-cell/>
          <table:table-cell office:value-type="string" calcext:value-type="string">
            <text:p>(Cliente,Puerto) ('127.0.0.1', 33812) Dato recibido /|1043|147 Resultado 7Horainicio16:42:10Horafinal16:42:30tiempotranscurrido 20.0214138031</text:p>
          </table:table-cell>
          <table:table-cell/>
          <table:table-cell office:value-type="string" calcext:value-type="string">
            <text:p>(Cliente,Puerto) ('127.0.0.1', 39190) Dato recibido /|1043|147 Resultado 7Horainicio15:40:07Horafinal15:40:27tiempotranscurrido 20.02560305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168) Dato recibido /|1043|147 Resultado 7Horainicio16:38:57Horafinal16:39:17tiempotranscurrido 20.0224061012</text:p>
          </table:table-cell>
          <table:table-cell/>
          <table:table-cell office:value-type="string" calcext:value-type="string">
            <text:p>(Cliente,Puerto) ('127.0.0.1', 33808) Dato recibido /|1043|147 Resultado 7Horainicio16:42:10Horafinal16:42:30tiempotranscurrido 20.0193150043</text:p>
          </table:table-cell>
          <table:table-cell/>
          <table:table-cell office:value-type="string" calcext:value-type="string">
            <text:p>(Cliente,Puerto) ('127.0.0.1', 39192) Dato recibido /|1043|147 Resultado 7Horainicio15:40:07Horafinal15:40:27tiempotranscurrido 20.02950191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172) Dato recibido /|1043|147 Resultado 7Horainicio16:38:57Horafinal16:39:17tiempotranscurrido 20.021296978</text:p>
          </table:table-cell>
          <table:table-cell/>
          <table:table-cell office:value-type="string" calcext:value-type="string">
            <text:p>(Cliente,Puerto) ('127.0.0.1', 33802) Dato recibido /|1043|147 Resultado 7Horainicio16:42:10Horafinal16:42:30tiempotranscurrido 20.0203800201</text:p>
          </table:table-cell>
          <table:table-cell/>
          <table:table-cell office:value-type="string" calcext:value-type="string">
            <text:p>(Cliente,Puerto) ('127.0.0.1', 39174) Dato recibido /|1043|147 Resultado 7Horainicio15:40:07Horafinal15:40:27tiempotranscurrido 20.048489093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160) Dato recibido /|1043|147 Resultado 7Horainicio16:38:57Horafinal16:39:17tiempotranscurrido 20.0238208771</text:p>
          </table:table-cell>
          <table:table-cell/>
          <table:table-cell office:value-type="string" calcext:value-type="string">
            <text:p>(Cliente,Puerto) ('127.0.0.1', 33806) Dato recibido /|1043|147 Resultado 7Horainicio16:42:10Horafinal16:42:30tiempotranscurrido 20.0198390484</text:p>
          </table:table-cell>
          <table:table-cell/>
          <table:table-cell office:value-type="string" calcext:value-type="string">
            <text:p>(Cliente,Puerto) ('127.0.0.1', 39200) Dato recibido /|1043|147 Resultado 7Horainicio15:40:07Horafinal15:40:27tiempotranscurrido 20.032264947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182) Dato recibido /|1043|147 Resultado 7Horainicio16:38:57Horafinal16:39:17tiempotranscurrido 20.0202147961</text:p>
          </table:table-cell>
          <table:table-cell/>
          <table:table-cell office:value-type="string" calcext:value-type="string">
            <text:p>(Cliente,Puerto) ('127.0.0.1', 33794) Dato recibido /|1043|147 Resultado 7Horainicio16:42:10Horafinal16:42:30tiempotranscurrido 20.0218579769</text:p>
          </table:table-cell>
          <table:table-cell/>
          <table:table-cell office:value-type="string" calcext:value-type="string">
            <text:p>(Cliente,Puerto) ('127.0.0.1', 39202) Dato recibido /|1043|147 Resultado 7Horainicio15:40:07Horafinal15:40:27tiempotranscurrido 20.041043043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198) Dato recibido /|1043|147 Resultado 7Horainicio16:38:57Horafinal16:39:17tiempotranscurrido 20.0169439316</text:p>
          </table:table-cell>
          <table:table-cell/>
          <table:table-cell office:value-type="string" calcext:value-type="string">
            <text:p>(Cliente,Puerto) ('127.0.0.1', 33796) Dato recibido /|1043|147 Resultado 7Horainicio16:42:10Horafinal16:42:30tiempotranscurrido 20.0214848518</text:p>
          </table:table-cell>
          <table:table-cell/>
          <table:table-cell office:value-type="string" calcext:value-type="string">
            <text:p>(Cliente,Puerto) ('127.0.0.1', 39208) Dato recibido /|1043|147 Resultado 7Horainicio15:40:07Horafinal15:40:27tiempotranscurrido 20.0307140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180) Dato recibido /|1043|147 Resultado 7Horainicio16:38:57Horafinal16:39:17tiempotranscurrido 20.0206270218</text:p>
          </table:table-cell>
          <table:table-cell/>
          <table:table-cell office:value-type="string" calcext:value-type="string">
            <text:p>(Cliente,Puerto) ('127.0.0.1', 33800) Dato recibido /|1043|147 Resultado 7Horainicio16:42:10Horafinal16:42:30tiempotranscurrido 20.0210361481</text:p>
          </table:table-cell>
          <table:table-cell/>
          <table:table-cell office:value-type="string" calcext:value-type="string">
            <text:p>(Cliente,Puerto) ('127.0.0.1', 39206) Dato recibido /|1043|147 Resultado 7Horainicio15:40:07Horafinal15:40:27tiempotranscurrido 20.039016962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194) Dato recibido /|1043|147 Resultado 7Horainicio16:38:57Horafinal16:39:17tiempotranscurrido 20.0184149742</text:p>
          </table:table-cell>
          <table:table-cell/>
          <table:table-cell office:value-type="string" calcext:value-type="string">
            <text:p>(Cliente,Puerto) ('127.0.0.1', 33792) Dato recibido /|1043|147 Resultado 7Horainicio16:42:10Horafinal16:42:30tiempotranscurrido 20.0227820873</text:p>
          </table:table-cell>
          <table:table-cell/>
          <table:table-cell office:value-type="string" calcext:value-type="string">
            <text:p>(Cliente,Puerto) ('127.0.0.1', 39212) Dato recibido /|1043|147 Resultado 7Horainicio15:40:07Horafinal15:40:27tiempotranscurrido 20.046057939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174) Dato recibido /|1043|147 Resultado 7Horainicio16:38:57Horafinal16:39:17tiempotranscurrido 20.022454977</text:p>
          </table:table-cell>
          <table:table-cell/>
          <table:table-cell office:value-type="string" calcext:value-type="string">
            <text:p>(Cliente,Puerto) ('127.0.0.1', 33822) Dato recibido /|1043|147 Resultado 7Horainicio16:42:10Horafinal16:42:30tiempotranscurrido 20.0198450089</text:p>
          </table:table-cell>
          <table:table-cell/>
          <table:table-cell office:value-type="string" calcext:value-type="string">
            <text:p>(Cliente,Puerto) ('127.0.0.1', 39204) Dato recibido /|1043|147 Resultado 7Horainicio15:40:07Horafinal15:40:27tiempotranscurrido 20.066608905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158) Dato recibido /|1043|147 Resultado 7Horainicio16:38:57Horafinal16:39:17tiempotranscurrido 20.0259828568</text:p>
          </table:table-cell>
          <table:table-cell/>
          <table:table-cell office:value-type="string" calcext:value-type="string">
            <text:p>(Cliente,Puerto) ('127.0.0.1', 33818) Dato recibido /|1043|147 Resultado 7Horainicio16:42:10Horafinal16:42:30tiempotranscurrido 20.0207378864</text:p>
          </table:table-cell>
          <table:table-cell/>
          <table:table-cell office:value-type="string" calcext:value-type="string">
            <text:p>(Cliente,Puerto) ('127.0.0.1', 39214) Dato recibido /|1043|147 Resultado 7Horainicio15:40:07Horafinal15:40:27tiempotranscurrido 20.040010929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200) Dato recibido /|1043|147 Resultado 7Horainicio16:38:57Horafinal16:39:17tiempotranscurrido 20.017635107</text:p>
          </table:table-cell>
          <table:table-cell/>
          <table:table-cell office:value-type="string" calcext:value-type="string">
            <text:p>(Cliente,Puerto) ('127.0.0.1', 33824) Dato recibido /|1043|147 Resultado 7Horainicio16:42:10Horafinal16:42:30tiempotranscurrido 20.0197188854</text:p>
          </table:table-cell>
          <table:table-cell/>
          <table:table-cell office:value-type="string" calcext:value-type="string">
            <text:p>(Cliente,Puerto) ('127.0.0.1', 39238) Dato recibido /|1043|147 Resultado 7Horainicio15:40:07Horafinal15:40:27tiempotranscurrido 20.0234329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192) Dato recibido /|1043|147 Resultado 7Horainicio16:38:57Horafinal16:39:17tiempotranscurrido 20.019026041</text:p>
          </table:table-cell>
          <table:table-cell/>
          <table:table-cell office:value-type="string" calcext:value-type="string">
            <text:p>(Cliente,Puerto) ('127.0.0.1', 33828) Dato recibido /|1043|147 Resultado 7Horainicio16:42:10Horafinal16:42:30tiempotranscurrido 20.0203149319</text:p>
          </table:table-cell>
          <table:table-cell/>
          <table:table-cell office:value-type="string" calcext:value-type="string">
            <text:p>(Cliente,Puerto) ('127.0.0.1', 39240) Dato recibido /|1043|147 Resultado 7Horainicio15:40:07Horafinal15:40:27tiempotranscurrido 20.027170896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186) Dato recibido /|1043|147 Resultado 7Horainicio16:38:57Horafinal16:39:17tiempotranscurrido 20.02038908</text:p>
          </table:table-cell>
          <table:table-cell/>
          <table:table-cell office:value-type="string" calcext:value-type="string">
            <text:p>(Cliente,Puerto) ('127.0.0.1', 33820) Dato recibido /|1043|147 Resultado 7Horainicio16:42:10Horafinal16:42:30tiempotranscurrido 20.0217900276</text:p>
          </table:table-cell>
          <table:table-cell/>
          <table:table-cell office:value-type="string" calcext:value-type="string">
            <text:p>(Cliente,Puerto) ('127.0.0.1', 39216) Dato recibido /|1043|147 Resultado 7Horainicio15:40:07Horafinal15:40:27tiempotranscurrido 20.05292606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184) Dato recibido /|1043|147 Resultado 7Horainicio16:38:57Horafinal16:39:17tiempotranscurrido 20.0209228992</text:p>
          </table:table-cell>
          <table:table-cell/>
          <table:table-cell office:value-type="string" calcext:value-type="string">
            <text:p>(Cliente,Puerto) ('127.0.0.1', 33848) Dato recibido /|1043|147 Resultado 7Horainicio16:42:10Horafinal16:42:30tiempotranscurrido 20.0177981853</text:p>
          </table:table-cell>
          <table:table-cell/>
          <table:table-cell office:value-type="string" calcext:value-type="string">
            <text:p>(Cliente,Puerto) ('127.0.0.1', 39242) Dato recibido /|1043|147 Resultado 7Horainicio15:40:07Horafinal15:40:27tiempotranscurrido 20.032281875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196) Dato recibido /|1043|147 Resultado 7Horainicio16:38:57Horafinal16:39:17tiempotranscurrido 20.0185718536</text:p>
          </table:table-cell>
          <table:table-cell/>
          <table:table-cell office:value-type="string" calcext:value-type="string">
            <text:p>(Cliente,Puerto) ('127.0.0.1', 33850) Dato recibido /|1043|147 Resultado 7Horainicio16:42:10Horafinal16:42:30tiempotranscurrido 20.0178380013</text:p>
          </table:table-cell>
          <table:table-cell/>
          <table:table-cell office:value-type="string" calcext:value-type="string">
            <text:p>(Cliente,Puerto) ('127.0.0.1', 39244) Dato recibido /|1043|147 Resultado 7Horainicio15:40:07Horafinal15:40:27tiempotranscurrido 20.02976799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188) Dato recibido /|1043|147 Resultado 7Horainicio16:38:57Horafinal16:39:17tiempotranscurrido 20.0212371349</text:p>
          </table:table-cell>
          <table:table-cell/>
          <table:table-cell office:value-type="string" calcext:value-type="string">
            <text:p>(Cliente,Puerto) ('127.0.0.1', 33830) Dato recibido /|1043|147 Resultado 7Horainicio16:42:10Horafinal16:42:30tiempotranscurrido 20.0201590061</text:p>
          </table:table-cell>
          <table:table-cell/>
          <table:table-cell office:value-type="string" calcext:value-type="string">
            <text:p>(Cliente,Puerto) ('127.0.0.1', 39248) Dato recibido /|1043|147 Resultado 7Horainicio15:40:07Horafinal15:40:27tiempotranscurrido 20.03597688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190) Dato recibido /|1043|147 Resultado 7Horainicio16:38:57Horafinal16:39:17tiempotranscurrido 20.0209338665</text:p>
          </table:table-cell>
          <table:table-cell/>
          <table:table-cell office:value-type="string" calcext:value-type="string">
            <text:p>(Cliente,Puerto) ('127.0.0.1', 33842) Dato recibido /|1043|147 Resultado 7Horainicio16:42:10Horafinal16:42:30tiempotranscurrido 20.0214979649</text:p>
          </table:table-cell>
          <table:table-cell/>
          <table:table-cell office:value-type="string" calcext:value-type="string">
            <text:p>(Cliente,Puerto) ('127.0.0.1', 39262) Dato recibido /|1043|147 Resultado 7Horainicio15:40:07Horafinal15:40:27tiempotranscurrido 20.028226137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222) Dato recibido /|1043|147 Resultado 7Horainicio16:38:57Horafinal16:39:17tiempotranscurrido 20.020170927</text:p>
          </table:table-cell>
          <table:table-cell/>
          <table:table-cell office:value-type="string" calcext:value-type="string">
            <text:p>(Cliente,Puerto) ('127.0.0.1', 33816) Dato recibido /|1043|147 Resultado 7Horainicio16:42:10Horafinal16:42:30tiempotranscurrido 20.0227348804</text:p>
          </table:table-cell>
          <table:table-cell/>
          <table:table-cell office:value-type="string" calcext:value-type="string">
            <text:p>(Cliente,Puerto) ('127.0.0.1', 39270) Dato recibido /|1043|147 Resultado 7Horainicio15:40:07Horafinal15:40:27tiempotranscurrido 20.026960849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224) Dato recibido /|1043|147 Resultado 7Horainicio16:38:57Horafinal16:39:17tiempotranscurrido 20.0199398994</text:p>
          </table:table-cell>
          <table:table-cell/>
          <table:table-cell office:value-type="string" calcext:value-type="string">
            <text:p>(Cliente,Puerto) ('127.0.0.1', 33832) Dato recibido /|1043|147 Resultado 7Horainicio16:42:10Horafinal16:42:30tiempotranscurrido 20.0220308304</text:p>
          </table:table-cell>
          <table:table-cell/>
          <table:table-cell office:value-type="string" calcext:value-type="string">
            <text:p>(Cliente,Puerto) ('127.0.0.1', 39282) Dato recibido /|1043|147 Resultado 7Horainicio15:40:07Horafinal15:40:27tiempotranscurrido 20.031241893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230) Dato recibido /|1043|147 Resultado 7Horainicio16:38:57Horafinal16:39:17tiempotranscurrido 20.0181529522</text:p>
          </table:table-cell>
          <table:table-cell/>
          <table:table-cell office:value-type="string" calcext:value-type="string">
            <text:p>(Cliente,Puerto) ('127.0.0.1', 33836) Dato recibido /|1043|147 Resultado 7Horainicio16:42:10Horafinal16:42:30tiempotranscurrido 20.0207669735</text:p>
          </table:table-cell>
          <table:table-cell/>
          <table:table-cell office:value-type="string" calcext:value-type="string">
            <text:p>(Cliente,Puerto) ('127.0.0.1', 39312) Dato recibido /|1043|147 Resultado 7Horainicio15:40:07Horafinal15:40:27tiempotranscurrido 20.032993078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232) Dato recibido /|1043|147 Resultado 7Horainicio16:38:57Horafinal16:39:17tiempotranscurrido 20.0175359249</text:p>
          </table:table-cell>
          <table:table-cell/>
          <table:table-cell office:value-type="string" calcext:value-type="string">
            <text:p>(Cliente,Puerto) ('127.0.0.1', 33834) Dato recibido /|1043|147 Resultado 7Horainicio16:42:10Horafinal16:42:30tiempotranscurrido 20.0240778923</text:p>
          </table:table-cell>
          <table:table-cell/>
          <table:table-cell office:value-type="string" calcext:value-type="string">
            <text:p>(Cliente,Puerto) ('127.0.0.1', 39264) Dato recibido /|1043|147 Resultado 7Horainicio15:40:07Horafinal15:40:27tiempotranscurrido 20.046594858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234) Dato recibido /|1043|147 Resultado 7Horainicio16:38:57Horafinal16:39:17tiempotranscurrido 20.0173070431</text:p>
          </table:table-cell>
          <table:table-cell/>
          <table:table-cell office:value-type="string" calcext:value-type="string">
            <text:p>(Cliente,Puerto) ('127.0.0.1', 33826) Dato recibido /|1043|147 Resultado 7Horainicio16:42:10Horafinal16:42:30tiempotranscurrido 20.0209619999</text:p>
          </table:table-cell>
          <table:table-cell/>
          <table:table-cell office:value-type="string" calcext:value-type="string">
            <text:p>(Cliente,Puerto) ('127.0.0.1', 39318) Dato recibido /|1043|147 Resultado 7Horainicio15:40:07Horafinal15:40:27tiempotranscurrido 20.038275003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228) Dato recibido /|1043|147 Resultado 7Horainicio16:38:57Horafinal16:39:17tiempotranscurrido 20.0193510056</text:p>
          </table:table-cell>
          <table:table-cell/>
          <table:table-cell office:value-type="string" calcext:value-type="string">
            <text:p>(Cliente,Puerto) ('127.0.0.1', 33814) Dato recibido /|1043|147 Resultado 7Horainicio16:42:10Horafinal16:42:30tiempotranscurrido 20.0228998661</text:p>
          </table:table-cell>
          <table:table-cell/>
          <table:table-cell office:value-type="string" calcext:value-type="string">
            <text:p>(Cliente,Puerto) ('127.0.0.1', 39326) Dato recibido /|1043|147 Resultado 7Horainicio15:40:07Horafinal15:40:27tiempotranscurrido 20.027950048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226) Dato recibido /|1043|147 Resultado 7Horainicio16:38:57Horafinal16:39:17tiempotranscurrido 20.0199961662</text:p>
          </table:table-cell>
          <table:table-cell/>
          <table:table-cell office:value-type="string" calcext:value-type="string">
            <text:p>(Cliente,Puerto) ('127.0.0.1', 33786) Dato recibido /|1043|147 Resultado 7Horainicio16:42:10Horafinal16:42:30tiempotranscurrido 20.0179460049</text:p>
          </table:table-cell>
          <table:table-cell/>
          <table:table-cell office:value-type="string" calcext:value-type="string">
            <text:p>(Cliente,Puerto) ('127.0.0.1', 39328) Dato recibido /|1043|147 Resultado 7Horainicio15:40:07Horafinal15:40:27tiempotranscurrido 20.02875804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210) Dato recibido /|1043|147 Resultado 7Horainicio16:38:57Horafinal16:39:17tiempotranscurrido 20.0230350494</text:p>
          </table:table-cell>
          <table:table-cell/>
          <table:table-cell office:value-type="string" calcext:value-type="string">
            <text:p>(Cliente,Puerto) ('127.0.0.1', 33854) Dato recibido /|1043|147 Resultado 7Horainicio16:42:10Horafinal16:42:30tiempotranscurrido 20.0185730457</text:p>
          </table:table-cell>
          <table:table-cell/>
          <table:table-cell office:value-type="string" calcext:value-type="string">
            <text:p>(Cliente,Puerto) ('127.0.0.1', 39348) Dato recibido /|1043|147 Resultado 7Horainicio15:40:07Horafinal15:40:27tiempotranscurrido 20.028475999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204) Dato recibido /|1043|147 Resultado 7Horainicio16:38:57Horafinal16:39:17tiempotranscurrido 20.0207769871</text:p>
          </table:table-cell>
          <table:table-cell/>
          <table:table-cell office:value-type="string" calcext:value-type="string">
            <text:p>(Cliente,Puerto) ('127.0.0.1', 33852) Dato recibido /|1043|147 Resultado 7Horainicio16:42:10Horafinal16:42:30tiempotranscurrido 20.0188760757</text:p>
          </table:table-cell>
          <table:table-cell/>
          <table:table-cell office:value-type="string" calcext:value-type="string">
            <text:p>(Cliente,Puerto) ('127.0.0.1', 39360) Dato recibido /|1043|147 Resultado 7Horainicio15:40:07Horafinal15:40:27tiempotranscurrido 20.027491807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214) Dato recibido /|1043|147 Resultado 7Horainicio16:38:57Horafinal16:39:17tiempotranscurrido 20.021146059</text:p>
          </table:table-cell>
          <table:table-cell/>
          <table:table-cell office:value-type="string" calcext:value-type="string">
            <text:p>(Cliente,Puerto) ('127.0.0.1', 33862) Dato recibido /|1043|147 Resultado 7Horainicio16:42:10Horafinal16:42:30tiempotranscurrido 20.0198278427</text:p>
          </table:table-cell>
          <table:table-cell/>
          <table:table-cell office:value-type="string" calcext:value-type="string">
            <text:p>(Cliente,Puerto) ('127.0.0.1', 39356) Dato recibido /|1043|147 Resultado 7Horainicio15:40:07Horafinal15:40:27tiempotranscurrido 20.033517122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206) Dato recibido /|1043|147 Resultado 7Horainicio16:38:57Horafinal16:39:17tiempotranscurrido 20.0199530125</text:p>
          </table:table-cell>
          <table:table-cell/>
          <table:table-cell office:value-type="string" calcext:value-type="string">
            <text:p>(Cliente,Puerto) ('127.0.0.1', 33856) Dato recibido /|1043|147 Resultado 7Horainicio16:42:10Horafinal16:42:30tiempotranscurrido 20.0207850933</text:p>
          </table:table-cell>
          <table:table-cell/>
          <table:table-cell office:value-type="string" calcext:value-type="string">
            <text:p>(Cliente,Puerto) ('127.0.0.1', 39362) Dato recibido /|1043|147 Resultado 7Horainicio15:40:07Horafinal15:40:27tiempotranscurrido 20.029651880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216) Dato recibido /|1043|147 Resultado 7Horainicio16:38:57Horafinal16:39:17tiempotranscurrido 20.0199770927</text:p>
          </table:table-cell>
          <table:table-cell/>
          <table:table-cell office:value-type="string" calcext:value-type="string">
            <text:p>(Cliente,Puerto) ('127.0.0.1', 33874) Dato recibido /|1043|147 Resultado 7Horainicio16:42:10Horafinal16:42:30tiempotranscurrido 20.018253088</text:p>
          </table:table-cell>
          <table:table-cell/>
          <table:table-cell office:value-type="string" calcext:value-type="string">
            <text:p>(Cliente,Puerto) ('127.0.0.1', 39372) Dato recibido /|1043|147 Resultado 7Horainicio15:40:07Horafinal15:40:27tiempotranscurrido 20.027033805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218) Dato recibido /|1043|147 Resultado 7Horainicio16:38:57Horafinal16:39:17tiempotranscurrido 20.0173430443</text:p>
          </table:table-cell>
          <table:table-cell/>
          <table:table-cell office:value-type="string" calcext:value-type="string">
            <text:p>(Cliente,Puerto) ('127.0.0.1', 33870) Dato recibido /|1043|147 Resultado 7Horainicio16:42:10Horafinal16:42:30tiempotranscurrido 20.0189800262</text:p>
          </table:table-cell>
          <table:table-cell/>
          <table:table-cell office:value-type="string" calcext:value-type="string">
            <text:p>(Cliente,Puerto) ('127.0.0.1', 39414) Dato recibido /|1043|147 Resultado 7Horainicio15:40:07Horafinal15:40:27tiempotranscurrido 20.032752990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220) Dato recibido /|1043|147 Resultado 7Horainicio16:38:57Horafinal16:39:17tiempotranscurrido 20.0228598118</text:p>
          </table:table-cell>
          <table:table-cell/>
          <table:table-cell office:value-type="string" calcext:value-type="string">
            <text:p>(Cliente,Puerto) ('127.0.0.1', 33860) Dato recibido /|1043|147 Resultado 7Horainicio16:42:10Horafinal16:42:30tiempotranscurrido 20.0204360485</text:p>
          </table:table-cell>
          <table:table-cell/>
          <table:table-cell office:value-type="string" calcext:value-type="string">
            <text:p>(Cliente,Puerto) ('127.0.0.1', 39428) Dato recibido /|1043|147 Resultado 7Horainicio15:40:07Horafinal15:40:27tiempotranscurrido 20.032821893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212) Dato recibido /|1043|147 Resultado 7Horainicio16:38:57Horafinal16:39:17tiempotranscurrido 20.0188729763</text:p>
          </table:table-cell>
          <table:table-cell/>
          <table:table-cell office:value-type="string" calcext:value-type="string">
            <text:p>(Cliente,Puerto) ('127.0.0.1', 33844) Dato recibido /|1043|147 Resultado 7Horainicio16:42:10Horafinal16:42:30tiempotranscurrido 20.0239808559</text:p>
          </table:table-cell>
          <table:table-cell/>
          <table:table-cell office:value-type="string" calcext:value-type="string">
            <text:p>(Cliente,Puerto) ('127.0.0.1', 39386) Dato recibido /|1043|147 Resultado 7Horainicio15:40:07Horafinal15:40:27tiempotranscurrido 20.041213035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208) Dato recibido /|1043|147 Resultado 7Horainicio16:38:57Horafinal16:39:17tiempotranscurrido 20.0233571529</text:p>
          </table:table-cell>
          <table:table-cell/>
          <table:table-cell office:value-type="string" calcext:value-type="string">
            <text:p>(Cliente,Puerto) ('127.0.0.1', 33846) Dato recibido /|1043|147 Resultado 7Horainicio16:42:10Horafinal16:42:30tiempotranscurrido 20.0244131088</text:p>
          </table:table-cell>
          <table:table-cell/>
          <table:table-cell office:value-type="string" calcext:value-type="string">
            <text:p>(Cliente,Puerto) ('127.0.0.1', 39434) Dato recibido /|1043|147 Resultado 7Horainicio15:40:07Horafinal15:40:27tiempotranscurrido 20.032216072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242) Dato recibido /|1043|147 Resultado 7Horainicio16:38:57Horafinal16:39:17tiempotranscurrido 20.0194709301</text:p>
          </table:table-cell>
          <table:table-cell/>
          <table:table-cell office:value-type="string" calcext:value-type="string">
            <text:p>(Cliente,Puerto) ('127.0.0.1', 33866) Dato recibido /|1043|147 Resultado 7Horainicio16:42:10Horafinal16:42:30tiempotranscurrido 20.0208120346</text:p>
          </table:table-cell>
          <table:table-cell/>
          <table:table-cell office:value-type="string" calcext:value-type="string">
            <text:p>(Cliente,Puerto) ('127.0.0.1', 39456) Dato recibido /|1043|147 Resultado 7Horainicio15:40:07Horafinal15:40:27tiempotranscurrido 20.024809122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300) Dato recibido /|1043|147 Resultado 7Horainicio16:38:57Horafinal16:39:17tiempotranscurrido 20.0181090832</text:p>
          </table:table-cell>
          <table:table-cell/>
          <table:table-cell office:value-type="string" calcext:value-type="string">
            <text:p>(Cliente,Puerto) ('127.0.0.1', 33864) Dato recibido /|1043|147 Resultado 7Horainicio16:42:10Horafinal16:42:30tiempotranscurrido 20.0212979317</text:p>
          </table:table-cell>
          <table:table-cell/>
          <table:table-cell office:value-type="string" calcext:value-type="string">
            <text:p>(Cliente,Puerto) ('127.0.0.1', 39450) Dato recibido /|1043|147 Resultado 7Horainicio15:40:07Horafinal15:40:27tiempotranscurrido 20.047639131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246) Dato recibido /|1043|147 Resultado 7Horainicio16:38:57Horafinal16:39:17tiempotranscurrido 20.019007206</text:p>
          </table:table-cell>
          <table:table-cell/>
          <table:table-cell office:value-type="string" calcext:value-type="string">
            <text:p>(Cliente,Puerto) ('127.0.0.1', 33872) Dato recibido /|1043|147 Resultado 7Horainicio16:42:10Horafinal16:42:30tiempotranscurrido 20.02029109</text:p>
          </table:table-cell>
          <table:table-cell/>
          <table:table-cell office:value-type="string" calcext:value-type="string">
            <text:p>(Cliente,Puerto) ('127.0.0.1', 39458) Dato recibido /|1043|147 Resultado 7Horainicio15:40:07Horafinal15:40:27tiempotranscurrido 20.032989978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298) Dato recibido /|1043|147 Resultado 7Horainicio16:38:57Horafinal16:39:17tiempotranscurrido 20.0189020634</text:p>
          </table:table-cell>
          <table:table-cell/>
          <table:table-cell office:value-type="string" calcext:value-type="string">
            <text:p>(Cliente,Puerto) ('127.0.0.1', 33868) Dato recibido /|1043|147 Resultado 7Horainicio16:42:10Horafinal16:42:30tiempotranscurrido 20.0212090015</text:p>
          </table:table-cell>
          <table:table-cell/>
          <table:table-cell office:value-type="string" calcext:value-type="string">
            <text:p>(Cliente,Puerto) ('127.0.0.1', 39460) Dato recibido /|1043|147 Resultado 7Horainicio15:40:07Horafinal15:40:27tiempotranscurrido 20.041868925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302) Dato recibido /|1043|147 Resultado 7Horainicio16:38:57Horafinal16:39:17tiempotranscurrido 20.0179920197</text:p>
          </table:table-cell>
          <table:table-cell/>
          <table:table-cell office:value-type="string" calcext:value-type="string">
            <text:p>(Cliente,Puerto) ('127.0.0.1', 33840) Dato recibido /|1043|147 Resultado 7Horainicio16:42:10Horafinal16:42:30tiempotranscurrido 20.0273859501</text:p>
          </table:table-cell>
          <table:table-cell/>
          <table:table-cell office:value-type="string" calcext:value-type="string">
            <text:p>(Cliente,Puerto) ('127.0.0.1', 39468) Dato recibido /|1043|147 Resultado 7Horainicio15:40:07Horafinal15:40:27tiempotranscurrido 20.03550601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240) Dato recibido /|1043|147 Resultado 7Horainicio16:38:57Horafinal16:39:17tiempotranscurrido 20.0201449394</text:p>
          </table:table-cell>
          <table:table-cell/>
          <table:table-cell office:value-type="string" calcext:value-type="string">
            <text:p>(Cliente,Puerto) ('127.0.0.1', 33838) Dato recibido /|1043|147 Resultado 7Horainicio16:42:10Horafinal16:42:30tiempotranscurrido 20.0280928612</text:p>
          </table:table-cell>
          <table:table-cell/>
          <table:table-cell office:value-type="string" calcext:value-type="string">
            <text:p>(Cliente,Puerto) ('127.0.0.1', 39464) Dato recibido /|1043|147 Resultado 7Horainicio15:40:07Horafinal15:40:27tiempotranscurrido 20.049618005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238) Dato recibido /|1043|147 Resultado 7Horainicio16:38:57Horafinal16:39:17tiempotranscurrido 20.0209999084</text:p>
          </table:table-cell>
          <table:table-cell/>
          <table:table-cell office:value-type="string" calcext:value-type="string">
            <text:p>(Cliente,Puerto) ('127.0.0.1', 33858) Dato recibido /|1043|147 Resultado 7Horainicio16:42:10Horafinal16:42:30tiempotranscurrido 20.0288131237</text:p>
          </table:table-cell>
          <table:table-cell/>
          <table:table-cell office:value-type="string" calcext:value-type="string">
            <text:p>(Cliente,Puerto) ('127.0.0.1', 39470) Dato recibido /|1043|147 Resultado 7Horainicio15:40:07Horafinal15:40:27tiempotranscurrido 20.028223991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236) Dato recibido /|1043|147 Resultado 7Horainicio16:38:57Horafinal16:39:17tiempotranscurrido 20.0215799809</text:p>
          </table:table-cell>
          <table:table-cell/>
          <table:table-cell office:value-type="string" calcext:value-type="string">
            <text:p>(Cliente,Puerto) ('127.0.0.1', 33978) Dato recibido /|1043|147 Resultado 7Horainicio16:42:10Horafinal16:42:30tiempotranscurrido 20.0166258812</text:p>
          </table:table-cell>
          <table:table-cell/>
          <table:table-cell office:value-type="string" calcext:value-type="string">
            <text:p>(Cliente,Puerto) ('127.0.0.1', 39476) Dato recibido /|1043|147 Resultado 7Horainicio15:40:07Horafinal15:40:27tiempotranscurrido 20.03127503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202) Dato recibido /|1043|147 Resultado 7Horainicio16:38:57Horafinal16:39:17tiempotranscurrido 20.0204460621</text:p>
          </table:table-cell>
          <table:table-cell/>
          <table:table-cell office:value-type="string" calcext:value-type="string">
            <text:p>(Cliente,Puerto) ('127.0.0.1', 33976) Dato recibido /|1043|147 Resultado 7Horainicio16:42:10Horafinal16:42:30tiempotranscurrido 20.017621994</text:p>
          </table:table-cell>
          <table:table-cell/>
          <table:table-cell office:value-type="string" calcext:value-type="string">
            <text:p>(Cliente,Puerto) ('127.0.0.1', 39478) Dato recibido /|1043|147 Resultado 7Horainicio15:40:07Horafinal15:40:27tiempotranscurrido 20.02632713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310) Dato recibido /|1043|147 Resultado 7Horainicio16:38:57Horafinal16:39:17tiempotranscurrido 20.0198009014</text:p>
          </table:table-cell>
          <table:table-cell/>
          <table:table-cell office:value-type="string" calcext:value-type="string">
            <text:p>(Cliente,Puerto) ('127.0.0.1', 33986) Dato recibido /|1043|147 Resultado 7Horainicio16:42:10Horafinal16:42:30tiempotranscurrido 20.0182781219</text:p>
          </table:table-cell>
          <table:table-cell/>
          <table:table-cell office:value-type="string" calcext:value-type="string">
            <text:p>(Cliente,Puerto) ('127.0.0.1', 39490) Dato recibido /|1043|147 Resultado 7Horainicio15:40:07Horafinal15:40:27tiempotranscurrido 20.023149967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304) Dato recibido /|1043|147 Resultado 7Horainicio16:38:57Horafinal16:39:17tiempotranscurrido 20.0209901333</text:p>
          </table:table-cell>
          <table:table-cell/>
          <table:table-cell office:value-type="string" calcext:value-type="string">
            <text:p>(Cliente,Puerto) ('127.0.0.1', 33990) Dato recibido /|1043|147 Resultado 7Horainicio16:42:10Horafinal16:42:30tiempotranscurrido 20.020996809</text:p>
          </table:table-cell>
          <table:table-cell/>
          <table:table-cell office:value-type="string" calcext:value-type="string">
            <text:p>(Cliente,Puerto) ('127.0.0.1', 39492) Dato recibido /|1043|147 Resultado 7Horainicio15:40:07Horafinal15:40:27tiempotranscurrido 20.035220861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316) Dato recibido /|1043|147 Resultado 7Horainicio16:38:57Horafinal16:39:17tiempotranscurrido 20.018832922</text:p>
          </table:table-cell>
          <table:table-cell/>
          <table:table-cell office:value-type="string" calcext:value-type="string">
            <text:p>(Cliente,Puerto) ('127.0.0.1', 33998) Dato recibido /|1043|147 Resultado 7Horainicio16:42:10Horafinal16:42:30tiempotranscurrido 20.019564867</text:p>
          </table:table-cell>
          <table:table-cell/>
          <table:table-cell office:value-type="string" calcext:value-type="string">
            <text:p>(Cliente,Puerto) ('127.0.0.1', 39504) Dato recibido /|1043|147 Resultado 7Horainicio15:40:07Horafinal15:40:27tiempotranscurrido 20.031939983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320) Dato recibido /|1043|147 Resultado 7Horainicio16:38:57Horafinal16:39:17tiempotranscurrido 20.0202739239</text:p>
          </table:table-cell>
          <table:table-cell/>
          <table:table-cell office:value-type="string" calcext:value-type="string">
            <text:p>(Cliente,Puerto) ('127.0.0.1', 33988) Dato recibido /|1043|147 Resultado 7Horainicio16:42:10Horafinal16:42:30tiempotranscurrido 20.0215909481</text:p>
          </table:table-cell>
          <table:table-cell/>
          <table:table-cell office:value-type="string" calcext:value-type="string">
            <text:p>(Cliente,Puerto) ('127.0.0.1', 39510) Dato recibido /|1043|147 Resultado 7Horainicio15:40:07Horafinal15:40:27tiempotranscurrido 20.02939510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306) Dato recibido /|1043|147 Resultado 7Horainicio16:38:57Horafinal16:39:17tiempotranscurrido 20.0209457874</text:p>
          </table:table-cell>
          <table:table-cell/>
          <table:table-cell office:value-type="string" calcext:value-type="string">
            <text:p>(Cliente,Puerto) ('127.0.0.1', 33980) Dato recibido /|1043|147 Resultado 7Horainicio16:42:10Horafinal16:42:30tiempotranscurrido 20.023955822</text:p>
          </table:table-cell>
          <table:table-cell/>
          <table:table-cell office:value-type="string" calcext:value-type="string">
            <text:p>(Cliente,Puerto) ('127.0.0.1', 39514) Dato recibido /|1043|147 Resultado 7Horainicio15:40:07Horafinal15:40:27tiempotranscurrido 20.02898693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244) Dato recibido /|1043|147 Resultado 7Horainicio16:38:57Horafinal16:39:17tiempotranscurrido 20.0231740475</text:p>
          </table:table-cell>
          <table:table-cell/>
          <table:table-cell office:value-type="string" calcext:value-type="string">
            <text:p>(Cliente,Puerto) ('127.0.0.1', 34012) Dato recibido /|1043|147 Resultado 7Horainicio16:42:10Horafinal16:42:30tiempotranscurrido 20.024998188</text:p>
          </table:table-cell>
          <table:table-cell/>
          <table:table-cell office:value-type="string" calcext:value-type="string">
            <text:p>(Cliente,Puerto) ('127.0.0.1', 39516) Dato recibido /|1043|147 Resultado 7Horainicio15:40:07Horafinal15:40:27tiempotranscurrido 20.02544999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322) Dato recibido /|1043|147 Resultado 7Horainicio16:38:57Horafinal16:39:17tiempotranscurrido 20.0186829567</text:p>
          </table:table-cell>
          <table:table-cell/>
          <table:table-cell office:value-type="string" calcext:value-type="string">
            <text:p>(Cliente,Puerto) ('127.0.0.1', 33974) Dato recibido /|1043|147 Resultado 7Horainicio16:42:10Horafinal16:42:30tiempotranscurrido 20.0334880352</text:p>
          </table:table-cell>
          <table:table-cell/>
          <table:table-cell office:value-type="string" calcext:value-type="string">
            <text:p>(Cliente,Puerto) ('127.0.0.1', 39530) Dato recibido /|1043|147 Resultado 7Horainicio15:40:07Horafinal15:40:27tiempotranscurrido 20.029146909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312) Dato recibido /|1043|147 Resultado 7Horainicio16:38:57Horafinal16:39:17tiempotranscurrido 20.0202109814</text:p>
          </table:table-cell>
          <table:table-cell/>
          <table:table-cell office:value-type="string" calcext:value-type="string">
            <text:p>(Cliente,Puerto) ('127.0.0.1', 33996) Dato recibido /|1043|147 Resultado 7Horainicio16:42:10Horafinal16:42:30tiempotranscurrido 20.027889967</text:p>
          </table:table-cell>
          <table:table-cell/>
          <table:table-cell office:value-type="string" calcext:value-type="string">
            <text:p>(Cliente,Puerto) ('127.0.0.1', 39532) Dato recibido /|1043|147 Resultado 7Horainicio15:40:07Horafinal15:40:27tiempotranscurrido 20.028958082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318) Dato recibido /|1043|147 Resultado 7Horainicio16:38:57Horafinal16:39:17tiempotranscurrido 20.0195281506</text:p>
          </table:table-cell>
          <table:table-cell/>
          <table:table-cell office:value-type="string" calcext:value-type="string">
            <text:p>(Cliente,Puerto) ('127.0.0.1', 33982) Dato recibido /|1043|147 Resultado 7Horainicio16:42:10Horafinal16:42:30tiempotranscurrido 20.0310790539</text:p>
          </table:table-cell>
          <table:table-cell/>
          <table:table-cell office:value-type="string" calcext:value-type="string">
            <text:p>(Cliente,Puerto) ('127.0.0.1', 39548) Dato recibido /|1043|147 Resultado 7Horainicio15:40:07Horafinal15:40:27tiempotranscurrido 20.032536029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308) Dato recibido /|1043|147 Resultado 7Horainicio16:38:57Horafinal16:39:17tiempotranscurrido 20.0208940506</text:p>
          </table:table-cell>
          <table:table-cell/>
          <table:table-cell office:value-type="string" calcext:value-type="string">
            <text:p>(Cliente,Puerto) ('127.0.0.1', 34018) Dato recibido /|1043|147 Resultado 7Horainicio16:42:10Horafinal16:42:30tiempotranscurrido 20.0202360153</text:p>
          </table:table-cell>
          <table:table-cell/>
          <table:table-cell office:value-type="string" calcext:value-type="string">
            <text:p>(Cliente,Puerto) ('127.0.0.1', 39550) Dato recibido /|1043|147 Resultado 7Horainicio15:40:07Horafinal15:40:27tiempotranscurrido 20.037807941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314) Dato recibido /|1043|147 Resultado 7Horainicio16:38:57Horafinal16:39:17tiempotranscurrido 20.0200810432</text:p>
          </table:table-cell>
          <table:table-cell/>
          <table:table-cell office:value-type="string" calcext:value-type="string">
            <text:p>(Cliente,Puerto) ('127.0.0.1', 34022) Dato recibido /|1043|147 Resultado 7Horainicio16:42:10Horafinal16:42:30tiempotranscurrido 20.019993782</text:p>
          </table:table-cell>
          <table:table-cell/>
          <table:table-cell office:value-type="string" calcext:value-type="string">
            <text:p>(Cliente,Puerto) ('127.0.0.1', 39562) Dato recibido /|1043|147 Resultado 7Horainicio15:40:07Horafinal15:40:27tiempotranscurrido 20.034507989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326) Dato recibido /|1043|147 Resultado 7Horainicio16:38:57Horafinal16:39:17tiempotranscurrido 20.0204319954</text:p>
          </table:table-cell>
          <table:table-cell/>
          <table:table-cell office:value-type="string" calcext:value-type="string">
            <text:p>(Cliente,Puerto) ('127.0.0.1', 34028) Dato recibido /|1043|147 Resultado 7Horainicio16:42:10Horafinal16:42:30tiempotranscurrido 20.0193059444</text:p>
          </table:table-cell>
          <table:table-cell/>
          <table:table-cell office:value-type="string" calcext:value-type="string">
            <text:p>(Cliente,Puerto) ('127.0.0.1', 39574) Dato recibido /|1043|147 Resultado 7Horainicio15:40:07Horafinal15:40:27tiempotranscurrido 20.031425952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330) Dato recibido /|1043|147 Resultado 7Horainicio16:38:57Horafinal16:39:17tiempotranscurrido 20.0190031528</text:p>
          </table:table-cell>
          <table:table-cell/>
          <table:table-cell office:value-type="string" calcext:value-type="string">
            <text:p>(Cliente,Puerto) ('127.0.0.1', 34014) Dato recibido /|1043|147 Resultado 7Horainicio16:42:10Horafinal16:42:30tiempotranscurrido 20.0256390572</text:p>
          </table:table-cell>
          <table:table-cell/>
          <table:table-cell office:value-type="string" calcext:value-type="string">
            <text:p>(Cliente,Puerto) ('127.0.0.1', 39568) Dato recibido /|1043|147 Resultado 7Horainicio15:40:07Horafinal15:40:27tiempotranscurrido 20.044363975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332) Dato recibido /|1043|147 Resultado 7Horainicio16:38:57Horafinal16:39:17tiempotranscurrido 20.0187418461</text:p>
          </table:table-cell>
          <table:table-cell/>
          <table:table-cell office:value-type="string" calcext:value-type="string">
            <text:p>(Cliente,Puerto) ('127.0.0.1', 33994) Dato recibido /|1043|147 Resultado 7Horainicio16:42:10Horafinal16:42:30tiempotranscurrido 20.0313439369</text:p>
          </table:table-cell>
          <table:table-cell/>
          <table:table-cell office:value-type="string" calcext:value-type="string">
            <text:p>(Cliente,Puerto) ('127.0.0.1', 39584) Dato recibido /|1043|147 Resultado 7Horainicio15:40:07Horafinal15:40:27tiempotranscurrido 20.028419971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328) Dato recibido /|1043|147 Resultado 7Horainicio16:38:57Horafinal16:39:17tiempotranscurrido 20.0196969509</text:p>
          </table:table-cell>
          <table:table-cell/>
          <table:table-cell office:value-type="string" calcext:value-type="string">
            <text:p>(Cliente,Puerto) ('127.0.0.1', 33992) Dato recibido /|1043|147 Resultado 7Horainicio16:42:10Horafinal16:42:30tiempotranscurrido 20.0300579071</text:p>
          </table:table-cell>
          <table:table-cell/>
          <table:table-cell office:value-type="string" calcext:value-type="string">
            <text:p>(Cliente,Puerto) ('127.0.0.1', 39582) Dato recibido /|1043|147 Resultado 7Horainicio15:40:07Horafinal15:40:27tiempotranscurrido 20.044892072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350) Dato recibido /|1043|147 Resultado 7Horainicio16:38:57Horafinal16:39:17tiempotranscurrido 20.0184981823</text:p>
          </table:table-cell>
          <table:table-cell/>
          <table:table-cell office:value-type="string" calcext:value-type="string">
            <text:p>(Cliente,Puerto) ('127.0.0.1', 34006) Dato recibido /|1043|147 Resultado 7Horainicio16:42:10Horafinal16:42:30tiempotranscurrido 20.0275161266</text:p>
          </table:table-cell>
          <table:table-cell/>
          <table:table-cell office:value-type="string" calcext:value-type="string">
            <text:p>(Cliente,Puerto) ('127.0.0.1', 39606) Dato recibido /|1043|147 Resultado 7Horainicio15:40:07Horafinal15:40:27tiempotranscurrido 20.03106594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324) Dato recibido /|1043|147 Resultado 7Horainicio16:38:57Horafinal16:39:17tiempotranscurrido 20.0213849545</text:p>
          </table:table-cell>
          <table:table-cell/>
          <table:table-cell office:value-type="string" calcext:value-type="string">
            <text:p>(Cliente,Puerto) ('127.0.0.1', 34026) Dato recibido /|1043|147 Resultado 7Horainicio16:42:10Horafinal16:42:30tiempotranscurrido 20.0225100517</text:p>
          </table:table-cell>
          <table:table-cell/>
          <table:table-cell office:value-type="string" calcext:value-type="string">
            <text:p>(Cliente,Puerto) ('127.0.0.1', 39608) Dato recibido /|1043|147 Resultado 7Horainicio15:40:07Horafinal15:40:27tiempotranscurrido 20.033837795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338) Dato recibido /|1043|147 Resultado 7Horainicio16:38:57Horafinal16:39:17tiempotranscurrido 20.0183038712</text:p>
          </table:table-cell>
          <table:table-cell/>
          <table:table-cell office:value-type="string" calcext:value-type="string">
            <text:p>(Cliente,Puerto) ('127.0.0.1', 34036) Dato recibido /|1043|147 Resultado 7Horainicio16:42:10Horafinal16:42:30tiempotranscurrido 20.0208611488</text:p>
          </table:table-cell>
          <table:table-cell/>
          <table:table-cell office:value-type="string" calcext:value-type="string">
            <text:p>(Cliente,Puerto) ('127.0.0.1', 39618) Dato recibido /|1043|147 Resultado 7Horainicio15:40:07Horafinal15:40:27tiempotranscurrido 20.037420034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336) Dato recibido /|1043|147 Resultado 7Horainicio16:38:57Horafinal16:39:17tiempotranscurrido 20.018709898</text:p>
          </table:table-cell>
          <table:table-cell/>
          <table:table-cell office:value-type="string" calcext:value-type="string">
            <text:p>(Cliente,Puerto) ('127.0.0.1', 34040) Dato recibido /|1043|147 Resultado 7Horainicio16:42:10Horafinal16:42:30tiempotranscurrido 20.0203390121</text:p>
          </table:table-cell>
          <table:table-cell/>
          <table:table-cell office:value-type="string" calcext:value-type="string">
            <text:p>(Cliente,Puerto) ('127.0.0.1', 39616) Dato recibido /|1043|147 Resultado 7Horainicio15:40:07Horafinal15:40:27tiempotranscurrido 20.051004886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334) Dato recibido /|1043|147 Resultado 7Horainicio16:38:57Horafinal16:39:17tiempotranscurrido 20.0185949802</text:p>
          </table:table-cell>
          <table:table-cell/>
          <table:table-cell office:value-type="string" calcext:value-type="string">
            <text:p>(Cliente,Puerto) ('127.0.0.1', 34046) Dato recibido /|1043|147 Resultado 7Horainicio16:42:10Horafinal16:42:30tiempotranscurrido 20.0194251537</text:p>
          </table:table-cell>
          <table:table-cell/>
          <table:table-cell office:value-type="string" calcext:value-type="string">
            <text:p>(Cliente,Puerto) ('127.0.0.1', 39620) Dato recibido /|1043|147 Resultado 7Horainicio15:40:07Horafinal15:40:27tiempotranscurrido 20.03876686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358) Dato recibido /|1043|147 Resultado 7Horainicio16:38:57Horafinal16:39:17tiempotranscurrido 20.0214679241</text:p>
          </table:table-cell>
          <table:table-cell/>
          <table:table-cell office:value-type="string" calcext:value-type="string">
            <text:p>(Cliente,Puerto) ('127.0.0.1', 34054) Dato recibido /|1043|147 Resultado 7Horainicio16:42:10Horafinal16:42:30tiempotranscurrido 20.0178489685</text:p>
          </table:table-cell>
          <table:table-cell/>
          <table:table-cell office:value-type="string" calcext:value-type="string">
            <text:p>(Cliente,Puerto) ('127.0.0.1', 39622) Dato recibido /|1043|147 Resultado 7Horainicio15:40:07Horafinal15:40:27tiempotranscurrido 20.031460046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370) Dato recibido /|1043|147 Resultado 7Horainicio16:38:57Horafinal16:39:17tiempotranscurrido 20.0202491283</text:p>
          </table:table-cell>
          <table:table-cell/>
          <table:table-cell office:value-type="string" calcext:value-type="string">
            <text:p>(Cliente,Puerto) ('127.0.0.1', 34004) Dato recibido /|1043|147 Resultado 7Horainicio16:42:10Horafinal16:42:30tiempotranscurrido 20.0310730934</text:p>
          </table:table-cell>
          <table:table-cell/>
          <table:table-cell office:value-type="string" calcext:value-type="string">
            <text:p>(Cliente,Puerto) ('127.0.0.1', 39624) Dato recibido /|1043|147 Resultado 7Horainicio15:40:07Horafinal15:40:27tiempotranscurrido 20.03559708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372) Dato recibido /|1043|147 Resultado 7Horainicio16:38:57Horafinal16:39:17tiempotranscurrido 20.0204701424</text:p>
          </table:table-cell>
          <table:table-cell/>
          <table:table-cell office:value-type="string" calcext:value-type="string">
            <text:p>(Cliente,Puerto) ('127.0.0.1', 34058) Dato recibido /|1043|147 Resultado 7Horainicio16:42:10Horafinal16:42:30tiempotranscurrido 20.017524004</text:p>
          </table:table-cell>
          <table:table-cell/>
          <table:table-cell office:value-type="string" calcext:value-type="string">
            <text:p>(Cliente,Puerto) ('127.0.0.1', 39626) Dato recibido /|1043|147 Resultado 7Horainicio15:40:07Horafinal15:40:27tiempotranscurrido 20.036432027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384) Dato recibido /|1043|147 Resultado 7Horainicio16:38:57Horafinal16:39:17tiempotranscurrido 20.0197269917</text:p>
          </table:table-cell>
          <table:table-cell/>
          <table:table-cell office:value-type="string" calcext:value-type="string">
            <text:p>(Cliente,Puerto) ('127.0.0.1', 34020) Dato recibido /|1043|147 Resultado 7Horainicio16:42:10Horafinal16:42:30tiempotranscurrido 20.0243890285</text:p>
          </table:table-cell>
          <table:table-cell/>
          <table:table-cell office:value-type="string" calcext:value-type="string">
            <text:p>(Cliente,Puerto) ('127.0.0.1', 39704) Dato recibido /|1043|147 Resultado 7Horainicio15:40:07Horafinal15:40:27tiempotranscurrido 20.030298948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386) Dato recibido /|1043|147 Resultado 7Horainicio16:38:57Horafinal16:39:17tiempotranscurrido 20.0197842121</text:p>
          </table:table-cell>
          <table:table-cell/>
          <table:table-cell office:value-type="string" calcext:value-type="string">
            <text:p>(Cliente,Puerto) ('127.0.0.1', 34044) Dato recibido /|1043|147 Resultado 7Horainicio16:42:10Horafinal16:42:30tiempotranscurrido 20.0205109119</text:p>
          </table:table-cell>
          <table:table-cell/>
          <table:table-cell office:value-type="string" calcext:value-type="string">
            <text:p>(Cliente,Puerto) ('127.0.0.1', 39706) Dato recibido /|1043|147 Resultado 7Horainicio15:40:07Horafinal15:40:27tiempotranscurrido 20.027146816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388) Dato recibido /|1043|147 Resultado 7Horainicio16:38:57Horafinal16:39:17tiempotranscurrido 20.0198638439</text:p>
          </table:table-cell>
          <table:table-cell/>
          <table:table-cell office:value-type="string" calcext:value-type="string">
            <text:p>(Cliente,Puerto) ('127.0.0.1', 34010) Dato recibido /|1043|147 Resultado 7Horainicio16:42:10Horafinal16:42:30tiempotranscurrido 20.0307190418</text:p>
          </table:table-cell>
          <table:table-cell/>
          <table:table-cell office:value-type="string" calcext:value-type="string">
            <text:p>(Cliente,Puerto) ('127.0.0.1', 39720) Dato recibido /|1043|147 Resultado 7Horainicio15:40:07Horafinal15:40:27tiempotranscurrido 20.027456998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382) Dato recibido /|1043|147 Resultado 7Horainicio16:38:57Horafinal16:39:17tiempotranscurrido 20.0210189819</text:p>
          </table:table-cell>
          <table:table-cell/>
          <table:table-cell office:value-type="string" calcext:value-type="string">
            <text:p>(Cliente,Puerto) ('127.0.0.1', 34038) Dato recibido /|1043|147 Resultado 7Horainicio16:42:10Horafinal16:42:30tiempotranscurrido 20.021723032</text:p>
          </table:table-cell>
          <table:table-cell/>
          <table:table-cell office:value-type="string" calcext:value-type="string">
            <text:p>(Cliente,Puerto) ('127.0.0.1', 39726) Dato recibido /|1043|147 Resultado 7Horainicio15:40:07Horafinal15:40:27tiempotranscurrido 20.03105807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346) Dato recibido /|1043|147 Resultado 7Horainicio16:38:57Horafinal16:39:17tiempotranscurrido 20.0217769146</text:p>
          </table:table-cell>
          <table:table-cell/>
          <table:table-cell office:value-type="string" calcext:value-type="string">
            <text:p>(Cliente,Puerto) ('127.0.0.1', 34024) Dato recibido /|1043|147 Resultado 7Horainicio16:42:10Horafinal16:42:30tiempotranscurrido 20.0242772102</text:p>
          </table:table-cell>
          <table:table-cell/>
          <table:table-cell office:value-type="string" calcext:value-type="string">
            <text:p>(Cliente,Puerto) ('127.0.0.1', 39748) Dato recibido /|1043|147 Resultado 7Horainicio15:40:07Horafinal15:40:27tiempotranscurrido 20.053436040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354) Dato recibido /|1043|147 Resultado 7Horainicio16:38:57Horafinal16:39:17tiempotranscurrido 20.020457983</text:p>
          </table:table-cell>
          <table:table-cell/>
          <table:table-cell office:value-type="string" calcext:value-type="string">
            <text:p>(Cliente,Puerto) ('127.0.0.1', 34050) Dato recibido /|1043|147 Resultado 7Horainicio16:42:10Horafinal16:42:30tiempotranscurrido 20.0195689201</text:p>
          </table:table-cell>
          <table:table-cell/>
          <table:table-cell office:value-type="string" calcext:value-type="string">
            <text:p>(Cliente,Puerto) ('127.0.0.1', 39734) Dato recibido /|1043|147 Resultado 7Horainicio15:40:07Horafinal15:40:27tiempotranscurrido 20.064898014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348) Dato recibido /|1043|147 Resultado 7Horainicio16:38:57Horafinal16:39:17tiempotranscurrido 20.0190849304</text:p>
          </table:table-cell>
          <table:table-cell/>
          <table:table-cell office:value-type="string" calcext:value-type="string">
            <text:p>(Cliente,Puerto) ('127.0.0.1', 34052) Dato recibido /|1043|147 Resultado 7Horainicio16:42:10Horafinal16:42:30tiempotranscurrido 20.0208928585</text:p>
          </table:table-cell>
          <table:table-cell/>
          <table:table-cell office:value-type="string" calcext:value-type="string">
            <text:p>(Cliente,Puerto) ('127.0.0.1', 39756) Dato recibido /|1043|147 Resultado 7Horainicio15:40:07Horafinal15:40:27tiempotranscurrido 20.059123992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400) Dato recibido /|1043|147 Resultado 7Horainicio16:38:57Horafinal16:39:17tiempotranscurrido 20.0208621025</text:p>
          </table:table-cell>
          <table:table-cell/>
          <table:table-cell office:value-type="string" calcext:value-type="string">
            <text:p>(Cliente,Puerto) ('127.0.0.1', 34002) Dato recibido /|1043|147 Resultado 7Horainicio16:42:10Horafinal16:42:30tiempotranscurrido 20.034840107</text:p>
          </table:table-cell>
          <table:table-cell/>
          <table:table-cell office:value-type="string" calcext:value-type="string">
            <text:p>(Cliente,Puerto) ('127.0.0.1', 39762) Dato recibido /|1043|147 Resultado 7Horainicio15:40:07Horafinal15:40:27tiempotranscurrido 20.03770613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356) Dato recibido /|1043|147 Resultado 7Horainicio16:38:57Horafinal16:39:17tiempotranscurrido 20.020288229</text:p>
          </table:table-cell>
          <table:table-cell/>
          <table:table-cell office:value-type="string" calcext:value-type="string">
            <text:p>(Cliente,Puerto) ('127.0.0.1', 34048) Dato recibido /|1043|147 Resultado 7Horainicio16:42:10Horafinal16:42:30tiempotranscurrido 20.0226647854</text:p>
          </table:table-cell>
          <table:table-cell/>
          <table:table-cell office:value-type="string" calcext:value-type="string">
            <text:p>(Cliente,Puerto) ('127.0.0.1', 39790) Dato recibido /|1043|147 Resultado 7Horainicio15:40:07Horafinal15:40:27tiempotranscurrido 20.034388065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342) Dato recibido /|1043|147 Resultado 7Horainicio16:38:57Horafinal16:39:17tiempotranscurrido 20.0197789669</text:p>
          </table:table-cell>
          <table:table-cell/>
          <table:table-cell office:value-type="string" calcext:value-type="string">
            <text:p>(Cliente,Puerto) ('127.0.0.1', 34032) Dato recibido /|1043|147 Resultado 7Horainicio16:42:10Horafinal16:42:30tiempotranscurrido 20.0255231857</text:p>
          </table:table-cell>
          <table:table-cell/>
          <table:table-cell office:value-type="string" calcext:value-type="string">
            <text:p>(Cliente,Puerto) ('127.0.0.1', 39784) Dato recibido /|1043|147 Resultado 7Horainicio15:40:07Horafinal15:40:27tiempotranscurrido 20.049143075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340) Dato recibido /|1043|147 Resultado 7Horainicio16:38:57Horafinal16:39:17tiempotranscurrido 20.0209560394</text:p>
          </table:table-cell>
          <table:table-cell/>
          <table:table-cell office:value-type="string" calcext:value-type="string">
            <text:p>(Cliente,Puerto) ('127.0.0.1', 34030) Dato recibido /|1043|147 Resultado 7Horainicio16:42:10Horafinal16:42:30tiempotranscurrido 20.0259377956</text:p>
          </table:table-cell>
          <table:table-cell/>
          <table:table-cell office:value-type="string" calcext:value-type="string">
            <text:p>(Cliente,Puerto) ('127.0.0.1', 39800) Dato recibido /|1043|147 Resultado 7Horainicio15:40:07Horafinal15:40:27tiempotranscurrido 20.048697948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352) Dato recibido /|1043|147 Resultado 7Horainicio16:38:57Horafinal16:39:17tiempotranscurrido 20.0207691193</text:p>
          </table:table-cell>
          <table:table-cell/>
          <table:table-cell office:value-type="string" calcext:value-type="string">
            <text:p>(Cliente,Puerto) ('127.0.0.1', 34060) Dato recibido /|1043|147 Resultado 7Horainicio16:42:10Horafinal16:42:30tiempotranscurrido 20.0182509422</text:p>
          </table:table-cell>
          <table:table-cell/>
          <table:table-cell office:value-type="string" calcext:value-type="string">
            <text:p>(Cliente,Puerto) ('127.0.0.1', 39804) Dato recibido /|1043|147 Resultado 7Horainicio15:40:07Horafinal15:40:27tiempotranscurrido 20.038810968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394) Dato recibido /|1043|147 Resultado 7Horainicio16:38:57Horafinal16:39:17tiempotranscurrido 20.0198390484</text:p>
          </table:table-cell>
          <table:table-cell/>
          <table:table-cell office:value-type="string" calcext:value-type="string">
            <text:p>(Cliente,Puerto) ('127.0.0.1', 34062) Dato recibido /|1043|147 Resultado 7Horainicio16:42:10Horafinal16:42:30tiempotranscurrido 20.017747879</text:p>
          </table:table-cell>
          <table:table-cell/>
          <table:table-cell office:value-type="string" calcext:value-type="string">
            <text:p>(Cliente,Puerto) ('127.0.0.1', 39836) Dato recibido /|1043|147 Resultado 7Horainicio15:40:07Horafinal15:40:27tiempotranscurrido 20.048105955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380) Dato recibido /|1043|147 Resultado 7Horainicio16:38:57Horafinal16:39:17tiempotranscurrido 20.0220367908</text:p>
          </table:table-cell>
          <table:table-cell/>
          <table:table-cell office:value-type="string" calcext:value-type="string">
            <text:p>(Cliente,Puerto) ('127.0.0.1', 34008) Dato recibido /|1043|147 Resultado 7Horainicio16:42:10Horafinal16:42:30tiempotranscurrido 20.0343308449</text:p>
          </table:table-cell>
          <table:table-cell/>
          <table:table-cell office:value-type="string" calcext:value-type="string">
            <text:p>(Cliente,Puerto) ('127.0.0.1', 39816) Dato recibido /|1043|147 Resultado 7Horainicio15:40:07Horafinal15:40:27tiempotranscurrido 20.064585924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390) Dato recibido /|1043|147 Resultado 7Horainicio16:38:57Horafinal16:39:17tiempotranscurrido 20.0207269192</text:p>
          </table:table-cell>
          <table:table-cell/>
          <table:table-cell office:value-type="string" calcext:value-type="string">
            <text:p>(Cliente,Puerto) ('127.0.0.1', 33984) Dato recibido /|1043|147 Resultado 7Horainicio16:42:10Horafinal16:42:30tiempotranscurrido 20.0391318798</text:p>
          </table:table-cell>
          <table:table-cell/>
          <table:table-cell office:value-type="string" calcext:value-type="string">
            <text:p>(Cliente,Puerto) ('127.0.0.1', 39856) Dato recibido /|1043|147 Resultado 7Horainicio15:40:07Horafinal15:40:27tiempotranscurrido 20.035249948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362) Dato recibido /|1043|147 Resultado 7Horainicio16:38:57Horafinal16:39:17tiempotranscurrido 20.0234470367</text:p>
          </table:table-cell>
          <table:table-cell/>
          <table:table-cell office:value-type="string" calcext:value-type="string">
            <text:p>(Cliente,Puerto) ('127.0.0.1', 34016) Dato recibido /|1043|147 Resultado 7Horainicio16:42:10Horafinal16:42:30tiempotranscurrido 20.0320620537</text:p>
          </table:table-cell>
          <table:table-cell/>
          <table:table-cell office:value-type="string" calcext:value-type="string">
            <text:p>(Cliente,Puerto) ('127.0.0.1', 39534) Dato recibido /|1043|147 Resultado 7Horainicio15:40:07Horafinal15:40:27tiempotranscurrido 20.05254507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392) Dato recibido /|1043|147 Resultado 7Horainicio16:38:57Horafinal16:39:17tiempotranscurrido 20.0204708576</text:p>
          </table:table-cell>
          <table:table-cell/>
          <table:table-cell office:value-type="string" calcext:value-type="string">
            <text:p>(Cliente,Puerto) ('127.0.0.1', 34042) Dato recibido /|1043|147 Resultado 7Horainicio16:42:10Horafinal16:42:30tiempotranscurrido 20.0246911049</text:p>
          </table:table-cell>
          <table:table-cell/>
          <table:table-cell office:value-type="string" calcext:value-type="string">
            <text:p>(Cliente,Puerto) ('127.0.0.1', 39862) Dato recibido /|1043|147 Resultado 7Horainicio15:40:07Horafinal15:40:27tiempotranscurrido 20.032510995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378) Dato recibido /|1043|147 Resultado 7Horainicio16:38:57Horafinal16:39:17tiempotranscurrido 20.0225992203</text:p>
          </table:table-cell>
          <table:table-cell/>
          <table:table-cell office:value-type="string" calcext:value-type="string">
            <text:p>(Cliente,Puerto) ('127.0.0.1', 34000) Dato recibido /|1043|147 Resultado 7Horainicio16:42:10Horafinal16:42:30tiempotranscurrido 20.0364499092</text:p>
          </table:table-cell>
          <table:table-cell/>
          <table:table-cell office:value-type="string" calcext:value-type="string">
            <text:p>(Cliente,Puerto) ('127.0.0.1', 39868) Dato recibido /|1043|147 Resultado 7Horainicio15:40:07Horafinal15:40:27tiempotranscurrido 20.042441129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360) Dato recibido /|1043|147 Resultado 7Horainicio16:38:57Horafinal16:39:17tiempotranscurrido 20.0244011879</text:p>
          </table:table-cell>
          <table:table-cell/>
          <table:table-cell office:value-type="string" calcext:value-type="string">
            <text:p>(Cliente,Puerto) ('127.0.0.1', 34056) Dato recibido /|1043|147 Resultado 7Horainicio16:42:10Horafinal16:42:30tiempotranscurrido 20.0223200321</text:p>
          </table:table-cell>
          <table:table-cell/>
          <table:table-cell office:value-type="string" calcext:value-type="string">
            <text:p>(Cliente,Puerto) ('127.0.0.1', 39864) Dato recibido /|1043|147 Resultado 7Horainicio15:40:07Horafinal15:40:27tiempotranscurrido 20.050357103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402) Dato recibido /|1043|147 Resultado 7Horainicio16:38:57Horafinal16:39:17tiempotranscurrido 20.0196890831</text:p>
          </table:table-cell>
          <table:table-cell/>
          <table:table-cell office:value-type="string" calcext:value-type="string">
            <text:p>(Cliente,Puerto) ('127.0.0.1', 34034) Dato recibido /|1043|147 Resultado 7Horainicio16:42:10Horafinal16:42:30tiempotranscurrido 20.0265719891</text:p>
          </table:table-cell>
          <table:table-cell/>
          <table:table-cell office:value-type="string" calcext:value-type="string">
            <text:p>(Cliente,Puerto) ('127.0.0.1', 39878) Dato recibido /|1043|147 Resultado 7Horainicio15:40:07Horafinal15:40:27tiempotranscurrido 20.039614915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398) Dato recibido /|1043|147 Resultado 7Horainicio16:38:57Horafinal16:39:17tiempotranscurrido 20.0207650661</text:p>
          </table:table-cell>
          <table:table-cell/>
          <table:table-cell office:value-type="string" calcext:value-type="string">
            <text:p>(Cliente,Puerto) ('127.0.0.1', 34070) Dato recibido /|1043|147 Resultado 7Horainicio16:42:10Horafinal16:42:30tiempotranscurrido 20.0191280842</text:p>
          </table:table-cell>
          <table:table-cell/>
          <table:table-cell office:value-type="string" calcext:value-type="string">
            <text:p>(Cliente,Puerto) ('127.0.0.1', 39886) Dato recibido /|1043|147 Resultado 7Horainicio15:40:07Horafinal15:40:27tiempotranscurrido 20.037396907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396) Dato recibido /|1043|147 Resultado 7Horainicio16:38:57Horafinal16:39:17tiempotranscurrido 20.0210750103</text:p>
          </table:table-cell>
          <table:table-cell/>
          <table:table-cell office:value-type="string" calcext:value-type="string">
            <text:p>(Cliente,Puerto) ('127.0.0.1', 34064) Dato recibido /|1043|147 Resultado 7Horainicio16:42:10Horafinal16:42:30tiempotranscurrido 20.0206580162</text:p>
          </table:table-cell>
          <table:table-cell/>
          <table:table-cell office:value-type="string" calcext:value-type="string">
            <text:p>(Cliente,Puerto) ('127.0.0.1', 39888) Dato recibido /|1043|147 Resultado 7Horainicio15:40:07Horafinal15:40:27tiempotranscurrido 20.037932872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344) Dato recibido /|1043|147 Resultado 7Horainicio16:38:57Horafinal16:39:17tiempotranscurrido 20.0195739269</text:p>
          </table:table-cell>
          <table:table-cell/>
          <table:table-cell office:value-type="string" calcext:value-type="string">
            <text:p>(Cliente,Puerto) ('127.0.0.1', 34068) Dato recibido /|1043|147 Resultado 7Horainicio16:42:10Horafinal16:42:30tiempotranscurrido 20.0201690197</text:p>
          </table:table-cell>
          <table:table-cell/>
          <table:table-cell office:value-type="string" calcext:value-type="string">
            <text:p>(Cliente,Puerto) ('127.0.0.1', 39910) Dato recibido /|1043|147 Resultado 7Horainicio15:40:07Horafinal15:40:27tiempotranscurrido 20.0284140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404) Dato recibido /|1043|147 Resultado 7Horainicio16:38:57Horafinal16:39:17tiempotranscurrido 20.0189640522</text:p>
          </table:table-cell>
          <table:table-cell/>
          <table:table-cell office:value-type="string" calcext:value-type="string">
            <text:p>(Cliente,Puerto) ('127.0.0.1', 34072) Dato recibido /|1043|147 Resultado 7Horainicio16:42:10Horafinal16:42:30tiempotranscurrido 20.0178658962</text:p>
          </table:table-cell>
          <table:table-cell/>
          <table:table-cell office:value-type="string" calcext:value-type="string">
            <text:p>(Cliente,Puerto) ('127.0.0.1', 39912) Dato recibido /|1043|147 Resultado 7Horainicio15:40:07Horafinal15:40:27tiempotranscurrido 20.029217958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414) Dato recibido /|1043|147 Resultado 7Horainicio16:38:57Horafinal16:39:17tiempotranscurrido 20.0183739662</text:p>
          </table:table-cell>
          <table:table-cell/>
          <table:table-cell office:value-type="string" calcext:value-type="string">
            <text:p>(Cliente,Puerto) ('127.0.0.1', 34076) Dato recibido /|1043|147 Resultado 7Horainicio16:42:10Horafinal16:42:30tiempotranscurrido 20.0204908848</text:p>
          </table:table-cell>
          <table:table-cell/>
          <table:table-cell office:value-type="string" calcext:value-type="string">
            <text:p>(Cliente,Puerto) ('127.0.0.1', 39920) Dato recibido /|1043|147 Resultado 7Horainicio15:40:07Horafinal15:40:27tiempotranscurrido 20.03164792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416) Dato recibido /|1043|147 Resultado 7Horainicio16:38:57Horafinal16:39:17tiempotranscurrido 20.0182058811</text:p>
          </table:table-cell>
          <table:table-cell/>
          <table:table-cell office:value-type="string" calcext:value-type="string">
            <text:p>(Cliente,Puerto) ('127.0.0.1', 34074) Dato recibido /|1043|147 Resultado 7Horainicio16:42:10Horafinal16:42:30tiempotranscurrido 20.0210969448</text:p>
          </table:table-cell>
          <table:table-cell/>
          <table:table-cell office:value-type="string" calcext:value-type="string">
            <text:p>(Cliente,Puerto) ('127.0.0.1', 39940) Dato recibido /|1043|147 Resultado 7Horainicio15:40:07Horafinal15:40:27tiempotranscurrido 20.033793926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420) Dato recibido /|1043|147 Resultado 7Horainicio16:38:57Horafinal16:39:17tiempotranscurrido 20.0176479816</text:p>
          </table:table-cell>
          <table:table-cell/>
          <table:table-cell office:value-type="string" calcext:value-type="string">
            <text:p>(Cliente,Puerto) ('127.0.0.1', 34086) Dato recibido /|1043|147 Resultado 7Horainicio16:42:10Horafinal16:42:30tiempotranscurrido 20.0191700459</text:p>
          </table:table-cell>
          <table:table-cell/>
          <table:table-cell office:value-type="string" calcext:value-type="string">
            <text:p>(Cliente,Puerto) ('127.0.0.1', 39942) Dato recibido /|1043|147 Resultado 7Horainicio15:40:07Horafinal15:40:27tiempotranscurrido 20.034276008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412) Dato recibido /|1043|147 Resultado 7Horainicio16:38:57Horafinal16:39:17tiempotranscurrido 20.0199139118</text:p>
          </table:table-cell>
          <table:table-cell/>
          <table:table-cell office:value-type="string" calcext:value-type="string">
            <text:p>(Cliente,Puerto) ('127.0.0.1', 34078) Dato recibido /|1043|147 Resultado 7Horainicio16:42:10Horafinal16:42:30tiempotranscurrido 20.0205659866</text:p>
          </table:table-cell>
          <table:table-cell/>
          <table:table-cell office:value-type="string" calcext:value-type="string">
            <text:p>(Cliente,Puerto) ('127.0.0.1', 39952) Dato recibido /|1043|147 Resultado 7Horainicio15:40:07Horafinal15:40:27tiempotranscurrido 20.029551982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410) Dato recibido /|1043|147 Resultado 7Horainicio16:38:57Horafinal16:39:17tiempotranscurrido 20.0206451416</text:p>
          </table:table-cell>
          <table:table-cell/>
          <table:table-cell office:value-type="string" calcext:value-type="string">
            <text:p>(Cliente,Puerto) ('127.0.0.1', 34080) Dato recibido /|1043|147 Resultado 7Horainicio16:42:10Horafinal16:42:30tiempotranscurrido 20.0188679695</text:p>
          </table:table-cell>
          <table:table-cell/>
          <table:table-cell office:value-type="string" calcext:value-type="string">
            <text:p>(Cliente,Puerto) ('127.0.0.1', 39946) Dato recibido /|1043|147 Resultado 7Horainicio15:40:07Horafinal15:40:27tiempotranscurrido 20.04351902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406) Dato recibido /|1043|147 Resultado 7Horainicio16:38:57Horafinal16:39:17tiempotranscurrido 20.0212988853</text:p>
          </table:table-cell>
          <table:table-cell/>
          <table:table-cell office:value-type="string" calcext:value-type="string">
            <text:p>(Cliente,Puerto) ('127.0.0.1', 34082) Dato recibido /|1043|147 Resultado 7Horainicio16:42:10Horafinal16:42:30tiempotranscurrido 20.0210371017</text:p>
          </table:table-cell>
          <table:table-cell/>
          <table:table-cell office:value-type="string" calcext:value-type="string">
            <text:p>(Cliente,Puerto) ('127.0.0.1', 39954) Dato recibido /|1043|147 Resultado 7Horainicio15:40:07Horafinal15:40:27tiempotranscurrido 20.029983997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418) Dato recibido /|1043|147 Resultado 7Horainicio16:38:57Horafinal16:39:17tiempotranscurrido 20.0214929581</text:p>
          </table:table-cell>
          <table:table-cell/>
          <table:table-cell office:value-type="string" calcext:value-type="string">
            <text:p>(Cliente,Puerto) ('127.0.0.1', 34088) Dato recibido /|1043|147 Resultado 7Horainicio16:42:10Horafinal16:42:30tiempotranscurrido 20.0211040974</text:p>
          </table:table-cell>
          <table:table-cell/>
          <table:table-cell office:value-type="string" calcext:value-type="string">
            <text:p>(Cliente,Puerto) ('127.0.0.1', 39962) Dato recibido /|1043|147 Resultado 7Horainicio15:40:07Horafinal15:40:27tiempotranscurrido 20.044466972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422) Dato recibido /|1043|147 Resultado 7Horainicio16:38:57Horafinal16:39:17tiempotranscurrido 20.0200510025</text:p>
          </table:table-cell>
          <table:table-cell/>
          <table:table-cell office:value-type="string" calcext:value-type="string">
            <text:p>(Cliente,Puerto) ('127.0.0.1', 34094) Dato recibido /|1043|147 Resultado 7Horainicio16:42:10Horafinal16:42:30tiempotranscurrido 20.0178978443</text:p>
          </table:table-cell>
          <table:table-cell/>
          <table:table-cell office:value-type="string" calcext:value-type="string">
            <text:p>(Cliente,Puerto) ('127.0.0.1', 39968) Dato recibido /|1043|147 Resultado 7Horainicio15:40:07Horafinal15:40:27tiempotranscurrido 20.041488885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426) Dato recibido /|1043|147 Resultado 7Horainicio16:38:57Horafinal16:39:17tiempotranscurrido 20.0193469524</text:p>
          </table:table-cell>
          <table:table-cell/>
          <table:table-cell office:value-type="string" calcext:value-type="string">
            <text:p>(Cliente,Puerto) ('127.0.0.1', 34098) Dato recibido /|1043|147 Resultado 7Horainicio16:42:10Horafinal16:42:30tiempotranscurrido 20.0176699162</text:p>
          </table:table-cell>
          <table:table-cell/>
          <table:table-cell office:value-type="string" calcext:value-type="string">
            <text:p>(Cliente,Puerto) ('127.0.0.1', 39978) Dato recibido /|1043|147 Resultado 7Horainicio15:40:07Horafinal15:40:27tiempotranscurrido 20.047134876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408) Dato recibido /|1043|147 Resultado 7Horainicio16:38:57Horafinal16:39:17tiempotranscurrido 20.0269761086</text:p>
          </table:table-cell>
          <table:table-cell/>
          <table:table-cell office:value-type="string" calcext:value-type="string">
            <text:p>(Cliente,Puerto) ('127.0.0.1', 34090) Dato recibido /|1043|147 Resultado 7Horainicio16:42:10Horafinal16:42:30tiempotranscurrido 20.0204110146</text:p>
          </table:table-cell>
          <table:table-cell/>
          <table:table-cell office:value-type="string" calcext:value-type="string">
            <text:p>(Cliente,Puerto) ('127.0.0.1', 39986) Dato recibido /|1043|147 Resultado 7Horainicio15:40:07Horafinal15:40:27tiempotranscurrido 20.03615713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438) Dato recibido /|1043|147 Resultado 7Horainicio16:38:57Horafinal16:39:17tiempotranscurrido 20.0174999237</text:p>
          </table:table-cell>
          <table:table-cell/>
          <table:table-cell office:value-type="string" calcext:value-type="string">
            <text:p>(Cliente,Puerto) ('127.0.0.1', 34092) Dato recibido /|1043|147 Resultado 7Horainicio16:42:10Horafinal16:42:30tiempotranscurrido 20.0200099945</text:p>
          </table:table-cell>
          <table:table-cell/>
          <table:table-cell office:value-type="string" calcext:value-type="string">
            <text:p>(Cliente,Puerto) ('127.0.0.1', 39984) Dato recibido /|1043|147 Resultado 7Horainicio15:40:07Horafinal15:40:27tiempotranscurrido 20.057312965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434) Dato recibido /|1043|147 Resultado 7Horainicio16:38:57Horafinal16:39:17tiempotranscurrido 20.0195560455</text:p>
          </table:table-cell>
          <table:table-cell/>
          <table:table-cell office:value-type="string" calcext:value-type="string">
            <text:p>(Cliente,Puerto) ('127.0.0.1', 34096) Dato recibido /|1043|147 Resultado 7Horainicio16:42:10Horafinal16:42:30tiempotranscurrido 20.019133091</text:p>
          </table:table-cell>
          <table:table-cell/>
          <table:table-cell office:value-type="string" calcext:value-type="string">
            <text:p>(Cliente,Puerto) ('127.0.0.1', 39988) Dato recibido /|1043|147 Resultado 7Horainicio15:40:07Horafinal15:40:27tiempotranscurrido 20.034027099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430) Dato recibido /|1043|147 Resultado 7Horainicio16:38:57Horafinal16:39:17tiempotranscurrido 20.0235021114</text:p>
          </table:table-cell>
          <table:table-cell/>
          <table:table-cell office:value-type="string" calcext:value-type="string">
            <text:p>(Cliente,Puerto) ('127.0.0.1', 34112) Dato recibido /|1043|147 Resultado 7Horainicio16:42:10Horafinal16:42:30tiempotranscurrido 20.0192370415</text:p>
          </table:table-cell>
          <table:table-cell/>
          <table:table-cell office:value-type="string" calcext:value-type="string">
            <text:p>(Cliente,Puerto) ('127.0.0.1', 39996) Dato recibido /|1043|147 Resultado 7Horainicio15:40:07Horafinal15:40:27tiempotranscurrido 20.028759956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436) Dato recibido /|1043|147 Resultado 7Horainicio16:38:57Horafinal16:39:17tiempotranscurrido 20.0212450027</text:p>
          </table:table-cell>
          <table:table-cell/>
          <table:table-cell office:value-type="string" calcext:value-type="string">
            <text:p>(Cliente,Puerto) ('127.0.0.1', 34108) Dato recibido /|1043|147 Resultado 7Horainicio16:42:10Horafinal16:42:30tiempotranscurrido 20.0201060772</text:p>
          </table:table-cell>
          <table:table-cell/>
          <table:table-cell office:value-type="string" calcext:value-type="string">
            <text:p>(Cliente,Puerto) ('127.0.0.1', 40002) Dato recibido /|1043|147 Resultado 7Horainicio15:40:07Horafinal15:40:27tiempotranscurrido 20.032418966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432) Dato recibido /|1043|147 Resultado 7Horainicio16:38:57Horafinal16:39:17tiempotranscurrido 20.0236020088</text:p>
          </table:table-cell>
          <table:table-cell/>
          <table:table-cell office:value-type="string" calcext:value-type="string">
            <text:p>(Cliente,Puerto) ('127.0.0.1', 34106) Dato recibido /|1043|147 Resultado 7Horainicio16:42:10Horafinal16:42:30tiempotranscurrido 20.0205562115</text:p>
          </table:table-cell>
          <table:table-cell/>
          <table:table-cell office:value-type="string" calcext:value-type="string">
            <text:p>(Cliente,Puerto) ('127.0.0.1', 39998) Dato recibido /|1043|147 Resultado 7Horainicio15:40:07Horafinal15:40:27tiempotranscurrido 20.049958944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424) Dato recibido /|1043|147 Resultado 7Horainicio16:38:57Horafinal16:39:17tiempotranscurrido 20.0269639492</text:p>
          </table:table-cell>
          <table:table-cell/>
          <table:table-cell office:value-type="string" calcext:value-type="string">
            <text:p>(Cliente,Puerto) ('127.0.0.1', 34118) Dato recibido /|1043|147 Resultado 7Horainicio16:42:10Horafinal16:42:30tiempotranscurrido 20.0187289715</text:p>
          </table:table-cell>
          <table:table-cell/>
          <table:table-cell office:value-type="string" calcext:value-type="string">
            <text:p>(Cliente,Puerto) ('127.0.0.1', 40010) Dato recibido /|1043|147 Resultado 7Horainicio15:40:07Horafinal15:40:27tiempotranscurrido 20.038634061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440) Dato recibido /|1043|147 Resultado 7Horainicio16:38:57Horafinal16:39:17tiempotranscurrido 20.0211749077</text:p>
          </table:table-cell>
          <table:table-cell/>
          <table:table-cell office:value-type="string" calcext:value-type="string">
            <text:p>(Cliente,Puerto) ('127.0.0.1', 34120) Dato recibido /|1043|147 Resultado 7Horainicio16:42:10Horafinal16:42:30tiempotranscurrido 20.018460989</text:p>
          </table:table-cell>
          <table:table-cell/>
          <table:table-cell office:value-type="string" calcext:value-type="string">
            <text:p>(Cliente,Puerto) ('127.0.0.1', 40012) Dato recibido /|1043|147 Resultado 7Horainicio15:40:07Horafinal15:40:27tiempotranscurrido 20.035436868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442) Dato recibido /|1043|147 Resultado 7Horainicio16:38:57Horafinal16:39:17tiempotranscurrido 20.0206899643</text:p>
          </table:table-cell>
          <table:table-cell/>
          <table:table-cell office:value-type="string" calcext:value-type="string">
            <text:p>(Cliente,Puerto) ('127.0.0.1', 34110) Dato recibido /|1043|147 Resultado 7Horainicio16:42:10Horafinal16:42:30tiempotranscurrido 20.0204429626</text:p>
          </table:table-cell>
          <table:table-cell/>
          <table:table-cell office:value-type="string" calcext:value-type="string">
            <text:p>(Cliente,Puerto) ('127.0.0.1', 40014) Dato recibido /|1043|147 Resultado 7Horainicio15:40:07Horafinal15:40:27tiempotranscurrido 20.03774023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428) Dato recibido /|1043|147 Resultado 7Horainicio16:38:57Horafinal16:39:17tiempotranscurrido 20.0269258022</text:p>
          </table:table-cell>
          <table:table-cell/>
          <table:table-cell office:value-type="string" calcext:value-type="string">
            <text:p>(Cliente,Puerto) ('127.0.0.1', 34102) Dato recibido /|1043|147 Resultado 7Horainicio16:42:10Horafinal16:42:30tiempotranscurrido 20.0208179951</text:p>
          </table:table-cell>
          <table:table-cell/>
          <table:table-cell office:value-type="string" calcext:value-type="string">
            <text:p>(Cliente,Puerto) ('127.0.0.1', 40042) Dato recibido /|1043|147 Resultado 7Horainicio15:40:07Horafinal15:40:27tiempotranscurrido 20.04337716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456) Dato recibido /|1043|147 Resultado 7Horainicio16:38:57Horafinal16:39:17tiempotranscurrido 20.0186769962</text:p>
          </table:table-cell>
          <table:table-cell/>
          <table:table-cell office:value-type="string" calcext:value-type="string">
            <text:p>(Cliente,Puerto) ('127.0.0.1', 34114) Dato recibido /|1043|147 Resultado 7Horainicio16:42:10Horafinal16:42:30tiempotranscurrido 20.0184149742</text:p>
          </table:table-cell>
          <table:table-cell/>
          <table:table-cell office:value-type="string" calcext:value-type="string">
            <text:p>(Cliente,Puerto) ('127.0.0.1', 40026) Dato recibido /|1043|147 Resultado 7Horainicio15:40:07Horafinal15:40:27tiempotranscurrido 20.05955100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448) Dato recibido /|1043|147 Resultado 7Horainicio16:38:57Horafinal16:39:17tiempotranscurrido 20.0207879543</text:p>
          </table:table-cell>
          <table:table-cell/>
          <table:table-cell office:value-type="string" calcext:value-type="string">
            <text:p>(Cliente,Puerto) ('127.0.0.1', 34116) Dato recibido /|1043|147 Resultado 7Horainicio16:42:10Horafinal16:42:30tiempotranscurrido 20.0181279182</text:p>
          </table:table-cell>
          <table:table-cell/>
          <table:table-cell office:value-type="string" calcext:value-type="string">
            <text:p>(Cliente,Puerto) ('127.0.0.1', 40062) Dato recibido /|1043|147 Resultado 7Horainicio15:40:07Horafinal15:40:27tiempotranscurrido 20.027482032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444) Dato recibido /|1043|147 Resultado 7Horainicio16:38:57Horafinal16:39:17tiempotranscurrido 20.0227479935</text:p>
          </table:table-cell>
          <table:table-cell/>
          <table:table-cell office:value-type="string" calcext:value-type="string">
            <text:p>(Cliente,Puerto) ('127.0.0.1', 34104) Dato recibido /|1043|147 Resultado 7Horainicio16:42:10Horafinal16:42:30tiempotranscurrido 20.0201840401</text:p>
          </table:table-cell>
          <table:table-cell/>
          <table:table-cell office:value-type="string" calcext:value-type="string">
            <text:p>(Cliente,Puerto) ('127.0.0.1', 38832) Dato recibido /|1043|147 Resultado 7Horainicio15:40:07Horafinal15:40:27tiempotranscurrido 20.035192966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454) Dato recibido /|1043|147 Resultado 7Horainicio16:38:57Horafinal16:39:17tiempotranscurrido 20.0198438168</text:p>
          </table:table-cell>
          <table:table-cell/>
          <table:table-cell office:value-type="string" calcext:value-type="string">
            <text:p>(Cliente,Puerto) ('127.0.0.1', 34100) Dato recibido /|1043|147 Resultado 7Horainicio16:42:10Horafinal16:42:30tiempotranscurrido 20.0209629536</text:p>
          </table:table-cell>
          <table:table-cell/>
          <table:table-cell office:value-type="string" calcext:value-type="string">
            <text:p>(Cliente,Puerto) ('127.0.0.1', 38814) Dato recibido /|1043|147 Resultado 7Horainicio15:40:07Horafinal15:40:27tiempotranscurrido 20.043011188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446) Dato recibido /|1043|147 Resultado 7Horainicio16:38:57Horafinal16:39:17tiempotranscurrido 20.0231640339</text:p>
          </table:table-cell>
          <table:table-cell/>
          <table:table-cell office:value-type="string" calcext:value-type="string">
            <text:p>(Cliente,Puerto) ('127.0.0.1', 34130) Dato recibido /|1043|147 Resultado 7Horainicio16:42:10Horafinal16:42:30tiempotranscurrido 20.0195040703</text:p>
          </table:table-cell>
          <table:table-cell/>
          <table:table-cell office:value-type="string" calcext:value-type="string">
            <text:p>(Cliente,Puerto) ('127.0.0.1', 40094) Dato recibido /|1043|147 Resultado 7Horainicio15:40:07Horafinal15:40:28tiempotranscurrido 20.04392600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460) Dato recibido /|1043|147 Resultado 7Horainicio16:38:57Horafinal16:39:17tiempotranscurrido 20.0199289322</text:p>
          </table:table-cell>
          <table:table-cell/>
          <table:table-cell office:value-type="string" calcext:value-type="string">
            <text:p>(Cliente,Puerto) ('127.0.0.1', 34128) Dato recibido /|1043|147 Resultado 7Horainicio16:42:10Horafinal16:42:30tiempotranscurrido 20.0203511715</text:p>
          </table:table-cell>
          <table:table-cell/>
          <table:table-cell office:value-type="string" calcext:value-type="string">
            <text:p>(Cliente,Puerto) ('127.0.0.1', 40114) Dato recibido /|1043|147 Resultado 7Horainicio15:40:07Horafinal15:40:28tiempotranscurrido 20.033085107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458) Dato recibido /|1043|147 Resultado 7Horainicio16:38:57Horafinal16:39:17tiempotranscurrido 20.0205221176</text:p>
          </table:table-cell>
          <table:table-cell/>
          <table:table-cell office:value-type="string" calcext:value-type="string">
            <text:p>(Cliente,Puerto) ('127.0.0.1', 34126) Dato recibido /|1043|147 Resultado 7Horainicio16:42:10Horafinal16:42:30tiempotranscurrido 20.0206890106</text:p>
          </table:table-cell>
          <table:table-cell/>
          <table:table-cell office:value-type="string" calcext:value-type="string">
            <text:p>(Cliente,Puerto) ('127.0.0.1', 40118) Dato recibido /|1043|147 Resultado 7Horainicio15:40:07Horafinal15:40:28tiempotranscurrido 20.033960819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450) Dato recibido /|1043|147 Resultado 7Horainicio16:38:57Horafinal16:39:17tiempotranscurrido 20.0223701</text:p>
          </table:table-cell>
          <table:table-cell/>
          <table:table-cell office:value-type="string" calcext:value-type="string">
            <text:p>(Cliente,Puerto) ('127.0.0.1', 34124) Dato recibido /|1043|147 Resultado 7Horainicio16:42:10Horafinal16:42:30tiempotranscurrido 20.0211219788</text:p>
          </table:table-cell>
          <table:table-cell/>
          <table:table-cell office:value-type="string" calcext:value-type="string">
            <text:p>(Cliente,Puerto) ('127.0.0.1', 40142) Dato recibido /|1043|147 Resultado 7Horainicio15:40:07Horafinal15:40:28tiempotranscurrido 20.027910947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452) Dato recibido /|1043|147 Resultado 7Horainicio16:38:57Horafinal16:39:17tiempotranscurrido 20.0220639706</text:p>
          </table:table-cell>
          <table:table-cell/>
          <table:table-cell office:value-type="string" calcext:value-type="string">
            <text:p>(Cliente,Puerto) ('127.0.0.1', 34122) Dato recibido /|1043|147 Resultado 7Horainicio16:42:10Horafinal16:42:30tiempotranscurrido 20.0223679543</text:p>
          </table:table-cell>
          <table:table-cell/>
          <table:table-cell office:value-type="string" calcext:value-type="string">
            <text:p>(Cliente,Puerto) ('127.0.0.1', 40150) Dato recibido /|1043|147 Resultado 7Horainicio15:40:07Horafinal15:40:28tiempotranscurrido 20.03275609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474) Dato recibido /|1043|147 Resultado 7Horainicio16:38:57Horafinal16:39:17tiempotranscurrido 20.0176961422</text:p>
          </table:table-cell>
          <table:table-cell/>
          <table:table-cell office:value-type="string" calcext:value-type="string">
            <text:p>(Cliente,Puerto) ('127.0.0.1', 34136) Dato recibido /|1043|147 Resultado 7Horainicio16:42:10Horafinal16:42:30tiempotranscurrido 20.0185739994</text:p>
          </table:table-cell>
          <table:table-cell/>
          <table:table-cell office:value-type="string" calcext:value-type="string">
            <text:p>(Cliente,Puerto) ('127.0.0.1', 40134) Dato recibido /|1043|147 Resultado 7Horainicio15:40:07Horafinal15:40:28tiempotranscurrido 20.050724029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462) Dato recibido /|1043|147 Resultado 7Horainicio16:38:57Horafinal16:39:17tiempotranscurrido 20.0209391117</text:p>
          </table:table-cell>
          <table:table-cell/>
          <table:table-cell office:value-type="string" calcext:value-type="string">
            <text:p>(Cliente,Puerto) ('127.0.0.1', 34132) Dato recibido /|1043|147 Resultado 7Horainicio16:42:10Horafinal16:42:30tiempotranscurrido 20.0213329792</text:p>
          </table:table-cell>
          <table:table-cell/>
          <table:table-cell office:value-type="string" calcext:value-type="string">
            <text:p>(Cliente,Puerto) ('127.0.0.1', 40156) Dato recibido /|1043|147 Resultado 7Horainicio15:40:08Horafinal15:40:28tiempotranscurrido 20.028461933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466) Dato recibido /|1043|147 Resultado 7Horainicio16:38:57Horafinal16:39:17tiempotranscurrido 20.0209589005</text:p>
          </table:table-cell>
          <table:table-cell/>
          <table:table-cell office:value-type="string" calcext:value-type="string">
            <text:p>(Cliente,Puerto) ('127.0.0.1', 34134) Dato recibido /|1043|147 Resultado 7Horainicio16:42:10Horafinal16:42:30tiempotranscurrido 20.0204849243</text:p>
          </table:table-cell>
          <table:table-cell/>
          <table:table-cell office:value-type="string" calcext:value-type="string">
            <text:p>(Cliente,Puerto) ('127.0.0.1', 40158) Dato recibido /|1043|147 Resultado 7Horainicio15:40:08Horafinal15:40:28tiempotranscurrido 20.043226957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464) Dato recibido /|1043|147 Resultado 7Horainicio16:38:57Horafinal16:39:17tiempotranscurrido 20.0212960243</text:p>
          </table:table-cell>
          <table:table-cell/>
          <table:table-cell office:value-type="string" calcext:value-type="string">
            <text:p>(Cliente,Puerto) ('127.0.0.1', 34138) Dato recibido /|1043|147 Resultado 7Horainicio16:42:10Horafinal16:42:30tiempotranscurrido 20.0214290619</text:p>
          </table:table-cell>
          <table:table-cell/>
          <table:table-cell office:value-type="string" calcext:value-type="string">
            <text:p>(Cliente,Puerto) ('127.0.0.1', 40164) Dato recibido /|1043|147 Resultado 7Horainicio15:40:08Horafinal15:40:28tiempotranscurrido 20.035778999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470) Dato recibido /|1043|147 Resultado 7Horainicio16:38:57Horafinal16:39:17tiempotranscurrido 20.0208890438</text:p>
          </table:table-cell>
          <table:table-cell/>
          <table:table-cell office:value-type="string" calcext:value-type="string">
            <text:p>(Cliente,Puerto) ('127.0.0.1', 34142) Dato recibido /|1043|147 Resultado 7Horainicio16:42:10Horafinal16:42:30tiempotranscurrido 20.0209589005</text:p>
          </table:table-cell>
          <table:table-cell/>
          <table:table-cell office:value-type="string" calcext:value-type="string">
            <text:p>(Cliente,Puerto) ('127.0.0.1', 38934) Dato recibido /|1043|147 Resultado 7Horainicio15:40:08Horafinal15:40:28tiempotranscurrido 20.033660173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468) Dato recibido /|1043|147 Resultado 7Horainicio16:38:57Horafinal16:39:17tiempotranscurrido 20.0206310749</text:p>
          </table:table-cell>
          <table:table-cell/>
          <table:table-cell office:value-type="string" calcext:value-type="string">
            <text:p>(Cliente,Puerto) ('127.0.0.1', 34140) Dato recibido /|1043|147 Resultado 7Horainicio16:42:10Horafinal16:42:30tiempotranscurrido 20.0221610069</text:p>
          </table:table-cell>
          <table:table-cell/>
          <table:table-cell office:value-type="string" calcext:value-type="string">
            <text:p>(Cliente,Puerto) ('127.0.0.1', 40172) Dato recibido /|1043|147 Resultado 7Horainicio15:40:08Horafinal15:40:28tiempotranscurrido 20.046550989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476) Dato recibido /|1043|147 Resultado 7Horainicio16:38:57Horafinal16:39:17tiempotranscurrido 20.0206000805</text:p>
          </table:table-cell>
          <table:table-cell/>
          <table:table-cell office:value-type="string" calcext:value-type="string">
            <text:p>(Cliente,Puerto) ('127.0.0.1', 34148) Dato recibido /|1043|147 Resultado 7Horainicio16:42:10Horafinal16:42:30tiempotranscurrido 20.0213479996</text:p>
          </table:table-cell>
          <table:table-cell/>
          <table:table-cell office:value-type="string" calcext:value-type="string">
            <text:p>(Cliente,Puerto) ('127.0.0.1', 38970) Dato recibido /|1043|147 Resultado 7Horainicio15:40:08Horafinal15:40:28tiempotranscurrido 20.030961990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482) Dato recibido /|1043|147 Resultado 7Horainicio16:38:57Horafinal16:39:17tiempotranscurrido 20.0200731754</text:p>
          </table:table-cell>
          <table:table-cell/>
          <table:table-cell office:value-type="string" calcext:value-type="string">
            <text:p>(Cliente,Puerto) ('127.0.0.1', 34150) Dato recibido /|1043|147 Resultado 7Horainicio16:42:10Horafinal16:42:30tiempotranscurrido 20.0213239193</text:p>
          </table:table-cell>
          <table:table-cell/>
          <table:table-cell office:value-type="string" calcext:value-type="string">
            <text:p>(Cliente,Puerto) ('127.0.0.1', 40200) Dato recibido /|1043|147 Resultado 7Horainicio15:40:08Horafinal15:40:28tiempotranscurrido 20.041388988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478) Dato recibido /|1043|147 Resultado 7Horainicio16:38:57Horafinal16:39:17tiempotranscurrido 20.0208339691</text:p>
          </table:table-cell>
          <table:table-cell/>
          <table:table-cell office:value-type="string" calcext:value-type="string">
            <text:p>(Cliente,Puerto) ('127.0.0.1', 34164) Dato recibido /|1043|147 Resultado 7Horainicio16:42:10Horafinal16:42:30tiempotranscurrido 20.0219678879</text:p>
          </table:table-cell>
          <table:table-cell/>
          <table:table-cell office:value-type="string" calcext:value-type="string">
            <text:p>(Cliente,Puerto) ('127.0.0.1', 38968) Dato recibido /|1043|147 Resultado 7Horainicio15:40:08Horafinal15:40:28tiempotranscurrido 20.047818899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488) Dato recibido /|1043|147 Resultado 7Horainicio16:38:57Horafinal16:39:17tiempotranscurrido 20.0195701122</text:p>
          </table:table-cell>
          <table:table-cell/>
          <table:table-cell office:value-type="string" calcext:value-type="string">
            <text:p>(Cliente,Puerto) ('127.0.0.1', 34212) Dato recibido /|1043|147 Resultado 7Horainicio16:42:10Horafinal16:42:30tiempotranscurrido 20.0183310509</text:p>
          </table:table-cell>
          <table:table-cell/>
          <table:table-cell office:value-type="string" calcext:value-type="string">
            <text:p>(Cliente,Puerto) ('127.0.0.1', 38964) Dato recibido /|1043|147 Resultado 7Horainicio15:40:08Horafinal15:40:28tiempotranscurrido 20.044075965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490) Dato recibido /|1043|147 Resultado 7Horainicio16:38:57Horafinal16:39:17tiempotranscurrido 20.0195500851</text:p>
          </table:table-cell>
          <table:table-cell/>
          <table:table-cell office:value-type="string" calcext:value-type="string">
            <text:p>(Cliente,Puerto) ('127.0.0.1', 34300) Dato recibido /|1043|147 Resultado 7Horainicio16:42:10Horafinal16:42:30tiempotranscurrido 20.0170829296</text:p>
          </table:table-cell>
          <table:table-cell/>
          <table:table-cell office:value-type="string" calcext:value-type="string">
            <text:p>(Cliente,Puerto) ('127.0.0.1', 38962) Dato recibido /|1043|147 Resultado 7Horainicio15:40:08Horafinal15:40:28tiempotranscurrido 20.051379919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492) Dato recibido /|1043|147 Resultado 7Horainicio16:38:57Horafinal16:39:17tiempotranscurrido 20.0193860531</text:p>
          </table:table-cell>
          <table:table-cell/>
          <table:table-cell office:value-type="string" calcext:value-type="string">
            <text:p>(Cliente,Puerto) ('127.0.0.1', 34188) Dato recibido /|1043|147 Resultado 7Horainicio16:42:10Horafinal16:42:30tiempotranscurrido 20.0210299492</text:p>
          </table:table-cell>
          <table:table-cell/>
          <table:table-cell office:value-type="string" calcext:value-type="string">
            <text:p>(Cliente,Puerto) ('127.0.0.1', 40222) Dato recibido /|1043|147 Resultado 7Horainicio15:40:08Horafinal15:40:28tiempotranscurrido 20.042415142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494) Dato recibido /|1043|147 Resultado 7Horainicio16:38:57Horafinal16:39:17tiempotranscurrido 20.019315958</text:p>
          </table:table-cell>
          <table:table-cell/>
          <table:table-cell office:value-type="string" calcext:value-type="string">
            <text:p>(Cliente,Puerto) ('127.0.0.1', 34192) Dato recibido /|1043|147 Resultado 7Horainicio16:42:10Horafinal16:42:30tiempotranscurrido 20.0205261707</text:p>
          </table:table-cell>
          <table:table-cell/>
          <table:table-cell office:value-type="string" calcext:value-type="string">
            <text:p>(Cliente,Puerto) ('127.0.0.1', 40228) Dato recibido /|1043|147 Resultado 7Horainicio15:40:08Horafinal15:40:28tiempotranscurrido 20.035279989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496) Dato recibido /|1043|147 Resultado 7Horainicio16:38:57Horafinal16:39:17tiempotranscurrido 20.0191509724</text:p>
          </table:table-cell>
          <table:table-cell/>
          <table:table-cell office:value-type="string" calcext:value-type="string">
            <text:p>(Cliente,Puerto) ('127.0.0.1', 34208) Dato recibido /|1043|147 Resultado 7Horainicio16:42:10Horafinal16:42:30tiempotranscurrido 20.0197598934</text:p>
          </table:table-cell>
          <table:table-cell/>
          <table:table-cell office:value-type="string" calcext:value-type="string">
            <text:p>(Cliente,Puerto) ('127.0.0.1', 39074) Dato recibido /|1043|147 Resultado 7Horainicio15:40:08Horafinal15:40:28tiempotranscurrido 20.030689954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484) Dato recibido /|1043|147 Resultado 7Horainicio16:38:57Horafinal16:39:17tiempotranscurrido 20.0212309361</text:p>
          </table:table-cell>
          <table:table-cell/>
          <table:table-cell office:value-type="string" calcext:value-type="string">
            <text:p>(Cliente,Puerto) ('127.0.0.1', 34282) Dato recibido /|1043|147 Resultado 7Horainicio16:42:10Horafinal16:42:30tiempotranscurrido 20.0195319653</text:p>
          </table:table-cell>
          <table:table-cell/>
          <table:table-cell office:value-type="string" calcext:value-type="string">
            <text:p>(Cliente,Puerto) ('127.0.0.1', 40256) Dato recibido /|1043|147 Resultado 7Horainicio15:40:08Horafinal15:40:28tiempotranscurrido 20.029349088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498) Dato recibido /|1043|147 Resultado 7Horainicio16:38:57Horafinal16:39:17tiempotranscurrido 20.0191318989</text:p>
          </table:table-cell>
          <table:table-cell/>
          <table:table-cell office:value-type="string" calcext:value-type="string">
            <text:p>(Cliente,Puerto) ('127.0.0.1', 34290) Dato recibido /|1043|147 Resultado 7Horainicio16:42:10Horafinal16:42:30tiempotranscurrido 20.019233942</text:p>
          </table:table-cell>
          <table:table-cell/>
          <table:table-cell office:value-type="string" calcext:value-type="string">
            <text:p>(Cliente,Puerto) ('127.0.0.1', 40264) Dato recibido /|1043|147 Resultado 7Horainicio15:40:08Horafinal15:40:28tiempotranscurrido 20.030764102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500) Dato recibido /|1043|147 Resultado 7Horainicio16:38:57Horafinal16:39:17tiempotranscurrido 20.0188498497</text:p>
          </table:table-cell>
          <table:table-cell/>
          <table:table-cell office:value-type="string" calcext:value-type="string">
            <text:p>(Cliente,Puerto) ('127.0.0.1', 34298) Dato recibido /|1043|147 Resultado 7Horainicio16:42:10Horafinal16:42:30tiempotranscurrido 20.0190019608</text:p>
          </table:table-cell>
          <table:table-cell/>
          <table:table-cell office:value-type="string" calcext:value-type="string">
            <text:p>(Cliente,Puerto) ('127.0.0.1', 40284) Dato recibido /|1043|147 Resultado 7Horainicio15:40:08Horafinal15:40:28tiempotranscurrido 20.031589984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486) Dato recibido /|1043|147 Resultado 7Horainicio16:38:57Horafinal16:39:17tiempotranscurrido 20.0211908817</text:p>
          </table:table-cell>
          <table:table-cell/>
          <table:table-cell office:value-type="string" calcext:value-type="string">
            <text:p>(Cliente,Puerto) ('127.0.0.1', 34204) Dato recibido /|1043|147 Resultado 7Horainicio16:42:10Horafinal16:42:30tiempotranscurrido 20.020583868</text:p>
          </table:table-cell>
          <table:table-cell/>
          <table:table-cell office:value-type="string" calcext:value-type="string">
            <text:p>(Cliente,Puerto) ('127.0.0.1', 40306) Dato recibido /|1043|147 Resultado 7Horainicio15:40:08Horafinal15:40:28tiempotranscurrido 20.03129506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502) Dato recibido /|1043|147 Resultado 7Horainicio16:38:57Horafinal16:39:17tiempotranscurrido 20.020428896</text:p>
          </table:table-cell>
          <table:table-cell/>
          <table:table-cell office:value-type="string" calcext:value-type="string">
            <text:p>(Cliente,Puerto) ('127.0.0.1', 34338) Dato recibido /|1043|147 Resultado 7Horainicio16:42:10Horafinal16:42:30tiempotranscurrido 20.0208330154</text:p>
          </table:table-cell>
          <table:table-cell/>
          <table:table-cell office:value-type="string" calcext:value-type="string">
            <text:p>(Cliente,Puerto) ('127.0.0.1', 40320) Dato recibido /|1043|147 Resultado 7Horainicio15:40:08Horafinal15:40:28tiempotranscurrido 20.03313803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504) Dato recibido /|1043|147 Resultado 7Horainicio16:38:57Horafinal16:39:17tiempotranscurrido 20.0204308033</text:p>
          </table:table-cell>
          <table:table-cell/>
          <table:table-cell office:value-type="string" calcext:value-type="string">
            <text:p>(Cliente,Puerto) ('127.0.0.1', 34200) Dato recibido /|1043|147 Resultado 7Horainicio16:42:10Horafinal16:42:30tiempotranscurrido 20.0217449665</text:p>
          </table:table-cell>
          <table:table-cell/>
          <table:table-cell office:value-type="string" calcext:value-type="string">
            <text:p>(Cliente,Puerto) ('127.0.0.1', 40292) Dato recibido /|1043|147 Resultado 7Horainicio15:40:08Horafinal15:40:28tiempotranscurrido 20.048506021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506) Dato recibido /|1043|147 Resultado 7Horainicio16:38:57Horafinal16:39:17tiempotranscurrido 20.0204598904</text:p>
          </table:table-cell>
          <table:table-cell/>
          <table:table-cell office:value-type="string" calcext:value-type="string">
            <text:p>(Cliente,Puerto) ('127.0.0.1', 34172) Dato recibido /|1043|147 Resultado 7Horainicio16:42:10Horafinal16:42:30tiempotranscurrido 20.0237419605</text:p>
          </table:table-cell>
          <table:table-cell/>
          <table:table-cell office:value-type="string" calcext:value-type="string">
            <text:p>(Cliente,Puerto) ('127.0.0.1', 40358) Dato recibido /|1043|147 Resultado 7Horainicio15:40:08Horafinal15:40:28tiempotranscurrido 20.036381006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508) Dato recibido /|1043|147 Resultado 7Horainicio16:38:57Horafinal16:39:17tiempotranscurrido 20.0203118324</text:p>
          </table:table-cell>
          <table:table-cell/>
          <table:table-cell office:value-type="string" calcext:value-type="string">
            <text:p>(Cliente,Puerto) ('127.0.0.1', 34330) Dato recibido /|1043|147 Resultado 7Horainicio16:42:10Horafinal16:42:30tiempotranscurrido 20.0173230171</text:p>
          </table:table-cell>
          <table:table-cell/>
          <table:table-cell office:value-type="string" calcext:value-type="string">
            <text:p>(Cliente,Puerto) ('127.0.0.1', 40366) Dato recibido /|1043|147 Resultado 7Horainicio15:40:08Horafinal15:40:28tiempotranscurrido 20.032500982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516) Dato recibido /|1043|147 Resultado 7Horainicio16:38:57Horafinal16:39:17tiempotranscurrido 20.01851511</text:p>
          </table:table-cell>
          <table:table-cell/>
          <table:table-cell office:value-type="string" calcext:value-type="string">
            <text:p>(Cliente,Puerto) ('127.0.0.1', 34326) Dato recibido /|1043|147 Resultado 7Horainicio16:42:10Horafinal16:42:30tiempotranscurrido 20.0182580948</text:p>
          </table:table-cell>
          <table:table-cell/>
          <table:table-cell office:value-type="string" calcext:value-type="string">
            <text:p>(Cliente,Puerto) ('127.0.0.1', 38906) Dato recibido /|1043|147 Resultado 7Horainicio15:40:08Horafinal15:40:28tiempotranscurrido 20.026438951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510) Dato recibido /|1043|147 Resultado 7Horainicio16:38:57Horafinal16:39:17tiempotranscurrido 20.0203311443</text:p>
          </table:table-cell>
          <table:table-cell/>
          <table:table-cell office:value-type="string" calcext:value-type="string">
            <text:p>(Cliente,Puerto) ('127.0.0.1', 34308) Dato recibido /|1043|147 Resultado 7Horainicio16:42:10Horafinal16:42:30tiempotranscurrido 20.0213088989</text:p>
          </table:table-cell>
          <table:table-cell/>
          <table:table-cell office:value-type="string" calcext:value-type="string">
            <text:p>(Cliente,Puerto) ('127.0.0.1', 40332) Dato recibido /|1043|147 Resultado 7Horainicio15:40:08Horafinal15:40:28tiempotranscurrido 20.055192947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518) Dato recibido /|1043|147 Resultado 7Horainicio16:38:57Horafinal16:39:17tiempotranscurrido 20.0192568302</text:p>
          </table:table-cell>
          <table:table-cell/>
          <table:table-cell office:value-type="string" calcext:value-type="string">
            <text:p>(Cliente,Puerto) ('127.0.0.1', 34358) Dato recibido /|1043|147 Resultado 7Horainicio16:42:10Horafinal16:42:30tiempotranscurrido 20.0207641125</text:p>
          </table:table-cell>
          <table:table-cell/>
          <table:table-cell office:value-type="string" calcext:value-type="string">
            <text:p>(Cliente,Puerto) ('127.0.0.1', 38916) Dato recibido /|1043|147 Resultado 7Horainicio15:40:08Horafinal15:40:28tiempotranscurrido 20.033905029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512) Dato recibido /|1043|147 Resultado 7Horainicio16:38:57Horafinal16:39:17tiempotranscurrido 20.0202989578</text:p>
          </table:table-cell>
          <table:table-cell/>
          <table:table-cell office:value-type="string" calcext:value-type="string">
            <text:p>(Cliente,Puerto) ('127.0.0.1', 34312) Dato recibido /|1043|147 Resultado 7Horainicio16:42:10Horafinal16:42:30tiempotranscurrido 20.0210940838</text:p>
          </table:table-cell>
          <table:table-cell/>
          <table:table-cell office:value-type="string" calcext:value-type="string">
            <text:p>(Cliente,Puerto) ('127.0.0.1', 40408) Dato recibido /|1043|147 Resultado 7Horainicio15:40:08Horafinal15:40:28tiempotranscurrido 20.031658172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514) Dato recibido /|1043|147 Resultado 7Horainicio16:38:57Horafinal16:39:17tiempotranscurrido 20.0200939178</text:p>
          </table:table-cell>
          <table:table-cell/>
          <table:table-cell office:value-type="string" calcext:value-type="string">
            <text:p>(Cliente,Puerto) ('127.0.0.1', 34322) Dato recibido /|1043|147 Resultado 7Horainicio16:42:10Horafinal16:42:30tiempotranscurrido 20.0196988583</text:p>
          </table:table-cell>
          <table:table-cell/>
          <table:table-cell office:value-type="string" calcext:value-type="string">
            <text:p>(Cliente,Puerto) ('127.0.0.1', 40412) Dato recibido /|1043|147 Resultado 7Horainicio15:40:08Horafinal15:40:28tiempotranscurrido 20.036029100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528) Dato recibido /|1043|147 Resultado 7Horainicio16:38:57Horafinal16:39:17tiempotranscurrido 20.0191130638</text:p>
          </table:table-cell>
          <table:table-cell/>
          <table:table-cell office:value-type="string" calcext:value-type="string">
            <text:p>(Cliente,Puerto) ('127.0.0.1', 34324) Dato recibido /|1043|147 Resultado 7Horainicio16:42:10Horafinal16:42:30tiempotranscurrido 20.0184628963</text:p>
          </table:table-cell>
          <table:table-cell/>
          <table:table-cell office:value-type="string" calcext:value-type="string">
            <text:p>(Cliente,Puerto) ('127.0.0.1', 38978) Dato recibido /|1043|147 Resultado 7Horainicio15:40:08Horafinal15:40:28tiempotranscurrido 20.031601905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532) Dato recibido /|1043|147 Resultado 7Horainicio16:38:57Horafinal16:39:17tiempotranscurrido 20.0190229416</text:p>
          </table:table-cell>
          <table:table-cell/>
          <table:table-cell office:value-type="string" calcext:value-type="string">
            <text:p>(Cliente,Puerto) ('127.0.0.1', 34310) Dato recibido /|1043|147 Resultado 7Horainicio16:42:10Horafinal16:42:30tiempotranscurrido 20.0224130154</text:p>
          </table:table-cell>
          <table:table-cell/>
          <table:table-cell office:value-type="string" calcext:value-type="string">
            <text:p>(Cliente,Puerto) ('127.0.0.1', 38942) Dato recibido /|1043|147 Resultado 7Horainicio15:40:08Horafinal15:40:28tiempotranscurrido 20.041728019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530) Dato recibido /|1043|147 Resultado 7Horainicio16:38:57Horafinal16:39:17tiempotranscurrido 20.0199801922</text:p>
          </table:table-cell>
          <table:table-cell/>
          <table:table-cell office:value-type="string" calcext:value-type="string">
            <text:p>(Cliente,Puerto) ('127.0.0.1', 34314) Dato recibido /|1043|147 Resultado 7Horainicio16:42:10Horafinal16:42:30tiempotranscurrido 20.0220429897</text:p>
          </table:table-cell>
          <table:table-cell/>
          <table:table-cell office:value-type="string" calcext:value-type="string">
            <text:p>(Cliente,Puerto) ('127.0.0.1', 40440) Dato recibido /|1043|147 Resultado 7Horainicio15:40:08Horafinal15:40:28tiempotranscurrido 20.04885101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524) Dato recibido /|1043|147 Resultado 7Horainicio16:38:57Horafinal16:39:17tiempotranscurrido 20.0216810703</text:p>
          </table:table-cell>
          <table:table-cell/>
          <table:table-cell office:value-type="string" calcext:value-type="string">
            <text:p>(Cliente,Puerto) ('127.0.0.1', 34320) Dato recibido /|1043|147 Resultado 7Horainicio16:42:10Horafinal16:42:30tiempotranscurrido 20.021064043</text:p>
          </table:table-cell>
          <table:table-cell/>
          <table:table-cell office:value-type="string" calcext:value-type="string">
            <text:p>(Cliente,Puerto) ('127.0.0.1', 40450) Dato recibido /|1043|147 Resultado 7Horainicio15:40:08Horafinal15:40:28tiempotranscurrido 20.04590702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526) Dato recibido /|1043|147 Resultado 7Horainicio16:38:57Horafinal16:39:17tiempotranscurrido 20.0212328434</text:p>
          </table:table-cell>
          <table:table-cell/>
          <table:table-cell office:value-type="string" calcext:value-type="string">
            <text:p>(Cliente,Puerto) ('127.0.0.1', 34334) Dato recibido /|1043|147 Resultado 7Horainicio16:42:10Horafinal16:42:30tiempotranscurrido 20.0202641487</text:p>
          </table:table-cell>
          <table:table-cell/>
          <table:table-cell office:value-type="string" calcext:value-type="string">
            <text:p>(Cliente,Puerto) ('127.0.0.1', 40456) Dato recibido /|1043|147 Resultado 7Horainicio15:40:08Horafinal15:40:28tiempotranscurrido 20.057042121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520) Dato recibido /|1043|147 Resultado 7Horainicio16:38:57Horafinal16:39:17tiempotranscurrido 20.0232021809</text:p>
          </table:table-cell>
          <table:table-cell/>
          <table:table-cell office:value-type="string" calcext:value-type="string">
            <text:p>(Cliente,Puerto) ('127.0.0.1', 34336) Dato recibido /|1043|147 Resultado 7Horainicio16:42:10Horafinal16:42:30tiempotranscurrido 20.0192489624</text:p>
          </table:table-cell>
          <table:table-cell/>
          <table:table-cell office:value-type="string" calcext:value-type="string">
            <text:p>(Cliente,Puerto) ('127.0.0.1', 40482) Dato recibido /|1043|147 Resultado 7Horainicio15:40:08Horafinal15:40:28tiempotranscurrido 20.026969194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536) Dato recibido /|1043|147 Resultado 7Horainicio16:38:57Horafinal16:39:17tiempotranscurrido 20.0195319653</text:p>
          </table:table-cell>
          <table:table-cell/>
          <table:table-cell office:value-type="string" calcext:value-type="string">
            <text:p>(Cliente,Puerto) ('127.0.0.1', 34332) Dato recibido /|1043|147 Resultado 7Horainicio16:42:10Horafinal16:42:30tiempotranscurrido 20.0214908123</text:p>
          </table:table-cell>
          <table:table-cell/>
          <table:table-cell office:value-type="string" calcext:value-type="string">
            <text:p>(Cliente,Puerto) ('127.0.0.1', 40458) Dato recibido /|1043|147 Resultado 7Horainicio15:40:08Horafinal15:40:28tiempotranscurrido 20.037355184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522) Dato recibido /|1043|147 Resultado 7Horainicio16:38:57Horafinal16:39:17tiempotranscurrido 20.023058176</text:p>
          </table:table-cell>
          <table:table-cell/>
          <table:table-cell office:value-type="string" calcext:value-type="string">
            <text:p>(Cliente,Puerto) ('127.0.0.1', 34328) Dato recibido /|1043|147 Resultado 7Horainicio16:42:10Horafinal16:42:30tiempotranscurrido 20.0221641064</text:p>
          </table:table-cell>
          <table:table-cell/>
          <table:table-cell office:value-type="string" calcext:value-type="string">
            <text:p>(Cliente,Puerto) ('127.0.0.1', 40488) Dato recibido /|1043|147 Resultado 7Horainicio15:40:08Horafinal15:40:28tiempotranscurrido 20.05807495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534) Dato recibido /|1043|147 Resultado 7Horainicio16:38:57Horafinal16:39:17tiempotranscurrido 20.0208098888</text:p>
          </table:table-cell>
          <table:table-cell/>
          <table:table-cell office:value-type="string" calcext:value-type="string">
            <text:p>(Cliente,Puerto) ('127.0.0.1', 34316) Dato recibido /|1043|147 Resultado 7Horainicio16:42:10Horafinal16:42:30tiempotranscurrido 20.0245599747</text:p>
          </table:table-cell>
          <table:table-cell/>
          <table:table-cell office:value-type="string" calcext:value-type="string">
            <text:p>(Cliente,Puerto) ('127.0.0.1', 38830) Dato recibido /|1043|147 Resultado 7Horainicio15:40:08Horafinal15:40:28tiempotranscurrido 20.053097009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538) Dato recibido /|1043|147 Resultado 7Horainicio16:38:57Horafinal16:39:17tiempotranscurrido 20.0203990936</text:p>
          </table:table-cell>
          <table:table-cell/>
          <table:table-cell office:value-type="string" calcext:value-type="string">
            <text:p>(Cliente,Puerto) ('127.0.0.1', 34342) Dato recibido /|1043|147 Resultado 7Horainicio16:42:10Horafinal16:42:30tiempotranscurrido 20.0206599236</text:p>
          </table:table-cell>
          <table:table-cell/>
          <table:table-cell office:value-type="string" calcext:value-type="string">
            <text:p>(Cliente,Puerto) ('127.0.0.1', 40508) Dato recibido /|1043|147 Resultado 7Horainicio15:40:08Horafinal15:40:28tiempotranscurrido 20.046527147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540) Dato recibido /|1043|147 Resultado 7Horainicio16:38:57Horafinal16:39:17tiempotranscurrido 20.0199501514</text:p>
          </table:table-cell>
          <table:table-cell/>
          <table:table-cell office:value-type="string" calcext:value-type="string">
            <text:p>(Cliente,Puerto) ('127.0.0.1', 34346) Dato recibido /|1043|147 Resultado 7Horainicio16:42:10Horafinal16:42:30tiempotranscurrido 20.0201511383</text:p>
          </table:table-cell>
          <table:table-cell/>
          <table:table-cell office:value-type="string" calcext:value-type="string">
            <text:p>(Cliente,Puerto) ('127.0.0.1', 38810) Dato recibido /|1043|147 Resultado 7Horainicio15:40:08Horafinal15:40:28tiempotranscurrido 20.064789056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544) Dato recibido /|1043|147 Resultado 7Horainicio16:38:57Horafinal16:39:17tiempotranscurrido 20.0193140507</text:p>
          </table:table-cell>
          <table:table-cell/>
          <table:table-cell office:value-type="string" calcext:value-type="string">
            <text:p>(Cliente,Puerto) ('127.0.0.1', 34176) Dato recibido /|1043|147 Resultado 7Horainicio16:42:10Horafinal16:42:30tiempotranscurrido 20.0227310658</text:p>
          </table:table-cell>
          <table:table-cell/>
          <table:table-cell office:value-type="string" calcext:value-type="string">
            <text:p>(Cliente,Puerto) ('127.0.0.1', 40510) Dato recibido /|1043|147 Resultado 7Horainicio15:40:08Horafinal15:40:28tiempotranscurrido 20.043376922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542) Dato recibido /|1043|147 Resultado 7Horainicio16:38:57Horafinal16:39:17tiempotranscurrido 20.0196390152</text:p>
          </table:table-cell>
          <table:table-cell/>
          <table:table-cell office:value-type="string" calcext:value-type="string">
            <text:p>(Cliente,Puerto) ('127.0.0.1', 34484) Dato recibido /|1043|147 Resultado 7Horainicio16:42:10Horafinal16:42:30tiempotranscurrido 20.0207989216</text:p>
          </table:table-cell>
          <table:table-cell/>
          <table:table-cell office:value-type="string" calcext:value-type="string">
            <text:p>(Cliente,Puerto) ('127.0.0.1', 40514) Dato recibido /|1043|147 Resultado 7Horainicio15:40:08Horafinal15:40:28tiempotranscurrido 20.03509593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546) Dato recibido /|1043|147 Resultado 7Horainicio16:38:57Horafinal16:39:17tiempotranscurrido 20.0208590031</text:p>
          </table:table-cell>
          <table:table-cell/>
          <table:table-cell office:value-type="string" calcext:value-type="string">
            <text:p>(Cliente,Puerto) ('127.0.0.1', 34482) Dato recibido /|1043|147 Resultado 7Horainicio16:42:10Horafinal16:42:30tiempotranscurrido 20.0224628448</text:p>
          </table:table-cell>
          <table:table-cell/>
          <table:table-cell office:value-type="string" calcext:value-type="string">
            <text:p>(Cliente,Puerto) ('127.0.0.1', 40532) Dato recibido /|1043|147 Resultado 7Horainicio15:40:08Horafinal15:40:28tiempotranscurrido 20.044142007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554) Dato recibido /|1043|147 Resultado 7Horainicio16:38:57Horafinal16:39:17tiempotranscurrido 20.0199091434</text:p>
          </table:table-cell>
          <table:table-cell/>
          <table:table-cell office:value-type="string" calcext:value-type="string">
            <text:p>(Cliente,Puerto) ('127.0.0.1', 34364) Dato recibido /|1043|147 Resultado 7Horainicio16:42:10Horafinal16:42:30tiempotranscurrido 20.0175881386</text:p>
          </table:table-cell>
          <table:table-cell/>
          <table:table-cell office:value-type="string" calcext:value-type="string">
            <text:p>(Cliente,Puerto) ('127.0.0.1', 40538) Dato recibido /|1043|147 Resultado 7Horainicio15:40:08Horafinal15:40:28tiempotranscurrido 20.04134488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566) Dato recibido /|1043|147 Resultado 7Horainicio16:38:57Horafinal16:39:17tiempotranscurrido 20.019605875</text:p>
          </table:table-cell>
          <table:table-cell/>
          <table:table-cell office:value-type="string" calcext:value-type="string">
            <text:p>(Cliente,Puerto) ('127.0.0.1', 34344) Dato recibido /|1043|147 Resultado 7Horainicio16:42:10Horafinal16:42:30tiempotranscurrido 20.0207459927</text:p>
          </table:table-cell>
          <table:table-cell/>
          <table:table-cell office:value-type="string" calcext:value-type="string">
            <text:p>(Cliente,Puerto) ('127.0.0.1', 40564) Dato recibido /|1043|147 Resultado 7Horainicio15:40:08Horafinal15:40:28tiempotranscurrido 20.041904926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584) Dato recibido /|1043|147 Resultado 7Horainicio16:38:57Horafinal16:39:17tiempotranscurrido 20.0200428963</text:p>
          </table:table-cell>
          <table:table-cell/>
          <table:table-cell office:value-type="string" calcext:value-type="string">
            <text:p>(Cliente,Puerto) ('127.0.0.1', 34352) Dato recibido /|1043|147 Resultado 7Horainicio16:42:10Horafinal16:42:30tiempotranscurrido 20.0198051929</text:p>
          </table:table-cell>
          <table:table-cell/>
          <table:table-cell office:value-type="string" calcext:value-type="string">
            <text:p>(Cliente,Puerto) ('127.0.0.1', 38932) Dato recibido /|1043|147 Resultado 7Horainicio15:40:08Horafinal15:40:28tiempotranscurrido 20.042534112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570) Dato recibido /|1043|147 Resultado 7Horainicio16:38:57Horafinal16:39:17tiempotranscurrido 20.0207698345</text:p>
          </table:table-cell>
          <table:table-cell/>
          <table:table-cell office:value-type="string" calcext:value-type="string">
            <text:p>(Cliente,Puerto) ('127.0.0.1', 34356) Dato recibido /|1043|147 Resultado 7Horainicio16:42:10Horafinal16:42:30tiempotranscurrido 20.019340992</text:p>
          </table:table-cell>
          <table:table-cell/>
          <table:table-cell office:value-type="string" calcext:value-type="string">
            <text:p>(Cliente,Puerto) ('127.0.0.1', 40598) Dato recibido /|1043|147 Resultado 7Horainicio15:40:08Horafinal15:40:28tiempotranscurrido 20.065191984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556) Dato recibido /|1043|147 Resultado 7Horainicio16:38:57Horafinal16:39:17tiempotranscurrido 20.0195918083</text:p>
          </table:table-cell>
          <table:table-cell/>
          <table:table-cell office:value-type="string" calcext:value-type="string">
            <text:p>(Cliente,Puerto) ('127.0.0.1', 34362) Dato recibido /|1043|147 Resultado 7Horainicio16:42:10Horafinal16:42:30tiempotranscurrido 20.0186638832</text:p>
          </table:table-cell>
          <table:table-cell/>
          <table:table-cell office:value-type="string" calcext:value-type="string">
            <text:p>(Cliente,Puerto) ('127.0.0.1', 38930) Dato recibido /|1043|147 Resultado 7Horainicio15:40:08Horafinal15:40:28tiempotranscurrido 20.04688811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608) Dato recibido /|1043|147 Resultado 7Horainicio16:38:57Horafinal16:39:17tiempotranscurrido 20.0186898708</text:p>
          </table:table-cell>
          <table:table-cell/>
          <table:table-cell office:value-type="string" calcext:value-type="string">
            <text:p>(Cliente,Puerto) ('127.0.0.1', 34350) Dato recibido /|1043|147 Resultado 7Horainicio16:42:10Horafinal16:42:30tiempotranscurrido 20.0205109119</text:p>
          </table:table-cell>
          <table:table-cell/>
          <table:table-cell office:value-type="string" calcext:value-type="string">
            <text:p>(Cliente,Puerto) ('127.0.0.1', 38908) Dato recibido /|1043|147 Resultado 7Horainicio15:40:08Horafinal15:40:28tiempotranscurrido 20.04524993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592) Dato recibido /|1043|147 Resultado 7Horainicio16:38:57Horafinal16:39:17tiempotranscurrido 20.0198209286</text:p>
          </table:table-cell>
          <table:table-cell/>
          <table:table-cell office:value-type="string" calcext:value-type="string">
            <text:p>(Cliente,Puerto) ('127.0.0.1', 34360) Dato recibido /|1043|147 Resultado 7Horainicio16:42:10Horafinal16:42:30tiempotranscurrido 20.0190010071</text:p>
          </table:table-cell>
          <table:table-cell/>
          <table:table-cell office:value-type="string" calcext:value-type="string">
            <text:p>(Cliente,Puerto) ('127.0.0.1', 39484) Dato recibido /|1043|147 Resultado 7Horainicio15:40:08Horafinal15:40:28tiempotranscurrido 20.056363105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610) Dato recibido /|1043|147 Resultado 7Horainicio16:38:57Horafinal16:39:17tiempotranscurrido 20.0180699825</text:p>
          </table:table-cell>
          <table:table-cell/>
          <table:table-cell office:value-type="string" calcext:value-type="string">
            <text:p>(Cliente,Puerto) ('127.0.0.1', 34348) Dato recibido /|1043|147 Resultado 7Horainicio16:42:10Horafinal16:42:30tiempotranscurrido 20.0208640099</text:p>
          </table:table-cell>
          <table:table-cell/>
          <table:table-cell office:value-type="string" calcext:value-type="string">
            <text:p>(Cliente,Puerto) ('127.0.0.1', 39466) Dato recibido /|1043|147 Resultado 7Horainicio15:40:08Horafinal15:40:28tiempotranscurrido 20.04416012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602) Dato recibido /|1043|147 Resultado 7Horainicio16:38:57Horafinal16:39:17tiempotranscurrido 20.0195100307</text:p>
          </table:table-cell>
          <table:table-cell/>
          <table:table-cell office:value-type="string" calcext:value-type="string">
            <text:p>(Cliente,Puerto) ('127.0.0.1', 34318) Dato recibido /|1043|147 Resultado 7Horainicio16:42:10Horafinal16:42:30tiempotranscurrido 20.020925045</text:p>
          </table:table-cell>
          <table:table-cell/>
          <table:table-cell office:value-type="string" calcext:value-type="string">
            <text:p>(Cliente,Puerto) ('127.0.0.1', 39462) Dato recibido /|1043|147 Resultado 7Horainicio15:40:08Horafinal15:40:28tiempotranscurrido 20.051649093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614) Dato recibido /|1043|147 Resultado 7Horainicio16:38:57Horafinal16:39:17tiempotranscurrido 20.0207169056</text:p>
          </table:table-cell>
          <table:table-cell/>
          <table:table-cell office:value-type="string" calcext:value-type="string">
            <text:p>(Cliente,Puerto) ('127.0.0.1', 34466) Dato recibido /|1043|147 Resultado 7Horainicio16:42:10Horafinal16:42:30tiempotranscurrido 20.0196759701</text:p>
          </table:table-cell>
          <table:table-cell/>
          <table:table-cell office:value-type="string" calcext:value-type="string">
            <text:p>(Cliente,Puerto) ('127.0.0.1', 38948) Dato recibido /|1043|147 Resultado 7Horainicio15:40:08Horafinal15:40:28tiempotranscurrido 20.051038980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788) Dato recibido /|1043|147 Resultado 7Horainicio16:38:57Horafinal16:39:17tiempotranscurrido 20.0176670551</text:p>
          </table:table-cell>
          <table:table-cell/>
          <table:table-cell office:value-type="string" calcext:value-type="string">
            <text:p>(Cliente,Puerto) ('127.0.0.1', 34366) Dato recibido /|1043|147 Resultado 7Horainicio16:42:10Horafinal16:42:30tiempotranscurrido 20.0204689503</text:p>
          </table:table-cell>
          <table:table-cell/>
          <table:table-cell office:value-type="string" calcext:value-type="string">
            <text:p>(Cliente,Puerto) ('127.0.0.1', 38940) Dato recibido /|1043|147 Resultado 7Horainicio15:40:08Horafinal15:40:28tiempotranscurrido 20.0389878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786) Dato recibido /|1043|147 Resultado 7Horainicio16:38:57Horafinal16:39:17tiempotranscurrido 20.0181291103</text:p>
          </table:table-cell>
          <table:table-cell/>
          <table:table-cell office:value-type="string" calcext:value-type="string">
            <text:p>(Cliente,Puerto) ('127.0.0.1', 34478) Dato recibido /|1043|147 Resultado 7Horainicio16:42:10Horafinal16:42:30tiempotranscurrido 20.0178170204</text:p>
          </table:table-cell>
          <table:table-cell/>
          <table:table-cell office:value-type="string" calcext:value-type="string">
            <text:p>(Cliente,Puerto) ('127.0.0.1', 39488) Dato recibido /|1043|147 Resultado 7Horainicio15:40:08Horafinal15:40:28tiempotranscurrido 20.036076068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776) Dato recibido /|1043|147 Resultado 7Horainicio16:38:57Horafinal16:39:17tiempotranscurrido 20.0203990936</text:p>
          </table:table-cell>
          <table:table-cell/>
          <table:table-cell office:value-type="string" calcext:value-type="string">
            <text:p>(Cliente,Puerto) ('127.0.0.1', 34468) Dato recibido /|1043|147 Resultado 7Horainicio16:42:10Horafinal16:42:30tiempotranscurrido 20.0195810795</text:p>
          </table:table-cell>
          <table:table-cell/>
          <table:table-cell office:value-type="string" calcext:value-type="string">
            <text:p>(Cliente,Puerto) ('127.0.0.1', 39526) Dato recibido /|1043|147 Resultado 7Horainicio15:40:08Horafinal15:40:28tiempotranscurrido 20.054559946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784) Dato recibido /|1043|147 Resultado 7Horainicio16:38:57Horafinal16:39:17tiempotranscurrido 20.0186581612</text:p>
          </table:table-cell>
          <table:table-cell/>
          <table:table-cell office:value-type="string" calcext:value-type="string">
            <text:p>(Cliente,Puerto) ('127.0.0.1', 34460) Dato recibido /|1043|147 Resultado 7Horainicio16:42:10Horafinal16:42:30tiempotranscurrido 20.0203340054</text:p>
          </table:table-cell>
          <table:table-cell/>
          <table:table-cell office:value-type="string" calcext:value-type="string">
            <text:p>(Cliente,Puerto) ('127.0.0.1', 39558) Dato recibido /|1043|147 Resultado 7Horainicio15:40:08Horafinal15:40:28tiempotranscurrido 20.037642002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778) Dato recibido /|1043|147 Resultado 7Horainicio16:38:57Horafinal16:39:17tiempotranscurrido 20.0204799175</text:p>
          </table:table-cell>
          <table:table-cell/>
          <table:table-cell office:value-type="string" calcext:value-type="string">
            <text:p>(Cliente,Puerto) ('127.0.0.1', 34470) Dato recibido /|1043|147 Resultado 7Horainicio16:42:10Horafinal16:42:30tiempotranscurrido 20.0194988251</text:p>
          </table:table-cell>
          <table:table-cell/>
          <table:table-cell office:value-type="string" calcext:value-type="string">
            <text:p>(Cliente,Puerto) ('127.0.0.1', 39556) Dato recibido /|1043|147 Resultado 7Horainicio15:40:08Horafinal15:40:28tiempotranscurrido 20.032996892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782) Dato recibido /|1043|147 Resultado 7Horainicio16:38:57Horafinal16:39:17tiempotranscurrido 20.0197439194</text:p>
          </table:table-cell>
          <table:table-cell/>
          <table:table-cell office:value-type="string" calcext:value-type="string">
            <text:p>(Cliente,Puerto) ('127.0.0.1', 34474) Dato recibido /|1043|147 Resultado 7Horainicio16:42:10Horafinal16:42:30tiempotranscurrido 20.0188438892</text:p>
          </table:table-cell>
          <table:table-cell/>
          <table:table-cell office:value-type="string" calcext:value-type="string">
            <text:p>(Cliente,Puerto) ('127.0.0.1', 39554) Dato recibido /|1043|147 Resultado 7Horainicio15:40:08Horafinal15:40:28tiempotranscurrido 20.04512500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790) Dato recibido /|1043|147 Resultado 7Horainicio16:38:57Horafinal16:39:17tiempotranscurrido 20.0185029507</text:p>
          </table:table-cell>
          <table:table-cell/>
          <table:table-cell office:value-type="string" calcext:value-type="string">
            <text:p>(Cliente,Puerto) ('127.0.0.1', 34472) Dato recibido /|1043|147 Resultado 7Horainicio16:42:10Horafinal16:42:30tiempotranscurrido 20.0204720497</text:p>
          </table:table-cell>
          <table:table-cell/>
          <table:table-cell office:value-type="string" calcext:value-type="string">
            <text:p>(Cliente,Puerto) ('127.0.0.1', 39552) Dato recibido /|1043|147 Resultado 7Horainicio15:40:08Horafinal15:40:28tiempotranscurrido 20.043048143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792) Dato recibido /|1043|147 Resultado 7Horainicio16:38:57Horafinal16:39:17tiempotranscurrido 20.0201740265</text:p>
          </table:table-cell>
          <table:table-cell/>
          <table:table-cell office:value-type="string" calcext:value-type="string">
            <text:p>(Cliente,Puerto) ('127.0.0.1', 34476) Dato recibido /|1043|147 Resultado 7Horainicio16:42:10Horafinal16:42:30tiempotranscurrido 20.0199649334</text:p>
          </table:table-cell>
          <table:table-cell/>
          <table:table-cell office:value-type="string" calcext:value-type="string">
            <text:p>(Cliente,Puerto) ('127.0.0.1', 39540) Dato recibido /|1043|147 Resultado 7Horainicio15:40:08Horafinal15:40:28tiempotranscurrido 20.034960031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794) Dato recibido /|1043|147 Resultado 7Horainicio16:38:57Horafinal16:39:17tiempotranscurrido 20.0203900337</text:p>
          </table:table-cell>
          <table:table-cell/>
          <table:table-cell office:value-type="string" calcext:value-type="string">
            <text:p>(Cliente,Puerto) ('127.0.0.1', 34480) Dato recibido /|1043|147 Resultado 7Horainicio16:42:10Horafinal16:42:30tiempotranscurrido 20.0196311474</text:p>
          </table:table-cell>
          <table:table-cell/>
          <table:table-cell office:value-type="string" calcext:value-type="string">
            <text:p>(Cliente,Puerto) ('127.0.0.1', 39580) Dato recibido /|1043|147 Resultado 7Horainicio15:40:08Horafinal15:40:28tiempotranscurrido 20.037904024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802) Dato recibido /|1043|147 Resultado 7Horainicio16:38:57Horafinal16:39:17tiempotranscurrido 20.0193769932</text:p>
          </table:table-cell>
          <table:table-cell/>
          <table:table-cell office:value-type="string" calcext:value-type="string">
            <text:p>(Cliente,Puerto) ('127.0.0.1', 34486) Dato recibido /|1043|147 Resultado 7Horainicio16:42:10Horafinal16:42:30tiempotranscurrido 20.0223031044</text:p>
          </table:table-cell>
          <table:table-cell/>
          <table:table-cell office:value-type="string" calcext:value-type="string">
            <text:p>(Cliente,Puerto) ('127.0.0.1', 39578) Dato recibido /|1043|147 Resultado 7Horainicio15:40:08Horafinal15:40:28tiempotranscurrido 20.041724920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804) Dato recibido /|1043|147 Resultado 7Horainicio16:38:57Horafinal16:39:17tiempotranscurrido 20.019315958</text:p>
          </table:table-cell>
          <table:table-cell/>
          <table:table-cell office:value-type="string" calcext:value-type="string">
            <text:p>(Cliente,Puerto) ('127.0.0.1', 34340) Dato recibido /|1043|147 Resultado 7Horainicio16:42:10Horafinal16:42:30tiempotranscurrido 20.0211760998</text:p>
          </table:table-cell>
          <table:table-cell/>
          <table:table-cell office:value-type="string" calcext:value-type="string">
            <text:p>(Cliente,Puerto) ('127.0.0.1', 39566) Dato recibido /|1043|147 Resultado 7Horainicio15:40:08Horafinal15:40:28tiempotranscurrido 20.049597978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800) Dato recibido /|1043|147 Resultado 7Horainicio16:38:57Horafinal16:39:17tiempotranscurrido 20.019753933</text:p>
          </table:table-cell>
          <table:table-cell/>
          <table:table-cell office:value-type="string" calcext:value-type="string">
            <text:p>(Cliente,Puerto) ('127.0.0.1', 34354) Dato recibido /|1043|147 Resultado 7Horainicio16:42:10Horafinal16:42:30tiempotranscurrido 20.0191760063</text:p>
          </table:table-cell>
          <table:table-cell/>
          <table:table-cell office:value-type="string" calcext:value-type="string">
            <text:p>(Cliente,Puerto) ('127.0.0.1', 39602) Dato recibido /|1043|147 Resultado 7Horainicio15:40:08Horafinal15:40:28tiempotranscurrido 20.039808034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798) Dato recibido /|1043|147 Resultado 7Horainicio16:38:57Horafinal16:39:17tiempotranscurrido 20.0201580524</text:p>
          </table:table-cell>
          <table:table-cell/>
          <table:table-cell office:value-type="string" calcext:value-type="string">
            <text:p>(Cliente,Puerto) ('127.0.0.1', 34488) Dato recibido /|1043|147 Resultado 7Horainicio16:42:10Horafinal16:42:30tiempotranscurrido 20.022110939</text:p>
          </table:table-cell>
          <table:table-cell/>
          <table:table-cell office:value-type="string" calcext:value-type="string">
            <text:p>(Cliente,Puerto) ('127.0.0.1', 39600) Dato recibido /|1043|147 Resultado 7Horainicio15:40:08Horafinal15:40:28tiempotranscurrido 20.042665958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796) Dato recibido /|1043|147 Resultado 7Horainicio16:38:57Horafinal16:39:17tiempotranscurrido 20.0198459625</text:p>
          </table:table-cell>
          <table:table-cell/>
          <table:table-cell office:value-type="string" calcext:value-type="string">
            <text:p>(Cliente,Puerto) ('127.0.0.1', 34490) Dato recibido /|1043|147 Resultado 7Horainicio16:42:10Horafinal16:42:30tiempotranscurrido 20.0218319893</text:p>
          </table:table-cell>
          <table:table-cell/>
          <table:table-cell office:value-type="string" calcext:value-type="string">
            <text:p>(Cliente,Puerto) ('127.0.0.1', 39702) Dato recibido /|1043|147 Resultado 7Horainicio15:40:08Horafinal15:40:28tiempotranscurrido 20.044247150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812) Dato recibido /|1043|147 Resultado 7Horainicio16:38:57Horafinal16:39:17tiempotranscurrido 20.0189700127</text:p>
          </table:table-cell>
          <table:table-cell/>
          <table:table-cell office:value-type="string" calcext:value-type="string">
            <text:p>(Cliente,Puerto) ('127.0.0.1', 34496) Dato recibido /|1043|147 Resultado 7Horainicio16:42:10Horafinal16:42:30tiempotranscurrido 20.0202071667</text:p>
          </table:table-cell>
          <table:table-cell/>
          <table:table-cell office:value-type="string" calcext:value-type="string">
            <text:p>(Cliente,Puerto) ('127.0.0.1', 39646) Dato recibido /|1043|147 Resultado 7Horainicio15:40:08Horafinal15:40:28tiempotranscurrido 20.04559397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808) Dato recibido /|1043|147 Resultado 7Horainicio16:38:57Horafinal16:39:17tiempotranscurrido 20.0199348927</text:p>
          </table:table-cell>
          <table:table-cell/>
          <table:table-cell office:value-type="string" calcext:value-type="string">
            <text:p>(Cliente,Puerto) ('127.0.0.1', 34518) Dato recibido /|1043|147 Resultado 7Horainicio16:42:10Horafinal16:42:30tiempotranscurrido 20.0196089745</text:p>
          </table:table-cell>
          <table:table-cell/>
          <table:table-cell office:value-type="string" calcext:value-type="string">
            <text:p>(Cliente,Puerto) ('127.0.0.1', 39634) Dato recibido /|1043|147 Resultado 7Horainicio15:40:08Horafinal15:40:28tiempotranscurrido 20.048709869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820) Dato recibido /|1043|147 Resultado 7Horainicio16:38:57Horafinal16:39:17tiempotranscurrido 20.0177829266</text:p>
          </table:table-cell>
          <table:table-cell/>
          <table:table-cell office:value-type="string" calcext:value-type="string">
            <text:p>(Cliente,Puerto) ('127.0.0.1', 34504) Dato recibido /|1043|147 Resultado 7Horainicio16:42:10Horafinal16:42:30tiempotranscurrido 20.0185680389</text:p>
          </table:table-cell>
          <table:table-cell/>
          <table:table-cell office:value-type="string" calcext:value-type="string">
            <text:p>(Cliente,Puerto) ('127.0.0.1', 39682) Dato recibido /|1043|147 Resultado 7Horainicio15:40:08Horafinal15:40:28tiempotranscurrido 20.074322938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824) Dato recibido /|1043|147 Resultado 7Horainicio16:38:57Horafinal16:39:17tiempotranscurrido 20.0173668861</text:p>
          </table:table-cell>
          <table:table-cell/>
          <table:table-cell office:value-type="string" calcext:value-type="string">
            <text:p>(Cliente,Puerto) ('127.0.0.1', 34502) Dato recibido /|1043|147 Resultado 7Horainicio16:42:10Horafinal16:42:30tiempotranscurrido 20.0191469193</text:p>
          </table:table-cell>
          <table:table-cell/>
          <table:table-cell office:value-type="string" calcext:value-type="string">
            <text:p>(Cliente,Puerto) ('127.0.0.1', 39678) Dato recibido /|1043|147 Resultado 7Horainicio15:40:08Horafinal15:40:28tiempotranscurrido 20.066431045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810) Dato recibido /|1043|147 Resultado 7Horainicio16:38:57Horafinal16:39:17tiempotranscurrido 20.0197150707</text:p>
          </table:table-cell>
          <table:table-cell/>
          <table:table-cell office:value-type="string" calcext:value-type="string">
            <text:p>(Cliente,Puerto) ('127.0.0.1', 34500) Dato recibido /|1043|147 Resultado 7Horainicio16:42:10Horafinal16:42:30tiempotranscurrido 20.0195701122</text:p>
          </table:table-cell>
          <table:table-cell/>
          <table:table-cell office:value-type="string" calcext:value-type="string">
            <text:p>(Cliente,Puerto) ('127.0.0.1', 39416) Dato recibido /|1043|147 Resultado 7Horainicio15:40:08Horafinal15:40:28tiempotranscurrido 20.036786079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806) Dato recibido /|1043|147 Resultado 7Horainicio16:38:57Horafinal16:39:17tiempotranscurrido 20.0211310387</text:p>
          </table:table-cell>
          <table:table-cell/>
          <table:table-cell office:value-type="string" calcext:value-type="string">
            <text:p>(Cliente,Puerto) ('127.0.0.1', 34508) Dato recibido /|1043|147 Resultado 7Horainicio16:42:10Horafinal16:42:30tiempotranscurrido 20.0200510025</text:p>
          </table:table-cell>
          <table:table-cell/>
          <table:table-cell office:value-type="string" calcext:value-type="string">
            <text:p>(Cliente,Puerto) ('127.0.0.1', 39420) Dato recibido /|1043|147 Resultado 7Horainicio15:40:08Horafinal15:40:28tiempotranscurrido 20.036134004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814) Dato recibido /|1043|147 Resultado 7Horainicio16:38:57Horafinal16:39:17tiempotranscurrido 20.0207540989</text:p>
          </table:table-cell>
          <table:table-cell/>
          <table:table-cell office:value-type="string" calcext:value-type="string">
            <text:p>(Cliente,Puerto) ('127.0.0.1', 34498) Dato recibido /|1043|147 Resultado 7Horainicio16:42:10Horafinal16:42:30tiempotranscurrido 20.0237259865</text:p>
          </table:table-cell>
          <table:table-cell/>
          <table:table-cell office:value-type="string" calcext:value-type="string">
            <text:p>(Cliente,Puerto) ('127.0.0.1', 39716) Dato recibido /|1043|147 Resultado 7Horainicio15:40:08Horafinal15:40:28tiempotranscurrido 20.04608297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818) Dato recibido /|1043|147 Resultado 7Horainicio16:38:57Horafinal16:39:17tiempotranscurrido 20.0202457905</text:p>
          </table:table-cell>
          <table:table-cell/>
          <table:table-cell office:value-type="string" calcext:value-type="string">
            <text:p>(Cliente,Puerto) ('127.0.0.1', 34514) Dato recibido /|1043|147 Resultado 7Horainicio16:42:10Horafinal16:42:30tiempotranscurrido 20.0196790695</text:p>
          </table:table-cell>
          <table:table-cell/>
          <table:table-cell office:value-type="string" calcext:value-type="string">
            <text:p>(Cliente,Puerto) ('127.0.0.1', 39736) Dato recibido /|1043|147 Resultado 7Horainicio15:40:08Horafinal15:40:28tiempotranscurrido 20.037562131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822) Dato recibido /|1043|147 Resultado 7Horainicio16:38:57Horafinal16:39:17tiempotranscurrido 20.0201108456</text:p>
          </table:table-cell>
          <table:table-cell/>
          <table:table-cell office:value-type="string" calcext:value-type="string">
            <text:p>(Cliente,Puerto) ('127.0.0.1', 34506) Dato recibido /|1043|147 Resultado 7Horainicio16:42:10Horafinal16:42:30tiempotranscurrido 20.0213620663</text:p>
          </table:table-cell>
          <table:table-cell/>
          <table:table-cell office:value-type="string" calcext:value-type="string">
            <text:p>(Cliente,Puerto) ('127.0.0.1', 39780) Dato recibido /|1043|147 Resultado 7Horainicio15:40:08Horafinal15:40:28tiempotranscurrido 20.03662896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816) Dato recibido /|1043|147 Resultado 7Horainicio16:38:57Horafinal16:39:17tiempotranscurrido 20.0206282139</text:p>
          </table:table-cell>
          <table:table-cell/>
          <table:table-cell office:value-type="string" calcext:value-type="string">
            <text:p>(Cliente,Puerto) ('127.0.0.1', 34510) Dato recibido /|1043|147 Resultado 7Horainicio16:42:10Horafinal16:42:30tiempotranscurrido 20.0201740265</text:p>
          </table:table-cell>
          <table:table-cell/>
          <table:table-cell office:value-type="string" calcext:value-type="string">
            <text:p>(Cliente,Puerto) ('127.0.0.1', 39480) Dato recibido /|1043|147 Resultado 7Horainicio15:40:08Horafinal15:40:28tiempotranscurrido 20.056860208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828) Dato recibido /|1043|147 Resultado 7Horainicio16:38:57Horafinal16:39:17tiempotranscurrido 20.0202410221</text:p>
          </table:table-cell>
          <table:table-cell/>
          <table:table-cell office:value-type="string" calcext:value-type="string">
            <text:p>(Cliente,Puerto) ('127.0.0.1', 34516) Dato recibido /|1043|147 Resultado 7Horainicio16:42:10Horafinal16:42:30tiempotranscurrido 20.0192520618</text:p>
          </table:table-cell>
          <table:table-cell/>
          <table:table-cell office:value-type="string" calcext:value-type="string">
            <text:p>(Cliente,Puerto) ('127.0.0.1', 39758) Dato recibido /|1043|147 Resultado 7Horainicio15:40:08Horafinal15:40:28tiempotranscurrido 20.039089918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834) Dato recibido /|1043|147 Resultado 7Horainicio16:38:57Horafinal16:39:17tiempotranscurrido 20.0208117962</text:p>
          </table:table-cell>
          <table:table-cell/>
          <table:table-cell office:value-type="string" calcext:value-type="string">
            <text:p>(Cliente,Puerto) ('127.0.0.1', 34492) Dato recibido /|1043|147 Resultado 7Horainicio16:42:10Horafinal16:42:30tiempotranscurrido 20.0295090675</text:p>
          </table:table-cell>
          <table:table-cell/>
          <table:table-cell office:value-type="string" calcext:value-type="string">
            <text:p>(Cliente,Puerto) ('127.0.0.1', 39788) Dato recibido /|1043|147 Resultado 7Horainicio15:40:08Horafinal15:40:29tiempotranscurrido 20.034456968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848) Dato recibido /|1043|147 Resultado 7Horainicio16:38:57Horafinal16:39:17tiempotranscurrido 20.0169939995</text:p>
          </table:table-cell>
          <table:table-cell/>
          <table:table-cell office:value-type="string" calcext:value-type="string">
            <text:p>(Cliente,Puerto) ('127.0.0.1', 34512) Dato recibido /|1043|147 Resultado 7Horainicio16:42:10Horafinal16:42:30tiempotranscurrido 20.0225281715</text:p>
          </table:table-cell>
          <table:table-cell/>
          <table:table-cell office:value-type="string" calcext:value-type="string">
            <text:p>(Cliente,Puerto) ('127.0.0.1', 39764) Dato recibido /|1043|147 Resultado 7Horainicio15:40:08Horafinal15:40:29tiempotranscurrido 20.034266948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842) Dato recibido /|1043|147 Resultado 7Horainicio16:38:57Horafinal16:39:17tiempotranscurrido 20.0180602074</text:p>
          </table:table-cell>
          <table:table-cell/>
          <table:table-cell office:value-type="string" calcext:value-type="string">
            <text:p>(Cliente,Puerto) ('127.0.0.1', 34538) Dato recibido /|1043|147 Resultado 7Horainicio16:42:10Horafinal16:42:30tiempotranscurrido 20.0176558495</text:p>
          </table:table-cell>
          <table:table-cell/>
          <table:table-cell office:value-type="string" calcext:value-type="string">
            <text:p>(Cliente,Puerto) ('127.0.0.1', 39858) Dato recibido /|1043|147 Resultado 7Horainicio15:40:08Horafinal15:40:29tiempotranscurrido 20.043751001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844) Dato recibido /|1043|147 Resultado 7Horainicio16:38:57Horafinal16:39:17tiempotranscurrido 20.0178718567</text:p>
          </table:table-cell>
          <table:table-cell/>
          <table:table-cell office:value-type="string" calcext:value-type="string">
            <text:p>(Cliente,Puerto) ('127.0.0.1', 34524) Dato recibido /|1043|147 Resultado 7Horainicio16:42:10Horafinal16:42:30tiempotranscurrido 20.0179519653</text:p>
          </table:table-cell>
          <table:table-cell/>
          <table:table-cell office:value-type="string" calcext:value-type="string">
            <text:p>(Cliente,Puerto) ('127.0.0.1', 39798) Dato recibido /|1043|147 Resultado 7Horainicio15:40:09Horafinal15:40:29tiempotranscurrido 20.034736871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830) Dato recibido /|1043|147 Resultado 7Horainicio16:38:57Horafinal16:39:17tiempotranscurrido 20.0193958282</text:p>
          </table:table-cell>
          <table:table-cell/>
          <table:table-cell office:value-type="string" calcext:value-type="string">
            <text:p>(Cliente,Puerto) ('127.0.0.1', 34520) Dato recibido /|1043|147 Resultado 7Horainicio16:42:10Horafinal16:42:30tiempotranscurrido 20.0217969418</text:p>
          </table:table-cell>
          <table:table-cell/>
          <table:table-cell office:value-type="string" calcext:value-type="string">
            <text:p>(Cliente,Puerto) ('127.0.0.1', 39854) Dato recibido /|1043|147 Resultado 7Horainicio15:40:09Horafinal15:40:29tiempotranscurrido 20.037319898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874) Dato recibido /|1043|147 Resultado 7Horainicio16:38:57Horafinal16:39:17tiempotranscurrido 20.017731905</text:p>
          </table:table-cell>
          <table:table-cell/>
          <table:table-cell office:value-type="string" calcext:value-type="string">
            <text:p>(Cliente,Puerto) ('127.0.0.1', 34540) Dato recibido /|1043|147 Resultado 7Horainicio16:42:10Horafinal16:42:30tiempotranscurrido 20.0181889534</text:p>
          </table:table-cell>
          <table:table-cell/>
          <table:table-cell office:value-type="string" calcext:value-type="string">
            <text:p>(Cliente,Puerto) ('127.0.0.1', 39542) Dato recibido /|1043|147 Resultado 7Horainicio15:40:09Horafinal15:40:29tiempotranscurrido 20.05163288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878) Dato recibido /|1043|147 Resultado 7Horainicio16:38:57Horafinal16:39:17tiempotranscurrido 20.0175869465</text:p>
          </table:table-cell>
          <table:table-cell/>
          <table:table-cell office:value-type="string" calcext:value-type="string">
            <text:p>(Cliente,Puerto) ('127.0.0.1', 34494) Dato recibido /|1043|147 Resultado 7Horainicio16:42:10Horafinal16:42:30tiempotranscurrido 20.0213050842</text:p>
          </table:table-cell>
          <table:table-cell/>
          <table:table-cell office:value-type="string" calcext:value-type="string">
            <text:p>(Cliente,Puerto) ('127.0.0.1', 38826) Dato recibido /|1043|147 Resultado 7Horainicio15:40:09Horafinal15:40:29tiempotranscurrido 20.057821989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832) Dato recibido /|1043|147 Resultado 7Horainicio16:38:57Horafinal16:39:17tiempotranscurrido 20.0204598904</text:p>
          </table:table-cell>
          <table:table-cell/>
          <table:table-cell office:value-type="string" calcext:value-type="string">
            <text:p>(Cliente,Puerto) ('127.0.0.1', 34542) Dato recibido /|1043|147 Resultado 7Horainicio16:42:10Horafinal16:42:30tiempotranscurrido 20.0192511082</text:p>
          </table:table-cell>
          <table:table-cell/>
          <table:table-cell office:value-type="string" calcext:value-type="string">
            <text:p>(Cliente,Puerto) ('127.0.0.1', 39860) Dato recibido /|1043|147 Resultado 7Horainicio15:40:09Horafinal15:40:29tiempotranscurrido 20.05466699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836) Dato recibido /|1043|147 Resultado 7Horainicio16:38:57Horafinal16:39:17tiempotranscurrido 20.0208871365</text:p>
          </table:table-cell>
          <table:table-cell/>
          <table:table-cell office:value-type="string" calcext:value-type="string">
            <text:p>(Cliente,Puerto) ('127.0.0.1', 34534) Dato recibido /|1043|147 Resultado 7Horainicio16:42:10Horafinal16:42:30tiempotranscurrido 20.0215470791</text:p>
          </table:table-cell>
          <table:table-cell/>
          <table:table-cell office:value-type="string" calcext:value-type="string">
            <text:p>(Cliente,Puerto) ('127.0.0.1', 39914) Dato recibido /|1043|147 Resultado 7Horainicio15:40:09Horafinal15:40:29tiempotranscurrido 20.051481008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846) Dato recibido /|1043|147 Resultado 7Horainicio16:38:57Horafinal16:39:17tiempotranscurrido 20.0195331573</text:p>
          </table:table-cell>
          <table:table-cell/>
          <table:table-cell office:value-type="string" calcext:value-type="string">
            <text:p>(Cliente,Puerto) ('127.0.0.1', 34528) Dato recibido /|1043|147 Resultado 7Horainicio16:42:10Horafinal16:42:30tiempotranscurrido 20.0230770111</text:p>
          </table:table-cell>
          <table:table-cell/>
          <table:table-cell office:value-type="string" calcext:value-type="string">
            <text:p>(Cliente,Puerto) ('127.0.0.1', 39612) Dato recibido /|1043|147 Resultado 7Horainicio15:40:09Horafinal15:40:29tiempotranscurrido 20.03836989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852) Dato recibido /|1043|147 Resultado 7Horainicio16:38:57Horafinal16:39:17tiempotranscurrido 20.0210399628</text:p>
          </table:table-cell>
          <table:table-cell/>
          <table:table-cell office:value-type="string" calcext:value-type="string">
            <text:p>(Cliente,Puerto) ('127.0.0.1', 34526) Dato recibido /|1043|147 Resultado 7Horainicio16:42:10Horafinal16:42:30tiempotranscurrido 20.0236430168</text:p>
          </table:table-cell>
          <table:table-cell/>
          <table:table-cell office:value-type="string" calcext:value-type="string">
            <text:p>(Cliente,Puerto) ('127.0.0.1', 39950) Dato recibido /|1043|147 Resultado 7Horainicio15:40:09Horafinal15:40:29tiempotranscurrido 20.031442165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876) Dato recibido /|1043|147 Resultado 7Horainicio16:38:57Horafinal16:39:17tiempotranscurrido 20.0181610584</text:p>
          </table:table-cell>
          <table:table-cell/>
          <table:table-cell office:value-type="string" calcext:value-type="string">
            <text:p>(Cliente,Puerto) ('127.0.0.1', 34532) Dato recibido /|1043|147 Resultado 7Horainicio16:42:10Horafinal16:42:30tiempotranscurrido 20.0221478939</text:p>
          </table:table-cell>
          <table:table-cell/>
          <table:table-cell office:value-type="string" calcext:value-type="string">
            <text:p>(Cliente,Puerto) ('127.0.0.1', 39668) Dato recibido /|1043|147 Resultado 7Horainicio15:40:09Horafinal15:40:29tiempotranscurrido 20.034204959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870) Dato recibido /|1043|147 Resultado 7Horainicio16:38:57Horafinal16:39:17tiempotranscurrido 20.0188970566</text:p>
          </table:table-cell>
          <table:table-cell/>
          <table:table-cell office:value-type="string" calcext:value-type="string">
            <text:p>(Cliente,Puerto) ('127.0.0.1', 34522) Dato recibido /|1043|147 Resultado 7Horainicio16:42:10Horafinal16:42:30tiempotranscurrido 20.0246999264</text:p>
          </table:table-cell>
          <table:table-cell/>
          <table:table-cell office:value-type="string" calcext:value-type="string">
            <text:p>(Cliente,Puerto) ('127.0.0.1', 39710) Dato recibido /|1043|147 Resultado 7Horainicio15:40:09Horafinal15:40:29tiempotranscurrido 20.036719083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872) Dato recibido /|1043|147 Resultado 7Horainicio16:38:57Horafinal16:39:17tiempotranscurrido 20.0187270641</text:p>
          </table:table-cell>
          <table:table-cell/>
          <table:table-cell office:value-type="string" calcext:value-type="string">
            <text:p>(Cliente,Puerto) ('127.0.0.1', 34530) Dato recibido /|1043|147 Resultado 7Horainicio16:42:10Horafinal16:42:30tiempotranscurrido 20.0204408169</text:p>
          </table:table-cell>
          <table:table-cell/>
          <table:table-cell office:value-type="string" calcext:value-type="string">
            <text:p>(Cliente,Puerto) ('127.0.0.1', 38926) Dato recibido /|1043|147 Resultado 7Horainicio15:40:09Horafinal15:40:29tiempotranscurrido 20.05838584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868) Dato recibido /|1043|147 Resultado 7Horainicio16:38:57Horafinal16:39:17tiempotranscurrido 20.0192902088</text:p>
          </table:table-cell>
          <table:table-cell/>
          <table:table-cell office:value-type="string" calcext:value-type="string">
            <text:p>(Cliente,Puerto) ('127.0.0.1', 34550) Dato recibido /|1043|147 Resultado 7Horainicio16:42:10Horafinal16:42:30tiempotranscurrido 20.0195789337</text:p>
          </table:table-cell>
          <table:table-cell/>
          <table:table-cell office:value-type="string" calcext:value-type="string">
            <text:p>(Cliente,Puerto) ('127.0.0.1', 39474) Dato recibido /|1043|147 Resultado 7Horainicio15:40:09Horafinal15:40:29tiempotranscurrido 20.03994989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880) Dato recibido /|1043|147 Resultado 7Horainicio16:38:57Horafinal16:39:17tiempotranscurrido 20.0179479122</text:p>
          </table:table-cell>
          <table:table-cell/>
          <table:table-cell office:value-type="string" calcext:value-type="string">
            <text:p>(Cliente,Puerto) ('127.0.0.1', 34548) Dato recibido /|1043|147 Resultado 7Horainicio16:42:10Horafinal16:42:30tiempotranscurrido 20.0200109482</text:p>
          </table:table-cell>
          <table:table-cell/>
          <table:table-cell office:value-type="string" calcext:value-type="string">
            <text:p>(Cliente,Puerto) ('127.0.0.1', 39796) Dato recibido /|1043|147 Resultado 7Horainicio15:40:09Horafinal15:40:29tiempotranscurrido 20.04312992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866) Dato recibido /|1043|147 Resultado 7Horainicio16:38:57Horafinal16:39:17tiempotranscurrido 20.0196669102</text:p>
          </table:table-cell>
          <table:table-cell/>
          <table:table-cell office:value-type="string" calcext:value-type="string">
            <text:p>(Cliente,Puerto) ('127.0.0.1', 34544) Dato recibido /|1043|147 Resultado 7Horainicio16:42:10Horafinal16:42:30tiempotranscurrido 20.021064043</text:p>
          </table:table-cell>
          <table:table-cell/>
          <table:table-cell office:value-type="string" calcext:value-type="string">
            <text:p>(Cliente,Puerto) ('127.0.0.1', 39502) Dato recibido /|1043|147 Resultado 7Horainicio15:40:09Horafinal15:40:29tiempotranscurrido 20.05153083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864) Dato recibido /|1043|147 Resultado 7Horainicio16:38:57Horafinal16:39:17tiempotranscurrido 20.020070076</text:p>
          </table:table-cell>
          <table:table-cell/>
          <table:table-cell office:value-type="string" calcext:value-type="string">
            <text:p>(Cliente,Puerto) ('127.0.0.1', 34536) Dato recibido /|1043|147 Resultado 7Horainicio16:42:10Horafinal16:42:30tiempotranscurrido 20.0218081474</text:p>
          </table:table-cell>
          <table:table-cell/>
          <table:table-cell office:value-type="string" calcext:value-type="string">
            <text:p>(Cliente,Puerto) ('127.0.0.1', 39806) Dato recibido /|1043|147 Resultado 7Horainicio15:40:09Horafinal15:40:29tiempotranscurrido 20.048677921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858) Dato recibido /|1043|147 Resultado 7Horainicio16:38:57Horafinal16:39:17tiempotranscurrido 20.0208678246</text:p>
          </table:table-cell>
          <table:table-cell/>
          <table:table-cell office:value-type="string" calcext:value-type="string">
            <text:p>(Cliente,Puerto) ('127.0.0.1', 34552) Dato recibido /|1043|147 Resultado 7Horainicio16:42:10Horafinal16:42:30tiempotranscurrido 20.0197379589</text:p>
          </table:table-cell>
          <table:table-cell/>
          <table:table-cell office:value-type="string" calcext:value-type="string">
            <text:p>(Cliente,Puerto) ('127.0.0.1', 39544) Dato recibido /|1043|147 Resultado 7Horainicio15:40:09Horafinal15:40:29tiempotranscurrido 20.044633865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886) Dato recibido /|1043|147 Resultado 7Horainicio16:38:57Horafinal16:39:17tiempotranscurrido 20.0205190182</text:p>
          </table:table-cell>
          <table:table-cell/>
          <table:table-cell office:value-type="string" calcext:value-type="string">
            <text:p>(Cliente,Puerto) ('127.0.0.1', 34546) Dato recibido /|1043|147 Resultado 7Horainicio16:42:10Horafinal16:42:30tiempotranscurrido 20.0215389729</text:p>
          </table:table-cell>
          <table:table-cell/>
          <table:table-cell office:value-type="string" calcext:value-type="string">
            <text:p>(Cliente,Puerto) ('127.0.0.1', 39880) Dato recibido /|1043|147 Resultado 7Horainicio15:40:09Horafinal15:40:29tiempotranscurrido 20.039086818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888) Dato recibido /|1043|147 Resultado 7Horainicio16:38:57Horafinal16:39:17tiempotranscurrido 20.0202689171</text:p>
          </table:table-cell>
          <table:table-cell/>
          <table:table-cell office:value-type="string" calcext:value-type="string">
            <text:p>(Cliente,Puerto) ('127.0.0.1', 34554) Dato recibido /|1043|147 Resultado 7Horainicio16:42:10Horafinal16:42:30tiempotranscurrido 20.0219590664</text:p>
          </table:table-cell>
          <table:table-cell/>
          <table:table-cell office:value-type="string" calcext:value-type="string">
            <text:p>(Cliente,Puerto) ('127.0.0.1', 39598) Dato recibido /|1043|147 Resultado 7Horainicio15:40:09Horafinal15:40:29tiempotranscurrido 20.042212963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892) Dato recibido /|1043|147 Resultado 7Horainicio16:38:57Horafinal16:39:17tiempotranscurrido 20.0202131271</text:p>
          </table:table-cell>
          <table:table-cell/>
          <table:table-cell office:value-type="string" calcext:value-type="string">
            <text:p>(Cliente,Puerto) ('127.0.0.1', 34556) Dato recibido /|1043|147 Resultado 7Horainicio16:42:10Horafinal16:42:30tiempotranscurrido 20.021378994</text:p>
          </table:table-cell>
          <table:table-cell/>
          <table:table-cell office:value-type="string" calcext:value-type="string">
            <text:p>(Cliente,Puerto) ('127.0.0.1', 40140) Dato recibido /|1043|147 Resultado 7Horainicio15:40:09Horafinal15:40:29tiempotranscurrido 20.040681123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894) Dato recibido /|1043|147 Resultado 7Horainicio16:38:57Horafinal16:39:17tiempotranscurrido 20.020843029</text:p>
          </table:table-cell>
          <table:table-cell/>
          <table:table-cell office:value-type="string" calcext:value-type="string">
            <text:p>(Cliente,Puerto) ('127.0.0.1', 34568) Dato recibido /|1043|147 Resultado 7Horainicio16:42:10Horafinal16:42:30tiempotranscurrido 20.0177209377</text:p>
          </table:table-cell>
          <table:table-cell/>
          <table:table-cell office:value-type="string" calcext:value-type="string">
            <text:p>(Cliente,Puerto) ('127.0.0.1', 39884) Dato recibido /|1043|147 Resultado 7Horainicio15:40:09Horafinal15:40:29tiempotranscurrido 20.036617994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860) Dato recibido /|1043|147 Resultado 7Horainicio16:38:57Horafinal16:39:17tiempotranscurrido 20.020939827</text:p>
          </table:table-cell>
          <table:table-cell/>
          <table:table-cell office:value-type="string" calcext:value-type="string">
            <text:p>(Cliente,Puerto) ('127.0.0.1', 34562) Dato recibido /|1043|147 Resultado 7Horainicio16:42:10Horafinal16:42:30tiempotranscurrido 20.0214328766</text:p>
          </table:table-cell>
          <table:table-cell/>
          <table:table-cell office:value-type="string" calcext:value-type="string">
            <text:p>(Cliente,Puerto) ('127.0.0.1', 39614) Dato recibido /|1043|147 Resultado 7Horainicio15:40:09Horafinal15:40:29tiempotranscurrido 20.037505865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862) Dato recibido /|1043|147 Resultado 7Horainicio16:38:57Horafinal16:39:17tiempotranscurrido 20.0207509995</text:p>
          </table:table-cell>
          <table:table-cell/>
          <table:table-cell office:value-type="string" calcext:value-type="string">
            <text:p>(Cliente,Puerto) ('127.0.0.1', 34560) Dato recibido /|1043|147 Resultado 7Horainicio16:42:10Horafinal16:42:30tiempotranscurrido 20.0210192204</text:p>
          </table:table-cell>
          <table:table-cell/>
          <table:table-cell office:value-type="string" calcext:value-type="string">
            <text:p>(Cliente,Puerto) ('127.0.0.1', 39930) Dato recibido /|1043|147 Resultado 7Horainicio15:40:09Horafinal15:40:29tiempotranscurrido 20.03616499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840) Dato recibido /|1043|147 Resultado 7Horainicio16:38:57Horafinal16:39:17tiempotranscurrido 20.0203938484</text:p>
          </table:table-cell>
          <table:table-cell/>
          <table:table-cell office:value-type="string" calcext:value-type="string">
            <text:p>(Cliente,Puerto) ('127.0.0.1', 34564) Dato recibido /|1043|147 Resultado 7Horainicio16:42:10Horafinal16:42:30tiempotranscurrido 20.0200259686</text:p>
          </table:table-cell>
          <table:table-cell/>
          <table:table-cell office:value-type="string" calcext:value-type="string">
            <text:p>(Cliente,Puerto) ('127.0.0.1', 39672) Dato recibido /|1043|147 Resultado 7Horainicio15:40:09Horafinal15:40:29tiempotranscurrido 20.039368867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826) Dato recibido /|1043|147 Resultado 7Horainicio16:38:57Horafinal16:39:17tiempotranscurrido 20.0221178532</text:p>
          </table:table-cell>
          <table:table-cell/>
          <table:table-cell office:value-type="string" calcext:value-type="string">
            <text:p>(Cliente,Puerto) ('127.0.0.1', 34566) Dato recibido /|1043|147 Resultado 7Horainicio16:42:10Horafinal16:42:30tiempotranscurrido 20.0196349621</text:p>
          </table:table-cell>
          <table:table-cell/>
          <table:table-cell office:value-type="string" calcext:value-type="string">
            <text:p>(Cliente,Puerto) ('127.0.0.1', 39730) Dato recibido /|1043|147 Resultado 7Horainicio15:40:09Horafinal15:40:29tiempotranscurrido 20.04726696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838) Dato recibido /|1043|147 Resultado 7Horainicio16:38:57Horafinal16:39:17tiempotranscurrido 20.019436121</text:p>
          </table:table-cell>
          <table:table-cell/>
          <table:table-cell office:value-type="string" calcext:value-type="string">
            <text:p>(Cliente,Puerto) ('127.0.0.1', 34558) Dato recibido /|1043|147 Resultado 7Horainicio16:42:10Horafinal16:42:30tiempotranscurrido 20.022687912</text:p>
          </table:table-cell>
          <table:table-cell/>
          <table:table-cell office:value-type="string" calcext:value-type="string">
            <text:p>(Cliente,Puerto) ('127.0.0.1', 39738) Dato recibido /|1043|147 Resultado 7Horainicio15:40:09Horafinal15:40:29tiempotranscurrido 20.041687011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906) Dato recibido /|1043|147 Resultado 7Horainicio16:38:57Horafinal16:39:17tiempotranscurrido 20.0174298286</text:p>
          </table:table-cell>
          <table:table-cell/>
          <table:table-cell office:value-type="string" calcext:value-type="string">
            <text:p>(Cliente,Puerto) ('127.0.0.1', 34570) Dato recibido /|1043|147 Resultado 7Horainicio16:42:10Horafinal16:42:30tiempotranscurrido 20.0174379349</text:p>
          </table:table-cell>
          <table:table-cell/>
          <table:table-cell office:value-type="string" calcext:value-type="string">
            <text:p>(Cliente,Puerto) ('127.0.0.1', 39794) Dato recibido /|1043|147 Resultado 7Horainicio15:40:09Horafinal15:40:29tiempotranscurrido 20.037086963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896) Dato recibido /|1043|147 Resultado 7Horainicio16:38:57Horafinal16:39:17tiempotranscurrido 20.018695116</text:p>
          </table:table-cell>
          <table:table-cell/>
          <table:table-cell office:value-type="string" calcext:value-type="string">
            <text:p>(Cliente,Puerto) ('127.0.0.1', 34572) Dato recibido /|1043|147 Resultado 7Horainicio16:42:10Horafinal16:42:30tiempotranscurrido 20.0199549198</text:p>
          </table:table-cell>
          <table:table-cell/>
          <table:table-cell office:value-type="string" calcext:value-type="string">
            <text:p>(Cliente,Puerto) ('127.0.0.1', 39792) Dato recibido /|1043|147 Resultado 7Horainicio15:40:09Horafinal15:40:29tiempotranscurrido 20.03964090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900) Dato recibido /|1043|147 Resultado 7Horainicio16:38:57Horafinal16:39:17tiempotranscurrido 20.0202479362</text:p>
          </table:table-cell>
          <table:table-cell/>
          <table:table-cell office:value-type="string" calcext:value-type="string">
            <text:p>(Cliente,Puerto) ('127.0.0.1', 34580) Dato recibido /|1043|147 Resultado 7Horainicio16:42:10Horafinal16:42:30tiempotranscurrido 20.0192060471</text:p>
          </table:table-cell>
          <table:table-cell/>
          <table:table-cell office:value-type="string" calcext:value-type="string">
            <text:p>(Cliente,Puerto) ('127.0.0.1', 39778) Dato recibido /|1043|147 Resultado 7Horainicio15:40:09Horafinal15:40:29tiempotranscurrido 20.049630165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884) Dato recibido /|1043|147 Resultado 7Horainicio16:38:57Horafinal16:39:17tiempotranscurrido 20.0225298405</text:p>
          </table:table-cell>
          <table:table-cell/>
          <table:table-cell office:value-type="string" calcext:value-type="string">
            <text:p>(Cliente,Puerto) ('127.0.0.1', 34582) Dato recibido /|1043|147 Resultado 7Horainicio16:42:10Horafinal16:42:30tiempotranscurrido 20.0198509693</text:p>
          </table:table-cell>
          <table:table-cell/>
          <table:table-cell office:value-type="string" calcext:value-type="string">
            <text:p>(Cliente,Puerto) ('127.0.0.1', 40260) Dato recibido /|1043|147 Resultado 7Horainicio15:40:09Horafinal15:40:29tiempotranscurrido 20.042286872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890) Dato recibido /|1043|147 Resultado 7Horainicio16:38:57Horafinal16:39:17tiempotranscurrido 20.0220551491</text:p>
          </table:table-cell>
          <table:table-cell/>
          <table:table-cell office:value-type="string" calcext:value-type="string">
            <text:p>(Cliente,Puerto) ('127.0.0.1', 34586) Dato recibido /|1043|147 Resultado 7Horainicio16:42:10Horafinal16:42:30tiempotranscurrido 20.0192940235</text:p>
          </table:table-cell>
          <table:table-cell/>
          <table:table-cell office:value-type="string" calcext:value-type="string">
            <text:p>(Cliente,Puerto) ('127.0.0.1', 40244) Dato recibido /|1043|147 Resultado 7Horainicio15:40:09Horafinal15:40:29tiempotranscurrido 20.038944959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904) Dato recibido /|1043|147 Resultado 7Horainicio16:38:57Horafinal16:39:17tiempotranscurrido 20.0201730728</text:p>
          </table:table-cell>
          <table:table-cell/>
          <table:table-cell office:value-type="string" calcext:value-type="string">
            <text:p>(Cliente,Puerto) ('127.0.0.1', 34574) Dato recibido /|1043|147 Resultado 7Horainicio16:42:10Horafinal16:42:30tiempotranscurrido 20.0224459171</text:p>
          </table:table-cell>
          <table:table-cell/>
          <table:table-cell office:value-type="string" calcext:value-type="string">
            <text:p>(Cliente,Puerto) ('127.0.0.1', 40238) Dato recibido /|1043|147 Resultado 7Horainicio15:40:09Horafinal15:40:29tiempotranscurrido 20.037420034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898) Dato recibido /|1043|147 Resultado 7Horainicio16:38:57Horafinal16:39:17tiempotranscurrido 20.0208349228</text:p>
          </table:table-cell>
          <table:table-cell/>
          <table:table-cell office:value-type="string" calcext:value-type="string">
            <text:p>(Cliente,Puerto) ('127.0.0.1', 34590) Dato recibido /|1043|147 Resultado 7Horainicio16:42:10Horafinal16:42:30tiempotranscurrido 20.0192511082</text:p>
          </table:table-cell>
          <table:table-cell/>
          <table:table-cell office:value-type="string" calcext:value-type="string">
            <text:p>(Cliente,Puerto) ('127.0.0.1', 39876) Dato recibido /|1043|147 Resultado 7Horainicio15:40:09Horafinal15:40:29tiempotranscurrido 20.042919874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850) Dato recibido /|1043|147 Resultado 7Horainicio16:38:57Horafinal16:39:17tiempotranscurrido 20.0219581127</text:p>
          </table:table-cell>
          <table:table-cell/>
          <table:table-cell office:value-type="string" calcext:value-type="string">
            <text:p>(Cliente,Puerto) ('127.0.0.1', 34578) Dato recibido /|1043|147 Resultado 7Horainicio16:42:10Horafinal16:42:30tiempotranscurrido 20.0218269825</text:p>
          </table:table-cell>
          <table:table-cell/>
          <table:table-cell office:value-type="string" calcext:value-type="string">
            <text:p>(Cliente,Puerto) ('127.0.0.1', 39874) Dato recibido /|1043|147 Resultado 7Horainicio15:40:09Horafinal15:40:29tiempotranscurrido 20.035241842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854) Dato recibido /|1043|147 Resultado 7Horainicio16:38:57Horafinal16:39:17tiempotranscurrido 20.0214788914</text:p>
          </table:table-cell>
          <table:table-cell/>
          <table:table-cell office:value-type="string" calcext:value-type="string">
            <text:p>(Cliente,Puerto) ('127.0.0.1', 34588) Dato recibido /|1043|147 Resultado 7Horainicio16:42:10Horafinal16:42:30tiempotranscurrido 20.020637989</text:p>
          </table:table-cell>
          <table:table-cell/>
          <table:table-cell office:value-type="string" calcext:value-type="string">
            <text:p>(Cliente,Puerto) ('127.0.0.1', 40116) Dato recibido /|1043|147 Resultado 7Horainicio15:40:09Horafinal15:40:29tiempotranscurrido 20.03690004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856) Dato recibido /|1043|147 Resultado 7Horainicio16:38:57Horafinal16:39:17tiempotranscurrido 20.0213069916</text:p>
          </table:table-cell>
          <table:table-cell/>
          <table:table-cell office:value-type="string" calcext:value-type="string">
            <text:p>(Cliente,Puerto) ('127.0.0.1', 34584) Dato recibido /|1043|147 Resultado 7Horainicio16:42:10Horafinal16:42:30tiempotranscurrido 20.0214271545</text:p>
          </table:table-cell>
          <table:table-cell/>
          <table:table-cell office:value-type="string" calcext:value-type="string">
            <text:p>(Cliente,Puerto) ('127.0.0.1', 39882) Dato recibido /|1043|147 Resultado 7Horainicio15:40:09Horafinal15:40:29tiempotranscurrido 20.036324977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882) Dato recibido /|1043|147 Resultado 7Horainicio16:38:57Horafinal16:39:17tiempotranscurrido 20.0182349682</text:p>
          </table:table-cell>
          <table:table-cell/>
          <table:table-cell office:value-type="string" calcext:value-type="string">
            <text:p>(Cliente,Puerto) ('127.0.0.1', 34592) Dato recibido /|1043|147 Resultado 7Horainicio16:42:10Horafinal16:42:30tiempotranscurrido 20.0194299221</text:p>
          </table:table-cell>
          <table:table-cell/>
          <table:table-cell office:value-type="string" calcext:value-type="string">
            <text:p>(Cliente,Puerto) ('127.0.0.1', 40318) Dato recibido /|1043|147 Resultado 7Horainicio15:40:09Horafinal15:40:29tiempotranscurrido 20.03844285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296) Dato recibido /|1043|147 Resultado 7Horainicio16:38:58Horafinal16:39:18tiempotranscurrido 20.0197911263</text:p>
          </table:table-cell>
          <table:table-cell/>
          <table:table-cell office:value-type="string" calcext:value-type="string">
            <text:p>(Cliente,Puerto) ('127.0.0.1', 34576) Dato recibido /|1043|147 Resultado 7Horainicio16:42:10Horafinal16:42:30tiempotranscurrido 20.0229389668</text:p>
          </table:table-cell>
          <table:table-cell/>
          <table:table-cell office:value-type="string" calcext:value-type="string">
            <text:p>(Cliente,Puerto) ('127.0.0.1', 39944) Dato recibido /|1043|147 Resultado 7Horainicio15:40:09Horafinal15:40:29tiempotranscurrido 20.033635854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288) Dato recibido /|1043|147 Resultado 7Horainicio16:38:58Horafinal16:39:18tiempotranscurrido 20.0199859142</text:p>
          </table:table-cell>
          <table:table-cell/>
          <table:table-cell office:value-type="string" calcext:value-type="string">
            <text:p>(Cliente,Puerto) ('127.0.0.1', 34606) Dato recibido /|1043|147 Resultado 7Horainicio16:42:10Horafinal16:42:30tiempotranscurrido 20.0187211037</text:p>
          </table:table-cell>
          <table:table-cell/>
          <table:table-cell office:value-type="string" calcext:value-type="string">
            <text:p>(Cliente,Puerto) ('127.0.0.1', 39922) Dato recibido /|1043|147 Resultado 7Horainicio15:40:09Horafinal15:40:29tiempotranscurrido 20.045138835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294) Dato recibido /|1043|147 Resultado 7Horainicio16:38:58Horafinal16:39:18tiempotranscurrido 20.0222859383</text:p>
          </table:table-cell>
          <table:table-cell/>
          <table:table-cell office:value-type="string" calcext:value-type="string">
            <text:p>(Cliente,Puerto) ('127.0.0.1', 34594) Dato recibido /|1043|147 Resultado 7Horainicio16:42:10Horafinal16:42:30tiempotranscurrido 20.0204479694</text:p>
          </table:table-cell>
          <table:table-cell/>
          <table:table-cell office:value-type="string" calcext:value-type="string">
            <text:p>(Cliente,Puerto) ('127.0.0.1', 39422) Dato recibido /|1043|147 Resultado 7Horainicio15:40:09Horafinal15:40:29tiempotranscurrido 20.040333986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280) Dato recibido /|1043|147 Resultado 7Horainicio16:38:58Horafinal16:39:18tiempotranscurrido 20.0224640369</text:p>
          </table:table-cell>
          <table:table-cell/>
          <table:table-cell office:value-type="string" calcext:value-type="string">
            <text:p>(Cliente,Puerto) ('127.0.0.1', 34608) Dato recibido /|1043|147 Resultado 7Horainicio16:42:10Horafinal16:42:30tiempotranscurrido 20.0182290077</text:p>
          </table:table-cell>
          <table:table-cell/>
          <table:table-cell office:value-type="string" calcext:value-type="string">
            <text:p>(Cliente,Puerto) ('127.0.0.1', 39430) Dato recibido /|1043|147 Resultado 7Horainicio15:40:09Horafinal15:40:29tiempotranscurrido 20.041009187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268) Dato recibido /|1043|147 Resultado 7Horainicio16:38:58Horafinal16:39:18tiempotranscurrido 20.0190579891</text:p>
          </table:table-cell>
          <table:table-cell/>
          <table:table-cell office:value-type="string" calcext:value-type="string">
            <text:p>(Cliente,Puerto) ('127.0.0.1', 34600) Dato recibido /|1043|147 Resultado 7Horainicio16:42:10Horafinal16:42:30tiempotranscurrido 20.0198099613</text:p>
          </table:table-cell>
          <table:table-cell/>
          <table:table-cell office:value-type="string" calcext:value-type="string">
            <text:p>(Cliente,Puerto) ('127.0.0.1', 40226) Dato recibido /|1043|147 Resultado 7Horainicio15:40:09Horafinal15:40:29tiempotranscurrido 20.037627935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286) Dato recibido /|1043|147 Resultado 7Horainicio16:38:58Horafinal16:39:18tiempotranscurrido 20.0207509995</text:p>
          </table:table-cell>
          <table:table-cell/>
          <table:table-cell office:value-type="string" calcext:value-type="string">
            <text:p>(Cliente,Puerto) ('127.0.0.1', 34596) Dato recibido /|1043|147 Resultado 7Horainicio16:42:10Horafinal16:42:30tiempotranscurrido 20.0205278397</text:p>
          </table:table-cell>
          <table:table-cell/>
          <table:table-cell office:value-type="string" calcext:value-type="string">
            <text:p>(Cliente,Puerto) ('127.0.0.1', 40240) Dato recibido /|1043|147 Resultado 7Horainicio15:40:09Horafinal15:40:29tiempotranscurrido 20.041496038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264) Dato recibido /|1043|147 Resultado 7Horainicio16:38:58Horafinal16:39:18tiempotranscurrido 20.0230472088</text:p>
          </table:table-cell>
          <table:table-cell/>
          <table:table-cell office:value-type="string" calcext:value-type="string">
            <text:p>(Cliente,Puerto) ('127.0.0.1', 34598) Dato recibido /|1043|147 Resultado 7Horainicio16:42:10Horafinal16:42:30tiempotranscurrido 20.0201740265</text:p>
          </table:table-cell>
          <table:table-cell/>
          <table:table-cell office:value-type="string" calcext:value-type="string">
            <text:p>(Cliente,Puerto) ('127.0.0.1', 40138) Dato recibido /|1043|147 Resultado 7Horainicio15:40:09Horafinal15:40:29tiempotranscurrido 20.039433956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284) Dato recibido /|1043|147 Resultado 7Horainicio16:38:58Horafinal16:39:18tiempotranscurrido 20.0192539692</text:p>
          </table:table-cell>
          <table:table-cell/>
          <table:table-cell office:value-type="string" calcext:value-type="string">
            <text:p>(Cliente,Puerto) ('127.0.0.1', 34602) Dato recibido /|1043|147 Resultado 7Horainicio16:42:10Horafinal16:42:30tiempotranscurrido 20.0202069283</text:p>
          </table:table-cell>
          <table:table-cell/>
          <table:table-cell office:value-type="string" calcext:value-type="string">
            <text:p>(Cliente,Puerto) ('127.0.0.1', 40136) Dato recibido /|1043|147 Resultado 7Horainicio15:40:09Horafinal15:40:29tiempotranscurrido 20.0405309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282) Dato recibido /|1043|147 Resultado 7Horainicio16:38:58Horafinal16:39:18tiempotranscurrido 20.0201900005</text:p>
          </table:table-cell>
          <table:table-cell/>
          <table:table-cell office:value-type="string" calcext:value-type="string">
            <text:p>(Cliente,Puerto) ('127.0.0.1', 34604) Dato recibido /|1043|147 Resultado 7Horainicio16:42:10Horafinal16:42:30tiempotranscurrido 20.0206429958</text:p>
          </table:table-cell>
          <table:table-cell/>
          <table:table-cell office:value-type="string" calcext:value-type="string">
            <text:p>(Cliente,Puerto) ('127.0.0.1', 40132) Dato recibido /|1043|147 Resultado 7Horainicio15:40:09Horafinal15:40:29tiempotranscurrido 20.040100097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278) Dato recibido /|1043|147 Resultado 7Horainicio16:38:58Horafinal16:39:18tiempotranscurrido 20.0197939873</text:p>
          </table:table-cell>
          <table:table-cell/>
          <table:table-cell office:value-type="string" calcext:value-type="string">
            <text:p>(Cliente,Puerto) ('127.0.0.1', 34610) Dato recibido /|1043|147 Resultado 7Horainicio16:42:10Horafinal16:42:30tiempotranscurrido 20.0205061436</text:p>
          </table:table-cell>
          <table:table-cell/>
          <table:table-cell office:value-type="string" calcext:value-type="string">
            <text:p>(Cliente,Puerto) ('127.0.0.1', 40352) Dato recibido /|1043|147 Resultado 7Horainicio15:40:09Horafinal15:40:29tiempotranscurrido 20.05736804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290) Dato recibido /|1043|147 Resultado 7Horainicio16:38:58Horafinal16:39:18tiempotranscurrido 20.0228610039</text:p>
          </table:table-cell>
          <table:table-cell/>
          <table:table-cell office:value-type="string" calcext:value-type="string">
            <text:p>(Cliente,Puerto) ('127.0.0.1', 34612) Dato recibido /|1043|147 Resultado 7Horainicio16:42:10Horafinal16:42:30tiempotranscurrido 20.020181179</text:p>
          </table:table-cell>
          <table:table-cell/>
          <table:table-cell office:value-type="string" calcext:value-type="string">
            <text:p>(Cliente,Puerto) ('127.0.0.1', 39610) Dato recibido /|1043|147 Resultado 7Horainicio15:40:09Horafinal15:40:29tiempotranscurrido 20.06519913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254) Dato recibido /|1043|147 Resultado 7Horainicio16:38:58Horafinal16:39:18tiempotranscurrido 20.0198321342</text:p>
          </table:table-cell>
          <table:table-cell/>
          <table:table-cell office:value-type="string" calcext:value-type="string">
            <text:p>(Cliente,Puerto) ('127.0.0.1', 34616) Dato recibido /|1043|147 Resultado 7Horainicio16:42:10Horafinal16:42:30tiempotranscurrido 20.0194180012</text:p>
          </table:table-cell>
          <table:table-cell/>
          <table:table-cell office:value-type="string" calcext:value-type="string">
            <text:p>(Cliente,Puerto) ('127.0.0.1', 39438) Dato recibido /|1043|147 Resultado 7Horainicio15:40:09Horafinal15:40:29tiempotranscurrido 20.053287029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364) Dato recibido /|1043|147 Resultado 7Horainicio16:38:58Horafinal16:39:18tiempotranscurrido 20.0230550766</text:p>
          </table:table-cell>
          <table:table-cell/>
          <table:table-cell office:value-type="string" calcext:value-type="string">
            <text:p>(Cliente,Puerto) ('127.0.0.1', 34614) Dato recibido /|1043|147 Resultado 7Horainicio16:42:10Horafinal16:42:30tiempotranscurrido 20.0198340416</text:p>
          </table:table-cell>
          <table:table-cell/>
          <table:table-cell office:value-type="string" calcext:value-type="string">
            <text:p>(Cliente,Puerto) ('127.0.0.1', 39440) Dato recibido /|1043|147 Resultado 7Horainicio15:40:09Horafinal15:40:29tiempotranscurrido 20.046594142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250) Dato recibido /|1043|147 Resultado 7Horainicio16:38:58Horafinal16:39:18tiempotranscurrido 20.0206649303</text:p>
          </table:table-cell>
          <table:table-cell/>
          <table:table-cell office:value-type="string" calcext:value-type="string">
            <text:p>(Cliente,Puerto) ('127.0.0.1', 34618) Dato recibido /|1043|147 Resultado 7Horainicio16:42:10Horafinal16:42:30tiempotranscurrido 20.0191888809</text:p>
          </table:table-cell>
          <table:table-cell/>
          <table:table-cell office:value-type="string" calcext:value-type="string">
            <text:p>(Cliente,Puerto) ('127.0.0.1', 40410) Dato recibido /|1043|147 Resultado 7Horainicio15:40:09Horafinal15:40:29tiempotranscurrido 20.048254013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276) Dato recibido /|1043|147 Resultado 7Horainicio16:38:58Horafinal16:39:18tiempotranscurrido 20.0207929611</text:p>
          </table:table-cell>
          <table:table-cell/>
          <table:table-cell office:value-type="string" calcext:value-type="string">
            <text:p>(Cliente,Puerto) ('127.0.0.1', 34620) Dato recibido /|1043|147 Resultado 7Horainicio16:42:10Horafinal16:42:30tiempotranscurrido 20.0187749863</text:p>
          </table:table-cell>
          <table:table-cell/>
          <table:table-cell office:value-type="string" calcext:value-type="string">
            <text:p>(Cliente,Puerto) ('127.0.0.1', 39714) Dato recibido /|1043|147 Resultado 7Horainicio15:40:09Horafinal15:40:29tiempotranscurrido 20.054975032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274) Dato recibido /|1043|147 Resultado 7Horainicio16:38:58Horafinal16:39:18tiempotranscurrido 20.0206978321</text:p>
          </table:table-cell>
          <table:table-cell/>
          <table:table-cell office:value-type="string" calcext:value-type="string">
            <text:p>(Cliente,Puerto) ('127.0.0.1', 34638) Dato recibido /|1043|147 Resultado 7Horainicio16:42:10Horafinal16:42:30tiempotranscurrido 20.0169429779</text:p>
          </table:table-cell>
          <table:table-cell/>
          <table:table-cell office:value-type="string" calcext:value-type="string">
            <text:p>(Cliente,Puerto) ('127.0.0.1', 39754) Dato recibido /|1043|147 Resultado 7Horainicio15:40:09Horafinal15:40:29tiempotranscurrido 20.053783893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272) Dato recibido /|1043|147 Resultado 7Horainicio16:38:58Horafinal16:39:18tiempotranscurrido 20.0206050873</text:p>
          </table:table-cell>
          <table:table-cell/>
          <table:table-cell office:value-type="string" calcext:value-type="string">
            <text:p>(Cliente,Puerto) ('127.0.0.1', 34634) Dato recibido /|1043|147 Resultado 7Horainicio16:42:10Horafinal16:42:30tiempotranscurrido 20.0178251266</text:p>
          </table:table-cell>
          <table:table-cell/>
          <table:table-cell office:value-type="string" calcext:value-type="string">
            <text:p>(Cliente,Puerto) ('127.0.0.1', 40232) Dato recibido /|1043|147 Resultado 7Horainicio15:40:09Horafinal15:40:29tiempotranscurrido 20.060173034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262) Dato recibido /|1043|147 Resultado 7Horainicio16:38:58Horafinal16:39:18tiempotranscurrido 20.0191278458</text:p>
          </table:table-cell>
          <table:table-cell/>
          <table:table-cell office:value-type="string" calcext:value-type="string">
            <text:p>(Cliente,Puerto) ('127.0.0.1', 34624) Dato recibido /|1043|147 Resultado 7Horainicio16:42:10Horafinal16:42:30tiempotranscurrido 20.0204679966</text:p>
          </table:table-cell>
          <table:table-cell/>
          <table:table-cell office:value-type="string" calcext:value-type="string">
            <text:p>(Cliente,Puerto) ('127.0.0.1', 40214) Dato recibido /|1043|147 Resultado 7Horainicio15:40:09Horafinal15:40:29tiempotranscurrido 20.04825997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256) Dato recibido /|1043|147 Resultado 7Horainicio16:38:58Horafinal16:39:18tiempotranscurrido 20.0186209679</text:p>
          </table:table-cell>
          <table:table-cell/>
          <table:table-cell office:value-type="string" calcext:value-type="string">
            <text:p>(Cliente,Puerto) ('127.0.0.1', 34636) Dato recibido /|1043|147 Resultado 7Horainicio16:42:10Horafinal16:42:30tiempotranscurrido 20.0179920197</text:p>
          </table:table-cell>
          <table:table-cell/>
          <table:table-cell office:value-type="string" calcext:value-type="string">
            <text:p>(Cliente,Puerto) ('127.0.0.1', 40248) Dato recibido /|1043|147 Resultado 7Horainicio15:40:09Horafinal15:40:29tiempotranscurrido 20.043870925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252) Dato recibido /|1043|147 Resultado 7Horainicio16:38:58Horafinal16:39:18tiempotranscurrido 20.0185270309</text:p>
          </table:table-cell>
          <table:table-cell/>
          <table:table-cell office:value-type="string" calcext:value-type="string">
            <text:p>(Cliente,Puerto) ('127.0.0.1', 34628) Dato recibido /|1043|147 Resultado 7Horainicio16:42:10Horafinal16:42:30tiempotranscurrido 20.0197598934</text:p>
          </table:table-cell>
          <table:table-cell/>
          <table:table-cell office:value-type="string" calcext:value-type="string">
            <text:p>(Cliente,Puerto) ('127.0.0.1', 40236) Dato recibido /|1043|147 Resultado 7Horainicio15:40:09Horafinal15:40:29tiempotranscurrido 20.051739931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270) Dato recibido /|1043|147 Resultado 7Horainicio16:38:58Horafinal16:39:18tiempotranscurrido 20.021422863</text:p>
          </table:table-cell>
          <table:table-cell/>
          <table:table-cell office:value-type="string" calcext:value-type="string">
            <text:p>(Cliente,Puerto) ('127.0.0.1', 34626) Dato recibido /|1043|147 Resultado 7Horainicio16:42:10Horafinal16:42:30tiempotranscurrido 20.0203449726</text:p>
          </table:table-cell>
          <table:table-cell/>
          <table:table-cell office:value-type="string" calcext:value-type="string">
            <text:p>(Cliente,Puerto) ('127.0.0.1', 38818) Dato recibido /|1043|147 Resultado 7Horainicio15:40:09Horafinal15:40:30tiempotranscurrido 20.058113813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258) Dato recibido /|1043|147 Resultado 7Horainicio16:38:58Horafinal16:39:18tiempotranscurrido 20.0198171139</text:p>
          </table:table-cell>
          <table:table-cell/>
          <table:table-cell office:value-type="string" calcext:value-type="string">
            <text:p>(Cliente,Puerto) ('127.0.0.1', 34632) Dato recibido /|1043|147 Resultado 7Horainicio16:42:10Horafinal16:42:30tiempotranscurrido 20.0191278458</text:p>
          </table:table-cell>
          <table:table-cell/>
          <table:table-cell office:value-type="string" calcext:value-type="string">
            <text:p>(Cliente,Puerto) ('127.0.0.1', 38820) Dato recibido /|1043|147 Resultado 7Horainicio15:40:09Horafinal15:40:30tiempotranscurrido 20.0591399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266) Dato recibido /|1043|147 Resultado 7Horainicio16:38:58Horafinal16:39:18tiempotranscurrido 20.0213990211</text:p>
          </table:table-cell>
          <table:table-cell/>
          <table:table-cell office:value-type="string" calcext:value-type="string">
            <text:p>(Cliente,Puerto) ('127.0.0.1', 34630) Dato recibido /|1043|147 Resultado 7Horainicio16:42:10Horafinal16:42:30tiempotranscurrido 20.0195910931</text:p>
          </table:table-cell>
          <table:table-cell/>
          <table:table-cell office:value-type="string" calcext:value-type="string">
            <text:p>(Cliente,Puerto) ('127.0.0.1', 40344) Dato recibido /|1043|147 Resultado 7Horainicio15:40:10Horafinal15:40:30tiempotranscurrido 20.056984901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260) Dato recibido /|1043|147 Resultado 7Horainicio16:38:58Horafinal16:39:18tiempotranscurrido 20.0250439644</text:p>
          </table:table-cell>
          <table:table-cell/>
          <table:table-cell office:value-type="string" calcext:value-type="string">
            <text:p>(Cliente,Puerto) ('127.0.0.1', 34622) Dato recibido /|1043|147 Resultado 7Horainicio16:42:10Horafinal16:42:30tiempotranscurrido 20.0219218731</text:p>
          </table:table-cell>
          <table:table-cell/>
          <table:table-cell office:value-type="string" calcext:value-type="string">
            <text:p>(Cliente,Puerto) ('127.0.0.1', 40342) Dato recibido /|1043|147 Resultado 7Horainicio15:40:10Horafinal15:40:30tiempotranscurrido 20.042798042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248) Dato recibido /|1043|147 Resultado 7Horainicio16:38:58Horafinal16:39:18tiempotranscurrido 20.020387888</text:p>
          </table:table-cell>
          <table:table-cell/>
          <table:table-cell office:value-type="string" calcext:value-type="string">
            <text:p>(Cliente,Puerto) ('127.0.0.1', 34646) Dato recibido /|1043|147 Resultado 7Horainicio16:42:10Horafinal16:42:30tiempotranscurrido 20.0190761089</text:p>
          </table:table-cell>
          <table:table-cell/>
          <table:table-cell office:value-type="string" calcext:value-type="string">
            <text:p>(Cliente,Puerto) ('127.0.0.1', 40602) Dato recibido /|1043|147 Resultado 7Horainicio15:40:10Horafinal15:40:30tiempotranscurrido 20.056536197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374) Dato recibido /|1043|147 Resultado 7Horainicio16:38:58Horafinal16:39:18tiempotranscurrido 20.0188560486</text:p>
          </table:table-cell>
          <table:table-cell/>
          <table:table-cell office:value-type="string" calcext:value-type="string">
            <text:p>(Cliente,Puerto) ('127.0.0.1', 34650) Dato recibido /|1043|147 Resultado 7Horainicio16:42:10Horafinal16:42:30tiempotranscurrido 20.0184130669</text:p>
          </table:table-cell>
          <table:table-cell/>
          <table:table-cell office:value-type="string" calcext:value-type="string">
            <text:p>(Cliente,Puerto) ('127.0.0.1', 39938) Dato recibido /|1043|147 Resultado 7Horainicio15:40:10Horafinal15:40:30tiempotranscurrido 20.048856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368) Dato recibido /|1043|147 Resultado 7Horainicio16:38:58Horafinal16:39:18tiempotranscurrido 20.020045042</text:p>
          </table:table-cell>
          <table:table-cell/>
          <table:table-cell office:value-type="string" calcext:value-type="string">
            <text:p>(Cliente,Puerto) ('127.0.0.1', 34648) Dato recibido /|1043|147 Resultado 7Horainicio16:42:10Horafinal16:42:30tiempotranscurrido 20.0188319683</text:p>
          </table:table-cell>
          <table:table-cell/>
          <table:table-cell office:value-type="string" calcext:value-type="string">
            <text:p>(Cliente,Puerto) ('127.0.0.1', 39948) Dato recibido /|1043|147 Resultado 7Horainicio15:40:10Horafinal15:40:30tiempotranscurrido 20.043578147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366) Dato recibido /|1043|147 Resultado 7Horainicio16:38:58Horafinal16:39:18tiempotranscurrido 20.0184459686</text:p>
          </table:table-cell>
          <table:table-cell/>
          <table:table-cell office:value-type="string" calcext:value-type="string">
            <text:p>(Cliente,Puerto) ('127.0.0.1', 34640) Dato recibido /|1043|147 Resultado 7Horainicio16:42:10Horafinal16:42:30tiempotranscurrido 20.0230209827</text:p>
          </table:table-cell>
          <table:table-cell/>
          <table:table-cell office:value-type="string" calcext:value-type="string">
            <text:p>(Cliente,Puerto) ('127.0.0.1', 39684) Dato recibido /|1043|147 Resultado 7Horainicio15:40:10Horafinal15:40:30tiempotranscurrido 20.055390119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376) Dato recibido /|1043|147 Resultado 7Horainicio16:38:58Horafinal16:39:18tiempotranscurrido 20.0202288628</text:p>
          </table:table-cell>
          <table:table-cell/>
          <table:table-cell office:value-type="string" calcext:value-type="string">
            <text:p>(Cliente,Puerto) ('127.0.0.1', 34654) Dato recibido /|1043|147 Resultado 7Horainicio16:42:10Horafinal16:42:30tiempotranscurrido 20.0196690559</text:p>
          </table:table-cell>
          <table:table-cell/>
          <table:table-cell office:value-type="string" calcext:value-type="string">
            <text:p>(Cliente,Puerto) ('127.0.0.1', 39746) Dato recibido /|1043|147 Resultado 7Horainicio15:40:10Horafinal15:40:30tiempotranscurrido 20.056435108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642) Dato recibido /|1043|147 Resultado 7Horainicio16:38:58Horafinal16:39:18tiempotranscurrido 20.0089449883</text:p>
          </table:table-cell>
          <table:table-cell/>
          <table:table-cell office:value-type="string" calcext:value-type="string">
            <text:p>(Cliente,Puerto) ('127.0.0.1', 34652) Dato recibido /|1043|147 Resultado 7Horainicio16:42:10Horafinal16:42:30tiempotranscurrido 20.0202031136</text:p>
          </table:table-cell>
          <table:table-cell/>
          <table:table-cell office:value-type="string" calcext:value-type="string">
            <text:p>(Cliente,Puerto) ('127.0.0.1', 38924) Dato recibido /|1043|147 Resultado 7Horainicio15:40:10Horafinal15:40:30tiempotranscurrido 20.059531927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646) Dato recibido /|1043|147 Resultado 7Horainicio16:38:58Horafinal16:39:18tiempotranscurrido 20.0076930523</text:p>
          </table:table-cell>
          <table:table-cell/>
          <table:table-cell office:value-type="string" calcext:value-type="string">
            <text:p>(Cliente,Puerto) ('127.0.0.1', 34644) Dato recibido /|1043|147 Resultado 7Horainicio16:42:10Horafinal16:42:30tiempotranscurrido 20.0221850872</text:p>
          </table:table-cell>
          <table:table-cell/>
          <table:table-cell office:value-type="string" calcext:value-type="string">
            <text:p>(Cliente,Puerto) ('127.0.0.1', 39760) Dato recibido /|1043|147 Resultado 7Horainicio15:40:10Horafinal15:40:30tiempotranscurrido 20.061506986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636) Dato recibido /|1043|147 Resultado 7Horainicio16:38:58Horafinal16:39:18tiempotranscurrido 20.0085551739</text:p>
          </table:table-cell>
          <table:table-cell/>
          <table:table-cell office:value-type="string" calcext:value-type="string">
            <text:p>(Cliente,Puerto) ('127.0.0.1', 34642) Dato recibido /|1043|147 Resultado 7Horainicio16:42:10Horafinal16:42:30tiempotranscurrido 20.023088932</text:p>
          </table:table-cell>
          <table:table-cell/>
          <table:table-cell office:value-type="string" calcext:value-type="string">
            <text:p>(Cliente,Puerto) ('127.0.0.1', 38976) Dato recibido /|1043|147 Resultado 7Horainicio15:40:10Horafinal15:40:30tiempotranscurrido 20.062647104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558) Dato recibido /|1043|147 Resultado 7Horainicio16:38:58Horafinal16:39:18tiempotranscurrido 20.0072600842</text:p>
          </table:table-cell>
          <table:table-cell/>
          <table:table-cell office:value-type="string" calcext:value-type="string">
            <text:p>(Cliente,Puerto) ('127.0.0.1', 34662) Dato recibido /|1043|147 Resultado 7Horainicio16:42:10Horafinal16:42:30tiempotranscurrido 20.0196578503</text:p>
          </table:table-cell>
          <table:table-cell/>
          <table:table-cell office:value-type="string" calcext:value-type="string">
            <text:p>(Cliente,Puerto) ('127.0.0.1', 38972) Dato recibido /|1043|147 Resultado 7Horainicio15:40:10Horafinal15:40:30tiempotranscurrido 20.047971963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594) Dato recibido /|1043|147 Resultado 7Horainicio16:38:58Horafinal16:39:18tiempotranscurrido 20.0058469772</text:p>
          </table:table-cell>
          <table:table-cell/>
          <table:table-cell office:value-type="string" calcext:value-type="string">
            <text:p>(Cliente,Puerto) ('127.0.0.1', 34674) Dato recibido /|1043|147 Resultado 7Horainicio16:42:10Horafinal16:42:30tiempotranscurrido 20.0177600384</text:p>
          </table:table-cell>
          <table:table-cell/>
          <table:table-cell office:value-type="string" calcext:value-type="string">
            <text:p>(Cliente,Puerto) ('127.0.0.1', 40516) Dato recibido /|1043|147 Resultado 7Horainicio15:40:10Horafinal15:40:30tiempotranscurrido 20.052385091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548) Dato recibido /|1043|147 Resultado 7Horainicio16:38:58Horafinal16:39:18tiempotranscurrido 20.0067360401</text:p>
          </table:table-cell>
          <table:table-cell/>
          <table:table-cell office:value-type="string" calcext:value-type="string">
            <text:p>(Cliente,Puerto) ('127.0.0.1', 34668) Dato recibido /|1043|147 Resultado 7Horainicio16:42:10Horafinal16:42:30tiempotranscurrido 20.0187811852</text:p>
          </table:table-cell>
          <table:table-cell/>
          <table:table-cell office:value-type="string" calcext:value-type="string">
            <text:p>(Cliente,Puerto) ('127.0.0.1', 40520) Dato recibido /|1043|147 Resultado 7Horainicio15:40:10Horafinal15:40:30tiempotranscurrido 20.047319889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668) Dato recibido /|1043|147 Resultado 7Horainicio16:38:58Horafinal16:39:18tiempotranscurrido 20.0025658607</text:p>
          </table:table-cell>
          <table:table-cell/>
          <table:table-cell office:value-type="string" calcext:value-type="string">
            <text:p>(Cliente,Puerto) ('127.0.0.1', 34656) Dato recibido /|1043|147 Resultado 7Horainicio16:42:10Horafinal16:42:30tiempotranscurrido 20.02135396</text:p>
          </table:table-cell>
          <table:table-cell/>
          <table:table-cell office:value-type="string" calcext:value-type="string">
            <text:p>(Cliente,Puerto) ('127.0.0.1', 40524) Dato recibido /|1043|147 Resultado 7Horainicio15:40:10Horafinal15:40:30tiempotranscurrido 20.04149007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640) Dato recibido /|1043|147 Resultado 7Horainicio16:38:58Horafinal16:39:18tiempotranscurrido 20.0079069138</text:p>
          </table:table-cell>
          <table:table-cell/>
          <table:table-cell office:value-type="string" calcext:value-type="string">
            <text:p>(Cliente,Puerto) ('127.0.0.1', 34666) Dato recibido /|1043|147 Resultado 7Horainicio16:42:10Horafinal16:42:30tiempotranscurrido 20.019755125</text:p>
          </table:table-cell>
          <table:table-cell/>
          <table:table-cell office:value-type="string" calcext:value-type="string">
            <text:p>(Cliente,Puerto) ('127.0.0.1', 40522) Dato recibido /|1043|147 Resultado 7Horainicio15:40:10Horafinal15:40:30tiempotranscurrido 20.053480148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630) Dato recibido /|1043|147 Resultado 7Horainicio16:38:58Horafinal16:39:18tiempotranscurrido 20.0090820789</text:p>
          </table:table-cell>
          <table:table-cell/>
          <table:table-cell office:value-type="string" calcext:value-type="string">
            <text:p>(Cliente,Puerto) ('127.0.0.1', 34670) Dato recibido /|1043|147 Resultado 7Horainicio16:42:10Horafinal16:42:30tiempotranscurrido 20.0191149712</text:p>
          </table:table-cell>
          <table:table-cell/>
          <table:table-cell office:value-type="string" calcext:value-type="string">
            <text:p>(Cliente,Puerto) ('127.0.0.1', 40600) Dato recibido /|1043|147 Resultado 7Horainicio15:40:10Horafinal15:40:30tiempotranscurrido 20.039916992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638) Dato recibido /|1043|147 Resultado 7Horainicio16:38:58Horafinal16:39:18tiempotranscurrido 20.0099961758</text:p>
          </table:table-cell>
          <table:table-cell/>
          <table:table-cell office:value-type="string" calcext:value-type="string">
            <text:p>(Cliente,Puerto) ('127.0.0.1', 34676) Dato recibido /|1043|147 Resultado 7Horainicio16:42:10Horafinal16:42:30tiempotranscurrido 20.018283844</text:p>
          </table:table-cell>
          <table:table-cell/>
          <table:table-cell office:value-type="string" calcext:value-type="string">
            <text:p>(Cliente,Puerto) ('127.0.0.1', 38716) Dato recibido /|1043|147 Resultado 7Horainicio15:40:10Horafinal15:40:30tiempotranscurrido 20.045863866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634) Dato recibido /|1043|147 Resultado 7Horainicio16:38:58Horafinal16:39:18tiempotranscurrido 20.009552002</text:p>
          </table:table-cell>
          <table:table-cell/>
          <table:table-cell office:value-type="string" calcext:value-type="string">
            <text:p>(Cliente,Puerto) ('127.0.0.1', 34658) Dato recibido /|1043|147 Resultado 7Horainicio16:42:10Horafinal16:42:30tiempotranscurrido 20.0214619637</text:p>
          </table:table-cell>
          <table:table-cell/>
          <table:table-cell office:value-type="string" calcext:value-type="string">
            <text:p>(Cliente,Puerto) ('127.0.0.1', 38718) Dato recibido /|1043|147 Resultado 7Horainicio15:40:10Horafinal15:40:30tiempotranscurrido 20.04586315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626) Dato recibido /|1043|147 Resultado 7Horainicio16:38:58Horafinal16:39:18tiempotranscurrido 20.0089569092</text:p>
          </table:table-cell>
          <table:table-cell/>
          <table:table-cell office:value-type="string" calcext:value-type="string">
            <text:p>(Cliente,Puerto) ('127.0.0.1', 34664) Dato recibido /|1043|147 Resultado 7Horainicio16:42:10Horafinal16:42:30tiempotranscurrido 20.0204148293</text:p>
          </table:table-cell>
          <table:table-cell/>
          <table:table-cell office:value-type="string" calcext:value-type="string">
            <text:p>(Cliente,Puerto) ('127.0.0.1', 38720) Dato recibido /|1043|147 Resultado 7Horainicio15:40:10Horafinal15:40:30tiempotranscurrido 20.046177864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578) Dato recibido /|1043|147 Resultado 7Horainicio16:38:58Horafinal16:39:18tiempotranscurrido 20.0134730339</text:p>
          </table:table-cell>
          <table:table-cell/>
          <table:table-cell office:value-type="string" calcext:value-type="string">
            <text:p>(Cliente,Puerto) ('127.0.0.1', 34660) Dato recibido /|1043|147 Resultado 7Horainicio16:42:10Horafinal16:42:30tiempotranscurrido 20.0211999416</text:p>
          </table:table-cell>
          <table:table-cell/>
          <table:table-cell office:value-type="string" calcext:value-type="string">
            <text:p>(Cliente,Puerto) ('127.0.0.1', 38706) Dato recibido /|1043|147 Resultado 7Horainicio15:40:10Horafinal15:40:30tiempotranscurrido 20.04451894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564) Dato recibido /|1043|147 Resultado 7Horainicio16:38:58Horafinal16:39:18tiempotranscurrido 20.01354599</text:p>
          </table:table-cell>
          <table:table-cell/>
          <table:table-cell office:value-type="string" calcext:value-type="string">
            <text:p>(Cliente,Puerto) ('127.0.0.1', 34672) Dato recibido /|1043|147 Resultado 7Horainicio16:42:10Horafinal16:42:30tiempotranscurrido 20.0191628933</text:p>
          </table:table-cell>
          <table:table-cell/>
          <table:table-cell office:value-type="string" calcext:value-type="string">
            <text:p>(Cliente,Puerto) ('127.0.0.1', 38782) Dato recibido /|1043|147 Resultado 7Horainicio15:40:10Horafinal15:40:30tiempotranscurrido 20.046924114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586) Dato recibido /|1043|147 Resultado 7Horainicio16:38:58Horafinal16:39:18tiempotranscurrido 20.0141830444</text:p>
          </table:table-cell>
          <table:table-cell/>
          <table:table-cell office:value-type="string" calcext:value-type="string">
            <text:p>(Cliente,Puerto) ('127.0.0.1', 34678) Dato recibido /|1043|147 Resultado 7Horainicio16:42:10Horafinal16:42:30tiempotranscurrido 20.0182049274</text:p>
          </table:table-cell>
          <table:table-cell/>
          <table:table-cell office:value-type="string" calcext:value-type="string">
            <text:p>(Cliente,Puerto) ('127.0.0.1', 38784) Dato recibido /|1043|147 Resultado 7Horainicio15:40:10Horafinal15:40:30tiempotranscurrido 20.045887947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654) Dato recibido /|1043|147 Resultado 7Horainicio16:38:58Horafinal16:39:18tiempotranscurrido 20.0233199596</text:p>
          </table:table-cell>
          <table:table-cell/>
          <table:table-cell office:value-type="string" calcext:value-type="string">
            <text:p>(Cliente,Puerto) ('127.0.0.1', 34688) Dato recibido /|1043|147 Resultado 7Horainicio16:42:10Horafinal16:42:30tiempotranscurrido 20.0187520981</text:p>
          </table:table-cell>
          <table:table-cell/>
          <table:table-cell office:value-type="string" calcext:value-type="string">
            <text:p>(Cliente,Puerto) ('127.0.0.1', 38768) Dato recibido /|1043|147 Resultado 7Horainicio15:40:10Horafinal15:40:30tiempotranscurrido 20.051022052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632) Dato recibido /|1043|147 Resultado 7Horainicio16:38:58Horafinal16:39:18tiempotranscurrido 20.0182249546</text:p>
          </table:table-cell>
          <table:table-cell/>
          <table:table-cell office:value-type="string" calcext:value-type="string">
            <text:p>(Cliente,Puerto) ('127.0.0.1', 34686) Dato recibido /|1043|147 Resultado 7Horainicio16:42:10Horafinal16:42:30tiempotranscurrido 20.0192511082</text:p>
          </table:table-cell>
          <table:table-cell/>
          <table:table-cell office:value-type="string" calcext:value-type="string">
            <text:p>(Cliente,Puerto) ('127.0.0.1', 40258) Dato recibido /|1043|147 Resultado 7Horainicio15:40:10Horafinal15:40:30tiempotranscurrido 20.04759979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596) Dato recibido /|1043|147 Resultado 7Horainicio16:38:58Horafinal16:39:18tiempotranscurrido 20.0175988674</text:p>
          </table:table-cell>
          <table:table-cell/>
          <table:table-cell office:value-type="string" calcext:value-type="string">
            <text:p>(Cliente,Puerto) ('127.0.0.1', 34690) Dato recibido /|1043|147 Resultado 7Horainicio16:42:10Horafinal16:42:30tiempotranscurrido 20.0186319351</text:p>
          </table:table-cell>
          <table:table-cell/>
          <table:table-cell office:value-type="string" calcext:value-type="string">
            <text:p>(Cliente,Puerto) ('127.0.0.1', 38834) Dato recibido /|1043|147 Resultado 7Horainicio15:40:10Horafinal15:40:30tiempotranscurrido 20.055026054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624) Dato recibido /|1043|147 Resultado 7Horainicio16:38:58Horafinal16:39:18tiempotranscurrido 20.0186519623</text:p>
          </table:table-cell>
          <table:table-cell/>
          <table:table-cell office:value-type="string" calcext:value-type="string">
            <text:p>(Cliente,Puerto) ('127.0.0.1', 34696) Dato recibido /|1043|147 Resultado 7Horainicio16:42:10Horafinal16:42:30tiempotranscurrido 20.0183079243</text:p>
          </table:table-cell>
          <table:table-cell/>
          <table:table-cell office:value-type="string" calcext:value-type="string">
            <text:p>(Cliente,Puerto) ('127.0.0.1', 40254) Dato recibido /|1043|147 Resultado 7Horainicio15:40:10Horafinal15:40:30tiempotranscurrido 20.048028945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618) Dato recibido /|1043|147 Resultado 7Horainicio16:38:58Horafinal16:39:18tiempotranscurrido 20.0184159279</text:p>
          </table:table-cell>
          <table:table-cell/>
          <table:table-cell office:value-type="string" calcext:value-type="string">
            <text:p>(Cliente,Puerto) ('127.0.0.1', 34684) Dato recibido /|1043|147 Resultado 7Horainicio16:42:10Horafinal16:42:30tiempotranscurrido 20.0201869011</text:p>
          </table:table-cell>
          <table:table-cell/>
          <table:table-cell office:value-type="string" calcext:value-type="string">
            <text:p>(Cliente,Puerto) ('127.0.0.1', 40130) Dato recibido /|1043|147 Resultado 7Horainicio15:40:10Horafinal15:40:30tiempotranscurrido 20.052434921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670) Dato recibido /|1043|147 Resultado 7Horainicio16:38:58Horafinal16:39:18tiempotranscurrido 20.0181260109</text:p>
          </table:table-cell>
          <table:table-cell/>
          <table:table-cell office:value-type="string" calcext:value-type="string">
            <text:p>(Cliente,Puerto) ('127.0.0.1', 34692) Dato recibido /|1043|147 Resultado 7Horainicio16:42:10Horafinal16:42:30tiempotranscurrido 20.018362999</text:p>
          </table:table-cell>
          <table:table-cell/>
          <table:table-cell office:value-type="string" calcext:value-type="string">
            <text:p>(Cliente,Puerto) ('127.0.0.1', 40322) Dato recibido /|1043|147 Resultado 7Horainicio15:40:10Horafinal15:40:30tiempotranscurrido 20.046698808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560) Dato recibido /|1043|147 Resultado 7Horainicio16:38:58Horafinal16:39:18tiempotranscurrido 20.0192699432</text:p>
          </table:table-cell>
          <table:table-cell/>
          <table:table-cell office:value-type="string" calcext:value-type="string">
            <text:p>(Cliente,Puerto) ('127.0.0.1', 34682) Dato recibido /|1043|147 Resultado 7Horainicio16:42:10Horafinal16:42:30tiempotranscurrido 20.0207970142</text:p>
          </table:table-cell>
          <table:table-cell/>
          <table:table-cell office:value-type="string" calcext:value-type="string">
            <text:p>(Cliente,Puerto) ('127.0.0.1', 40324) Dato recibido /|1043|147 Resultado 7Horainicio15:40:10Horafinal15:40:30tiempotranscurrido 20.048711061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580) Dato recibido /|1043|147 Resultado 7Horainicio16:38:58Horafinal16:39:18tiempotranscurrido 20.0202419758</text:p>
          </table:table-cell>
          <table:table-cell/>
          <table:table-cell office:value-type="string" calcext:value-type="string">
            <text:p>(Cliente,Puerto) ('127.0.0.1', 34694) Dato recibido /|1043|147 Resultado 7Horainicio16:42:10Horafinal16:42:30tiempotranscurrido 20.0183401108</text:p>
          </table:table-cell>
          <table:table-cell/>
          <table:table-cell office:value-type="string" calcext:value-type="string">
            <text:p>(Cliente,Puerto) ('127.0.0.1', 38710) Dato recibido /|1043|147 Resultado 7Horainicio15:40:10Horafinal15:40:30tiempotranscurrido 20.04579997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664) Dato recibido /|1043|147 Resultado 7Horainicio16:38:58Horafinal16:39:18tiempotranscurrido 20.0179829597</text:p>
          </table:table-cell>
          <table:table-cell/>
          <table:table-cell office:value-type="string" calcext:value-type="string">
            <text:p>(Cliente,Puerto) ('127.0.0.1', 34680) Dato recibido /|1043|147 Resultado 7Horainicio16:42:10Horafinal16:42:30tiempotranscurrido 20.0210289955</text:p>
          </table:table-cell>
          <table:table-cell/>
          <table:table-cell office:value-type="string" calcext:value-type="string">
            <text:p>(Cliente,Puerto) ('127.0.0.1', 38702) Dato recibido /|1043|147 Resultado 7Horainicio15:40:10Horafinal15:40:30tiempotranscurrido 20.04335904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666) Dato recibido /|1043|147 Resultado 7Horainicio16:38:58Horafinal16:39:18tiempotranscurrido 20.0208041668</text:p>
          </table:table-cell>
          <table:table-cell/>
          <table:table-cell office:value-type="string" calcext:value-type="string">
            <text:p>(Cliente,Puerto) ('127.0.0.1', 34704) Dato recibido /|1043|147 Resultado 7Horainicio16:42:10Horafinal16:42:30tiempotranscurrido 20.0187249184</text:p>
          </table:table-cell>
          <table:table-cell/>
          <table:table-cell office:value-type="string" calcext:value-type="string">
            <text:p>(Cliente,Puerto) ('127.0.0.1', 38730) Dato recibido /|1043|147 Resultado 7Horainicio15:40:10Horafinal15:40:30tiempotranscurrido 20.050307989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648) Dato recibido /|1043|147 Resultado 7Horainicio16:38:58Horafinal16:39:18tiempotranscurrido 20.0199120045</text:p>
          </table:table-cell>
          <table:table-cell/>
          <table:table-cell office:value-type="string" calcext:value-type="string">
            <text:p>(Cliente,Puerto) ('127.0.0.1', 34698) Dato recibido /|1043|147 Resultado 7Horainicio16:42:10Horafinal16:42:30tiempotranscurrido 20.0227279663</text:p>
          </table:table-cell>
          <table:table-cell/>
          <table:table-cell office:value-type="string" calcext:value-type="string">
            <text:p>(Cliente,Puerto) ('127.0.0.1', 38704) Dato recibido /|1043|147 Resultado 7Horainicio15:40:10Horafinal15:40:30tiempotranscurrido 20.051048994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644) Dato recibido /|1043|147 Resultado 7Horainicio16:38:58Horafinal16:39:18tiempotranscurrido 20.0189199448</text:p>
          </table:table-cell>
          <table:table-cell/>
          <table:table-cell office:value-type="string" calcext:value-type="string">
            <text:p>(Cliente,Puerto) ('127.0.0.1', 34702) Dato recibido /|1043|147 Resultado 7Horainicio16:42:10Horafinal16:42:30tiempotranscurrido 20.021062851</text:p>
          </table:table-cell>
          <table:table-cell/>
          <table:table-cell office:value-type="string" calcext:value-type="string">
            <text:p>(Cliente,Puerto) ('127.0.0.1', 39010) Dato recibido /|1043|147 Resultado 7Horainicio15:40:10Horafinal15:40:30tiempotranscurrido 20.048933029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652) Dato recibido /|1043|147 Resultado 7Horainicio16:38:58Horafinal16:39:18tiempotranscurrido 20.0176129341</text:p>
          </table:table-cell>
          <table:table-cell/>
          <table:table-cell office:value-type="string" calcext:value-type="string">
            <text:p>(Cliente,Puerto) ('127.0.0.1', 34700) Dato recibido /|1043|147 Resultado 7Horainicio16:42:10Horafinal16:42:30tiempotranscurrido 20.0219841003</text:p>
          </table:table-cell>
          <table:table-cell/>
          <table:table-cell office:value-type="string" calcext:value-type="string">
            <text:p>(Cliente,Puerto) ('127.0.0.1', 39482) Dato recibido /|1043|147 Resultado 7Horainicio15:40:10Horafinal15:40:30tiempotranscurrido 20.049015045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620) Dato recibido /|1043|147 Resultado 7Horainicio16:38:58Horafinal16:39:18tiempotranscurrido 20.017154932</text:p>
          </table:table-cell>
          <table:table-cell/>
          <table:table-cell office:value-type="string" calcext:value-type="string">
            <text:p>(Cliente,Puerto) ('127.0.0.1', 34708) Dato recibido /|1043|147 Resultado 7Horainicio16:42:10Horafinal16:42:30tiempotranscurrido 20.0207469463</text:p>
          </table:table-cell>
          <table:table-cell/>
          <table:table-cell office:value-type="string" calcext:value-type="string">
            <text:p>(Cliente,Puerto) ('127.0.0.1', 39092) Dato recibido /|1043|147 Resultado 7Horainicio15:40:10Horafinal15:40:30tiempotranscurrido 20.05102801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658) Dato recibido /|1043|147 Resultado 7Horainicio16:38:58Horafinal16:39:18tiempotranscurrido 20.0188109875</text:p>
          </table:table-cell>
          <table:table-cell/>
          <table:table-cell office:value-type="string" calcext:value-type="string">
            <text:p>(Cliente,Puerto) ('127.0.0.1', 34712) Dato recibido /|1043|147 Resultado 7Horainicio16:42:10Horafinal16:42:30tiempotranscurrido 20.0200200081</text:p>
          </table:table-cell>
          <table:table-cell/>
          <table:table-cell office:value-type="string" calcext:value-type="string">
            <text:p>(Cliente,Puerto) ('127.0.0.1', 39094) Dato recibido /|1043|147 Resultado 7Horainicio15:40:10Horafinal15:40:30tiempotranscurrido 20.048458099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616) Dato recibido /|1043|147 Resultado 7Horainicio16:38:58Horafinal16:39:18tiempotranscurrido 20.0170500278</text:p>
          </table:table-cell>
          <table:table-cell/>
          <table:table-cell office:value-type="string" calcext:value-type="string">
            <text:p>(Cliente,Puerto) ('127.0.0.1', 34710) Dato recibido /|1043|147 Resultado 7Horainicio16:42:10Horafinal16:42:30tiempotranscurrido 20.0204429626</text:p>
          </table:table-cell>
          <table:table-cell/>
          <table:table-cell office:value-type="string" calcext:value-type="string">
            <text:p>(Cliente,Puerto) ('127.0.0.1', 39506) Dato recibido /|1043|147 Resultado 7Horainicio15:40:10Horafinal15:40:30tiempotranscurrido 20.046261072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622) Dato recibido /|1043|147 Resultado 7Horainicio16:38:58Horafinal16:39:18tiempotranscurrido 20.0176508427</text:p>
          </table:table-cell>
          <table:table-cell/>
          <table:table-cell office:value-type="string" calcext:value-type="string">
            <text:p>(Cliente,Puerto) ('127.0.0.1', 34716) Dato recibido /|1043|147 Resultado 7Horainicio16:42:10Horafinal16:42:30tiempotranscurrido 20.0186021328</text:p>
          </table:table-cell>
          <table:table-cell/>
          <table:table-cell office:value-type="string" calcext:value-type="string">
            <text:p>(Cliente,Puerto) ('127.0.0.1', 39538) Dato recibido /|1043|147 Resultado 7Horainicio15:40:10Horafinal15:40:30tiempotranscurrido 20.050225973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628) Dato recibido /|1043|147 Resultado 7Horainicio16:38:58Horafinal16:39:18tiempotranscurrido 20.0183990002</text:p>
          </table:table-cell>
          <table:table-cell/>
          <table:table-cell office:value-type="string" calcext:value-type="string">
            <text:p>(Cliente,Puerto) ('127.0.0.1', 34720) Dato recibido /|1043|147 Resultado 7Horainicio16:42:10Horafinal16:42:30tiempotranscurrido 20.0186560154</text:p>
          </table:table-cell>
          <table:table-cell/>
          <table:table-cell office:value-type="string" calcext:value-type="string">
            <text:p>(Cliente,Puerto) ('127.0.0.1', 38866) Dato recibido /|1043|147 Resultado 7Horainicio15:40:10Horafinal15:40:30tiempotranscurrido 20.049545049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656) Dato recibido /|1043|147 Resultado 7Horainicio16:38:58Horafinal16:39:18tiempotranscurrido 20.0187520981</text:p>
          </table:table-cell>
          <table:table-cell/>
          <table:table-cell office:value-type="string" calcext:value-type="string">
            <text:p>(Cliente,Puerto) ('127.0.0.1', 34714) Dato recibido /|1043|147 Resultado 7Horainicio16:42:10Horafinal16:42:30tiempotranscurrido 20.0208780766</text:p>
          </table:table-cell>
          <table:table-cell/>
          <table:table-cell office:value-type="string" calcext:value-type="string">
            <text:p>(Cliente,Puerto) ('127.0.0.1', 39196) Dato recibido /|1043|147 Resultado 7Horainicio15:40:10Horafinal15:40:30tiempotranscurrido 20.05384111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662) Dato recibido /|1043|147 Resultado 7Horainicio16:38:58Horafinal16:39:18tiempotranscurrido 20.0209789276</text:p>
          </table:table-cell>
          <table:table-cell/>
          <table:table-cell office:value-type="string" calcext:value-type="string">
            <text:p>(Cliente,Puerto) ('127.0.0.1', 34722) Dato recibido /|1043|147 Resultado 7Horainicio16:42:10Horafinal16:42:30tiempotranscurrido 20.0188810825</text:p>
          </table:table-cell>
          <table:table-cell/>
          <table:table-cell office:value-type="string" calcext:value-type="string">
            <text:p>(Cliente,Puerto) ('127.0.0.1', 39604) Dato recibido /|1043|147 Resultado 7Horainicio15:40:10Horafinal15:40:31tiempotranscurrido 20.061990976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650) Dato recibido /|1043|147 Resultado 7Horainicio16:38:58Horafinal16:39:18tiempotranscurrido 20.0213339329</text:p>
          </table:table-cell>
          <table:table-cell/>
          <table:table-cell office:value-type="string" calcext:value-type="string">
            <text:p>(Cliente,Puerto) ('127.0.0.1', 34726) Dato recibido /|1043|147 Resultado 7Horainicio16:42:10Horafinal16:42:30tiempotranscurrido 20.0200009346</text:p>
          </table:table-cell>
          <table:table-cell/>
          <table:table-cell office:value-type="string" calcext:value-type="string">
            <text:p>(Cliente,Puerto) ('127.0.0.1', 38714) Dato recibido /|1043|147 Resultado 7Horainicio15:40:10Horafinal15:40:31tiempotranscurrido 20.05580902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660) Dato recibido /|1043|147 Resultado 7Horainicio16:38:58Horafinal16:39:18tiempotranscurrido 20.0204730034</text:p>
          </table:table-cell>
          <table:table-cell/>
          <table:table-cell office:value-type="string" calcext:value-type="string">
            <text:p>(Cliente,Puerto) ('127.0.0.1', 34728) Dato recibido /|1043|147 Resultado 7Horainicio16:42:10Horafinal16:42:30tiempotranscurrido 20.018969059</text:p>
          </table:table-cell>
          <table:table-cell/>
          <table:table-cell office:value-type="string" calcext:value-type="string">
            <text:p>(Cliente,Puerto) ('127.0.0.1', 38708) Dato recibido /|1043|147 Resultado 7Horainicio15:40:11Horafinal15:40:31tiempotranscurrido 20.054991960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606) Dato recibido /|1043|147 Resultado 7Horainicio16:38:58Horafinal16:39:18tiempotranscurrido 20.0200800896</text:p>
          </table:table-cell>
          <table:table-cell/>
          <table:table-cell office:value-type="string" calcext:value-type="string">
            <text:p>(Cliente,Puerto) ('127.0.0.1', 34734) Dato recibido /|1043|147 Resultado 7Horainicio16:42:10Horafinal16:42:30tiempotranscurrido 20.017884016</text:p>
          </table:table-cell>
          <table:table-cell/>
          <table:table-cell office:value-type="string" calcext:value-type="string">
            <text:p>(Cliente,Puerto) ('127.0.0.1', 39770) Dato recibido /|1043|147 Resultado 7Horainicio15:40:11Horafinal15:40:31tiempotranscurrido 20.05001187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574) Dato recibido /|1043|147 Resultado 7Horainicio16:38:58Horafinal16:39:18tiempotranscurrido 20.018556118</text:p>
          </table:table-cell>
          <table:table-cell/>
          <table:table-cell office:value-type="string" calcext:value-type="string">
            <text:p>(Cliente,Puerto) ('127.0.0.1', 34718) Dato recibido /|1043|147 Resultado 7Horainicio16:42:10Horafinal16:42:30tiempotranscurrido 20.0219111443</text:p>
          </table:table-cell>
          <table:table-cell/>
          <table:table-cell office:value-type="string" calcext:value-type="string">
            <text:p>(Cliente,Puerto) ('127.0.0.1', 39772) Dato recibido /|1043|147 Resultado 7Horainicio15:40:11Horafinal15:40:31tiempotranscurrido 20.050295114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568) Dato recibido /|1043|147 Resultado 7Horainicio16:38:58Horafinal16:39:18tiempotranscurrido 20.0174190998</text:p>
          </table:table-cell>
          <table:table-cell/>
          <table:table-cell office:value-type="string" calcext:value-type="string">
            <text:p>(Cliente,Puerto) ('127.0.0.1', 34724) Dato recibido /|1043|147 Resultado 7Horainicio16:42:10Horafinal16:42:30tiempotranscurrido 20.0212640762</text:p>
          </table:table-cell>
          <table:table-cell/>
          <table:table-cell office:value-type="string" calcext:value-type="string">
            <text:p>(Cliente,Puerto) ('127.0.0.1', 38858) Dato recibido /|1043|147 Resultado 7Horainicio15:40:11Horafinal15:40:31tiempotranscurrido 20.046460866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550) Dato recibido /|1043|147 Resultado 7Horainicio16:38:58Horafinal16:39:18tiempotranscurrido 20.0187730789</text:p>
          </table:table-cell>
          <table:table-cell/>
          <table:table-cell office:value-type="string" calcext:value-type="string">
            <text:p>(Cliente,Puerto) ('127.0.0.1', 34730) Dato recibido /|1043|147 Resultado 7Horainicio16:42:10Horafinal16:42:30tiempotranscurrido 20.0203437805</text:p>
          </table:table-cell>
          <table:table-cell/>
          <table:table-cell office:value-type="string" calcext:value-type="string">
            <text:p>(Cliente,Puerto) ('127.0.0.1', 38862) Dato recibido /|1043|147 Resultado 7Horainicio15:40:11Horafinal15:40:31tiempotranscurrido 20.057140111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588) Dato recibido /|1043|147 Resultado 7Horainicio16:38:58Horafinal16:39:18tiempotranscurrido 20.0182960033</text:p>
          </table:table-cell>
          <table:table-cell/>
          <table:table-cell office:value-type="string" calcext:value-type="string">
            <text:p>(Cliente,Puerto) ('127.0.0.1', 34732) Dato recibido /|1043|147 Resultado 7Horainicio16:42:10Horafinal16:42:30tiempotranscurrido 20.0186500549</text:p>
          </table:table-cell>
          <table:table-cell/>
          <table:table-cell office:value-type="string" calcext:value-type="string">
            <text:p>(Cliente,Puerto) ('127.0.0.1', 38886) Dato recibido /|1043|147 Resultado 7Horainicio15:40:11Horafinal15:40:31tiempotranscurrido 20.04747390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576) Dato recibido /|1043|147 Resultado 7Horainicio16:38:58Horafinal16:39:18tiempotranscurrido 20.0202200413</text:p>
          </table:table-cell>
          <table:table-cell/>
          <table:table-cell office:value-type="string" calcext:value-type="string">
            <text:p>(Cliente,Puerto) ('127.0.0.1', 34738) Dato recibido /|1043|147 Resultado 7Horainicio16:42:10Horafinal16:42:30tiempotranscurrido 20.0204379559</text:p>
          </table:table-cell>
          <table:table-cell/>
          <table:table-cell office:value-type="string" calcext:value-type="string">
            <text:p>(Cliente,Puerto) ('127.0.0.1', 39918) Dato recibido /|1043|147 Resultado 7Horainicio15:40:11Horafinal15:40:31tiempotranscurrido 20.04780483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572) Dato recibido /|1043|147 Resultado 7Horainicio16:38:58Horafinal16:39:18tiempotranscurrido 20.0194652081</text:p>
          </table:table-cell>
          <table:table-cell/>
          <table:table-cell office:value-type="string" calcext:value-type="string">
            <text:p>(Cliente,Puerto) ('127.0.0.1', 34740) Dato recibido /|1043|147 Resultado 7Horainicio16:42:10Horafinal16:42:30tiempotranscurrido 20.0205538273</text:p>
          </table:table-cell>
          <table:table-cell/>
          <table:table-cell office:value-type="string" calcext:value-type="string">
            <text:p>(Cliente,Puerto) ('127.0.0.1', 39210) Dato recibido /|1043|147 Resultado 7Horainicio15:40:11Horafinal15:40:31tiempotranscurrido 20.051975011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598) Dato recibido /|1043|147 Resultado 7Horainicio16:38:58Horafinal16:39:18tiempotranscurrido 20.0192818642</text:p>
          </table:table-cell>
          <table:table-cell/>
          <table:table-cell office:value-type="string" calcext:value-type="string">
            <text:p>(Cliente,Puerto) ('127.0.0.1', 34748) Dato recibido /|1043|147 Resultado 7Horainicio16:42:10Horafinal16:42:30tiempotranscurrido 20.0193550587</text:p>
          </table:table-cell>
          <table:table-cell/>
          <table:table-cell office:value-type="string" calcext:value-type="string">
            <text:p>(Cliente,Puerto) ('127.0.0.1', 39924) Dato recibido /|1043|147 Resultado 7Horainicio15:40:11Horafinal15:40:31tiempotranscurrido 20.048195838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600) Dato recibido /|1043|147 Resultado 7Horainicio16:38:58Horafinal16:39:18tiempotranscurrido 20.0198302269</text:p>
          </table:table-cell>
          <table:table-cell/>
          <table:table-cell office:value-type="string" calcext:value-type="string">
            <text:p>(Cliente,Puerto) ('127.0.0.1', 34758) Dato recibido /|1043|147 Resultado 7Horainicio16:42:10Horafinal16:42:30tiempotranscurrido 20.0175669193</text:p>
          </table:table-cell>
          <table:table-cell/>
          <table:table-cell office:value-type="string" calcext:value-type="string">
            <text:p>(Cliente,Puerto) ('127.0.0.1', 39316) Dato recibido /|1043|147 Resultado 7Horainicio15:40:11Horafinal15:40:31tiempotranscurrido 20.04569602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582) Dato recibido /|1043|147 Resultado 7Horainicio16:38:58Horafinal16:39:18tiempotranscurrido 20.0184109211</text:p>
          </table:table-cell>
          <table:table-cell/>
          <table:table-cell office:value-type="string" calcext:value-type="string">
            <text:p>(Cliente,Puerto) ('127.0.0.1', 34744) Dato recibido /|1043|147 Resultado 7Horainicio16:42:10Horafinal16:42:30tiempotranscurrido 20.0205509663</text:p>
          </table:table-cell>
          <table:table-cell/>
          <table:table-cell office:value-type="string" calcext:value-type="string">
            <text:p>(Cliente,Puerto) ('127.0.0.1', 39302) Dato recibido /|1043|147 Resultado 7Horainicio15:40:11Horafinal15:40:31tiempotranscurrido 20.047861099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604) Dato recibido /|1043|147 Resultado 7Horainicio16:38:58Horafinal16:39:18tiempotranscurrido 20.0203139782</text:p>
          </table:table-cell>
          <table:table-cell/>
          <table:table-cell office:value-type="string" calcext:value-type="string">
            <text:p>(Cliente,Puerto) ('127.0.0.1', 34746) Dato recibido /|1043|147 Resultado 7Horainicio16:42:10Horafinal16:42:30tiempotranscurrido 20.0203430653</text:p>
          </table:table-cell>
          <table:table-cell/>
          <table:table-cell office:value-type="string" calcext:value-type="string">
            <text:p>(Cliente,Puerto) ('127.0.0.1', 39284) Dato recibido /|1043|147 Resultado 7Horainicio15:40:11Horafinal15:40:31tiempotranscurrido 20.046748876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590) Dato recibido /|1043|147 Resultado 7Horainicio16:38:58Horafinal16:39:18tiempotranscurrido 20.0190660954</text:p>
          </table:table-cell>
          <table:table-cell/>
          <table:table-cell office:value-type="string" calcext:value-type="string">
            <text:p>(Cliente,Puerto) ('127.0.0.1', 34736) Dato recibido /|1043|147 Resultado 7Horainicio16:42:10Horafinal16:42:30tiempotranscurrido 20.0209209919</text:p>
          </table:table-cell>
          <table:table-cell/>
          <table:table-cell office:value-type="string" calcext:value-type="string">
            <text:p>(Cliente,Puerto) ('127.0.0.1', 40128) Dato recibido /|1043|147 Resultado 7Horainicio15:40:11Horafinal15:40:31tiempotranscurrido 20.046828031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562) Dato recibido /|1043|147 Resultado 7Horainicio16:38:58Horafinal16:39:18tiempotranscurrido 20.0178070068</text:p>
          </table:table-cell>
          <table:table-cell/>
          <table:table-cell office:value-type="string" calcext:value-type="string">
            <text:p>(Cliente,Puerto) ('127.0.0.1', 34760) Dato recibido /|1043|147 Resultado 7Horainicio16:42:10Horafinal16:42:30tiempotranscurrido 20.0173900127</text:p>
          </table:table-cell>
          <table:table-cell/>
          <table:table-cell office:value-type="string" calcext:value-type="string">
            <text:p>(Cliente,Puerto) ('127.0.0.1', 40126) Dato recibido /|1043|147 Resultado 7Horainicio15:40:11Horafinal15:40:31tiempotranscurrido 20.050485134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552) Dato recibido /|1043|147 Resultado 7Horainicio16:38:58Horafinal16:39:18tiempotranscurrido 20.0176141262</text:p>
          </table:table-cell>
          <table:table-cell/>
          <table:table-cell office:value-type="string" calcext:value-type="string">
            <text:p>(Cliente,Puerto) ('127.0.0.1', 34752) Dato recibido /|1043|147 Resultado 7Horainicio16:42:10Horafinal16:42:30tiempotranscurrido 20.0193870068</text:p>
          </table:table-cell>
          <table:table-cell/>
          <table:table-cell office:value-type="string" calcext:value-type="string">
            <text:p>(Cliente,Puerto) ('127.0.0.1', 40124) Dato recibido /|1043|147 Resultado 7Horainicio15:40:11Horafinal15:40:31tiempotranscurrido 20.049635887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612) Dato recibido /|1043|147 Resultado 7Horainicio16:38:58Horafinal16:39:18tiempotranscurrido 20.020416975</text:p>
          </table:table-cell>
          <table:table-cell/>
          <table:table-cell office:value-type="string" calcext:value-type="string">
            <text:p>(Cliente,Puerto) ('127.0.0.1', 34754) Dato recibido /|1043|147 Resultado 7Horainicio16:42:10Horafinal16:42:30tiempotranscurrido 20.0195920467</text:p>
          </table:table-cell>
          <table:table-cell/>
          <table:table-cell office:value-type="string" calcext:value-type="string">
            <text:p>(Cliente,Puerto) ('127.0.0.1', 39448) Dato recibido /|1043|147 Resultado 7Horainicio15:40:11Horafinal15:40:31tiempotranscurrido 20.053375005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774) Dato recibido /|1043|147 Resultado 7Horainicio16:38:58Horafinal16:39:18tiempotranscurrido 20.0202670097</text:p>
          </table:table-cell>
          <table:table-cell/>
          <table:table-cell office:value-type="string" calcext:value-type="string">
            <text:p>(Cliente,Puerto) ('127.0.0.1', 34756) Dato recibido /|1043|147 Resultado 7Horainicio16:42:10Horafinal16:42:30tiempotranscurrido 20.0192871094</text:p>
          </table:table-cell>
          <table:table-cell/>
          <table:table-cell office:value-type="string" calcext:value-type="string">
            <text:p>(Cliente,Puerto) ('127.0.0.1', 38712) Dato recibido /|1043|147 Resultado 7Horainicio15:40:11Horafinal15:40:31tiempotranscurrido 20.058682918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758) Dato recibido /|1043|147 Resultado 7Horainicio16:38:58Horafinal16:39:18tiempotranscurrido 20.0198380947</text:p>
          </table:table-cell>
          <table:table-cell/>
          <table:table-cell office:value-type="string" calcext:value-type="string">
            <text:p>(Cliente,Puerto) ('127.0.0.1', 34742) Dato recibido /|1043|147 Resultado 7Horainicio16:42:10Horafinal16:42:30tiempotranscurrido 20.0221180916</text:p>
          </table:table-cell>
          <table:table-cell/>
          <table:table-cell office:value-type="string" calcext:value-type="string">
            <text:p>(Cliente,Puerto) ('127.0.0.1', 38736) Dato recibido /|1043|147 Resultado 7Horainicio15:40:11Horafinal15:40:31tiempotranscurrido 20.05083990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766) Dato recibido /|1043|147 Resultado 7Horainicio16:38:58Horafinal16:39:18tiempotranscurrido 20.0230100155</text:p>
          </table:table-cell>
          <table:table-cell/>
          <table:table-cell office:value-type="string" calcext:value-type="string">
            <text:p>(Cliente,Puerto) ('127.0.0.1', 34750) Dato recibido /|1043|147 Resultado 7Horainicio16:42:10Horafinal16:42:30tiempotranscurrido 20.0213820934</text:p>
          </table:table-cell>
          <table:table-cell/>
          <table:table-cell office:value-type="string" calcext:value-type="string">
            <text:p>(Cliente,Puerto) ('127.0.0.1', 38772) Dato recibido /|1043|147 Resultado 7Horainicio15:40:11Horafinal15:40:31tiempotranscurrido 20.0488150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780) Dato recibido /|1043|147 Resultado 7Horainicio16:38:58Horafinal16:39:18tiempotranscurrido 20.0240631104</text:p>
          </table:table-cell>
          <table:table-cell/>
          <table:table-cell office:value-type="string" calcext:value-type="string">
            <text:p>(Cliente,Puerto) ('127.0.0.1', 34762) Dato recibido /|1043|147 Resultado 7Horainicio16:42:10Horafinal16:42:30tiempotranscurrido 20.0214951038</text:p>
          </table:table-cell>
          <table:table-cell/>
          <table:table-cell office:value-type="string" calcext:value-type="string">
            <text:p>(Cliente,Puerto) ('127.0.0.1', 39298) Dato recibido /|1043|147 Resultado 7Horainicio15:40:11Horafinal15:40:31tiempotranscurrido 20.05120301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756) Dato recibido /|1043|147 Resultado 7Horainicio16:38:58Horafinal16:39:18tiempotranscurrido 20.0194652081</text:p>
          </table:table-cell>
          <table:table-cell/>
          <table:table-cell office:value-type="string" calcext:value-type="string">
            <text:p>(Cliente,Puerto) ('127.0.0.1', 34772) Dato recibido /|1043|147 Resultado 7Horainicio16:42:10Horafinal16:42:30tiempotranscurrido 20.0195090771</text:p>
          </table:table-cell>
          <table:table-cell/>
          <table:table-cell office:value-type="string" calcext:value-type="string">
            <text:p>(Cliente,Puerto) ('127.0.0.1', 38852) Dato recibido /|1043|147 Resultado 7Horainicio15:40:11Horafinal15:40:31tiempotranscurrido 20.058022022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754) Dato recibido /|1043|147 Resultado 7Horainicio16:38:58Horafinal16:39:18tiempotranscurrido 20.0210270882</text:p>
          </table:table-cell>
          <table:table-cell/>
          <table:table-cell office:value-type="string" calcext:value-type="string">
            <text:p>(Cliente,Puerto) ('127.0.0.1', 34766) Dato recibido /|1043|147 Resultado 7Horainicio16:42:10Horafinal16:42:30tiempotranscurrido 20.020980835</text:p>
          </table:table-cell>
          <table:table-cell/>
          <table:table-cell office:value-type="string" calcext:value-type="string">
            <text:p>(Cliente,Puerto) ('127.0.0.1', 40242) Dato recibido /|1043|147 Resultado 7Horainicio15:40:11Horafinal15:40:31tiempotranscurrido 20.05616784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762) Dato recibido /|1043|147 Resultado 7Horainicio16:38:58Horafinal16:39:18tiempotranscurrido 20.0210771561</text:p>
          </table:table-cell>
          <table:table-cell/>
          <table:table-cell office:value-type="string" calcext:value-type="string">
            <text:p>(Cliente,Puerto) ('127.0.0.1', 34764) Dato recibido /|1043|147 Resultado 7Horainicio16:42:10Horafinal16:42:30tiempotranscurrido 20.0214409828</text:p>
          </table:table-cell>
          <table:table-cell/>
          <table:table-cell office:value-type="string" calcext:value-type="string">
            <text:p>(Cliente,Puerto) ('127.0.0.1', 39916) Dato recibido /|1043|147 Resultado 7Horainicio15:40:11Horafinal15:40:31tiempotranscurrido 20.05784702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760) Dato recibido /|1043|147 Resultado 7Horainicio16:38:58Horafinal16:39:18tiempotranscurrido 20.0201339722</text:p>
          </table:table-cell>
          <table:table-cell/>
          <table:table-cell office:value-type="string" calcext:value-type="string">
            <text:p>(Cliente,Puerto) ('127.0.0.1', 34768) Dato recibido /|1043|147 Resultado 7Horainicio16:42:10Horafinal16:42:30tiempotranscurrido 20.0207169056</text:p>
          </table:table-cell>
          <table:table-cell/>
          <table:table-cell office:value-type="string" calcext:value-type="string">
            <text:p>(Cliente,Puerto) ('127.0.0.1', 39446) Dato recibido /|1043|147 Resultado 7Horainicio15:40:11Horafinal15:40:31tiempotranscurrido 20.050148963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764) Dato recibido /|1043|147 Resultado 7Horainicio16:38:58Horafinal16:39:18tiempotranscurrido 20.0218861103</text:p>
          </table:table-cell>
          <table:table-cell/>
          <table:table-cell office:value-type="string" calcext:value-type="string">
            <text:p>(Cliente,Puerto) ('127.0.0.1', 34788) Dato recibido /|1043|147 Resultado 7Horainicio16:42:10Horafinal16:42:30tiempotranscurrido 20.0170021057</text:p>
          </table:table-cell>
          <table:table-cell/>
          <table:table-cell office:value-type="string" calcext:value-type="string">
            <text:p>(Cliente,Puerto) ('127.0.0.1', 40340) Dato recibido /|1043|147 Resultado 7Horainicio15:40:11Horafinal15:40:31tiempotranscurrido 20.052635192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770) Dato recibido /|1043|147 Resultado 7Horainicio16:38:58Horafinal16:39:18tiempotranscurrido 20.0209889412</text:p>
          </table:table-cell>
          <table:table-cell/>
          <table:table-cell office:value-type="string" calcext:value-type="string">
            <text:p>(Cliente,Puerto) ('127.0.0.1', 34780) Dato recibido /|1043|147 Resultado 7Horainicio16:42:10Horafinal16:42:30tiempotranscurrido 20.0190269947</text:p>
          </table:table-cell>
          <table:table-cell/>
          <table:table-cell office:value-type="string" calcext:value-type="string">
            <text:p>(Cliente,Puerto) ('127.0.0.1', 40008) Dato recibido /|1043|147 Resultado 7Horainicio15:40:11Horafinal15:40:31tiempotranscurrido 20.068321943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726) Dato recibido /|1043|147 Resultado 7Horainicio16:38:58Horafinal16:39:18tiempotranscurrido 20.0200481415</text:p>
          </table:table-cell>
          <table:table-cell/>
          <table:table-cell office:value-type="string" calcext:value-type="string">
            <text:p>(Cliente,Puerto) ('127.0.0.1', 34770) Dato recibido /|1043|147 Resultado 7Horainicio16:42:10Horafinal16:42:30tiempotranscurrido 20.0275828838</text:p>
          </table:table-cell>
          <table:table-cell/>
          <table:table-cell office:value-type="string" calcext:value-type="string">
            <text:p>(Cliente,Puerto) ('127.0.0.1', 39768) Dato recibido /|1043|147 Resultado 7Horainicio15:40:11Horafinal15:40:31tiempotranscurrido 20.053996801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752) Dato recibido /|1043|147 Resultado 7Horainicio16:38:58Horafinal16:39:18tiempotranscurrido 20.0205469131</text:p>
          </table:table-cell>
          <table:table-cell/>
          <table:table-cell office:value-type="string" calcext:value-type="string">
            <text:p>(Cliente,Puerto) ('127.0.0.1', 34782) Dato recibido /|1043|147 Resultado 7Horainicio16:42:10Horafinal16:42:30tiempotranscurrido 20.0189249516</text:p>
          </table:table-cell>
          <table:table-cell/>
          <table:table-cell office:value-type="string" calcext:value-type="string">
            <text:p>(Cliente,Puerto) ('127.0.0.1', 38746) Dato recibido /|1043|147 Resultado 7Horainicio15:40:11Horafinal15:40:31tiempotranscurrido 20.055393934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744) Dato recibido /|1043|147 Resultado 7Horainicio16:38:58Horafinal16:39:18tiempotranscurrido 20.019425869</text:p>
          </table:table-cell>
          <table:table-cell/>
          <table:table-cell office:value-type="string" calcext:value-type="string">
            <text:p>(Cliente,Puerto) ('127.0.0.1', 34778) Dato recibido /|1043|147 Resultado 7Horainicio16:42:10Horafinal16:42:30tiempotranscurrido 20.020113945</text:p>
          </table:table-cell>
          <table:table-cell/>
          <table:table-cell office:value-type="string" calcext:value-type="string">
            <text:p>(Cliente,Puerto) ('127.0.0.1', 40100) Dato recibido /|1043|147 Resultado 7Horainicio15:40:11Horafinal15:40:31tiempotranscurrido 20.056271076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708) Dato recibido /|1043|147 Resultado 7Horainicio16:38:58Horafinal16:39:18tiempotranscurrido 20.0186910629</text:p>
          </table:table-cell>
          <table:table-cell/>
          <table:table-cell office:value-type="string" calcext:value-type="string">
            <text:p>(Cliente,Puerto) ('127.0.0.1', 34776) Dato recibido /|1043|147 Resultado 7Horainicio16:42:10Horafinal16:42:30tiempotranscurrido 20.0198450089</text:p>
          </table:table-cell>
          <table:table-cell/>
          <table:table-cell office:value-type="string" calcext:value-type="string">
            <text:p>(Cliente,Puerto) ('127.0.0.1', 40108) Dato recibido /|1043|147 Resultado 7Horainicio15:40:11Horafinal15:40:31tiempotranscurrido 20.060195922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728) Dato recibido /|1043|147 Resultado 7Horainicio16:38:58Horafinal16:39:18tiempotranscurrido 20.019179821</text:p>
          </table:table-cell>
          <table:table-cell/>
          <table:table-cell office:value-type="string" calcext:value-type="string">
            <text:p>(Cliente,Puerto) ('127.0.0.1', 34784) Dato recibido /|1043|147 Resultado 7Horainicio16:42:10Horafinal16:42:30tiempotranscurrido 20.0187308788</text:p>
          </table:table-cell>
          <table:table-cell/>
          <table:table-cell office:value-type="string" calcext:value-type="string">
            <text:p>(Cliente,Puerto) ('127.0.0.1', 38890) Dato recibido /|1043|147 Resultado 7Horainicio15:40:11Horafinal15:40:31tiempotranscurrido 20.055160045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742) Dato recibido /|1043|147 Resultado 7Horainicio16:38:58Horafinal16:39:18tiempotranscurrido 20.0196909904</text:p>
          </table:table-cell>
          <table:table-cell/>
          <table:table-cell office:value-type="string" calcext:value-type="string">
            <text:p>(Cliente,Puerto) ('127.0.0.1', 34786) Dato recibido /|1043|147 Resultado 7Horainicio16:42:10Horafinal16:42:30tiempotranscurrido 20.0183300972</text:p>
          </table:table-cell>
          <table:table-cell/>
          <table:table-cell office:value-type="string" calcext:value-type="string">
            <text:p>(Cliente,Puerto) ('127.0.0.1', 38860) Dato recibido /|1043|147 Resultado 7Horainicio15:40:11Horafinal15:40:31tiempotranscurrido 20.049576044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750) Dato recibido /|1043|147 Resultado 7Horainicio16:38:58Horafinal16:39:18tiempotranscurrido 20.0208778381</text:p>
          </table:table-cell>
          <table:table-cell/>
          <table:table-cell office:value-type="string" calcext:value-type="string">
            <text:p>(Cliente,Puerto) ('127.0.0.1', 34774) Dato recibido /|1043|147 Resultado 7Horainicio16:42:10Horafinal16:42:30tiempotranscurrido 20.0269441605</text:p>
          </table:table-cell>
          <table:table-cell/>
          <table:table-cell office:value-type="string" calcext:value-type="string">
            <text:p>(Cliente,Puerto) ('127.0.0.1', 40160) Dato recibido /|1043|147 Resultado 7Horainicio15:40:11Horafinal15:40:31tiempotranscurrido 20.053464889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710) Dato recibido /|1043|147 Resultado 7Horainicio16:38:58Horafinal16:39:18tiempotranscurrido 20.0206730366</text:p>
          </table:table-cell>
          <table:table-cell/>
          <table:table-cell office:value-type="string" calcext:value-type="string">
            <text:p>(Cliente,Puerto) ('127.0.0.1', 34810) Dato recibido /|1043|147 Resultado 7Horainicio16:42:10Horafinal16:42:30tiempotranscurrido 20.0170719624</text:p>
          </table:table-cell>
          <table:table-cell/>
          <table:table-cell office:value-type="string" calcext:value-type="string">
            <text:p>(Cliente,Puerto) ('127.0.0.1', 39966) Dato recibido /|1043|147 Resultado 7Horainicio15:40:11Horafinal15:40:31tiempotranscurrido 20.054758071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720) Dato recibido /|1043|147 Resultado 7Horainicio16:38:58Horafinal16:39:18tiempotranscurrido 20.0183720589</text:p>
          </table:table-cell>
          <table:table-cell/>
          <table:table-cell office:value-type="string" calcext:value-type="string">
            <text:p>(Cliente,Puerto) ('127.0.0.1', 34792) Dato recibido /|1043|147 Resultado 7Horainicio16:42:10Horafinal16:42:30tiempotranscurrido 20.0203158855</text:p>
          </table:table-cell>
          <table:table-cell/>
          <table:table-cell office:value-type="string" calcext:value-type="string">
            <text:p>(Cliente,Puerto) ('127.0.0.1', 38954) Dato recibido /|1043|147 Resultado 7Horainicio15:40:11Horafinal15:40:32tiempotranscurrido 20.056201934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736) Dato recibido /|1043|147 Resultado 7Horainicio16:38:58Horafinal16:39:18tiempotranscurrido 20.0192120075</text:p>
          </table:table-cell>
          <table:table-cell/>
          <table:table-cell office:value-type="string" calcext:value-type="string">
            <text:p>(Cliente,Puerto) ('127.0.0.1', 34794) Dato recibido /|1043|147 Resultado 7Horainicio16:42:10Horafinal16:42:30tiempotranscurrido 20.0200889111</text:p>
          </table:table-cell>
          <table:table-cell/>
          <table:table-cell office:value-type="string" calcext:value-type="string">
            <text:p>(Cliente,Puerto) ('127.0.0.1', 38974) Dato recibido /|1043|147 Resultado 7Horainicio15:40:11Horafinal15:40:32tiempotranscurrido 20.05544018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746) Dato recibido /|1043|147 Resultado 7Horainicio16:38:58Horafinal16:39:18tiempotranscurrido 20.0231659412</text:p>
          </table:table-cell>
          <table:table-cell/>
          <table:table-cell office:value-type="string" calcext:value-type="string">
            <text:p>(Cliente,Puerto) ('127.0.0.1', 34796) Dato recibido /|1043|147 Resultado 7Horainicio16:42:10Horafinal16:42:30tiempotranscurrido 20.0198030472</text:p>
          </table:table-cell>
          <table:table-cell/>
          <table:table-cell office:value-type="string" calcext:value-type="string">
            <text:p>(Cliente,Puerto) ('127.0.0.1', 39300) Dato recibido /|1043|147 Resultado 7Horainicio15:40:12Horafinal15:40:32tiempotranscurrido 20.04900813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724) Dato recibido /|1043|147 Resultado 7Horainicio16:38:58Horafinal16:39:18tiempotranscurrido 20.0236392021</text:p>
          </table:table-cell>
          <table:table-cell/>
          <table:table-cell office:value-type="string" calcext:value-type="string">
            <text:p>(Cliente,Puerto) ('127.0.0.1', 34804) Dato recibido /|1043|147 Resultado 7Horainicio16:42:10Horafinal16:42:30tiempotranscurrido 20.0196819305</text:p>
          </table:table-cell>
          <table:table-cell/>
          <table:table-cell office:value-type="string" calcext:value-type="string">
            <text:p>(Cliente,Puerto) ('127.0.0.1', 39280) Dato recibido /|1043|147 Resultado 7Horainicio15:40:12Horafinal15:40:32tiempotranscurrido 20.050066947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678) Dato recibido /|1043|147 Resultado 7Horainicio16:38:58Horafinal16:39:18tiempotranscurrido 20.018517971</text:p>
          </table:table-cell>
          <table:table-cell/>
          <table:table-cell office:value-type="string" calcext:value-type="string">
            <text:p>(Cliente,Puerto) ('127.0.0.1', 34806) Dato recibido /|1043|147 Resultado 7Horainicio16:42:10Horafinal16:42:30tiempotranscurrido 20.0180289745</text:p>
          </table:table-cell>
          <table:table-cell/>
          <table:table-cell office:value-type="string" calcext:value-type="string">
            <text:p>(Cliente,Puerto) ('127.0.0.1', 39278) Dato recibido /|1043|147 Resultado 7Horainicio15:40:12Horafinal15:40:32tiempotranscurrido 20.053170919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734) Dato recibido /|1043|147 Resultado 7Horainicio16:38:58Horafinal16:39:18tiempotranscurrido 20.0212879181</text:p>
          </table:table-cell>
          <table:table-cell/>
          <table:table-cell office:value-type="string" calcext:value-type="string">
            <text:p>(Cliente,Puerto) ('127.0.0.1', 34808) Dato recibido /|1043|147 Resultado 7Horainicio16:42:10Horafinal16:42:30tiempotranscurrido 20.0194900036</text:p>
          </table:table-cell>
          <table:table-cell/>
          <table:table-cell office:value-type="string" calcext:value-type="string">
            <text:p>(Cliente,Puerto) ('127.0.0.1', 40148) Dato recibido /|1043|147 Resultado 7Horainicio15:40:12Horafinal15:40:32tiempotranscurrido 20.049226045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676) Dato recibido /|1043|147 Resultado 7Horainicio16:38:58Horafinal16:39:18tiempotranscurrido 20.0174329281</text:p>
          </table:table-cell>
          <table:table-cell/>
          <table:table-cell office:value-type="string" calcext:value-type="string">
            <text:p>(Cliente,Puerto) ('127.0.0.1', 34798) Dato recibido /|1043|147 Resultado 7Horainicio16:42:10Horafinal16:42:30tiempotranscurrido 20.0206050873</text:p>
          </table:table-cell>
          <table:table-cell/>
          <table:table-cell office:value-type="string" calcext:value-type="string">
            <text:p>(Cliente,Puerto) ('127.0.0.1', 40144) Dato recibido /|1043|147 Resultado 7Horainicio15:40:12Horafinal15:40:32tiempotranscurrido 20.051483869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696) Dato recibido /|1043|147 Resultado 7Horainicio16:38:58Horafinal16:39:18tiempotranscurrido 20.0216460228</text:p>
          </table:table-cell>
          <table:table-cell/>
          <table:table-cell office:value-type="string" calcext:value-type="string">
            <text:p>(Cliente,Puerto) ('127.0.0.1', 34790) Dato recibido /|1043|147 Resultado 7Horainicio16:42:10Horafinal16:42:30tiempotranscurrido 20.0208518505</text:p>
          </table:table-cell>
          <table:table-cell/>
          <table:table-cell office:value-type="string" calcext:value-type="string">
            <text:p>(Cliente,Puerto) ('127.0.0.1', 38808) Dato recibido /|1043|147 Resultado 7Horainicio15:40:12Horafinal15:40:32tiempotranscurrido 20.052568912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768) Dato recibido /|1043|147 Resultado 7Horainicio16:38:58Horafinal16:39:18tiempotranscurrido 20.0193669796</text:p>
          </table:table-cell>
          <table:table-cell/>
          <table:table-cell office:value-type="string" calcext:value-type="string">
            <text:p>(Cliente,Puerto) ('127.0.0.1', 34802) Dato recibido /|1043|147 Resultado 7Horainicio16:42:10Horafinal16:42:30tiempotranscurrido 20.0201568604</text:p>
          </table:table-cell>
          <table:table-cell/>
          <table:table-cell office:value-type="string" calcext:value-type="string">
            <text:p>(Cliente,Puerto) ('127.0.0.1', 38822) Dato recibido /|1043|147 Resultado 7Horainicio15:40:12Horafinal15:40:32tiempotranscurrido 20.04979300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730) Dato recibido /|1043|147 Resultado 7Horainicio16:38:58Horafinal16:39:18tiempotranscurrido 20.019258976</text:p>
          </table:table-cell>
          <table:table-cell/>
          <table:table-cell office:value-type="string" calcext:value-type="string">
            <text:p>(Cliente,Puerto) ('127.0.0.1', 34800) Dato recibido /|1043|147 Resultado 7Horainicio16:42:10Horafinal16:42:30tiempotranscurrido 20.0202548504</text:p>
          </table:table-cell>
          <table:table-cell/>
          <table:table-cell office:value-type="string" calcext:value-type="string">
            <text:p>(Cliente,Puerto) ('127.0.0.1', 40006) Dato recibido /|1043|147 Resultado 7Horainicio15:40:12Horafinal15:40:32tiempotranscurrido 20.04935908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692) Dato recibido /|1043|147 Resultado 7Horainicio16:38:58Horafinal16:39:18tiempotranscurrido 20.0200581551</text:p>
          </table:table-cell>
          <table:table-cell/>
          <table:table-cell office:value-type="string" calcext:value-type="string">
            <text:p>(Cliente,Puerto) ('127.0.0.1', 34816) Dato recibido /|1043|147 Resultado 7Horainicio16:42:10Horafinal16:42:30tiempotranscurrido 20.02029109</text:p>
          </table:table-cell>
          <table:table-cell/>
          <table:table-cell office:value-type="string" calcext:value-type="string">
            <text:p>(Cliente,Puerto) ('127.0.0.1', 39992) Dato recibido /|1043|147 Resultado 7Horainicio15:40:12Horafinal15:40:32tiempotranscurrido 20.053889036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702) Dato recibido /|1043|147 Resultado 7Horainicio16:38:58Horafinal16:39:18tiempotranscurrido 20.0238699913</text:p>
          </table:table-cell>
          <table:table-cell/>
          <table:table-cell office:value-type="string" calcext:value-type="string">
            <text:p>(Cliente,Puerto) ('127.0.0.1', 34812) Dato recibido /|1043|147 Resultado 7Horainicio16:42:10Horafinal16:42:30tiempotranscurrido 20.0214538574</text:p>
          </table:table-cell>
          <table:table-cell/>
          <table:table-cell office:value-type="string" calcext:value-type="string">
            <text:p>(Cliente,Puerto) ('127.0.0.1', 38910) Dato recibido /|1043|147 Resultado 7Horainicio15:40:12Horafinal15:40:32tiempotranscurrido 20.05377101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680) Dato recibido /|1043|147 Resultado 7Horainicio16:38:58Horafinal16:39:18tiempotranscurrido 20.0223481655</text:p>
          </table:table-cell>
          <table:table-cell/>
          <table:table-cell office:value-type="string" calcext:value-type="string">
            <text:p>(Cliente,Puerto) ('127.0.0.1', 34826) Dato recibido /|1043|147 Resultado 7Horainicio16:42:10Horafinal16:42:30tiempotranscurrido 20.0201539993</text:p>
          </table:table-cell>
          <table:table-cell/>
          <table:table-cell office:value-type="string" calcext:value-type="string">
            <text:p>(Cliente,Puerto) ('127.0.0.1', 39274) Dato recibido /|1043|147 Resultado 7Horainicio15:40:12Horafinal15:40:32tiempotranscurrido 20.054423093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732) Dato recibido /|1043|147 Resultado 7Horainicio16:38:58Horafinal16:39:18tiempotranscurrido 20.022382021</text:p>
          </table:table-cell>
          <table:table-cell/>
          <table:table-cell office:value-type="string" calcext:value-type="string">
            <text:p>(Cliente,Puerto) ('127.0.0.1', 34814) Dato recibido /|1043|147 Resultado 7Horainicio16:42:10Horafinal16:42:30tiempotranscurrido 20.0223958492</text:p>
          </table:table-cell>
          <table:table-cell/>
          <table:table-cell office:value-type="string" calcext:value-type="string">
            <text:p>(Cliente,Puerto) ('127.0.0.1', 38946) Dato recibido /|1043|147 Resultado 7Horainicio15:40:12Horafinal15:40:32tiempotranscurrido 20.054152011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772) Dato recibido /|1043|147 Resultado 7Horainicio16:38:58Horafinal16:39:18tiempotranscurrido 20.0222680569</text:p>
          </table:table-cell>
          <table:table-cell/>
          <table:table-cell office:value-type="string" calcext:value-type="string">
            <text:p>(Cliente,Puerto) ('127.0.0.1', 34824) Dato recibido /|1043|147 Resultado 7Horainicio16:42:10Horafinal16:42:30tiempotranscurrido 20.0200498104</text:p>
          </table:table-cell>
          <table:table-cell/>
          <table:table-cell office:value-type="string" calcext:value-type="string">
            <text:p>(Cliente,Puerto) ('127.0.0.1', 40152) Dato recibido /|1043|147 Resultado 7Horainicio15:40:12Horafinal15:40:32tiempotranscurrido 20.05431795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722) Dato recibido /|1043|147 Resultado 7Horainicio16:38:58Horafinal16:39:18tiempotranscurrido 20.0199980736</text:p>
          </table:table-cell>
          <table:table-cell/>
          <table:table-cell office:value-type="string" calcext:value-type="string">
            <text:p>(Cliente,Puerto) ('127.0.0.1', 34820) Dato recibido /|1043|147 Resultado 7Horainicio16:42:10Horafinal16:42:30tiempotranscurrido 20.0229189396</text:p>
          </table:table-cell>
          <table:table-cell/>
          <table:table-cell office:value-type="string" calcext:value-type="string">
            <text:p>(Cliente,Puerto) ('127.0.0.1', 40360) Dato recibido /|1043|147 Resultado 7Horainicio15:40:12Horafinal15:40:32tiempotranscurrido 20.056802988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748) Dato recibido /|1043|147 Resultado 7Horainicio16:38:58Horafinal16:39:18tiempotranscurrido 20.0195360184</text:p>
          </table:table-cell>
          <table:table-cell/>
          <table:table-cell office:value-type="string" calcext:value-type="string">
            <text:p>(Cliente,Puerto) ('127.0.0.1', 34822) Dato recibido /|1043|147 Resultado 7Horainicio16:42:10Horafinal16:42:30tiempotranscurrido 20.0221481323</text:p>
          </table:table-cell>
          <table:table-cell/>
          <table:table-cell office:value-type="string" calcext:value-type="string">
            <text:p>(Cliente,Puerto) ('127.0.0.1', 39472) Dato recibido /|1043|147 Resultado 7Horainicio15:40:12Horafinal15:40:32tiempotranscurrido 20.057946920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740) Dato recibido /|1043|147 Resultado 7Horainicio16:38:58Horafinal16:39:18tiempotranscurrido 20.0191240311</text:p>
          </table:table-cell>
          <table:table-cell/>
          <table:table-cell office:value-type="string" calcext:value-type="string">
            <text:p>(Cliente,Puerto) ('127.0.0.1', 34828) Dato recibido /|1043|147 Resultado 7Horainicio16:42:10Horafinal16:42:30tiempotranscurrido 20.0209519863</text:p>
          </table:table-cell>
          <table:table-cell/>
          <table:table-cell office:value-type="string" calcext:value-type="string">
            <text:p>(Cliente,Puerto) ('127.0.0.1', 39512) Dato recibido /|1043|147 Resultado 7Horainicio15:40:12Horafinal15:40:32tiempotranscurrido 20.056148052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674) Dato recibido /|1043|147 Resultado 7Horainicio16:38:58Horafinal16:39:18tiempotranscurrido 20.0204241276</text:p>
          </table:table-cell>
          <table:table-cell/>
          <table:table-cell office:value-type="string" calcext:value-type="string">
            <text:p>(Cliente,Puerto) ('127.0.0.1', 34818) Dato recibido /|1043|147 Resultado 7Horainicio16:42:10Horafinal16:42:30tiempotranscurrido 20.0203011036</text:p>
          </table:table-cell>
          <table:table-cell/>
          <table:table-cell office:value-type="string" calcext:value-type="string">
            <text:p>(Cliente,Puerto) ('127.0.0.1', 39766) Dato recibido /|1043|147 Resultado 7Horainicio15:40:12Horafinal15:40:32tiempotranscurrido 20.054660081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712) Dato recibido /|1043|147 Resultado 7Horainicio16:38:58Horafinal16:39:18tiempotranscurrido 20.0202980042</text:p>
          </table:table-cell>
          <table:table-cell/>
          <table:table-cell office:value-type="string" calcext:value-type="string">
            <text:p>(Cliente,Puerto) ('127.0.0.1', 34834) Dato recibido /|1043|147 Resultado 7Horainicio16:42:10Horafinal16:42:30tiempotranscurrido 20.021173954</text:p>
          </table:table-cell>
          <table:table-cell/>
          <table:table-cell office:value-type="string" calcext:value-type="string">
            <text:p>(Cliente,Puerto) ('127.0.0.1', 38754) Dato recibido /|1043|147 Resultado 7Horainicio15:40:12Horafinal15:40:32tiempotranscurrido 20.054816961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688) Dato recibido /|1043|147 Resultado 7Horainicio16:38:58Horafinal16:39:18tiempotranscurrido 20.0191171169</text:p>
          </table:table-cell>
          <table:table-cell/>
          <table:table-cell office:value-type="string" calcext:value-type="string">
            <text:p>(Cliente,Puerto) ('127.0.0.1', 34842) Dato recibido /|1043|147 Resultado 7Horainicio16:42:10Horafinal16:42:30tiempotranscurrido 20.0185310841</text:p>
          </table:table-cell>
          <table:table-cell/>
          <table:table-cell office:value-type="string" calcext:value-type="string">
            <text:p>(Cliente,Puerto) ('127.0.0.1', 39546) Dato recibido /|1043|147 Resultado 7Horainicio15:40:12Horafinal15:40:32tiempotranscurrido 20.05796504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684) Dato recibido /|1043|147 Resultado 7Horainicio16:38:58Horafinal16:39:18tiempotranscurrido 20.0229279995</text:p>
          </table:table-cell>
          <table:table-cell/>
          <table:table-cell office:value-type="string" calcext:value-type="string">
            <text:p>(Cliente,Puerto) ('127.0.0.1', 34830) Dato recibido /|1043|147 Resultado 7Horainicio16:42:10Horafinal16:42:30tiempotranscurrido 20.0228569508</text:p>
          </table:table-cell>
          <table:table-cell/>
          <table:table-cell office:value-type="string" calcext:value-type="string">
            <text:p>(Cliente,Puerto) ('127.0.0.1', 38892) Dato recibido /|1043|147 Resultado 7Horainicio15:40:12Horafinal15:40:32tiempotranscurrido 20.056874990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686) Dato recibido /|1043|147 Resultado 7Horainicio16:38:58Horafinal16:39:18tiempotranscurrido 20.0195689201</text:p>
          </table:table-cell>
          <table:table-cell/>
          <table:table-cell office:value-type="string" calcext:value-type="string">
            <text:p>(Cliente,Puerto) ('127.0.0.1', 34836) Dato recibido /|1043|147 Resultado 7Horainicio16:42:10Horafinal16:42:30tiempotranscurrido 20.0211119652</text:p>
          </table:table-cell>
          <table:table-cell/>
          <table:table-cell office:value-type="string" calcext:value-type="string">
            <text:p>(Cliente,Puerto) ('127.0.0.1', 38872) Dato recibido /|1043|147 Resultado 7Horainicio15:40:12Horafinal15:40:32tiempotranscurrido 20.05518388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738) Dato recibido /|1043|147 Resultado 7Horainicio16:38:58Horafinal16:39:18tiempotranscurrido 20.020537138</text:p>
          </table:table-cell>
          <table:table-cell/>
          <table:table-cell office:value-type="string" calcext:value-type="string">
            <text:p>(Cliente,Puerto) ('127.0.0.1', 34832) Dato recibido /|1043|147 Resultado 7Horainicio16:42:10Horafinal16:42:30tiempotranscurrido 20.0227539539</text:p>
          </table:table-cell>
          <table:table-cell/>
          <table:table-cell office:value-type="string" calcext:value-type="string">
            <text:p>(Cliente,Puerto) ('127.0.0.1', 38876) Dato recibido /|1043|147 Resultado 7Horainicio15:40:12Horafinal15:40:32tiempotranscurrido 20.057757854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672) Dato recibido /|1043|147 Resultado 7Horainicio16:38:58Horafinal16:39:18tiempotranscurrido 20.0210869312</text:p>
          </table:table-cell>
          <table:table-cell/>
          <table:table-cell office:value-type="string" calcext:value-type="string">
            <text:p>(Cliente,Puerto) ('127.0.0.1', 34846) Dato recibido /|1043|147 Resultado 7Horainicio16:42:10Horafinal16:42:30tiempotranscurrido 20.0218961239</text:p>
          </table:table-cell>
          <table:table-cell/>
          <table:table-cell office:value-type="string" calcext:value-type="string">
            <text:p>(Cliente,Puerto) ('127.0.0.1', 39956) Dato recibido /|1043|147 Resultado 7Horainicio15:40:12Horafinal15:40:32tiempotranscurrido 20.054990053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716) Dato recibido /|1043|147 Resultado 7Horainicio16:38:58Horafinal16:39:18tiempotranscurrido 20.0200488567</text:p>
          </table:table-cell>
          <table:table-cell/>
          <table:table-cell office:value-type="string" calcext:value-type="string">
            <text:p>(Cliente,Puerto) ('127.0.0.1', 34858) Dato recibido /|1043|147 Resultado 7Horainicio16:42:10Horafinal16:42:30tiempotranscurrido 20.0197899342</text:p>
          </table:table-cell>
          <table:table-cell/>
          <table:table-cell office:value-type="string" calcext:value-type="string">
            <text:p>(Cliente,Puerto) ('127.0.0.1', 39990) Dato recibido /|1043|147 Resultado 7Horainicio15:40:12Horafinal15:40:32tiempotranscurrido 20.04668188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718) Dato recibido /|1043|147 Resultado 7Horainicio16:38:58Horafinal16:39:18tiempotranscurrido 20.0208911896</text:p>
          </table:table-cell>
          <table:table-cell/>
          <table:table-cell office:value-type="string" calcext:value-type="string">
            <text:p>(Cliente,Puerto) ('127.0.0.1', 34848) Dato recibido /|1043|147 Resultado 7Horainicio16:42:10Horafinal16:42:30tiempotranscurrido 20.0224130154</text:p>
          </table:table-cell>
          <table:table-cell/>
          <table:table-cell office:value-type="string" calcext:value-type="string">
            <text:p>(Cliente,Puerto) ('127.0.0.1', 38992) Dato recibido /|1043|147 Resultado 7Horainicio15:40:12Horafinal15:40:32tiempotranscurrido 20.062165021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706) Dato recibido /|1043|147 Resultado 7Horainicio16:38:58Horafinal16:39:18tiempotranscurrido 20.0200579166</text:p>
          </table:table-cell>
          <table:table-cell/>
          <table:table-cell office:value-type="string" calcext:value-type="string">
            <text:p>(Cliente,Puerto) ('127.0.0.1', 34856) Dato recibido /|1043|147 Resultado 7Horainicio16:42:10Horafinal16:42:30tiempotranscurrido 20.0207788944</text:p>
          </table:table-cell>
          <table:table-cell/>
          <table:table-cell office:value-type="string" calcext:value-type="string">
            <text:p>(Cliente,Puerto) ('127.0.0.1', 39022) Dato recibido /|1043|147 Resultado 7Horainicio15:40:12Horafinal15:40:32tiempotranscurrido 20.063270807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704) Dato recibido /|1043|147 Resultado 7Horainicio16:38:58Horafinal16:39:18tiempotranscurrido 20.0200819969</text:p>
          </table:table-cell>
          <table:table-cell/>
          <table:table-cell office:value-type="string" calcext:value-type="string">
            <text:p>(Cliente,Puerto) ('127.0.0.1', 34850) Dato recibido /|1043|147 Resultado 7Horainicio16:42:10Horafinal16:42:30tiempotranscurrido 20.0193760395</text:p>
          </table:table-cell>
          <table:table-cell/>
          <table:table-cell office:value-type="string" calcext:value-type="string">
            <text:p>(Cliente,Puerto) ('127.0.0.1', 40494) Dato recibido /|1043|147 Resultado 7Horainicio15:40:12Horafinal15:40:32tiempotranscurrido 20.064487934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698) Dato recibido /|1043|147 Resultado 7Horainicio16:38:58Horafinal16:39:18tiempotranscurrido 20.0195870399</text:p>
          </table:table-cell>
          <table:table-cell/>
          <table:table-cell office:value-type="string" calcext:value-type="string">
            <text:p>(Cliente,Puerto) ('127.0.0.1', 34854) Dato recibido /|1043|147 Resultado 7Horainicio16:42:10Horafinal16:42:30tiempotranscurrido 20.0190660954</text:p>
          </table:table-cell>
          <table:table-cell/>
          <table:table-cell office:value-type="string" calcext:value-type="string">
            <text:p>(Cliente,Puerto) ('127.0.0.1', 39524) Dato recibido /|1043|147 Resultado 7Horainicio15:40:12Horafinal15:40:32tiempotranscurrido 20.066093921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700) Dato recibido /|1043|147 Resultado 7Horainicio16:38:58Horafinal16:39:18tiempotranscurrido 20.0206508636</text:p>
          </table:table-cell>
          <table:table-cell/>
          <table:table-cell office:value-type="string" calcext:value-type="string">
            <text:p>(Cliente,Puerto) ('127.0.0.1', 34840) Dato recibido /|1043|147 Resultado 7Horainicio16:42:10Horafinal16:42:30tiempotranscurrido 20.0205779076</text:p>
          </table:table-cell>
          <table:table-cell/>
          <table:table-cell office:value-type="string" calcext:value-type="string">
            <text:p>(Cliente,Puerto) ('127.0.0.1', 40146) Dato recibido /|1043|147 Resultado 7Horainicio15:40:12Horafinal15:40:32tiempotranscurrido 20.061301946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682) Dato recibido /|1043|147 Resultado 7Horainicio16:38:58Horafinal16:39:18tiempotranscurrido 20.0201399326</text:p>
          </table:table-cell>
          <table:table-cell/>
          <table:table-cell office:value-type="string" calcext:value-type="string">
            <text:p>(Cliente,Puerto) ('127.0.0.1', 34872) Dato recibido /|1043|147 Resultado 7Horainicio16:42:10Horafinal16:42:30tiempotranscurrido 20.0193378925</text:p>
          </table:table-cell>
          <table:table-cell/>
          <table:table-cell office:value-type="string" calcext:value-type="string">
            <text:p>(Cliente,Puerto) ('127.0.0.1', 40162) Dato recibido /|1043|147 Resultado 7Horainicio15:40:12Horafinal15:40:33tiempotranscurrido 20.057451009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694) Dato recibido /|1043|147 Resultado 7Horainicio16:38:58Horafinal16:39:18tiempotranscurrido 20.0212140083</text:p>
          </table:table-cell>
          <table:table-cell/>
          <table:table-cell office:value-type="string" calcext:value-type="string">
            <text:p>(Cliente,Puerto) ('127.0.0.1', 34860) Dato recibido /|1043|147 Resultado 7Horainicio16:42:10Horafinal16:42:30tiempotranscurrido 20.0209338665</text:p>
          </table:table-cell>
          <table:table-cell/>
          <table:table-cell office:value-type="string" calcext:value-type="string">
            <text:p>(Cliente,Puerto) ('127.0.0.1', 39564) Dato recibido /|1043|147 Resultado 7Horainicio15:40:12Horafinal15:40:33tiempotranscurrido 20.060289859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714) Dato recibido /|1043|147 Resultado 7Horainicio16:38:58Horafinal16:39:18tiempotranscurrido 20.0240778923</text:p>
          </table:table-cell>
          <table:table-cell/>
          <table:table-cell office:value-type="string" calcext:value-type="string">
            <text:p>(Cliente,Puerto) ('127.0.0.1', 34838) Dato recibido /|1043|147 Resultado 7Horainicio16:42:10Horafinal16:42:30tiempotranscurrido 20.0214500427</text:p>
          </table:table-cell>
          <table:table-cell/>
          <table:table-cell office:value-type="string" calcext:value-type="string">
            <text:p>(Cliente,Puerto) ('127.0.0.1', 39198) Dato recibido /|1043|147 Resultado 7Horainicio15:40:13Horafinal15:40:33tiempotranscurrido 20.060139894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(Cliente,Puerto) ('127.0.0.1', 34690) Dato recibido /|1043|147 Resultado 7Horainicio16:38:58Horafinal16:39:18tiempotranscurrido 20.0228719711</text:p>
          </table:table-cell>
          <table:table-cell/>
          <table:table-cell office:value-type="string" calcext:value-type="string">
            <text:p>(Cliente,Puerto) ('127.0.0.1', 34852) Dato recibido /|1043|147 Resultado 7Horainicio16:42:10Horafinal16:42:30tiempotranscurrido 20.0194649696</text:p>
          </table:table-cell>
          <table:table-cell/>
          <table:table-cell office:value-type="string" calcext:value-type="string">
            <text:p>(Cliente,Puerto) ('127.0.0.1', 39700) Dato recibido /|1043|147 Resultado 7Horainicio15:40:13Horafinal15:40:33tiempotranscurrido 20.058194875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844) Dato recibido /|1043|147 Resultado 7Horainicio16:42:10Horafinal16:42:30tiempotranscurrido 20.0208468437</text:p>
          </table:table-cell>
          <table:table-cell/>
          <table:table-cell office:value-type="string" calcext:value-type="string">
            <text:p>(Cliente,Puerto) ('127.0.0.1', 39724) Dato recibido /|1043|147 Resultado 7Horainicio15:40:13Horafinal15:40:33tiempotranscurrido 20.057619094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870) Dato recibido /|1043|147 Resultado 7Horainicio16:42:10Horafinal16:42:30tiempotranscurrido 20.0198040009</text:p>
          </table:table-cell>
          <table:table-cell/>
          <table:table-cell office:value-type="string" calcext:value-type="string">
            <text:p>(Cliente,Puerto) ('127.0.0.1', 39750) Dato recibido /|1043|147 Resultado 7Horainicio15:40:13Horafinal15:40:33tiempotranscurrido 20.058211088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868) Dato recibido /|1043|147 Resultado 7Horainicio16:42:10Horafinal16:42:30tiempotranscurrido 20.0201299191</text:p>
          </table:table-cell>
          <table:table-cell/>
          <table:table-cell office:value-type="string" calcext:value-type="string">
            <text:p>(Cliente,Puerto) ('127.0.0.1', 39744) Dato recibido /|1043|147 Resultado 7Horainicio15:40:13Horafinal15:40:33tiempotranscurrido 20.062907934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862) Dato recibido /|1043|147 Resultado 7Horainicio16:42:10Horafinal16:42:30tiempotranscurrido 20.0210521221</text:p>
          </table:table-cell>
          <table:table-cell/>
          <table:table-cell office:value-type="string" calcext:value-type="string">
            <text:p>(Cliente,Puerto) ('127.0.0.1', 39808) Dato recibido /|1043|147 Resultado 7Horainicio15:40:13Horafinal15:40:33tiempotranscurrido 20.059473037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874) Dato recibido /|1043|147 Resultado 7Horainicio16:42:10Horafinal16:42:30tiempotranscurrido 20.0193660259</text:p>
          </table:table-cell>
          <table:table-cell/>
          <table:table-cell office:value-type="string" calcext:value-type="string">
            <text:p>(Cliente,Puerto) ('127.0.0.1', 39934) Dato recibido /|1043|147 Resultado 7Horainicio15:40:13Horafinal15:40:33tiempotranscurrido 20.059643030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864) Dato recibido /|1043|147 Resultado 7Horainicio16:42:10Horafinal16:42:30tiempotranscurrido 20.0207359791</text:p>
          </table:table-cell>
          <table:table-cell/>
          <table:table-cell office:value-type="string" calcext:value-type="string">
            <text:p>(Cliente,Puerto) ('127.0.0.1', 40224) Dato recibido /|1043|147 Resultado 7Horainicio15:40:13Horafinal15:40:33tiempotranscurrido 20.055835962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876) Dato recibido /|1043|147 Resultado 7Horainicio16:42:10Horafinal16:42:30tiempotranscurrido 20.0191361904</text:p>
          </table:table-cell>
          <table:table-cell/>
          <table:table-cell office:value-type="string" calcext:value-type="string">
            <text:p>(Cliente,Puerto) ('127.0.0.1', 39928) Dato recibido /|1043|147 Resultado 7Horainicio15:40:13Horafinal15:40:33tiempotranscurrido 20.057834863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880) Dato recibido /|1043|147 Resultado 7Horainicio16:42:10Horafinal16:42:30tiempotranscurrido 20.0196630955</text:p>
          </table:table-cell>
          <table:table-cell/>
          <table:table-cell office:value-type="string" calcext:value-type="string">
            <text:p>(Cliente,Puerto) ('127.0.0.1', 40512) Dato recibido /|1043|147 Resultado 7Horainicio15:40:13Horafinal15:40:33tiempotranscurrido 20.058063030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878) Dato recibido /|1043|147 Resultado 7Horainicio16:42:10Horafinal16:42:30tiempotranscurrido 20.0202250481</text:p>
          </table:table-cell>
          <table:table-cell/>
          <table:table-cell office:value-type="string" calcext:value-type="string">
            <text:p>(Cliente,Puerto) ('127.0.0.1', 40496) Dato recibido /|1043|147 Resultado 7Horainicio15:40:13Horafinal15:40:33tiempotranscurrido 20.059359073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882) Dato recibido /|1043|147 Resultado 7Horainicio16:42:10Horafinal16:42:30tiempotranscurrido 20.0195798874</text:p>
          </table:table-cell>
          <table:table-cell/>
          <table:table-cell office:value-type="string" calcext:value-type="string">
            <text:p>(Cliente,Puerto) ('127.0.0.1', 40120) Dato recibido /|1043|147 Resultado 7Horainicio15:40:13Horafinal15:40:33tiempotranscurrido 20.067072868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888) Dato recibido /|1043|147 Resultado 7Horainicio16:42:10Horafinal16:42:30tiempotranscurrido 20.0197799206</text:p>
          </table:table-cell>
          <table:table-cell/>
          <table:table-cell office:value-type="string" calcext:value-type="string">
            <text:p>(Cliente,Puerto) ('127.0.0.1', 40122) Dato recibido /|1043|147 Resultado 7Horainicio15:40:13Horafinal15:40:33tiempotranscurrido 20.064712047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884) Dato recibido /|1043|147 Resultado 7Horainicio16:42:10Horafinal16:42:30tiempotranscurrido 20.02054286</text:p>
          </table:table-cell>
          <table:table-cell/>
          <table:table-cell office:value-type="string" calcext:value-type="string">
            <text:p>(Cliente,Puerto) ('127.0.0.1', 40234) Dato recibido /|1043|147 Resultado 7Horainicio15:40:13Horafinal15:40:33tiempotranscurrido 20.061416864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886) Dato recibido /|1043|147 Resultado 7Horainicio16:42:10Horafinal16:42:30tiempotranscurrido 20.0201690197</text:p>
          </table:table-cell>
          <table:table-cell/>
          <table:table-cell office:value-type="string" calcext:value-type="string">
            <text:p>(Cliente,Puerto) ('127.0.0.1', 40550) Dato recibido /|1043|147 Resultado 7Horainicio15:40:13Horafinal15:40:33tiempotranscurrido 20.06038594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890) Dato recibido /|1043|147 Resultado 7Horainicio16:42:10Horafinal16:42:30tiempotranscurrido 20.0218930244</text:p>
          </table:table-cell>
          <table:table-cell/>
          <table:table-cell office:value-type="string" calcext:value-type="string">
            <text:p>(Cliente,Puerto) ('127.0.0.1', 40210) Dato recibido /|1043|147 Resultado 7Horainicio15:40:13Horafinal15:40:33tiempotranscurrido 20.058428049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894) Dato recibido /|1043|147 Resultado 7Horainicio16:42:10Horafinal16:42:30tiempotranscurrido 20.0213768482</text:p>
          </table:table-cell>
          <table:table-cell/>
          <table:table-cell office:value-type="string" calcext:value-type="string">
            <text:p>(Cliente,Puerto) ('127.0.0.1', 40218) Dato recibido /|1043|147 Resultado 7Horainicio15:40:13Horafinal15:40:33tiempotranscurrido 20.065402030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896) Dato recibido /|1043|147 Resultado 7Horainicio16:42:10Horafinal16:42:30tiempotranscurrido 20.0212991238</text:p>
          </table:table-cell>
          <table:table-cell/>
          <table:table-cell office:value-type="string" calcext:value-type="string">
            <text:p>(Cliente,Puerto) ('127.0.0.1', 40216) Dato recibido /|1043|147 Resultado 7Horainicio15:40:13Horafinal15:40:33tiempotranscurrido 20.060594081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900) Dato recibido /|1043|147 Resultado 7Horainicio16:42:10Horafinal16:42:30tiempotranscurrido 20.0187308788</text:p>
          </table:table-cell>
          <table:table-cell/>
          <table:table-cell office:value-type="string" calcext:value-type="string">
            <text:p>(Cliente,Puerto) ('127.0.0.1', 40220) Dato recibido /|1043|147 Resultado 7Horainicio15:40:13Horafinal15:40:33tiempotranscurrido 20.062263965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892) Dato recibido /|1043|147 Resultado 7Horainicio16:42:10Horafinal16:42:30tiempotranscurrido 20.0227770805</text:p>
          </table:table-cell>
          <table:table-cell/>
          <table:table-cell office:value-type="string" calcext:value-type="string">
            <text:p>(Cliente,Puerto) ('127.0.0.1', 40252) Dato recibido /|1043|147 Resultado 7Horainicio15:40:13Horafinal15:40:33tiempotranscurrido 20.080299854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920) Dato recibido /|1043|147 Resultado 7Horainicio16:42:10Horafinal16:42:30tiempotranscurrido 20.0174129009</text:p>
          </table:table-cell>
          <table:table-cell/>
          <table:table-cell office:value-type="string" calcext:value-type="string">
            <text:p>(Cliente,Puerto) ('127.0.0.1', 39958) Dato recibido /|1043|147 Resultado 7Horainicio15:40:13Horafinal15:40:33tiempotranscurrido 20.061558008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916) Dato recibido /|1043|147 Resultado 7Horainicio16:42:10Horafinal16:42:30tiempotranscurrido 20.0188279152</text:p>
          </table:table-cell>
          <table:table-cell/>
          <table:table-cell office:value-type="string" calcext:value-type="string">
            <text:p>(Cliente,Puerto) ('127.0.0.1', 39972) Dato recibido /|1043|147 Resultado 7Horainicio15:40:13Horafinal15:40:33tiempotranscurrido 20.065059900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912) Dato recibido /|1043|147 Resultado 7Horainicio16:42:10Horafinal16:42:30tiempotranscurrido 20.0209879875</text:p>
          </table:table-cell>
          <table:table-cell/>
          <table:table-cell office:value-type="string" calcext:value-type="string">
            <text:p>(Cliente,Puerto) ('127.0.0.1', 39994) Dato recibido /|1043|147 Resultado 7Horainicio15:40:13Horafinal15:40:33tiempotranscurrido 20.059556007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914) Dato recibido /|1043|147 Resultado 7Horainicio16:42:10Horafinal16:42:30tiempotranscurrido 20.0208230019</text:p>
          </table:table-cell>
          <table:table-cell/>
          <table:table-cell office:value-type="string" calcext:value-type="string">
            <text:p>(Cliente,Puerto) ('127.0.0.1', 40154) Dato recibido /|1043|147 Resultado 7Horainicio15:40:13Horafinal15:40:33tiempotranscurrido 20.059683084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922) Dato recibido /|1043|147 Resultado 7Horainicio16:42:10Horafinal16:42:30tiempotranscurrido 20.0194849968</text:p>
          </table:table-cell>
          <table:table-cell/>
          <table:table-cell office:value-type="string" calcext:value-type="string">
            <text:p>(Cliente,Puerto) ('127.0.0.1', 40536) Dato recibido /|1043|147 Resultado 7Horainicio15:40:13Horafinal15:40:33tiempotranscurrido 20.058556079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918) Dato recibido /|1043|147 Resultado 7Horainicio16:42:10Horafinal16:42:30tiempotranscurrido 20.0202600956</text:p>
          </table:table-cell>
          <table:table-cell/>
          <table:table-cell office:value-type="string" calcext:value-type="string">
            <text:p>(Cliente,Puerto) ('127.0.0.1', 40518) Dato recibido /|1043|147 Resultado 7Horainicio15:40:13Horafinal15:40:34tiempotranscurrido 20.063770055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926) Dato recibido /|1043|147 Resultado 7Horainicio16:42:10Horafinal16:42:30tiempotranscurrido 20.0205330849</text:p>
          </table:table-cell>
          <table:table-cell/>
          <table:table-cell office:value-type="string" calcext:value-type="string">
            <text:p>(Cliente,Puerto) ('127.0.0.1', 40534) Dato recibido /|1043|147 Resultado 7Horainicio15:40:13Horafinal15:40:34tiempotranscurrido 20.061056137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932) Dato recibido /|1043|147 Resultado 7Horainicio16:42:10Horafinal16:42:30tiempotranscurrido 20.0195219517</text:p>
          </table:table-cell>
          <table:table-cell/>
          <table:table-cell office:value-type="string" calcext:value-type="string">
            <text:p>(Cliente,Puerto) ('127.0.0.1', 40526) Dato recibido /|1043|147 Resultado 7Horainicio15:40:14Horafinal15:40:34tiempotranscurrido 20.061053037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910) Dato recibido /|1043|147 Resultado 7Horainicio16:42:10Horafinal16:42:30tiempotranscurrido 20.0234270096</text:p>
          </table:table-cell>
          <table:table-cell/>
          <table:table-cell office:value-type="string" calcext:value-type="string">
            <text:p>(Cliente,Puerto) ('127.0.0.1', 40530) Dato recibido /|1043|147 Resultado 7Horainicio15:40:14Horafinal15:40:34tiempotranscurrido 20.060488939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904) Dato recibido /|1043|147 Resultado 7Horainicio16:42:10Horafinal16:42:30tiempotranscurrido 20.0238809586</text:p>
          </table:table-cell>
          <table:table-cell/>
          <table:table-cell office:value-type="string" calcext:value-type="string">
            <text:p>(Cliente,Puerto) ('127.0.0.1', 38770) Dato recibido /|1043|147 Resultado 7Horainicio15:40:14Horafinal15:40:34tiempotranscurrido 20.058763027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930) Dato recibido /|1043|147 Resultado 7Horainicio16:42:10Horafinal16:42:30tiempotranscurrido 20.0201649666</text:p>
          </table:table-cell>
          <table:table-cell/>
          <table:table-cell office:value-type="string" calcext:value-type="string">
            <text:p>(Cliente,Puerto) ('127.0.0.1', 39000) Dato recibido /|1043|147 Resultado 7Horainicio15:40:14Horafinal15:40:34tiempotranscurrido 20.061739921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938) Dato recibido /|1043|147 Resultado 7Horainicio16:42:10Horafinal16:42:30tiempotranscurrido 20.0188059807</text:p>
          </table:table-cell>
          <table:table-cell/>
          <table:table-cell office:value-type="string" calcext:value-type="string">
            <text:p>(Cliente,Puerto) ('127.0.0.1', 39008) Dato recibido /|1043|147 Resultado 7Horainicio15:40:14Horafinal15:40:34tiempotranscurrido 20.062084913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940) Dato recibido /|1043|147 Resultado 7Horainicio16:42:10Horafinal16:42:30tiempotranscurrido 20.0184481144</text:p>
          </table:table-cell>
          <table:table-cell/>
          <table:table-cell office:value-type="string" calcext:value-type="string">
            <text:p>(Cliente,Puerto) ('127.0.0.1', 39002) Dato recibido /|1043|147 Resultado 7Horainicio15:40:14Horafinal15:40:34tiempotranscurrido 20.062522888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902) Dato recibido /|1043|147 Resultado 7Horainicio16:42:10Horafinal16:42:30tiempotranscurrido 20.0256979465</text:p>
          </table:table-cell>
          <table:table-cell/>
          <table:table-cell office:value-type="string" calcext:value-type="string">
            <text:p>(Cliente,Puerto) ('127.0.0.1', 39016) Dato recibido /|1043|147 Resultado 7Horainicio15:40:14Horafinal15:40:34tiempotranscurrido 20.060164928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942) Dato recibido /|1043|147 Resultado 7Horainicio16:42:10Horafinal16:42:30tiempotranscurrido 20.0181779861</text:p>
          </table:table-cell>
          <table:table-cell/>
          <table:table-cell office:value-type="string" calcext:value-type="string">
            <text:p>(Cliente,Puerto) ('127.0.0.1', 38756) Dato recibido /|1043|147 Resultado 7Horainicio15:40:14Horafinal15:40:34tiempotranscurrido 20.062754869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950) Dato recibido /|1043|147 Resultado 7Horainicio16:42:10Horafinal16:42:30tiempotranscurrido 20.0202898979</text:p>
          </table:table-cell>
          <table:table-cell/>
          <table:table-cell office:value-type="string" calcext:value-type="string">
            <text:p>(Cliente,Puerto) ('127.0.0.1', 38774) Dato recibido /|1043|147 Resultado 7Horainicio15:40:14Horafinal15:40:34tiempotranscurrido 20.061147928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898) Dato recibido /|1043|147 Resultado 7Horainicio16:42:10Horafinal16:42:30tiempotranscurrido 20.027575016</text:p>
          </table:table-cell>
          <table:table-cell/>
          <table:table-cell office:value-type="string" calcext:value-type="string">
            <text:p>(Cliente,Puerto) ('127.0.0.1', 38748) Dato recibido /|1043|147 Resultado 7Horainicio15:40:14Horafinal15:40:34tiempotranscurrido 20.062872886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924) Dato recibido /|1043|147 Resultado 7Horainicio16:42:10Horafinal16:42:30tiempotranscurrido 20.0216569901</text:p>
          </table:table-cell>
          <table:table-cell/>
          <table:table-cell office:value-type="string" calcext:value-type="string">
            <text:p>(Cliente,Puerto) ('127.0.0.1', 38778) Dato recibido /|1043|147 Resultado 7Horainicio15:40:14Horafinal15:40:34tiempotranscurrido 20.064562082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966) Dato recibido /|1043|147 Resultado 7Horainicio16:42:10Horafinal16:42:30tiempotranscurrido 20.020539999</text:p>
          </table:table-cell>
          <table:table-cell/>
          <table:table-cell office:value-type="string" calcext:value-type="string">
            <text:p>(Cliente,Puerto) ('127.0.0.1', 38758) Dato recibido /|1043|147 Resultado 7Horainicio15:40:14Horafinal15:40:34tiempotranscurrido 20.067684888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934) Dato recibido /|1043|147 Resultado 7Horainicio16:42:10Horafinal16:42:30tiempotranscurrido 20.0201539993</text:p>
          </table:table-cell>
          <table:table-cell/>
          <table:table-cell office:value-type="string" calcext:value-type="string">
            <text:p>(Cliente,Puerto) ('127.0.0.1', 38776) Dato recibido /|1043|147 Resultado 7Horainicio15:40:14Horafinal15:40:34tiempotranscurrido 20.064028024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928) Dato recibido /|1043|147 Resultado 7Horainicio16:42:10Horafinal16:42:30tiempotranscurrido 20.0211400986</text:p>
          </table:table-cell>
          <table:table-cell/>
          <table:table-cell office:value-type="string" calcext:value-type="string">
            <text:p>(Cliente,Puerto) ('127.0.0.1', 38898) Dato recibido /|1043|147 Resultado 7Horainicio15:40:14Horafinal15:40:34tiempotranscurrido 20.061578035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944) Dato recibido /|1043|147 Resultado 7Horainicio16:42:10Horafinal16:42:30tiempotranscurrido 20.0201790333</text:p>
          </table:table-cell>
          <table:table-cell/>
          <table:table-cell office:value-type="string" calcext:value-type="string">
            <text:p>(Cliente,Puerto) ('127.0.0.1', 38868) Dato recibido /|1043|147 Resultado 7Horainicio15:40:14Horafinal15:40:34tiempotranscurrido 20.065860986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946) Dato recibido /|1043|147 Resultado 7Horainicio16:42:10Horafinal16:42:30tiempotranscurrido 20.0199379921</text:p>
          </table:table-cell>
          <table:table-cell/>
          <table:table-cell office:value-type="string" calcext:value-type="string">
            <text:p>(Cliente,Puerto) ('127.0.0.1', 38874) Dato recibido /|1043|147 Resultado 7Horainicio15:40:14Horafinal15:40:34tiempotranscurrido 20.063354015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936) Dato recibido /|1043|147 Resultado 7Horainicio16:42:10Horafinal16:42:30tiempotranscurrido 20.019395113</text:p>
          </table:table-cell>
          <table:table-cell/>
          <table:table-cell office:value-type="string" calcext:value-type="string">
            <text:p>(Cliente,Puerto) ('127.0.0.1', 39026) Dato recibido /|1043|147 Resultado 7Horainicio15:40:14Horafinal15:40:34tiempotranscurrido 20.069756984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968) Dato recibido /|1043|147 Resultado 7Horainicio16:42:10Horafinal16:42:30tiempotranscurrido 20.018862009</text:p>
          </table:table-cell>
          <table:table-cell/>
          <table:table-cell office:value-type="string" calcext:value-type="string">
            <text:p>(Cliente,Puerto) ('127.0.0.1', 39024) Dato recibido /|1043|147 Resultado 7Horainicio15:40:14Horafinal15:40:34tiempotranscurrido 20.069326877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956) Dato recibido /|1043|147 Resultado 7Horainicio16:42:10Horafinal16:42:30tiempotranscurrido 20.02135396</text:p>
          </table:table-cell>
          <table:table-cell/>
          <table:table-cell office:value-type="string" calcext:value-type="string">
            <text:p>(Cliente,Puerto) ('127.0.0.1', 39012) Dato recibido /|1043|147 Resultado 7Horainicio15:40:14Horafinal15:40:34tiempotranscurrido 20.066295146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958) Dato recibido /|1043|147 Resultado 7Horainicio16:42:10Horafinal16:42:30tiempotranscurrido 20.0210709572</text:p>
          </table:table-cell>
          <table:table-cell/>
          <table:table-cell office:value-type="string" calcext:value-type="string">
            <text:p>(Cliente,Puerto) ('127.0.0.1', 38990) Dato recibido /|1043|147 Resultado 7Horainicio15:40:14Horafinal15:40:34tiempotranscurrido 20.068735122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964) Dato recibido /|1043|147 Resultado 7Horainicio16:42:10Horafinal16:42:30tiempotranscurrido 20.0199570656</text:p>
          </table:table-cell>
          <table:table-cell/>
          <table:table-cell office:value-type="string" calcext:value-type="string">
            <text:p>(Cliente,Puerto) ('127.0.0.1', 39006) Dato recibido /|1043|147 Resultado 7Horainicio15:40:14Horafinal15:40:34tiempotranscurrido 20.071089029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954) Dato recibido /|1043|147 Resultado 7Horainicio16:42:10Horafinal16:42:30tiempotranscurrido 20.0218439102</text:p>
          </table:table-cell>
          <table:table-cell/>
          <table:table-cell office:value-type="string" calcext:value-type="string">
            <text:p>(Cliente,Puerto) ('127.0.0.1', 39004) Dato recibido /|1043|147 Resultado 7Horainicio15:40:14Horafinal15:40:34tiempotranscurrido 20.071353912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960) Dato recibido /|1043|147 Resultado 7Horainicio16:42:10Horafinal16:42:30tiempotranscurrido 20.0209200382</text:p>
          </table:table-cell>
          <table:table-cell/>
          <table:table-cell office:value-type="string" calcext:value-type="string">
            <text:p>(Cliente,Puerto) ('127.0.0.1', 39276) Dato recibido /|1043|147 Resultado 7Horainicio15:40:14Horafinal15:40:34tiempotranscurrido 20.071953058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952) Dato recibido /|1043|147 Resultado 7Horainicio16:42:10Horafinal16:42:30tiempotranscurrido 20.022258997</text:p>
          </table:table-cell>
          <table:table-cell/>
          <table:table-cell office:value-type="string" calcext:value-type="string">
            <text:p>(Cliente,Puerto) ('127.0.0.1', 39964) Dato recibido /|1043|147 Resultado 7Horainicio15:40:14Horafinal15:40:35tiempotranscurrido 20.075736045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948) Dato recibido /|1043|147 Resultado 7Horainicio16:42:10Horafinal16:42:30tiempotranscurrido 20.0228378773</text:p>
          </table:table-cell>
          <table:table-cell/>
          <table:table-cell office:value-type="string" calcext:value-type="string">
            <text:p>(Cliente,Puerto) ('127.0.0.1', 39970) Dato recibido /|1043|147 Resultado 7Horainicio15:40:14Horafinal15:40:35tiempotranscurrido 20.071929931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962) Dato recibido /|1043|147 Resultado 7Horainicio16:42:10Horafinal16:42:30tiempotranscurrido 20.0207390785</text:p>
          </table:table-cell>
          <table:table-cell/>
          <table:table-cell office:value-type="string" calcext:value-type="string">
            <text:p>(Cliente,Puerto) ('127.0.0.1', 38740) Dato recibido /|1043|147 Resultado 7Horainicio15:40:15Horafinal15:40:35tiempotranscurrido 20.065954923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972) Dato recibido /|1043|147 Resultado 7Horainicio16:42:10Horafinal16:42:30tiempotranscurrido 20.0203289986</text:p>
          </table:table-cell>
          <table:table-cell/>
          <table:table-cell office:value-type="string" calcext:value-type="string">
            <text:p>(Cliente,Puerto) ('127.0.0.1', 38896) Dato recibido /|1043|147 Resultado 7Horainicio15:40:15Horafinal15:40:35tiempotranscurrido 20.071078062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974) Dato recibido /|1043|147 Resultado 7Horainicio16:42:10Horafinal16:42:30tiempotranscurrido 20.0199489594</text:p>
          </table:table-cell>
          <table:table-cell/>
          <table:table-cell office:value-type="string" calcext:value-type="string">
            <text:p>(Cliente,Puerto) ('127.0.0.1', 38894) Dato recibido /|1043|147 Resultado 7Horainicio15:40:15Horafinal15:40:35tiempotranscurrido 20.073109865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970) Dato recibido /|1043|147 Resultado 7Horainicio16:42:10Horafinal16:42:30tiempotranscurrido 20.0208661556</text:p>
          </table:table-cell>
          <table:table-cell/>
          <table:table-cell office:value-type="string" calcext:value-type="string">
            <text:p>(Cliente,Puerto) ('127.0.0.1', 38738) Dato recibido /|1043|147 Resultado 7Horainicio15:40:15Horafinal15:40:35tiempotranscurrido 20.070605039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980) Dato recibido /|1043|147 Resultado 7Horainicio16:42:10Horafinal16:42:30tiempotranscurrido 20.0190639496</text:p>
          </table:table-cell>
          <table:table-cell/>
          <table:table-cell office:value-type="string" calcext:value-type="string">
            <text:p>(Cliente,Puerto) ('127.0.0.1', 38888) Dato recibido /|1043|147 Resultado 7Horainicio15:40:15Horafinal15:40:35tiempotranscurrido 20.071684122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034) Dato recibido /|1043|147 Resultado 7Horainicio16:42:10Horafinal16:42:30tiempotranscurrido 20.0204620361</text:p>
          </table:table-cell>
          <table:table-cell/>
          <table:table-cell office:value-type="string" calcext:value-type="string">
            <text:p>(Cliente,Puerto) ('127.0.0.1', 38850) Dato recibido /|1043|147 Resultado 7Horainicio15:40:15Horafinal15:40:35tiempotranscurrido 20.066482067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048) Dato recibido /|1043|147 Resultado 7Horainicio16:42:10Horafinal16:42:30tiempotranscurrido 20.0178351402</text:p>
          </table:table-cell>
          <table:table-cell/>
          <table:table-cell office:value-type="string" calcext:value-type="string">
            <text:p>(Cliente,Puerto) ('127.0.0.1', 38848) Dato recibido /|1043|147 Resultado 7Horainicio15:40:15Horafinal15:40:35tiempotranscurrido 20.076471090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042) Dato recibido /|1043|147 Resultado 7Horainicio16:42:10Horafinal16:42:30tiempotranscurrido 20.0208218098</text:p>
          </table:table-cell>
          <table:table-cell/>
          <table:table-cell office:value-type="string" calcext:value-type="string">
            <text:p>(Cliente,Puerto) ('127.0.0.1', 38838) Dato recibido /|1043|147 Resultado 7Horainicio15:40:15Horafinal15:40:35tiempotranscurrido 20.072780847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050) Dato recibido /|1043|147 Resultado 7Horainicio16:42:10Horafinal16:42:30tiempotranscurrido 20.0177111626</text:p>
          </table:table-cell>
          <table:table-cell/>
          <table:table-cell office:value-type="string" calcext:value-type="string">
            <text:p>(Cliente,Puerto) ('127.0.0.1', 40000) Dato recibido /|1043|147 Resultado 7Horainicio15:40:15Horafinal15:40:35tiempotranscurrido 20.07150292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052) Dato recibido /|1043|147 Resultado 7Horainicio16:42:10Horafinal16:42:30tiempotranscurrido 20.0174279213</text:p>
          </table:table-cell>
          <table:table-cell/>
          <table:table-cell office:value-type="string" calcext:value-type="string">
            <text:p>(Cliente,Puerto) ('127.0.0.1', 40004) Dato recibido /|1043|147 Resultado 7Horainicio15:40:15Horafinal15:40:35tiempotranscurrido 20.075134038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976) Dato recibido /|1043|147 Resultado 7Horainicio16:42:10Horafinal16:42:30tiempotranscurrido 20.0245099068</text:p>
          </table:table-cell>
          <table:table-cell/>
          <table:table-cell office:value-type="string" calcext:value-type="string">
            <text:p>(Cliente,Puerto) ('127.0.0.1', 39236) Dato recibido /|1043|147 Resultado 7Horainicio15:40:15Horafinal15:40:35tiempotranscurrido 20.084728956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978) Dato recibido /|1043|147 Resultado 7Horainicio16:42:10Horafinal16:42:30tiempotranscurrido 20.0240888596</text:p>
          </table:table-cell>
          <table:table-cell/>
          <table:table-cell office:value-type="string" calcext:value-type="string">
            <text:p>(Cliente,Puerto) ('127.0.0.1', 39234) Dato recibido /|1043|147 Resultado 7Horainicio15:40:15Horafinal15:40:35tiempotranscurrido 20.074796915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040) Dato recibido /|1043|147 Resultado 7Horainicio16:42:10Horafinal16:42:30tiempotranscurrido 20.0228228569</text:p>
          </table:table-cell>
          <table:table-cell/>
          <table:table-cell office:value-type="string" calcext:value-type="string">
            <text:p>(Cliente,Puerto) ('127.0.0.1', 39232) Dato recibido /|1043|147 Resultado 7Horainicio15:40:15Horafinal15:40:35tiempotranscurrido 20.072850942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038) Dato recibido /|1043|147 Resultado 7Horainicio16:42:10Horafinal16:42:30tiempotranscurrido 20.0225009918</text:p>
          </table:table-cell>
          <table:table-cell/>
          <table:table-cell office:value-type="string" calcext:value-type="string">
            <text:p>(Cliente,Puerto) ('127.0.0.1', 39230) Dato recibido /|1043|147 Resultado 7Horainicio15:40:15Horafinal15:40:35tiempotranscurrido 20.085341215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044) Dato recibido /|1043|147 Resultado 7Horainicio16:42:10Horafinal16:42:30tiempotranscurrido 20.021488905</text:p>
          </table:table-cell>
          <table:table-cell/>
          <table:table-cell office:value-type="string" calcext:value-type="string">
            <text:p>(Cliente,Puerto) ('127.0.0.1', 39228) Dato recibido /|1043|147 Resultado 7Horainicio15:40:15Horafinal15:40:35tiempotranscurrido 20.088458061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046) Dato recibido /|1043|147 Resultado 7Horainicio16:42:10Horafinal16:42:30tiempotranscurrido 20.020236969</text:p>
          </table:table-cell>
          <table:table-cell/>
          <table:table-cell office:value-type="string" calcext:value-type="string">
            <text:p>(Cliente,Puerto) ('127.0.0.1', 39226) Dato recibido /|1043|147 Resultado 7Horainicio15:40:15Horafinal15:40:35tiempotranscurrido 20.080595016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906) Dato recibido /|1043|147 Resultado 7Horainicio16:42:10Horafinal16:42:30tiempotranscurrido 20.0253760815</text:p>
          </table:table-cell>
          <table:table-cell/>
          <table:table-cell office:value-type="string" calcext:value-type="string">
            <text:p>(Cliente,Puerto) ('127.0.0.1', 39224) Dato recibido /|1043|147 Resultado 7Horainicio15:40:15Horafinal15:40:35tiempotranscurrido 20.079373836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078) Dato recibido /|1043|147 Resultado 7Horainicio16:42:10Horafinal16:42:30tiempotranscurrido 20.0165469646</text:p>
          </table:table-cell>
          <table:table-cell/>
          <table:table-cell office:value-type="string" calcext:value-type="string">
            <text:p>(Cliente,Puerto) ('127.0.0.1', 39222) Dato recibido /|1043|147 Resultado 7Horainicio15:40:15Horafinal15:40:35tiempotranscurrido 20.081768989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066) Dato recibido /|1043|147 Resultado 7Horainicio16:42:10Horafinal16:42:30tiempotranscurrido 20.0185530186</text:p>
          </table:table-cell>
          <table:table-cell/>
          <table:table-cell office:value-type="string" calcext:value-type="string">
            <text:p>(Cliente,Puerto) ('127.0.0.1', 39220) Dato recibido /|1043|147 Resultado 7Horainicio15:40:15Horafinal15:40:36tiempotranscurrido 20.079763889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070) Dato recibido /|1043|147 Resultado 7Horainicio16:42:10Horafinal16:42:30tiempotranscurrido 20.0183038712</text:p>
          </table:table-cell>
          <table:table-cell/>
          <table:table-cell office:value-type="string" calcext:value-type="string">
            <text:p>(Cliente,Puerto) ('127.0.0.1', 39218) Dato recibido /|1043|147 Resultado 7Horainicio15:40:15Horafinal15:40:36tiempotranscurrido 20.073379993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072) Dato recibido /|1043|147 Resultado 7Horainicio16:42:10Horafinal16:42:30tiempotranscurrido 20.0180220604</text:p>
          </table:table-cell>
          <table:table-cell/>
          <table:table-cell office:value-type="string" calcext:value-type="string">
            <text:p>(Cliente,Puerto) ('127.0.0.1', 39082) Dato recibido /|1043|147 Resultado 7Horainicio15:40:16Horafinal15:40:36tiempotranscurrido 20.073917865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074) Dato recibido /|1043|147 Resultado 7Horainicio16:42:10Horafinal16:42:30tiempotranscurrido 20.0178279877</text:p>
          </table:table-cell>
          <table:table-cell/>
          <table:table-cell office:value-type="string" calcext:value-type="string">
            <text:p>(Cliente,Puerto) ('127.0.0.1', 39080) Dato recibido /|1043|147 Resultado 7Horainicio15:40:16Horafinal15:40:36tiempotranscurrido 20.07183504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056) Dato recibido /|1043|147 Resultado 7Horainicio16:42:10Horafinal16:42:30tiempotranscurrido 20.0199520588</text:p>
          </table:table-cell>
          <table:table-cell/>
          <table:table-cell office:value-type="string" calcext:value-type="string">
            <text:p>(Cliente,Puerto) ('127.0.0.1', 39164) Dato recibido /|1043|147 Resultado 7Horainicio15:40:16Horafinal15:40:36tiempotranscurrido 20.066939115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076) Dato recibido /|1043|147 Resultado 7Horainicio16:42:10Horafinal16:42:30tiempotranscurrido 20.0172879696</text:p>
          </table:table-cell>
          <table:table-cell/>
          <table:table-cell office:value-type="string" calcext:value-type="string">
            <text:p>(Cliente,Puerto) ('127.0.0.1', 39036) Dato recibido /|1043|147 Resultado 7Horainicio15:40:16Horafinal15:40:36tiempotranscurrido 20.072076082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062) Dato recibido /|1043|147 Resultado 7Horainicio16:42:10Horafinal16:42:30tiempotranscurrido 20.0195200443</text:p>
          </table:table-cell>
          <table:table-cell/>
          <table:table-cell office:value-type="string" calcext:value-type="string">
            <text:p>(Cliente,Puerto) ('127.0.0.1', 39060) Dato recibido /|1043|147 Resultado 7Horainicio15:40:16Horafinal15:40:36tiempotranscurrido 20.070072889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064) Dato recibido /|1043|147 Resultado 7Horainicio16:42:10Horafinal16:42:30tiempotranscurrido 20.0192949772</text:p>
          </table:table-cell>
          <table:table-cell/>
          <table:table-cell office:value-type="string" calcext:value-type="string">
            <text:p>(Cliente,Puerto) ('127.0.0.1', 39058) Dato recibido /|1043|147 Resultado 7Horainicio15:40:16Horafinal15:40:36tiempotranscurrido 20.06555414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132) Dato recibido /|1043|147 Resultado 7Horainicio16:42:10Horafinal16:42:30tiempotranscurrido 20.0172178745</text:p>
          </table:table-cell>
          <table:table-cell/>
          <table:table-cell office:value-type="string" calcext:value-type="string">
            <text:p>(Cliente,Puerto) ('127.0.0.1', 39072) Dato recibido /|1043|147 Resultado 7Horainicio15:40:16Horafinal15:40:36tiempotranscurrido 20.070684909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122) Dato recibido /|1043|147 Resultado 7Horainicio16:42:10Horafinal16:42:30tiempotranscurrido 20.0191411972</text:p>
          </table:table-cell>
          <table:table-cell/>
          <table:table-cell office:value-type="string" calcext:value-type="string">
            <text:p>(Cliente,Puerto) ('127.0.0.1', 39454) Dato recibido /|1043|147 Resultado 7Horainicio15:40:16Horafinal15:40:36tiempotranscurrido 20.075331926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054) Dato recibido /|1043|147 Resultado 7Horainicio16:42:10Horafinal16:42:30tiempotranscurrido 20.0212619305</text:p>
          </table:table-cell>
          <table:table-cell/>
          <table:table-cell office:value-type="string" calcext:value-type="string">
            <text:p>(Cliente,Puerto) ('127.0.0.1', 39358) Dato recibido /|1043|147 Resultado 7Horainicio15:40:16Horafinal15:40:36tiempotranscurrido 20.075773000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086) Dato recibido /|1043|147 Resultado 7Horainicio16:42:10Horafinal16:42:30tiempotranscurrido 20.0193841457</text:p>
          </table:table-cell>
          <table:table-cell/>
          <table:table-cell office:value-type="string" calcext:value-type="string">
            <text:p>(Cliente,Puerto) ('127.0.0.1', 39054) Dato recibido /|1043|147 Resultado 7Horainicio15:40:16Horafinal15:40:36tiempotranscurrido 20.07210612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084) Dato recibido /|1043|147 Resultado 7Horainicio16:42:10Horafinal16:42:30tiempotranscurrido 20.0198941231</text:p>
          </table:table-cell>
          <table:table-cell/>
          <table:table-cell office:value-type="string" calcext:value-type="string">
            <text:p>(Cliente,Puerto) ('127.0.0.1', 39040) Dato recibido /|1043|147 Resultado 7Horainicio15:40:16Horafinal15:40:36tiempotranscurrido 20.071675062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082) Dato recibido /|1043|147 Resultado 7Horainicio16:42:10Horafinal16:42:30tiempotranscurrido 20.0202488899</text:p>
          </table:table-cell>
          <table:table-cell/>
          <table:table-cell office:value-type="string" calcext:value-type="string">
            <text:p>(Cliente,Puerto) ('127.0.0.1', 39042) Dato recibido /|1043|147 Resultado 7Horainicio15:40:16Horafinal15:40:36tiempotranscurrido 20.070605993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178) Dato recibido /|1043|147 Resultado 7Horainicio16:42:10Horafinal16:42:30tiempotranscurrido 20.0195100307</text:p>
          </table:table-cell>
          <table:table-cell/>
          <table:table-cell office:value-type="string" calcext:value-type="string">
            <text:p>(Cliente,Puerto) ('127.0.0.1', 39048) Dato recibido /|1043|147 Resultado 7Horainicio15:40:16Horafinal15:40:36tiempotranscurrido 20.069165945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080) Dato recibido /|1043|147 Resultado 7Horainicio16:42:10Horafinal16:42:30tiempotranscurrido 20.0213348866</text:p>
          </table:table-cell>
          <table:table-cell/>
          <table:table-cell office:value-type="string" calcext:value-type="string">
            <text:p>(Cliente,Puerto) ('127.0.0.1', 39032) Dato recibido /|1043|147 Resultado 7Horainicio15:40:16Horafinal15:40:36tiempotranscurrido 20.07305908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136) Dato recibido /|1043|147 Resultado 7Horainicio16:42:10Horafinal16:42:30tiempotranscurrido 20.0204699039</text:p>
          </table:table-cell>
          <table:table-cell/>
          <table:table-cell office:value-type="string" calcext:value-type="string">
            <text:p>(Cliente,Puerto) ('127.0.0.1', 38950) Dato recibido /|1043|147 Resultado 7Horainicio15:40:16Horafinal15:40:36tiempotranscurrido 20.07465219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092) Dato recibido /|1043|147 Resultado 7Horainicio16:42:10Horafinal16:42:30tiempotranscurrido 20.0214929581</text:p>
          </table:table-cell>
          <table:table-cell/>
          <table:table-cell office:value-type="string" calcext:value-type="string">
            <text:p>(Cliente,Puerto) ('127.0.0.1', 39412) Dato recibido /|1043|147 Resultado 7Horainicio15:40:16Horafinal15:40:36tiempotranscurrido 20.080690860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090) Dato recibido /|1043|147 Resultado 7Horainicio16:42:10Horafinal16:42:30tiempotranscurrido 20.021985054</text:p>
          </table:table-cell>
          <table:table-cell/>
          <table:table-cell office:value-type="string" calcext:value-type="string">
            <text:p>(Cliente,Puerto) ('127.0.0.1', 39342) Dato recibido /|1043|147 Resultado 7Horainicio15:40:16Horafinal15:40:36tiempotranscurrido 20.077022075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096) Dato recibido /|1043|147 Resultado 7Horainicio16:42:10Horafinal16:42:30tiempotranscurrido 20.0194029808</text:p>
          </table:table-cell>
          <table:table-cell/>
          <table:table-cell office:value-type="string" calcext:value-type="string">
            <text:p>(Cliente,Puerto) ('127.0.0.1', 39396) Dato recibido /|1043|147 Resultado 7Horainicio15:40:16Horafinal15:40:36tiempotranscurrido 20.081197023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088) Dato recibido /|1043|147 Resultado 7Horainicio16:42:10Horafinal16:42:30tiempotranscurrido 20.0232069492</text:p>
          </table:table-cell>
          <table:table-cell/>
          <table:table-cell office:value-type="string" calcext:value-type="string">
            <text:p>(Cliente,Puerto) ('127.0.0.1', 39392) Dato recibido /|1043|147 Resultado 7Horainicio15:40:16Horafinal15:40:36tiempotranscurrido 20.077237129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098) Dato recibido /|1043|147 Resultado 7Horainicio16:42:10Horafinal16:42:30tiempotranscurrido 20.0191810131</text:p>
          </table:table-cell>
          <table:table-cell/>
          <table:table-cell office:value-type="string" calcext:value-type="string">
            <text:p>(Cliente,Puerto) ('127.0.0.1', 39908) Dato recibido /|1043|147 Resultado 7Horainicio15:40:16Horafinal15:40:37tiempotranscurrido 20.07342815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102) Dato recibido /|1043|147 Resultado 7Horainicio16:42:10Horafinal16:42:30tiempotranscurrido 20.0186929703</text:p>
          </table:table-cell>
          <table:table-cell/>
          <table:table-cell office:value-type="string" calcext:value-type="string">
            <text:p>(Cliente,Puerto) ('127.0.0.1', 39866) Dato recibido /|1043|147 Resultado 7Horainicio15:40:16Horafinal15:40:37tiempotranscurrido 20.068713903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100) Dato recibido /|1043|147 Resultado 7Horainicio16:42:10Horafinal16:42:30tiempotranscurrido 20.0198869705</text:p>
          </table:table-cell>
          <table:table-cell/>
          <table:table-cell office:value-type="string" calcext:value-type="string">
            <text:p>(Cliente,Puerto) ('127.0.0.1', 40184) Dato recibido /|1043|147 Resultado 7Horainicio15:40:17Horafinal15:40:37tiempotranscurrido 20.06945300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114) Dato recibido /|1043|147 Resultado 7Horainicio16:42:10Horafinal16:42:30tiempotranscurrido 20.0175969601</text:p>
          </table:table-cell>
          <table:table-cell/>
          <table:table-cell office:value-type="string" calcext:value-type="string">
            <text:p>(Cliente,Puerto) ('127.0.0.1', 39126) Dato recibido /|1043|147 Resultado 7Horainicio15:40:17Horafinal15:40:37tiempotranscurrido 20.075391054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104) Dato recibido /|1043|147 Resultado 7Horainicio16:42:10Horafinal16:42:30tiempotranscurrido 20.0207459927</text:p>
          </table:table-cell>
          <table:table-cell/>
          <table:table-cell office:value-type="string" calcext:value-type="string">
            <text:p>(Cliente,Puerto) ('127.0.0.1', 40190) Dato recibido /|1043|147 Resultado 7Horainicio15:40:17Horafinal15:40:37tiempotranscurrido 20.079127073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108) Dato recibido /|1043|147 Resultado 7Horainicio16:42:10Horafinal16:42:30tiempotranscurrido 20.0202860832</text:p>
          </table:table-cell>
          <table:table-cell/>
          <table:table-cell office:value-type="string" calcext:value-type="string">
            <text:p>(Cliente,Puerto) ('127.0.0.1', 40168) Dato recibido /|1043|147 Resultado 7Horainicio15:40:17Horafinal15:40:37tiempotranscurrido 20.077448129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118) Dato recibido /|1043|147 Resultado 7Horainicio16:42:10Horafinal16:42:30tiempotranscurrido 20.0182888508</text:p>
          </table:table-cell>
          <table:table-cell/>
          <table:table-cell office:value-type="string" calcext:value-type="string">
            <text:p>(Cliente,Puerto) ('127.0.0.1', 40022) Dato recibido /|1043|147 Resultado 7Horainicio15:40:17Horafinal15:40:37tiempotranscurrido 20.080122947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116) Dato recibido /|1043|147 Resultado 7Horainicio16:42:10Horafinal16:42:30tiempotranscurrido 20.0186469555</text:p>
          </table:table-cell>
          <table:table-cell/>
          <table:table-cell office:value-type="string" calcext:value-type="string">
            <text:p>(Cliente,Puerto) ('127.0.0.1', 40170) Dato recibido /|1043|147 Resultado 7Horainicio15:40:17Horafinal15:40:37tiempotranscurrido 20.06961703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110) Dato recibido /|1043|147 Resultado 7Horainicio16:42:10Horafinal16:42:30tiempotranscurrido 20.0198559761</text:p>
          </table:table-cell>
          <table:table-cell/>
          <table:table-cell office:value-type="string" calcext:value-type="string">
            <text:p>(Cliente,Puerto) ('127.0.0.1', 39802) Dato recibido /|1043|147 Resultado 7Horainicio15:40:17Horafinal15:40:37tiempotranscurrido 20.07208108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172) Dato recibido /|1043|147 Resultado 7Horainicio16:42:10Horafinal16:42:30tiempotranscurrido 20.0172469616</text:p>
          </table:table-cell>
          <table:table-cell/>
          <table:table-cell office:value-type="string" calcext:value-type="string">
            <text:p>(Cliente,Puerto) ('127.0.0.1', 39452) Dato recibido /|1043|147 Resultado 7Horainicio15:40:17Horafinal15:40:37tiempotranscurrido 20.07149100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112) Dato recibido /|1043|147 Resultado 7Horainicio16:42:10Horafinal16:42:30tiempotranscurrido 20.0211451054</text:p>
          </table:table-cell>
          <table:table-cell/>
          <table:table-cell office:value-type="string" calcext:value-type="string">
            <text:p>(Cliente,Puerto) ('127.0.0.1', 40166) Dato recibido /|1043|147 Resultado 7Horainicio15:40:17Horafinal15:40:37tiempotranscurrido 20.072329044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174) Dato recibido /|1043|147 Resultado 7Horainicio16:42:10Horafinal16:42:30tiempotranscurrido 20.0175259113</text:p>
          </table:table-cell>
          <table:table-cell/>
          <table:table-cell office:value-type="string" calcext:value-type="string">
            <text:p>(Cliente,Puerto) ('127.0.0.1', 40198) Dato recibido /|1043|147 Resultado 7Horainicio15:40:17Horafinal15:40:37tiempotranscurrido 20.075912952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058) Dato recibido /|1043|147 Resultado 7Horainicio16:42:10Horafinal16:42:30tiempotranscurrido 20.0210421085</text:p>
          </table:table-cell>
          <table:table-cell/>
          <table:table-cell office:value-type="string" calcext:value-type="string">
            <text:p>(Cliente,Puerto) ('127.0.0.1', 40446) Dato recibido /|1043|147 Resultado 7Horainicio15:40:17Horafinal15:40:37tiempotranscurrido 20.078492879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060) Dato recibido /|1043|147 Resultado 7Horainicio16:42:10Horafinal16:42:30tiempotranscurrido 20.0200161934</text:p>
          </table:table-cell>
          <table:table-cell/>
          <table:table-cell office:value-type="string" calcext:value-type="string">
            <text:p>(Cliente,Puerto) ('127.0.0.1', 39926) Dato recibido /|1043|147 Resultado 7Horainicio15:40:17Horafinal15:40:37tiempotranscurrido 20.082614183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128) Dato recibido /|1043|147 Resultado 7Horainicio16:42:10Horafinal16:42:30tiempotranscurrido 20.0189189911</text:p>
          </table:table-cell>
          <table:table-cell/>
          <table:table-cell office:value-type="string" calcext:value-type="string">
            <text:p>(Cliente,Puerto) ('127.0.0.1', 40452) Dato recibido /|1043|147 Resultado 7Horainicio15:40:17Horafinal15:40:37tiempotranscurrido 20.07763314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126) Dato recibido /|1043|147 Resultado 7Horainicio16:42:10Horafinal16:42:30tiempotranscurrido 20.019151926</text:p>
          </table:table-cell>
          <table:table-cell/>
          <table:table-cell office:value-type="string" calcext:value-type="string">
            <text:p>(Cliente,Puerto) ('127.0.0.1', 40448) Dato recibido /|1043|147 Resultado 7Horainicio15:40:17Horafinal15:40:37tiempotranscurrido 20.079523086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120) Dato recibido /|1043|147 Resultado 7Horainicio16:42:10Horafinal16:42:30tiempotranscurrido 20.0204341412</text:p>
          </table:table-cell>
          <table:table-cell/>
          <table:table-cell office:value-type="string" calcext:value-type="string">
            <text:p>(Cliente,Puerto) ('127.0.0.1', 40596) Dato recibido /|1043|147 Resultado 7Horainicio15:40:17Horafinal15:40:37tiempotranscurrido 20.077600002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124) Dato recibido /|1043|147 Resultado 7Horainicio16:42:10Horafinal16:42:30tiempotranscurrido 20.0197079182</text:p>
          </table:table-cell>
          <table:table-cell/>
          <table:table-cell office:value-type="string" calcext:value-type="string">
            <text:p>(Cliente,Puerto) ('127.0.0.1', 40212) Dato recibido /|1043|147 Resultado 7Horainicio15:40:17Horafinal15:40:37tiempotranscurrido 20.069590091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094) Dato recibido /|1043|147 Resultado 7Horainicio16:42:10Horafinal16:42:30tiempotranscurrido 20.0203649998</text:p>
          </table:table-cell>
          <table:table-cell/>
          <table:table-cell office:value-type="string" calcext:value-type="string">
            <text:p>(Cliente,Puerto) ('127.0.0.1', 40246) Dato recibido /|1043|147 Resultado 7Horainicio15:40:17Horafinal15:40:37tiempotranscurrido 20.070242881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146) Dato recibido /|1043|147 Resultado 7Horainicio16:42:10Horafinal16:42:30tiempotranscurrido 20.0184519291</text:p>
          </table:table-cell>
          <table:table-cell/>
          <table:table-cell office:value-type="string" calcext:value-type="string">
            <text:p>(Cliente,Puerto) ('127.0.0.1', 40230) Dato recibido /|1043|147 Resultado 7Horainicio15:40:17Horafinal15:40:37tiempotranscurrido 20.074401140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144) Dato recibido /|1043|147 Resultado 7Horainicio16:42:10Horafinal16:42:30tiempotranscurrido 20.018832922</text:p>
          </table:table-cell>
          <table:table-cell/>
          <table:table-cell office:value-type="string" calcext:value-type="string">
            <text:p>(Cliente,Puerto) ('127.0.0.1', 40250) Dato recibido /|1043|147 Resultado 7Horainicio15:40:17Horafinal15:40:38tiempotranscurrido 20.081437826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142) Dato recibido /|1043|147 Resultado 7Horainicio16:42:10Horafinal16:42:30tiempotranscurrido 20.0192210674</text:p>
          </table:table-cell>
          <table:table-cell/>
          <table:table-cell office:value-type="string" calcext:value-type="string">
            <text:p>(Cliente,Puerto) ('127.0.0.1', 39184) Dato recibido /|1043|147 Resultado 7Horainicio15:40:17Horafinal15:40:38tiempotranscurrido 20.080353021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150) Dato recibido /|1043|147 Resultado 7Horainicio16:42:10Horafinal16:42:30tiempotranscurrido 20.0179040432</text:p>
          </table:table-cell>
          <table:table-cell/>
          <table:table-cell office:value-type="string" calcext:value-type="string">
            <text:p>(Cliente,Puerto) ('127.0.0.1', 39176) Dato recibido /|1043|147 Resultado 7Horainicio15:40:18Horafinal15:40:38tiempotranscurrido 20.072654008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138) Dato recibido /|1043|147 Resultado 7Horainicio16:42:10Horafinal16:42:30tiempotranscurrido 20.0204601288</text:p>
          </table:table-cell>
          <table:table-cell/>
          <table:table-cell office:value-type="string" calcext:value-type="string">
            <text:p>(Cliente,Puerto) ('127.0.0.1', 40528) Dato recibido /|1043|147 Resultado 7Horainicio15:40:18Horafinal15:40:38tiempotranscurrido 20.071645021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148) Dato recibido /|1043|147 Resultado 7Horainicio16:42:10Horafinal16:42:30tiempotranscurrido 20.018543005</text:p>
          </table:table-cell>
          <table:table-cell/>
          <table:table-cell office:value-type="string" calcext:value-type="string">
            <text:p>(Cliente,Puerto) ('127.0.0.1', 39260) Dato recibido /|1043|147 Resultado 7Horainicio15:40:18Horafinal15:40:38tiempotranscurrido 20.073584079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178) Dato recibido /|1043|147 Resultado 7Horainicio16:42:10Horafinal16:42:30tiempotranscurrido 20.0196068287</text:p>
          </table:table-cell>
          <table:table-cell/>
          <table:table-cell office:value-type="string" calcext:value-type="string">
            <text:p>(Cliente,Puerto) ('127.0.0.1', 39332) Dato recibido /|1043|147 Resultado 7Horainicio15:40:18Horafinal15:40:38tiempotranscurrido 20.071883916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180) Dato recibido /|1043|147 Resultado 7Horainicio16:42:10Horafinal16:42:30tiempotranscurrido 20.0202531815</text:p>
          </table:table-cell>
          <table:table-cell/>
          <table:table-cell office:value-type="string" calcext:value-type="string">
            <text:p>(Cliente,Puerto) ('127.0.0.1', 39256) Dato recibido /|1043|147 Resultado 7Horainicio15:40:18Horafinal15:40:38tiempotranscurrido 20.076154947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134) Dato recibido /|1043|147 Resultado 7Horainicio16:42:10Horafinal16:42:30tiempotranscurrido 20.0214939117</text:p>
          </table:table-cell>
          <table:table-cell/>
          <table:table-cell office:value-type="string" calcext:value-type="string">
            <text:p>(Cliente,Puerto) ('127.0.0.1', 40030) Dato recibido /|1043|147 Resultado 7Horainicio15:40:18Horafinal15:40:38tiempotranscurrido 20.076067924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156) Dato recibido /|1043|147 Resultado 7Horainicio16:42:10Horafinal16:42:30tiempotranscurrido 20.020606041</text:p>
          </table:table-cell>
          <table:table-cell/>
          <table:table-cell office:value-type="string" calcext:value-type="string">
            <text:p>(Cliente,Puerto) ('127.0.0.1', 40192) Dato recibido /|1043|147 Resultado 7Horainicio15:40:18Horafinal15:40:38tiempotranscurrido 20.077251195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170) Dato recibido /|1043|147 Resultado 7Horainicio16:42:10Horafinal16:42:30tiempotranscurrido 20.0177590847</text:p>
          </table:table-cell>
          <table:table-cell/>
          <table:table-cell office:value-type="string" calcext:value-type="string">
            <text:p>(Cliente,Puerto) ('127.0.0.1', 40188) Dato recibido /|1043|147 Resultado 7Horainicio15:40:18Horafinal15:40:38tiempotranscurrido 20.07431387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152) Dato recibido /|1043|147 Resultado 7Horainicio16:42:10Horafinal16:42:30tiempotranscurrido 20.0207540989</text:p>
          </table:table-cell>
          <table:table-cell/>
          <table:table-cell office:value-type="string" calcext:value-type="string">
            <text:p>(Cliente,Puerto) ('127.0.0.1', 40178) Dato recibido /|1043|147 Resultado 7Horainicio15:40:18Horafinal15:40:38tiempotranscurrido 20.084672927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106) Dato recibido /|1043|147 Resultado 7Horainicio16:42:10Horafinal16:42:30tiempotranscurrido 20.0218300819</text:p>
          </table:table-cell>
          <table:table-cell/>
          <table:table-cell office:value-type="string" calcext:value-type="string">
            <text:p>(Cliente,Puerto) ('127.0.0.1', 40194) Dato recibido /|1043|147 Resultado 7Horainicio15:40:18Horafinal15:40:38tiempotranscurrido 20.079578161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200) Dato recibido /|1043|147 Resultado 7Horainicio16:42:10Horafinal16:42:30tiempotranscurrido 20.0202319622</text:p>
          </table:table-cell>
          <table:table-cell/>
          <table:table-cell office:value-type="string" calcext:value-type="string">
            <text:p>(Cliente,Puerto) ('127.0.0.1', 40186) Dato recibido /|1043|147 Resultado 7Horainicio15:40:18Horafinal15:40:38tiempotranscurrido 20.079207181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164) Dato recibido /|1043|147 Resultado 7Horainicio16:42:10Horafinal16:42:30tiempotranscurrido 20.019436121</text:p>
          </table:table-cell>
          <table:table-cell/>
          <table:table-cell office:value-type="string" calcext:value-type="string">
            <text:p>(Cliente,Puerto) ('127.0.0.1', 40020) Dato recibido /|1043|147 Resultado 7Horainicio15:40:18Horafinal15:40:38tiempotranscurrido 20.076130151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158) Dato recibido /|1043|147 Resultado 7Horainicio16:42:10Horafinal16:42:30tiempotranscurrido 20.0203149319</text:p>
          </table:table-cell>
          <table:table-cell/>
          <table:table-cell office:value-type="string" calcext:value-type="string">
            <text:p>(Cliente,Puerto) ('127.0.0.1', 40028) Dato recibido /|1043|147 Resultado 7Horainicio15:40:18Horafinal15:40:38tiempotranscurrido 20.081045150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130) Dato recibido /|1043|147 Resultado 7Horainicio16:42:10Horafinal16:42:30tiempotranscurrido 20.0187270641</text:p>
          </table:table-cell>
          <table:table-cell/>
          <table:table-cell office:value-type="string" calcext:value-type="string">
            <text:p>(Cliente,Puerto) ('127.0.0.1', 40018) Dato recibido /|1043|147 Resultado 7Horainicio15:40:18Horafinal15:40:38tiempotranscurrido 20.070769071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168) Dato recibido /|1043|147 Resultado 7Horainicio16:42:10Horafinal16:42:30tiempotranscurrido 20.0198979378</text:p>
          </table:table-cell>
          <table:table-cell/>
          <table:table-cell office:value-type="string" calcext:value-type="string">
            <text:p>(Cliente,Puerto) ('127.0.0.1', 40024) Dato recibido /|1043|147 Resultado 7Horainicio15:40:18Horafinal15:40:38tiempotranscurrido 20.0729329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140) Dato recibido /|1043|147 Resultado 7Horainicio16:42:10Horafinal16:42:30tiempotranscurrido 20.0203070641</text:p>
          </table:table-cell>
          <table:table-cell/>
          <table:table-cell office:value-type="string" calcext:value-type="string">
            <text:p>(Cliente,Puerto) ('127.0.0.1', 40182) Dato recibido /|1043|147 Resultado 7Horainicio15:40:18Horafinal15:40:38tiempotranscurrido 20.068767070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162) Dato recibido /|1043|147 Resultado 7Horainicio16:42:10Horafinal16:42:30tiempotranscurrido 20.0226931572</text:p>
          </table:table-cell>
          <table:table-cell/>
          <table:table-cell office:value-type="string" calcext:value-type="string">
            <text:p>(Cliente,Puerto) ('127.0.0.1', 38994) Dato recibido /|1043|147 Resultado 7Horainicio15:40:18Horafinal15:40:38tiempotranscurrido 20.082054853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186) Dato recibido /|1043|147 Resultado 7Horainicio16:42:10Horafinal16:42:30tiempotranscurrido 20.0182440281</text:p>
          </table:table-cell>
          <table:table-cell/>
          <table:table-cell office:value-type="string" calcext:value-type="string">
            <text:p>(Cliente,Puerto) ('127.0.0.1', 39018) Dato recibido /|1043|147 Resultado 7Horainicio15:40:18Horafinal15:40:38tiempotranscurrido 20.072495937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192) Dato recibido /|1043|147 Resultado 7Horainicio16:42:10Horafinal16:42:30tiempotranscurrido 20.0174219608</text:p>
          </table:table-cell>
          <table:table-cell/>
          <table:table-cell office:value-type="string" calcext:value-type="string">
            <text:p>(Cliente,Puerto) ('127.0.0.1', 39014) Dato recibido /|1043|147 Resultado 7Horainicio15:40:18Horafinal15:40:39tiempotranscurrido 20.07176303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176) Dato recibido /|1043|147 Resultado 7Horainicio16:42:10Horafinal16:42:30tiempotranscurrido 20.0208859444</text:p>
          </table:table-cell>
          <table:table-cell/>
          <table:table-cell office:value-type="string" calcext:value-type="string">
            <text:p>(Cliente,Puerto) ('127.0.0.1', 39078) Dato recibido /|1043|147 Resultado 7Horainicio15:40:18Horafinal15:40:39tiempotranscurrido 20.071511983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154) Dato recibido /|1043|147 Resultado 7Horainicio16:42:10Horafinal16:42:30tiempotranscurrido 20.0177891254</text:p>
          </table:table-cell>
          <table:table-cell/>
          <table:table-cell office:value-type="string" calcext:value-type="string">
            <text:p>(Cliente,Puerto) ('127.0.0.1', 39194) Dato recibido /|1043|147 Resultado 7Horainicio15:40:19Horafinal15:40:39tiempotranscurrido 20.071550130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188) Dato recibido /|1043|147 Resultado 7Horainicio16:42:10Horafinal16:42:30tiempotranscurrido 20.0190050602</text:p>
          </table:table-cell>
          <table:table-cell/>
          <table:table-cell office:value-type="string" calcext:value-type="string">
            <text:p>(Cliente,Puerto) ('127.0.0.1', 39076) Dato recibido /|1043|147 Resultado 7Horainicio15:40:19Horafinal15:40:39tiempotranscurrido 20.080870151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184) Dato recibido /|1043|147 Resultado 7Horainicio16:42:10Horafinal16:42:30tiempotranscurrido 20.0199289322</text:p>
          </table:table-cell>
          <table:table-cell/>
          <table:table-cell office:value-type="string" calcext:value-type="string">
            <text:p>(Cliente,Puerto) ('127.0.0.1', 39188) Dato recibido /|1043|147 Resultado 7Horainicio15:40:19Horafinal15:40:39tiempotranscurrido 20.077360868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190) Dato recibido /|1043|147 Resultado 7Horainicio16:42:10Horafinal16:42:30tiempotranscurrido 20.0187969208</text:p>
          </table:table-cell>
          <table:table-cell/>
          <table:table-cell office:value-type="string" calcext:value-type="string">
            <text:p>(Cliente,Puerto) ('127.0.0.1', 39186) Dato recibido /|1043|147 Resultado 7Horainicio15:40:19Horafinal15:40:39tiempotranscurrido 20.074004173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182) Dato recibido /|1043|147 Resultado 7Horainicio16:42:10Horafinal16:42:30tiempotranscurrido 20.020442009</text:p>
          </table:table-cell>
          <table:table-cell/>
          <table:table-cell office:value-type="string" calcext:value-type="string">
            <text:p>(Cliente,Puerto) ('127.0.0.1', 39070) Dato recibido /|1043|147 Resultado 7Horainicio15:40:19Horafinal15:40:39tiempotranscurrido 20.07493019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196) Dato recibido /|1043|147 Resultado 7Horainicio16:42:10Horafinal16:42:30tiempotranscurrido 20.02039814</text:p>
          </table:table-cell>
          <table:table-cell/>
          <table:table-cell office:value-type="string" calcext:value-type="string">
            <text:p>(Cliente,Puerto) ('127.0.0.1', 39052) Dato recibido /|1043|147 Resultado 7Horainicio15:40:19Horafinal15:40:39tiempotranscurrido 20.075777053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160) Dato recibido /|1043|147 Resultado 7Horainicio16:42:10Horafinal16:42:30tiempotranscurrido 20.0198700428</text:p>
          </table:table-cell>
          <table:table-cell/>
          <table:table-cell office:value-type="string" calcext:value-type="string">
            <text:p>(Cliente,Puerto) ('127.0.0.1', 39182) Dato recibido /|1043|147 Resultado 7Horainicio15:40:19Horafinal15:40:39tiempotranscurrido 20.082245826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194) Dato recibido /|1043|147 Resultado 7Horainicio16:42:10Horafinal16:42:30tiempotranscurrido 20.0212109089</text:p>
          </table:table-cell>
          <table:table-cell/>
          <table:table-cell office:value-type="string" calcext:value-type="string">
            <text:p>(Cliente,Puerto) ('127.0.0.1', 39180) Dato recibido /|1043|147 Resultado 7Horainicio15:40:19Horafinal15:40:39tiempotranscurrido 20.081917047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204) Dato recibido /|1043|147 Resultado 7Horainicio16:42:10Horafinal16:42:30tiempotranscurrido 20.0195109844</text:p>
          </table:table-cell>
          <table:table-cell/>
          <table:table-cell office:value-type="string" calcext:value-type="string">
            <text:p>(Cliente,Puerto) ('127.0.0.1', 39050) Dato recibido /|1043|147 Resultado 7Horainicio15:40:19Horafinal15:40:39tiempotranscurrido 20.086549043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202) Dato recibido /|1043|147 Resultado 7Horainicio16:42:10Horafinal16:42:30tiempotranscurrido 20.0199520588</text:p>
          </table:table-cell>
          <table:table-cell/>
          <table:table-cell office:value-type="string" calcext:value-type="string">
            <text:p>(Cliente,Puerto) ('127.0.0.1', 39370) Dato recibido /|1043|147 Resultado 7Horainicio15:40:19Horafinal15:40:39tiempotranscurrido 20.083312034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206) Dato recibido /|1043|147 Resultado 7Horainicio16:42:10Horafinal16:42:30tiempotranscurrido 20.0193300247</text:p>
          </table:table-cell>
          <table:table-cell/>
          <table:table-cell office:value-type="string" calcext:value-type="string">
            <text:p>(Cliente,Puerto) ('127.0.0.1', 39368) Dato recibido /|1043|147 Resultado 7Horainicio15:40:19Horafinal15:40:39tiempotranscurrido 20.078583955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210) Dato recibido /|1043|147 Resultado 7Horainicio16:42:10Horafinal16:42:30tiempotranscurrido 20.0185320377</text:p>
          </table:table-cell>
          <table:table-cell/>
          <table:table-cell office:value-type="string" calcext:value-type="string">
            <text:p>(Cliente,Puerto) ('127.0.0.1', 39366) Dato recibido /|1043|147 Resultado 7Horainicio15:40:19Horafinal15:40:39tiempotranscurrido 20.075189828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208) Dato recibido /|1043|147 Resultado 7Horainicio16:42:10Horafinal16:42:30tiempotranscurrido 20.019162178</text:p>
          </table:table-cell>
          <table:table-cell/>
          <table:table-cell office:value-type="string" calcext:value-type="string">
            <text:p>(Cliente,Puerto) ('127.0.0.1', 39346) Dato recibido /|1043|147 Resultado 7Horainicio15:40:19Horafinal15:40:39tiempotranscurrido 20.075117111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212) Dato recibido /|1043|147 Resultado 7Horainicio16:42:10Horafinal16:42:30tiempotranscurrido 20.0182850361</text:p>
          </table:table-cell>
          <table:table-cell/>
          <table:table-cell office:value-type="string" calcext:value-type="string">
            <text:p>(Cliente,Puerto) ('127.0.0.1', 39268) Dato recibido /|1043|147 Resultado 7Horainicio15:40:19Horafinal15:40:39tiempotranscurrido 20.080305099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226) Dato recibido /|1043|147 Resultado 7Horainicio16:42:10Horafinal16:42:30tiempotranscurrido 20.0179798603</text:p>
          </table:table-cell>
          <table:table-cell/>
          <table:table-cell office:value-type="string" calcext:value-type="string">
            <text:p>(Cliente,Puerto) ('127.0.0.1', 39364) Dato recibido /|1043|147 Resultado 7Horainicio15:40:19Horafinal15:40:39tiempotranscurrido 20.07399606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218) Dato recibido /|1043|147 Resultado 7Horainicio16:42:10Horafinal16:42:30tiempotranscurrido 20.0199639797</text:p>
          </table:table-cell>
          <table:table-cell/>
          <table:table-cell office:value-type="string" calcext:value-type="string">
            <text:p>(Cliente,Puerto) ('127.0.0.1', 39250) Dato recibido /|1043|147 Resultado 7Horainicio15:40:19Horafinal15:40:39tiempotranscurrido 20.075464963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220) Dato recibido /|1043|147 Resultado 7Horainicio16:42:10Horafinal16:42:30tiempotranscurrido 20.0198729038</text:p>
          </table:table-cell>
          <table:table-cell/>
          <table:table-cell office:value-type="string" calcext:value-type="string">
            <text:p>(Cliente,Puerto) ('127.0.0.1', 39388) Dato recibido /|1043|147 Resultado 7Horainicio15:40:19Horafinal15:40:39tiempotranscurrido 20.068075895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256) Dato recibido /|1043|147 Resultado 7Horainicio16:42:10Horafinal16:42:30tiempotranscurrido 20.0188260078</text:p>
          </table:table-cell>
          <table:table-cell/>
          <table:table-cell office:value-type="string" calcext:value-type="string">
            <text:p>(Cliente,Puerto) ('127.0.0.1', 39344) Dato recibido /|1043|147 Resultado 7Horainicio15:40:19Horafinal15:40:39tiempotranscurrido 20.073603153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260) Dato recibido /|1043|147 Resultado 7Horainicio16:42:10Horafinal16:42:30tiempotranscurrido 20.0185461044</text:p>
          </table:table-cell>
          <table:table-cell/>
          <table:table-cell office:value-type="string" calcext:value-type="string">
            <text:p>(Cliente,Puerto) ('127.0.0.1', 39252) Dato recibido /|1043|147 Resultado 7Horainicio15:40:19Horafinal15:40:40tiempotranscurrido 20.074340105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254) Dato recibido /|1043|147 Resultado 7Horainicio16:42:10Horafinal16:42:30tiempotranscurrido 20.0197181702</text:p>
          </table:table-cell>
          <table:table-cell/>
          <table:table-cell office:value-type="string" calcext:value-type="string">
            <text:p>(Cliente,Puerto) ('127.0.0.1', 40016) Dato recibido /|1043|147 Resultado 7Horainicio15:40:19Horafinal15:40:40tiempotranscurrido 20.086101055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216) Dato recibido /|1043|147 Resultado 7Horainicio16:42:10Horafinal16:42:30tiempotranscurrido 20.0210068226</text:p>
          </table:table-cell>
          <table:table-cell/>
          <table:table-cell office:value-type="string" calcext:value-type="string">
            <text:p>(Cliente,Puerto) ('127.0.0.1', 40180) Dato recibido /|1043|147 Resultado 7Horainicio15:40:20Horafinal15:40:40tiempotranscurrido 20.07991695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224) Dato recibido /|1043|147 Resultado 7Horainicio16:42:10Horafinal16:42:30tiempotranscurrido 20.0190889835</text:p>
          </table:table-cell>
          <table:table-cell/>
          <table:table-cell office:value-type="string" calcext:value-type="string">
            <text:p>(Cliente,Puerto) ('127.0.0.1', 40196) Dato recibido /|1043|147 Resultado 7Horainicio15:40:20Horafinal15:40:40tiempotranscurrido 20.080039024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222) Dato recibido /|1043|147 Resultado 7Horainicio16:42:10Horafinal16:42:30tiempotranscurrido 20.019796133</text:p>
          </table:table-cell>
          <table:table-cell/>
          <table:table-cell office:value-type="string" calcext:value-type="string">
            <text:p>(Cliente,Puerto) ('127.0.0.1', 39150) Dato recibido /|1043|147 Resultado 7Horainicio15:40:20Horafinal15:40:40tiempotranscurrido 20.075892925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234) Dato recibido /|1043|147 Resultado 7Horainicio16:42:10Horafinal16:42:30tiempotranscurrido 20.0200231075</text:p>
          </table:table-cell>
          <table:table-cell/>
          <table:table-cell office:value-type="string" calcext:value-type="string">
            <text:p>(Cliente,Puerto) ('127.0.0.1', 39178) Dato recibido /|1043|147 Resultado 7Horainicio15:40:20Horafinal15:40:40tiempotranscurrido 20.074993133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236) Dato recibido /|1043|147 Resultado 7Horainicio16:42:10Horafinal16:42:30tiempotranscurrido 20.0194239616</text:p>
          </table:table-cell>
          <table:table-cell/>
          <table:table-cell office:value-type="string" calcext:value-type="string">
            <text:p>(Cliente,Puerto) ('127.0.0.1', 39162) Dato recibido /|1043|147 Resultado 7Horainicio15:40:20Horafinal15:40:40tiempotranscurrido 20.085412979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230) Dato recibido /|1043|147 Resultado 7Horainicio16:42:10Horafinal16:42:30tiempotranscurrido 20.0215809345</text:p>
          </table:table-cell>
          <table:table-cell/>
          <table:table-cell office:value-type="string" calcext:value-type="string">
            <text:p>(Cliente,Puerto) ('127.0.0.1', 39166) Dato recibido /|1043|147 Resultado 7Horainicio15:40:20Horafinal15:40:40tiempotranscurrido 20.077534198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228) Dato recibido /|1043|147 Resultado 7Horainicio16:42:10Horafinal16:42:30tiempotranscurrido 20.0181109905</text:p>
          </table:table-cell>
          <table:table-cell/>
          <table:table-cell office:value-type="string" calcext:value-type="string">
            <text:p>(Cliente,Puerto) ('127.0.0.1', 39136) Dato recibido /|1043|147 Resultado 7Horainicio15:40:20Horafinal15:40:40tiempotranscurrido 20.08047199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238) Dato recibido /|1043|147 Resultado 7Horainicio16:42:10Horafinal16:42:30tiempotranscurrido 20.0186569691</text:p>
          </table:table-cell>
          <table:table-cell/>
          <table:table-cell office:value-type="string" calcext:value-type="string">
            <text:p>(Cliente,Puerto) ('127.0.0.1', 39044) Dato recibido /|1043|147 Resultado 7Horainicio15:40:20Horafinal15:40:40tiempotranscurrido 20.078708887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250) Dato recibido /|1043|147 Resultado 7Horainicio16:42:10Horafinal16:42:30tiempotranscurrido 20.0189480782</text:p>
          </table:table-cell>
          <table:table-cell/>
          <table:table-cell office:value-type="string" calcext:value-type="string">
            <text:p>(Cliente,Puerto) ('127.0.0.1', 39172) Dato recibido /|1043|147 Resultado 7Horainicio15:40:20Horafinal15:40:40tiempotranscurrido 20.08575296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248) Dato recibido /|1043|147 Resultado 7Horainicio16:42:10Horafinal16:42:30tiempotranscurrido 20.0194427967</text:p>
          </table:table-cell>
          <table:table-cell/>
          <table:table-cell office:value-type="string" calcext:value-type="string">
            <text:p>(Cliente,Puerto) ('127.0.0.1', 39142) Dato recibido /|1043|147 Resultado 7Horainicio15:40:20Horafinal15:40:40tiempotranscurrido 20.087463140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246) Dato recibido /|1043|147 Resultado 7Horainicio16:42:10Horafinal16:42:30tiempotranscurrido 20.0198700428</text:p>
          </table:table-cell>
          <table:table-cell/>
          <table:table-cell office:value-type="string" calcext:value-type="string">
            <text:p>(Cliente,Puerto) ('127.0.0.1', 39156) Dato recibido /|1043|147 Resultado 7Horainicio15:40:20Horafinal15:40:41tiempotranscurrido 20.07708096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258) Dato recibido /|1043|147 Resultado 7Horainicio16:42:10Horafinal16:42:30tiempotranscurrido 20.0178341866</text:p>
          </table:table-cell>
          <table:table-cell/>
          <table:table-cell office:value-type="string" calcext:value-type="string">
            <text:p>(Cliente,Puerto) ('127.0.0.1', 39158) Dato recibido /|1043|147 Resultado 7Horainicio15:40:20Horafinal15:40:41tiempotranscurrido 20.082687139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252) Dato recibido /|1043|147 Resultado 7Horainicio16:42:10Horafinal16:42:30tiempotranscurrido 20.018955946</text:p>
          </table:table-cell>
          <table:table-cell/>
          <table:table-cell office:value-type="string" calcext:value-type="string">
            <text:p>(Cliente,Puerto) ('127.0.0.1', 39152) Dato recibido /|1043|147 Resultado 7Horainicio15:40:21Horafinal15:40:41tiempotranscurrido 20.085731029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240) Dato recibido /|1043|147 Resultado 7Horainicio16:42:10Horafinal16:42:30tiempotranscurrido 20.0209820271</text:p>
          </table:table-cell>
          <table:table-cell/>
          <table:table-cell office:value-type="string" calcext:value-type="string">
            <text:p>(Cliente,Puerto) ('127.0.0.1', 39034) Dato recibido /|1043|147 Resultado 7Horainicio15:40:21Horafinal15:40:41tiempotranscurrido 20.079163074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242) Dato recibido /|1043|147 Resultado 7Horainicio16:42:10Horafinal16:42:30tiempotranscurrido 20.0206420422</text:p>
          </table:table-cell>
          <table:table-cell/>
          <table:table-cell office:value-type="string" calcext:value-type="string">
            <text:p>(Cliente,Puerto) ('127.0.0.1', 39154) Dato recibido /|1043|147 Resultado 7Horainicio15:40:21Horafinal15:40:41tiempotranscurrido 20.08516287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272) Dato recibido /|1043|147 Resultado 7Horainicio16:42:10Horafinal16:42:30tiempotranscurrido 20.0211851597</text:p>
          </table:table-cell>
          <table:table-cell/>
          <table:table-cell office:value-type="string" calcext:value-type="string">
            <text:p>(Cliente,Puerto) ('127.0.0.1', 39168) Dato recibido /|1043|147 Resultado 7Horainicio15:40:21Horafinal15:40:41tiempotranscurrido 20.081634044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232) Dato recibido /|1043|147 Resultado 7Horainicio16:42:10Horafinal16:42:30tiempotranscurrido 20.0208079815</text:p>
          </table:table-cell>
          <table:table-cell/>
          <table:table-cell office:value-type="string" calcext:value-type="string">
            <text:p>(Cliente,Puerto) ('127.0.0.1', 39038) Dato recibido /|1043|147 Resultado 7Horainicio15:40:21Horafinal15:40:41tiempotranscurrido 20.082102060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244) Dato recibido /|1043|147 Resultado 7Horainicio16:42:10Horafinal16:42:30tiempotranscurrido 20.0197920799</text:p>
          </table:table-cell>
          <table:table-cell/>
          <table:table-cell office:value-type="string" calcext:value-type="string">
            <text:p>(Cliente,Puerto) ('127.0.0.1', 39046) Dato recibido /|1043|147 Resultado 7Horainicio15:40:21Horafinal15:40:41tiempotranscurrido 20.088515043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280) Dato recibido /|1043|147 Resultado 7Horainicio16:42:10Horafinal16:42:30tiempotranscurrido 20.0175468922</text:p>
          </table:table-cell>
          <table:table-cell/>
          <table:table-cell office:value-type="string" calcext:value-type="string">
            <text:p>(Cliente,Puerto) ('127.0.0.1', 39170) Dato recibido /|1043|147 Resultado 7Horainicio15:40:21Horafinal15:40:41tiempotranscurrido 20.099828958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268) Dato recibido /|1043|147 Resultado 7Horainicio16:42:10Horafinal16:42:30tiempotranscurrido 20.0197479725</text:p>
          </table:table-cell>
          <table:table-cell/>
          <table:table-cell office:value-type="string" calcext:value-type="string">
            <text:p>(Cliente,Puerto) ('127.0.0.1', 39122) Dato recibido /|1043|147 Resultado 7Horainicio15:40:21Horafinal15:40:41tiempotranscurrido 20.084065914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270) Dato recibido /|1043|147 Resultado 7Horainicio16:42:10Horafinal16:42:30tiempotranscurrido 20.0194318295</text:p>
          </table:table-cell>
          <table:table-cell/>
          <table:table-cell office:value-type="string" calcext:value-type="string">
            <text:p>(Cliente,Puerto) ('127.0.0.1', 39120) Dato recibido /|1043|147 Resultado 7Horainicio15:40:21Horafinal15:40:41tiempotranscurrido 20.081384897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262) Dato recibido /|1043|147 Resultado 7Horainicio16:42:10Horafinal16:42:30tiempotranscurrido 20.020886898</text:p>
          </table:table-cell>
          <table:table-cell/>
          <table:table-cell office:value-type="string" calcext:value-type="string">
            <text:p>(Cliente,Puerto) ('127.0.0.1', 39160) Dato recibido /|1043|147 Resultado 7Horainicio15:40:21Horafinal15:40:41tiempotranscurrido 20.077610015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276) Dato recibido /|1043|147 Resultado 7Horainicio16:42:10Horafinal16:42:30tiempotranscurrido 20.0186929703</text:p>
          </table:table-cell>
          <table:table-cell/>
          <table:table-cell office:value-type="string" calcext:value-type="string">
            <text:p>(Cliente,Puerto) ('127.0.0.1', 39144) Dato recibido /|1043|147 Resultado 7Horainicio15:40:21Horafinal15:40:41tiempotranscurrido 20.084790945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282) Dato recibido /|1043|147 Resultado 7Horainicio16:42:10Horafinal16:42:30tiempotranscurrido 20.0173420906</text:p>
          </table:table-cell>
          <table:table-cell/>
          <table:table-cell office:value-type="string" calcext:value-type="string">
            <text:p>(Cliente,Puerto) ('127.0.0.1', 39146) Dato recibido /|1043|147 Resultado 7Horainicio15:40:21Horafinal15:40:41tiempotranscurrido 20.079063892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264) Dato recibido /|1043|147 Resultado 7Horainicio16:42:10Horafinal16:42:30tiempotranscurrido 20.0207870007</text:p>
          </table:table-cell>
          <table:table-cell/>
          <table:table-cell office:value-type="string" calcext:value-type="string">
            <text:p>(Cliente,Puerto) ('127.0.0.1', 39128) Dato recibido /|1043|147 Resultado 7Horainicio15:40:21Horafinal15:40:41tiempotranscurrido 20.074702978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296) Dato recibido /|1043|147 Resultado 7Horainicio16:42:10Horafinal16:42:30tiempotranscurrido 20.0209639072</text:p>
          </table:table-cell>
          <table:table-cell/>
          <table:table-cell office:value-type="string" calcext:value-type="string">
            <text:p>(Cliente,Puerto) ('127.0.0.1', 39138) Dato recibido /|1043|147 Resultado 7Horainicio15:40:21Horafinal15:40:41tiempotranscurrido 20.075973987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278) Dato recibido /|1043|147 Resultado 7Horainicio16:42:10Horafinal16:42:30tiempotranscurrido 20.0186138153</text:p>
          </table:table-cell>
          <table:table-cell/>
          <table:table-cell office:value-type="string" calcext:value-type="string">
            <text:p>(Cliente,Puerto) ('127.0.0.1', 39148) Dato recibido /|1043|147 Resultado 7Horainicio15:40:21Horafinal15:40:41tiempotranscurrido 20.085789918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266) Dato recibido /|1043|147 Resultado 7Horainicio16:42:10Horafinal16:42:30tiempotranscurrido 20.0205001831</text:p>
          </table:table-cell>
          <table:table-cell/>
          <table:table-cell office:value-type="string" calcext:value-type="string">
            <text:p>(Cliente,Puerto) ('127.0.0.1', 39124) Dato recibido /|1043|147 Resultado 7Horainicio15:40:21Horafinal15:40:41tiempotranscurrido 20.08156704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274) Dato recibido /|1043|147 Resultado 7Horainicio16:42:10Horafinal16:42:30tiempotranscurrido 20.0210139751</text:p>
          </table:table-cell>
          <table:table-cell/>
          <table:table-cell office:value-type="string" calcext:value-type="string">
            <text:p>(Cliente,Puerto) ('127.0.0.1', 39132) Dato recibido /|1043|147 Resultado 7Horainicio15:40:21Horafinal15:40:41tiempotranscurrido 20.079289913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290) Dato recibido /|1043|147 Resultado 7Horainicio16:42:10Horafinal16:42:30tiempotranscurrido 20.0198740959</text:p>
          </table:table-cell>
          <table:table-cell/>
          <table:table-cell office:value-type="string" calcext:value-type="string">
            <text:p>(Cliente,Puerto) ('127.0.0.1', 39130) Dato recibido /|1043|147 Resultado 7Horainicio15:40:21Horafinal15:40:42tiempotranscurrido 20.082216978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288) Dato recibido /|1043|147 Resultado 7Horainicio16:42:10Horafinal16:42:30tiempotranscurrido 20.0205659866</text:p>
          </table:table-cell>
          <table:table-cell/>
          <table:table-cell office:value-type="string" calcext:value-type="string">
            <text:p>(Cliente,Puerto) ('127.0.0.1', 39140) Dato recibido /|1043|147 Resultado 7Horainicio15:40:22Horafinal15:40:42tiempotranscurrido 20.085636138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300) Dato recibido /|1043|147 Resultado 7Horainicio16:42:10Horafinal16:42:30tiempotranscurrido 20.017991066</text:p>
          </table:table-cell>
          <table:table-cell/>
          <table:table-cell office:value-type="string" calcext:value-type="string">
            <text:p>(Cliente,Puerto) ('127.0.0.1', 39134) Dato recibido /|1043|147 Resultado 7Horainicio15:40:22Horafinal15:40:42tiempotranscurrido 20.075967788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298) Dato recibido /|1043|147 Resultado 7Horainicio16:42:10Horafinal16:42:30tiempotranscurrido 20.0185470581</text:p>
          </table:table-cell>
          <table:table-cell/>
          <table:table-cell office:value-type="string" calcext:value-type="string">
            <text:p>(Cliente,Puerto) ('127.0.0.1', 38812) Dato recibido /|1043|147 Resultado 7Horainicio15:40:22Horafinal15:40:42tiempotranscurrido 20.059644937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286) Dato recibido /|1043|147 Resultado 7Horainicio16:42:10Horafinal16:42:30tiempotranscurrido 20.0218219757</text:p>
          </table:table-cell>
          <table:table-cell/>
          <table:table-cell office:value-type="string" calcext:value-type="string">
            <text:p>(Cliente,Puerto) ('127.0.0.1', 39258) Dato recibido /|1043|147 Resultado 7Horainicio15:40:22Horafinal15:40:42tiempotranscurrido 20.07700800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292) Dato recibido /|1043|147 Resultado 7Horainicio16:42:10Horafinal16:42:30tiempotranscurrido 20.0205690861</text:p>
          </table:table-cell>
          <table:table-cell/>
          <table:table-cell office:value-type="string" calcext:value-type="string">
            <text:p>(Cliente,Puerto) ('127.0.0.1', 38824) Dato recibido /|1043|147 Resultado 7Horainicio15:40:22Horafinal15:40:42tiempotranscurrido 20.084170103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294) Dato recibido /|1043|147 Resultado 7Horainicio16:42:10Horafinal16:42:30tiempotranscurrido 20.0207381248</text:p>
          </table:table-cell>
          <table:table-cell/>
          <table:table-cell office:value-type="string" calcext:value-type="string">
            <text:p>(Cliente,Puerto) ('127.0.0.1', 39324) Dato recibido /|1043|147 Resultado 7Horainicio15:40:22Horafinal15:40:42tiempotranscurrido 20.09837508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214) Dato recibido /|1043|147 Resultado 7Horainicio16:42:10Horafinal16:42:30tiempotranscurrido 20.0223431587</text:p>
          </table:table-cell>
          <table:table-cell/>
          <table:table-cell office:value-type="string" calcext:value-type="string">
            <text:p>(Cliente,Puerto) ('127.0.0.1', 39382) Dato recibido /|1043|147 Resultado 7Horainicio15:40:22Horafinal15:40:42tiempotranscurrido 20.103296041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284) Dato recibido /|1043|147 Resultado 7Horainicio16:42:10Horafinal16:42:30tiempotranscurrido 20.0238239765</text:p>
          </table:table-cell>
          <table:table-cell/>
          <table:table-cell office:value-type="string" calcext:value-type="string">
            <text:p>(Cliente,Puerto) ('127.0.0.1', 39394) Dato recibido /|1043|147 Resultado 7Horainicio15:40:22Horafinal15:40:42tiempotranscurrido 20.095998048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314) Dato recibido /|1043|147 Resultado 7Horainicio16:42:10Horafinal16:42:30tiempotranscurrido 20.0165379047</text:p>
          </table:table-cell>
          <table:table-cell/>
          <table:table-cell office:value-type="string" calcext:value-type="string">
            <text:p>(Cliente,Puerto) ('127.0.0.1', 39380) Dato recibido /|1043|147 Resultado 7Horainicio15:40:22Horafinal15:40:42tiempotranscurrido 20.107933044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302) Dato recibido /|1043|147 Resultado 7Horainicio16:42:10Horafinal16:42:30tiempotranscurrido 20.0209729671</text:p>
          </table:table-cell>
          <table:table-cell/>
          <table:table-cell office:value-type="string" calcext:value-type="string">
            <text:p>(Cliente,Puerto) ('127.0.0.1', 39404) Dato recibido /|1043|147 Resultado 7Horainicio15:40:22Horafinal15:40:42tiempotranscurrido 20.086353063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306) Dato recibido /|1043|147 Resultado 7Horainicio16:42:10Horafinal16:42:30tiempotranscurrido 20.0193021297</text:p>
          </table:table-cell>
          <table:table-cell/>
          <table:table-cell office:value-type="string" calcext:value-type="string">
            <text:p>(Cliente,Puerto) ('127.0.0.1', 39254) Dato recibido /|1043|147 Resultado 7Horainicio15:40:22Horafinal15:40:42tiempotranscurrido 20.096330165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310) Dato recibido /|1043|147 Resultado 7Horainicio16:42:10Horafinal16:42:30tiempotranscurrido 20.0185759068</text:p>
          </table:table-cell>
          <table:table-cell/>
          <table:table-cell office:value-type="string" calcext:value-type="string">
            <text:p>(Cliente,Puerto) ('127.0.0.1', 39410) Dato recibido /|1043|147 Resultado 7Horainicio15:40:22Horafinal15:40:42tiempotranscurrido 20.089468002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308) Dato recibido /|1043|147 Resultado 7Horainicio16:42:10Horafinal16:42:30tiempotranscurrido 20.0189540386</text:p>
          </table:table-cell>
          <table:table-cell/>
          <table:table-cell office:value-type="string" calcext:value-type="string">
            <text:p>(Cliente,Puerto) ('127.0.0.1', 38904) Dato recibido /|1043|147 Resultado 7Horainicio15:40:22Horafinal15:40:42tiempotranscurrido 20.093607187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304) Dato recibido /|1043|147 Resultado 7Horainicio16:42:10Horafinal16:42:30tiempotranscurrido 20.0210778713</text:p>
          </table:table-cell>
          <table:table-cell/>
          <table:table-cell office:value-type="string" calcext:value-type="string">
            <text:p>(Cliente,Puerto) ('127.0.0.1', 38914) Dato recibido /|1043|147 Resultado 7Horainicio15:40:22Horafinal15:40:42tiempotranscurrido 20.102468013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312) Dato recibido /|1043|147 Resultado 7Horainicio16:42:10Horafinal16:42:30tiempotranscurrido 20.0208899975</text:p>
          </table:table-cell>
          <table:table-cell/>
          <table:table-cell office:value-type="string" calcext:value-type="string">
            <text:p>(Cliente,Puerto) ('127.0.0.1', 38920) Dato recibido /|1043|147 Resultado 7Horainicio15:40:22Horafinal15:40:43tiempotranscurrido 20.116047859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316) Dato recibido /|1043|147 Resultado 7Horainicio16:42:10Horafinal16:42:30tiempotranscurrido 20.023952961</text:p>
          </table:table-cell>
          <table:table-cell/>
          <table:table-cell office:value-type="string" calcext:value-type="string">
            <text:p>(Cliente,Puerto) ('127.0.0.1', 38922) Dato recibido /|1043|147 Resultado 7Horainicio15:40:22Horafinal15:40:43tiempotranscurrido 20.094275951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322) Dato recibido /|1043|147 Resultado 7Horainicio16:42:10Horafinal16:42:30tiempotranscurrido 20.0193419456</text:p>
          </table:table-cell>
          <table:table-cell/>
          <table:table-cell office:value-type="string" calcext:value-type="string">
            <text:p>(Cliente,Puerto) ('127.0.0.1', 38960) Dato recibido /|1043|147 Resultado 7Horainicio15:40:23Horafinal15:40:43tiempotranscurrido 20.099179029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328) Dato recibido /|1043|147 Resultado 7Horainicio16:42:10Horafinal16:42:30tiempotranscurrido 20.0179359913</text:p>
          </table:table-cell>
          <table:table-cell/>
          <table:table-cell office:value-type="string" calcext:value-type="string">
            <text:p>(Cliente,Puerto) ('127.0.0.1', 38952) Dato recibido /|1043|147 Resultado 7Horainicio15:40:23Horafinal15:40:43tiempotranscurrido 20.122619867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318) Dato recibido /|1043|147 Resultado 7Horainicio16:42:10Horafinal16:42:30tiempotranscurrido 20.020332098</text:p>
          </table:table-cell>
          <table:table-cell/>
          <table:table-cell office:value-type="string" calcext:value-type="string">
            <text:p>(Cliente,Puerto) ('127.0.0.1', 38944) Dato recibido /|1043|147 Resultado 7Horainicio15:40:23Horafinal15:40:43tiempotranscurrido 20.099523067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330) Dato recibido /|1043|147 Resultado 7Horainicio16:42:10Horafinal16:42:30tiempotranscurrido 20.0172998905</text:p>
          </table:table-cell>
          <table:table-cell/>
          <table:table-cell office:value-type="string" calcext:value-type="string">
            <text:p>(Cliente,Puerto) ('127.0.0.1', 39732) Dato recibido /|1043|147 Resultado 7Horainicio15:40:23Horafinal15:40:43tiempotranscurrido 20.084667921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320) Dato recibido /|1043|147 Resultado 7Horainicio16:42:10Horafinal16:42:30tiempotranscurrido 20.0199420452</text:p>
          </table:table-cell>
          <table:table-cell/>
          <table:table-cell office:value-type="string" calcext:value-type="string">
            <text:p>(Cliente,Puerto) ('127.0.0.1', 39742) Dato recibido /|1043|147 Resultado 7Horainicio15:40:23Horafinal15:40:43tiempotranscurrido 20.085198879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326) Dato recibido /|1043|147 Resultado 7Horainicio16:42:10Horafinal16:42:30tiempotranscurrido 20.0202229023</text:p>
          </table:table-cell>
          <table:table-cell/>
          <table:table-cell office:value-type="string" calcext:value-type="string">
            <text:p>(Cliente,Puerto) ('127.0.0.1', 39500) Dato recibido /|1043|147 Resultado 7Horainicio15:40:23Horafinal15:40:43tiempotranscurrido 20.087155103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324) Dato recibido /|1043|147 Resultado 7Horainicio16:42:10Horafinal16:42:30tiempotranscurrido 20.0210840702</text:p>
          </table:table-cell>
          <table:table-cell/>
          <table:table-cell office:value-type="string" calcext:value-type="string">
            <text:p>(Cliente,Puerto) ('127.0.0.1', 39752) Dato recibido /|1043|147 Resultado 7Horainicio15:40:23Horafinal15:40:43tiempotranscurrido 20.088361024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336) Dato recibido /|1043|147 Resultado 7Horainicio16:42:10Horafinal16:42:30tiempotranscurrido 20.0193510056</text:p>
          </table:table-cell>
          <table:table-cell/>
          <table:table-cell office:value-type="string" calcext:value-type="string">
            <text:p>(Cliente,Puerto) ('127.0.0.1', 39494) Dato recibido /|1043|147 Resultado 7Horainicio15:40:23Horafinal15:40:43tiempotranscurrido 20.061039924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334) Dato recibido /|1043|147 Resultado 7Horainicio16:42:10Horafinal16:42:30tiempotranscurrido 20.0209171772</text:p>
          </table:table-cell>
          <table:table-cell/>
          <table:table-cell office:value-type="string" calcext:value-type="string">
            <text:p>(Cliente,Puerto) ('127.0.0.1', 39810) Dato recibido /|1043|147 Resultado 7Horainicio15:40:23Horafinal15:40:43tiempotranscurrido 20.126631975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340) Dato recibido /|1043|147 Resultado 7Horainicio16:42:10Horafinal16:42:30tiempotranscurrido 20.0188009739</text:p>
          </table:table-cell>
          <table:table-cell/>
          <table:table-cell office:value-type="string" calcext:value-type="string">
            <text:p>(Cliente,Puerto) ('127.0.0.1', 39520) Dato recibido /|1043|147 Resultado 7Horainicio15:40:23Horafinal15:40:43tiempotranscurrido 20.09450411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344) Dato recibido /|1043|147 Resultado 7Horainicio16:42:10Horafinal16:42:30tiempotranscurrido 20.0182709694</text:p>
          </table:table-cell>
          <table:table-cell/>
          <table:table-cell office:value-type="string" calcext:value-type="string">
            <text:p>(Cliente,Puerto) ('127.0.0.1', 39812) Dato recibido /|1043|147 Resultado 7Horainicio15:40:23Horafinal15:40:43tiempotranscurrido 20.089168071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348) Dato recibido /|1043|147 Resultado 7Horainicio16:42:10Horafinal16:42:30tiempotranscurrido 20.0176551342</text:p>
          </table:table-cell>
          <table:table-cell/>
          <table:table-cell office:value-type="string" calcext:value-type="string">
            <text:p>(Cliente,Puerto) ('127.0.0.1', 39498) Dato recibido /|1043|147 Resultado 7Horainicio15:40:23Horafinal15:40:43tiempotranscurrido 20.078397035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332) Dato recibido /|1043|147 Resultado 7Horainicio16:42:10Horafinal16:42:30tiempotranscurrido 20.0208921432</text:p>
          </table:table-cell>
          <table:table-cell/>
          <table:table-cell office:value-type="string" calcext:value-type="string">
            <text:p>(Cliente,Puerto) ('127.0.0.1', 39522) Dato recibido /|1043|147 Resultado 7Horainicio15:40:23Horafinal15:40:43tiempotranscurrido 20.095709800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346) Dato recibido /|1043|147 Resultado 7Horainicio16:42:10Horafinal16:42:30tiempotranscurrido 20.0180430412</text:p>
          </table:table-cell>
          <table:table-cell/>
          <table:table-cell office:value-type="string" calcext:value-type="string">
            <text:p>(Cliente,Puerto) ('127.0.0.1', 39814) Dato recibido /|1043|147 Resultado 7Horainicio15:40:23Horafinal15:40:44tiempotranscurrido 20.0888788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342) Dato recibido /|1043|147 Resultado 7Horainicio16:42:10Horafinal16:42:30tiempotranscurrido 20.0188500881</text:p>
          </table:table-cell>
          <table:table-cell/>
          <table:table-cell office:value-type="string" calcext:value-type="string">
            <text:p>(Cliente,Puerto) ('127.0.0.1', 39508) Dato recibido /|1043|147 Resultado 7Horainicio15:40:23Horafinal15:40:44tiempotranscurrido 20.093001127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338) Dato recibido /|1043|147 Resultado 7Horainicio16:42:10Horafinal16:42:30tiempotranscurrido 20.0192439556</text:p>
          </table:table-cell>
          <table:table-cell/>
          <table:table-cell office:value-type="string" calcext:value-type="string">
            <text:p>(Cliente,Puerto) ('127.0.0.1', 39486) Dato recibido /|1043|147 Resultado 7Horainicio15:40:24Horafinal15:40:44tiempotranscurrido 20.084721088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350) Dato recibido /|1043|147 Resultado 7Horainicio16:42:10Horafinal16:42:30tiempotranscurrido 20.0200619698</text:p>
          </table:table-cell>
          <table:table-cell/>
          <table:table-cell office:value-type="string" calcext:value-type="string">
            <text:p>(Cliente,Puerto) ('127.0.0.1', 39818) Dato recibido /|1043|147 Resultado 7Horainicio15:40:24Horafinal15:40:44tiempotranscurrido 20.09294915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352) Dato recibido /|1043|147 Resultado 7Horainicio16:42:10Horafinal16:42:30tiempotranscurrido 20.0205829144</text:p>
          </table:table-cell>
          <table:table-cell/>
          <table:table-cell office:value-type="string" calcext:value-type="string">
            <text:p>(Cliente,Puerto) ('127.0.0.1', 39496) Dato recibido /|1043|147 Resultado 7Horainicio15:40:24Horafinal15:40:44tiempotranscurrido 20.091911077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364) Dato recibido /|1043|147 Resultado 7Horainicio16:42:10Horafinal16:42:30tiempotranscurrido 20.0192370415</text:p>
          </table:table-cell>
          <table:table-cell/>
          <table:table-cell office:value-type="string" calcext:value-type="string">
            <text:p>(Cliente,Puerto) ('127.0.0.1', 39518) Dato recibido /|1043|147 Resultado 7Horainicio15:40:24Horafinal15:40:44tiempotranscurrido 20.110948085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366) Dato recibido /|1043|147 Resultado 7Horainicio16:42:10Horafinal16:42:30tiempotranscurrido 20.0197949409</text:p>
          </table:table-cell>
          <table:table-cell/>
          <table:table-cell office:value-type="string" calcext:value-type="string">
            <text:p>(Cliente,Puerto) ('127.0.0.1', 39820) Dato recibido /|1043|147 Resultado 7Horainicio15:40:24Horafinal15:40:44tiempotranscurrido 20.084593057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372) Dato recibido /|1043|147 Resultado 7Horainicio16:42:10Horafinal16:42:30tiempotranscurrido 20.0179650784</text:p>
          </table:table-cell>
          <table:table-cell/>
          <table:table-cell office:value-type="string" calcext:value-type="string">
            <text:p>(Cliente,Puerto) ('127.0.0.1', 39528) Dato recibido /|1043|147 Resultado 7Horainicio15:40:24Horafinal15:40:44tiempotranscurrido 20.088264942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376) Dato recibido /|1043|147 Resultado 7Horainicio16:42:10Horafinal16:42:30tiempotranscurrido 20.019589901</text:p>
          </table:table-cell>
          <table:table-cell/>
          <table:table-cell office:value-type="string" calcext:value-type="string">
            <text:p>(Cliente,Puerto) ('127.0.0.1', 39822) Dato recibido /|1043|147 Resultado 7Horainicio15:40:24Horafinal15:40:44tiempotranscurrido 20.091551065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368) Dato recibido /|1043|147 Resultado 7Horainicio16:42:10Horafinal16:42:30tiempotranscurrido 20.0198049545</text:p>
          </table:table-cell>
          <table:table-cell/>
          <table:table-cell office:value-type="string" calcext:value-type="string">
            <text:p>(Cliente,Puerto) ('127.0.0.1', 39536) Dato recibido /|1043|147 Resultado 7Horainicio15:40:24Horafinal15:40:44tiempotranscurrido 20.081253051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356) Dato recibido /|1043|147 Resultado 7Horainicio16:42:10Horafinal16:42:30tiempotranscurrido 20.025135994</text:p>
          </table:table-cell>
          <table:table-cell/>
          <table:table-cell office:value-type="string" calcext:value-type="string">
            <text:p>(Cliente,Puerto) ('127.0.0.1', 39824) Dato recibido /|1043|147 Resultado 7Horainicio15:40:24Horafinal15:40:44tiempotranscurrido 20.071557998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354) Dato recibido /|1043|147 Resultado 7Horainicio16:42:10Horafinal16:42:30tiempotranscurrido 20.0258948803</text:p>
          </table:table-cell>
          <table:table-cell/>
          <table:table-cell office:value-type="string" calcext:value-type="string">
            <text:p>(Cliente,Puerto) ('127.0.0.1', 39594) Dato recibido /|1043|147 Resultado 7Horainicio15:40:24Horafinal15:40:44tiempotranscurrido 20.092012882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360) Dato recibido /|1043|147 Resultado 7Horainicio16:42:10Horafinal16:42:30tiempotranscurrido 20.0236849785</text:p>
          </table:table-cell>
          <table:table-cell/>
          <table:table-cell office:value-type="string" calcext:value-type="string">
            <text:p>(Cliente,Puerto) ('127.0.0.1', 39596) Dato recibido /|1043|147 Resultado 7Horainicio15:40:24Horafinal15:40:44tiempotranscurrido 20.092290878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362) Dato recibido /|1043|147 Resultado 7Horainicio16:42:10Horafinal16:42:30tiempotranscurrido 20.0213758945</text:p>
          </table:table-cell>
          <table:table-cell/>
          <table:table-cell office:value-type="string" calcext:value-type="string">
            <text:p>(Cliente,Puerto) ('127.0.0.1', 39936) Dato recibido /|1043|147 Resultado 7Horainicio15:40:24Horafinal15:40:44tiempotranscurrido 20.091742038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370) Dato recibido /|1043|147 Resultado 7Horainicio16:42:10Horafinal16:42:30tiempotranscurrido 20.0200381279</text:p>
          </table:table-cell>
          <table:table-cell/>
          <table:table-cell office:value-type="string" calcext:value-type="string">
            <text:p>(Cliente,Puerto) ('127.0.0.1', 39932) Dato recibido /|1043|147 Resultado 7Horainicio15:40:24Horafinal15:40:44tiempotranscurrido 20.085814952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378) Dato recibido /|1043|147 Resultado 7Horainicio16:42:10Horafinal16:42:30tiempotranscurrido 20.0204689503</text:p>
          </table:table-cell>
          <table:table-cell/>
          <table:table-cell office:value-type="string" calcext:value-type="string">
            <text:p>(Cliente,Puerto) ('127.0.0.1', 40208) Dato recibido /|1043|147 Resultado 7Horainicio15:40:24Horafinal15:40:44tiempotranscurrido 20.09304714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386) Dato recibido /|1043|147 Resultado 7Horainicio16:42:10Horafinal16:42:30tiempotranscurrido 20.018794775</text:p>
          </table:table-cell>
          <table:table-cell/>
          <table:table-cell office:value-type="string" calcext:value-type="string">
            <text:p>(Cliente,Puerto) ('127.0.0.1', 40326) Dato recibido /|1043|147 Resultado 7Horainicio15:40:24Horafinal15:40:45tiempotranscurrido 20.090440988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382) Dato recibido /|1043|147 Resultado 7Horainicio16:42:10Horafinal16:42:30tiempotranscurrido 20.0196051598</text:p>
          </table:table-cell>
          <table:table-cell/>
          <table:table-cell office:value-type="string" calcext:value-type="string">
            <text:p>(Cliente,Puerto) ('127.0.0.1', 40328) Dato recibido /|1043|147 Resultado 7Horainicio15:40:24Horafinal15:40:45tiempotranscurrido 20.093513011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388) Dato recibido /|1043|147 Resultado 7Horainicio16:42:10Horafinal16:42:30tiempotranscurrido 20.0186629295</text:p>
          </table:table-cell>
          <table:table-cell/>
          <table:table-cell office:value-type="string" calcext:value-type="string">
            <text:p>(Cliente,Puerto) ('127.0.0.1', 40330) Dato recibido /|1043|147 Resultado 7Horainicio15:40:25Horafinal15:40:45tiempotranscurrido 20.091773033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374) Dato recibido /|1043|147 Resultado 7Horainicio16:42:10Horafinal16:42:30tiempotranscurrido 20.0188660622</text:p>
          </table:table-cell>
          <table:table-cell/>
          <table:table-cell office:value-type="string" calcext:value-type="string">
            <text:p>(Cliente,Puerto) ('127.0.0.1', 40350) Dato recibido /|1043|147 Resultado 7Horainicio15:40:25Horafinal15:40:45tiempotranscurrido 20.095411062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384) Dato recibido /|1043|147 Resultado 7Horainicio16:42:10Horafinal16:42:30tiempotranscurrido 20.0193591118</text:p>
          </table:table-cell>
          <table:table-cell/>
          <table:table-cell office:value-type="string" calcext:value-type="string">
            <text:p>(Cliente,Puerto) ('127.0.0.1', 40316) Dato recibido /|1043|147 Resultado 7Horainicio15:40:25Horafinal15:40:45tiempotranscurrido 20.073056936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380) Dato recibido /|1043|147 Resultado 7Horainicio16:42:10Horafinal16:42:30tiempotranscurrido 20.0203900337</text:p>
          </table:table-cell>
          <table:table-cell/>
          <table:table-cell office:value-type="string" calcext:value-type="string">
            <text:p>(Cliente,Puerto) ('127.0.0.1', 40348) Dato recibido /|1043|147 Resultado 7Horainicio15:40:25Horafinal15:40:45tiempotranscurrido 20.090779066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396) Dato recibido /|1043|147 Resultado 7Horainicio16:42:10Horafinal16:42:30tiempotranscurrido 20.0175669193</text:p>
          </table:table-cell>
          <table:table-cell/>
          <table:table-cell office:value-type="string" calcext:value-type="string">
            <text:p>(Cliente,Puerto) ('127.0.0.1', 40314) Dato recibido /|1043|147 Resultado 7Horainicio15:40:25Horafinal15:40:45tiempotranscurrido 20.091444015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412) Dato recibido /|1043|147 Resultado 7Horainicio16:42:10Horafinal16:42:30tiempotranscurrido 20.0182750225</text:p>
          </table:table-cell>
          <table:table-cell/>
          <table:table-cell office:value-type="string" calcext:value-type="string">
            <text:p>(Cliente,Puerto) ('127.0.0.1', 39266) Dato recibido /|1043|147 Resultado 7Horainicio15:40:25Horafinal15:40:45tiempotranscurrido 20.070220947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406) Dato recibido /|1043|147 Resultado 7Horainicio16:42:10Horafinal16:42:30tiempotranscurrido 20.0196418762</text:p>
          </table:table-cell>
          <table:table-cell/>
          <table:table-cell office:value-type="string" calcext:value-type="string">
            <text:p>(Cliente,Puerto) ('127.0.0.1', 39286) Dato recibido /|1043|147 Resultado 7Horainicio15:40:25Horafinal15:40:45tiempotranscurrido 20.064944028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394) Dato recibido /|1043|147 Resultado 7Horainicio16:42:10Horafinal16:42:30tiempotranscurrido 20.0183160305</text:p>
          </table:table-cell>
          <table:table-cell/>
          <table:table-cell office:value-type="string" calcext:value-type="string">
            <text:p>(Cliente,Puerto) ('127.0.0.1', 39288) Dato recibido /|1043|147 Resultado 7Horainicio15:40:25Horafinal15:40:45tiempotranscurrido 20.289256095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392) Dato recibido /|1043|147 Resultado 7Horainicio16:42:10Horafinal16:42:30tiempotranscurrido 20.0206980705</text:p>
          </table:table-cell>
          <table:table-cell/>
          <table:table-cell office:value-type="string" calcext:value-type="string">
            <text:p>(Cliente,Puerto) ('127.0.0.1', 39290) Dato recibido /|1043|147 Resultado 7Horainicio15:40:25Horafinal15:40:45tiempotranscurrido 20.065640926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404) Dato recibido /|1043|147 Resultado 7Horainicio16:42:10Horafinal16:42:30tiempotranscurrido 20.0196340084</text:p>
          </table:table-cell>
          <table:table-cell/>
          <table:table-cell office:value-type="string" calcext:value-type="string">
            <text:p>(Cliente,Puerto) ('127.0.0.1', 39304) Dato recibido /|1043|147 Resultado 7Horainicio15:40:25Horafinal15:40:45tiempotranscurrido 20.065016031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410) Dato recibido /|1043|147 Resultado 7Horainicio16:42:10Horafinal16:42:30tiempotranscurrido 20.018201828</text:p>
          </table:table-cell>
          <table:table-cell/>
          <table:table-cell office:value-type="string" calcext:value-type="string">
            <text:p>(Cliente,Puerto) ('127.0.0.1', 39246) Dato recibido /|1043|147 Resultado 7Horainicio15:40:25Horafinal15:40:45tiempotranscurrido 20.077576160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408) Dato recibido /|1043|147 Resultado 7Horainicio16:42:10Horafinal16:42:30tiempotranscurrido 20.0187017918</text:p>
          </table:table-cell>
          <table:table-cell/>
          <table:table-cell office:value-type="string" calcext:value-type="string">
            <text:p>(Cliente,Puerto) ('127.0.0.1', 39322) Dato recibido /|1043|147 Resultado 7Horainicio15:40:25Horafinal15:40:45tiempotranscurrido 20.108103036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400) Dato recibido /|1043|147 Resultado 7Horainicio16:42:10Horafinal16:42:30tiempotranscurrido 20.0205149651</text:p>
          </table:table-cell>
          <table:table-cell/>
          <table:table-cell office:value-type="string" calcext:value-type="string">
            <text:p>(Cliente,Puerto) ('127.0.0.1', 39334) Dato recibido /|1043|147 Resultado 7Horainicio15:40:25Horafinal15:40:46tiempotranscurrido 20.113840818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402) Dato recibido /|1043|147 Resultado 7Horainicio16:42:10Horafinal16:42:30tiempotranscurrido 20.0207359791</text:p>
          </table:table-cell>
          <table:table-cell/>
          <table:table-cell office:value-type="string" calcext:value-type="string">
            <text:p>(Cliente,Puerto) ('127.0.0.1', 39296) Dato recibido /|1043|147 Resultado 7Horainicio15:40:26Horafinal15:40:46tiempotranscurrido 20.09606289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398) Dato recibido /|1043|147 Resultado 7Horainicio16:42:10Horafinal16:42:30tiempotranscurrido 20.0173389912</text:p>
          </table:table-cell>
          <table:table-cell/>
          <table:table-cell office:value-type="string" calcext:value-type="string">
            <text:p>(Cliente,Puerto) ('127.0.0.1', 39308) Dato recibido /|1043|147 Resultado 7Horainicio15:40:26Horafinal15:40:46tiempotranscurrido 20.093065977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390) Dato recibido /|1043|147 Resultado 7Horainicio16:42:10Horafinal16:42:30tiempotranscurrido 20.0185389519</text:p>
          </table:table-cell>
          <table:table-cell/>
          <table:table-cell office:value-type="string" calcext:value-type="string">
            <text:p>(Cliente,Puerto) ('127.0.0.1', 39960) Dato recibido /|1043|147 Resultado 7Horainicio15:40:26Horafinal15:40:46tiempotranscurrido 20.102730989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414) Dato recibido /|1043|147 Resultado 7Horainicio16:42:10Horafinal16:42:30tiempotranscurrido 20.01821208</text:p>
          </table:table-cell>
          <table:table-cell/>
          <table:table-cell office:value-type="string" calcext:value-type="string">
            <text:p>(Cliente,Puerto) ('127.0.0.1', 40074) Dato recibido /|1043|147 Resultado 7Horainicio15:40:26Horafinal15:40:46tiempotranscurrido 20.115159988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416) Dato recibido /|1043|147 Resultado 7Horainicio16:42:10Horafinal16:42:30tiempotranscurrido 20.0178351402</text:p>
          </table:table-cell>
          <table:table-cell/>
          <table:table-cell office:value-type="string" calcext:value-type="string">
            <text:p>(Cliente,Puerto) ('127.0.0.1', 39976) Dato recibido /|1043|147 Resultado 7Horainicio15:40:26Horafinal15:40:46tiempotranscurrido 20.115522861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422) Dato recibido /|1043|147 Resultado 7Horainicio16:42:10Horafinal16:42:30tiempotranscurrido 20.0197598934</text:p>
          </table:table-cell>
          <table:table-cell/>
          <table:table-cell office:value-type="string" calcext:value-type="string">
            <text:p>(Cliente,Puerto) ('127.0.0.1', 39974) Dato recibido /|1043|147 Resultado 7Horainicio15:40:26Horafinal15:40:46tiempotranscurrido 20.097438812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420) Dato recibido /|1043|147 Resultado 7Horainicio16:42:10Horafinal16:42:30tiempotranscurrido 20.020154953</text:p>
          </table:table-cell>
          <table:table-cell/>
          <table:table-cell office:value-type="string" calcext:value-type="string">
            <text:p>(Cliente,Puerto) ('127.0.0.1', 40076) Dato recibido /|1043|147 Resultado 7Horainicio15:40:26Horafinal15:40:46tiempotranscurrido 20.132921934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418) Dato recibido /|1043|147 Resultado 7Horainicio16:42:10Horafinal16:42:30tiempotranscurrido 20.0206639767</text:p>
          </table:table-cell>
          <table:table-cell/>
          <table:table-cell office:value-type="string" calcext:value-type="string">
            <text:p>(Cliente,Puerto) ('127.0.0.1', 40362) Dato recibido /|1043|147 Resultado 7Horainicio15:40:26Horafinal15:40:46tiempotranscurrido 20.147257089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424) Dato recibido /|1043|147 Resultado 7Horainicio16:42:10Horafinal16:42:30tiempotranscurrido 20.0197491646</text:p>
          </table:table-cell>
          <table:table-cell/>
          <table:table-cell office:value-type="string" calcext:value-type="string">
            <text:p>(Cliente,Puerto) ('127.0.0.1', 39432) Dato recibido /|1043|147 Resultado 7Horainicio15:40:26Horafinal15:40:46tiempotranscurrido 20.086549043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428) Dato recibido /|1043|147 Resultado 7Horainicio16:42:10Horafinal16:42:30tiempotranscurrido 20.0195271969</text:p>
          </table:table-cell>
          <table:table-cell/>
          <table:table-cell office:value-type="string" calcext:value-type="string">
            <text:p>(Cliente,Puerto) ('127.0.0.1', 39442) Dato recibido /|1043|147 Resultado 7Horainicio15:40:26Horafinal15:40:46tiempotranscurrido 20.088029146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426) Dato recibido /|1043|147 Resultado 7Horainicio16:42:10Horafinal16:42:30tiempotranscurrido 20.0215070248</text:p>
          </table:table-cell>
          <table:table-cell/>
          <table:table-cell office:value-type="string" calcext:value-type="string">
            <text:p>(Cliente,Puerto) ('127.0.0.1', 40492) Dato recibido /|1043|147 Resultado 7Horainicio15:40:26Horafinal15:40:46tiempotranscurrido 20.081360101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430) Dato recibido /|1043|147 Resultado 7Horainicio16:42:10Horafinal16:42:30tiempotranscurrido 20.0197789669</text:p>
          </table:table-cell>
          <table:table-cell/>
          <table:table-cell office:value-type="string" calcext:value-type="string">
            <text:p>(Cliente,Puerto) ('127.0.0.1', 40364) Dato recibido /|1043|147 Resultado 7Horainicio15:40:26Horafinal15:40:46tiempotranscurrido 20.087200880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434) Dato recibido /|1043|147 Resultado 7Horainicio16:42:10Horafinal16:42:30tiempotranscurrido 20.0201070309</text:p>
          </table:table-cell>
          <table:table-cell/>
          <table:table-cell office:value-type="string" calcext:value-type="string">
            <text:p>(Cliente,Puerto) ('127.0.0.1', 40356) Dato recibido /|1043|147 Resultado 7Horainicio15:40:26Horafinal15:40:47tiempotranscurrido 20.092831134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436) Dato recibido /|1043|147 Resultado 7Horainicio16:42:10Horafinal16:42:30tiempotranscurrido 20.0196199417</text:p>
          </table:table-cell>
          <table:table-cell/>
          <table:table-cell office:value-type="string" calcext:value-type="string">
            <text:p>(Cliente,Puerto) ('127.0.0.1', 40426) Dato recibido /|1043|147 Resultado 7Horainicio15:40:26Horafinal15:40:47tiempotranscurrido 20.067564010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432) Dato recibido /|1043|147 Resultado 7Horainicio16:42:10Horafinal16:42:30tiempotranscurrido 20.021928072</text:p>
          </table:table-cell>
          <table:table-cell/>
          <table:table-cell office:value-type="string" calcext:value-type="string">
            <text:p>(Cliente,Puerto) ('127.0.0.1', 40594) Dato recibido /|1043|147 Resultado 7Horainicio15:40:27Horafinal15:40:47tiempotranscurrido 20.05082511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440) Dato recibido /|1043|147 Resultado 7Horainicio16:42:10Horafinal16:42:30tiempotranscurrido 20.0208170414</text:p>
          </table:table-cell>
          <table:table-cell/>
          <table:table-cell office:value-type="string" calcext:value-type="string">
            <text:p>(Cliente,Puerto) ('127.0.0.1', 40590) Dato recibido /|1043|147 Resultado 7Horainicio15:40:27Horafinal15:40:47tiempotranscurrido 20.073086023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438) Dato recibido /|1043|147 Resultado 7Horainicio16:42:10Horafinal16:42:30tiempotranscurrido 20.0215210915</text:p>
          </table:table-cell>
          <table:table-cell/>
          <table:table-cell office:value-type="string" calcext:value-type="string">
            <text:p>(Cliente,Puerto) ('127.0.0.1', 40490) Dato recibido /|1043|147 Resultado 7Horainicio15:40:27Horafinal15:40:47tiempotranscurrido 20.083467960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442) Dato recibido /|1043|147 Resultado 7Horainicio16:42:10Horafinal16:42:30tiempotranscurrido 20.0207920074</text:p>
          </table:table-cell>
          <table:table-cell/>
          <table:table-cell office:value-type="string" calcext:value-type="string">
            <text:p>(Cliente,Puerto) ('127.0.0.1', 40592) Dato recibido /|1043|147 Resultado 7Horainicio15:40:27Horafinal15:40:47tiempotranscurrido 20.078923940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456) Dato recibido /|1043|147 Resultado 7Horainicio16:42:10Horafinal16:42:30tiempotranscurrido 20.0166490078</text:p>
          </table:table-cell>
          <table:table-cell/>
          <table:table-cell office:value-type="string" calcext:value-type="string">
            <text:p>(Cliente,Puerto) ('127.0.0.1', 40176) Dato recibido /|1043|147 Resultado 7Horainicio15:40:27Horafinal15:40:47tiempotranscurrido 20.074075937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446) Dato recibido /|1043|147 Resultado 7Horainicio16:42:10Horafinal16:42:30tiempotranscurrido 20.0209960938</text:p>
          </table:table-cell>
          <table:table-cell/>
          <table:table-cell office:value-type="string" calcext:value-type="string">
            <text:p>(Cliente,Puerto) ('127.0.0.1', 40286) Dato recibido /|1043|147 Resultado 7Horainicio15:40:27Horafinal15:40:47tiempotranscurrido 20.068859100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452) Dato recibido /|1043|147 Resultado 7Horainicio16:42:10Horafinal16:42:30tiempotranscurrido 20.0187280178</text:p>
          </table:table-cell>
          <table:table-cell/>
          <table:table-cell office:value-type="string" calcext:value-type="string">
            <text:p>(Cliente,Puerto) ('127.0.0.1', 39354) Dato recibido /|1043|147 Resultado 7Horainicio15:40:27Horafinal15:40:47tiempotranscurrido 20.074427127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444) Dato recibido /|1043|147 Resultado 7Horainicio16:42:10Horafinal16:42:30tiempotranscurrido 20.021903038</text:p>
          </table:table-cell>
          <table:table-cell/>
          <table:table-cell office:value-type="string" calcext:value-type="string">
            <text:p>(Cliente,Puerto) ('127.0.0.1', 40274) Dato recibido /|1043|147 Resultado 7Horainicio15:40:27Horafinal15:40:47tiempotranscurrido 20.071845054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448) Dato recibido /|1043|147 Resultado 7Horainicio16:42:10Horafinal16:42:30tiempotranscurrido 20.0226528645</text:p>
          </table:table-cell>
          <table:table-cell/>
          <table:table-cell office:value-type="string" calcext:value-type="string">
            <text:p>(Cliente,Puerto) ('127.0.0.1', 40434) Dato recibido /|1043|147 Resultado 7Horainicio15:40:27Horafinal15:40:47tiempotranscurrido 20.06252503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450) Dato recibido /|1043|147 Resultado 7Horainicio16:42:10Horafinal16:42:30tiempotranscurrido 20.0217161179</text:p>
          </table:table-cell>
          <table:table-cell/>
          <table:table-cell office:value-type="string" calcext:value-type="string">
            <text:p>(Cliente,Puerto) ('127.0.0.1', 40174) Dato recibido /|1043|147 Resultado 7Horainicio15:40:27Horafinal15:40:47tiempotranscurrido 20.071622133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460) Dato recibido /|1043|147 Resultado 7Horainicio16:42:10Horafinal16:42:30tiempotranscurrido 20.019797802</text:p>
          </table:table-cell>
          <table:table-cell/>
          <table:table-cell office:value-type="string" calcext:value-type="string">
            <text:p>(Cliente,Puerto) ('127.0.0.1', 40048) Dato recibido /|1043|147 Resultado 7Horainicio15:40:27Horafinal15:40:47tiempotranscurrido 20.068654060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476) Dato recibido /|1043|147 Resultado 7Horainicio16:42:10Horafinal16:42:30tiempotranscurrido 20.0173301697</text:p>
          </table:table-cell>
          <table:table-cell/>
          <table:table-cell office:value-type="string" calcext:value-type="string">
            <text:p>(Cliente,Puerto) ('127.0.0.1', 40046) Dato recibido /|1043|147 Resultado 7Horainicio15:40:27Horafinal15:40:47tiempotranscurrido 20.052645921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480) Dato recibido /|1043|147 Resultado 7Horainicio16:42:10Horafinal16:42:30tiempotranscurrido 20.0167839527</text:p>
          </table:table-cell>
          <table:table-cell/>
          <table:table-cell office:value-type="string" calcext:value-type="string">
            <text:p>(Cliente,Puerto) ('127.0.0.1', 40044) Dato recibido /|1043|147 Resultado 7Horainicio15:40:27Horafinal15:40:47tiempotranscurrido 20.045158147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474) Dato recibido /|1043|147 Resultado 7Horainicio16:42:10Horafinal16:42:30tiempotranscurrido 20.0178890228</text:p>
          </table:table-cell>
          <table:table-cell/>
          <table:table-cell office:value-type="string" calcext:value-type="string">
            <text:p>(Cliente,Puerto) ('127.0.0.1', 40038) Dato recibido /|1043|147 Resultado 7Horainicio15:40:27Horafinal15:40:47tiempotranscurrido 20.076063871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472) Dato recibido /|1043|147 Resultado 7Horainicio16:42:10Horafinal16:42:30tiempotranscurrido 20.0181770325</text:p>
          </table:table-cell>
          <table:table-cell/>
          <table:table-cell office:value-type="string" calcext:value-type="string">
            <text:p>(Cliente,Puerto) ('127.0.0.1', 40040) Dato recibido /|1043|147 Resultado 7Horainicio15:40:27Horafinal15:40:47tiempotranscurrido 20.073889017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468) Dato recibido /|1043|147 Resultado 7Horainicio16:42:10Horafinal16:42:30tiempotranscurrido 20.0188138485</text:p>
          </table:table-cell>
          <table:table-cell/>
          <table:table-cell office:value-type="string" calcext:value-type="string">
            <text:p>(Cliente,Puerto) ('127.0.0.1', 40206) Dato recibido /|1043|147 Resultado 7Horainicio15:40:27Horafinal15:40:47tiempotranscurrido 20.066425800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466) Dato recibido /|1043|147 Resultado 7Horainicio16:42:10Horafinal16:42:30tiempotranscurrido 20.0192759037</text:p>
          </table:table-cell>
          <table:table-cell/>
          <table:table-cell office:value-type="string" calcext:value-type="string">
            <text:p>(Cliente,Puerto) ('127.0.0.1', 40282) Dato recibido /|1043|147 Resultado 7Horainicio15:40:27Horafinal15:40:47tiempotranscurrido 20.07194781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454) Dato recibido /|1043|147 Resultado 7Horainicio16:42:10Horafinal16:42:30tiempotranscurrido 20.0220310688</text:p>
          </table:table-cell>
          <table:table-cell/>
          <table:table-cell office:value-type="string" calcext:value-type="string">
            <text:p>(Cliente,Puerto) ('127.0.0.1', 40438) Dato recibido /|1043|147 Resultado 7Horainicio15:40:27Horafinal15:40:47tiempotranscurrido 20.068681001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470) Dato recibido /|1043|147 Resultado 7Horainicio16:42:10Horafinal16:42:30tiempotranscurrido 20.0187680721</text:p>
          </table:table-cell>
          <table:table-cell/>
          <table:table-cell office:value-type="string" calcext:value-type="string">
            <text:p>(Cliente,Puerto) ('127.0.0.1', 40278) Dato recibido /|1043|147 Resultado 7Horainicio15:40:27Horafinal15:40:47tiempotranscurrido 20.061570882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490) Dato recibido /|1043|147 Resultado 7Horainicio16:42:10Horafinal16:42:30tiempotranscurrido 20.0192680359</text:p>
          </table:table-cell>
          <table:table-cell/>
          <table:table-cell office:value-type="string" calcext:value-type="string">
            <text:p>(Cliente,Puerto) ('127.0.0.1', 39306) Dato recibido /|1043|147 Resultado 7Horainicio15:40:27Horafinal15:40:47tiempotranscurrido 20.063097953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482) Dato recibido /|1043|147 Resultado 7Horainicio16:42:10Horafinal16:42:30tiempotranscurrido 20.0204880238</text:p>
          </table:table-cell>
          <table:table-cell/>
          <table:table-cell office:value-type="string" calcext:value-type="string">
            <text:p>(Cliente,Puerto) ('127.0.0.1', 39314) Dato recibido /|1043|147 Resultado 7Horainicio15:40:27Horafinal15:40:47tiempotranscurrido 20.060475826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488) Dato recibido /|1043|147 Resultado 7Horainicio16:42:10Horafinal16:42:30tiempotranscurrido 20.0202970505</text:p>
          </table:table-cell>
          <table:table-cell/>
          <table:table-cell office:value-type="string" calcext:value-type="string">
            <text:p>(Cliente,Puerto) ('127.0.0.1', 39320) Dato recibido /|1043|147 Resultado 7Horainicio15:40:27Horafinal15:40:47tiempotranscurrido 20.074057817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484) Dato recibido /|1043|147 Resultado 7Horainicio16:42:10Horafinal16:42:30tiempotranscurrido 20.0203928947</text:p>
          </table:table-cell>
          <table:table-cell/>
          <table:table-cell office:value-type="string" calcext:value-type="string">
            <text:p>(Cliente,Puerto) ('127.0.0.1', 39272) Dato recibido /|1043|147 Resultado 7Horainicio15:40:27Horafinal15:40:47tiempotranscurrido 20.063818931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492) Dato recibido /|1043|147 Resultado 7Horainicio16:42:10Horafinal16:42:30tiempotranscurrido 20.0193679333</text:p>
          </table:table-cell>
          <table:table-cell/>
          <table:table-cell office:value-type="string" calcext:value-type="string">
            <text:p>(Cliente,Puerto) ('127.0.0.1', 39292) Dato recibido /|1043|147 Resultado 7Horainicio15:40:27Horafinal15:40:48tiempotranscurrido 20.066605091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486) Dato recibido /|1043|147 Resultado 7Horainicio16:42:10Horafinal16:42:30tiempotranscurrido 20.0202651024</text:p>
          </table:table-cell>
          <table:table-cell/>
          <table:table-cell office:value-type="string" calcext:value-type="string">
            <text:p>(Cliente,Puerto) ('127.0.0.1', 39310) Dato recibido /|1043|147 Resultado 7Horainicio15:40:28Horafinal15:40:48tiempotranscurrido 20.049459934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464) Dato recibido /|1043|147 Resultado 7Horainicio16:42:10Horafinal16:42:30tiempotranscurrido 20.0232799053</text:p>
          </table:table-cell>
          <table:table-cell/>
          <table:table-cell office:value-type="string" calcext:value-type="string">
            <text:p>(Cliente,Puerto) ('127.0.0.1', 39330) Dato recibido /|1043|147 Resultado 7Horainicio15:40:28Horafinal15:40:48tiempotranscurrido 20.06276488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462) Dato recibido /|1043|147 Resultado 7Horainicio16:42:10Horafinal16:42:30tiempotranscurrido 20.0242640972</text:p>
          </table:table-cell>
          <table:table-cell/>
          <table:table-cell office:value-type="string" calcext:value-type="string">
            <text:p>(Cliente,Puerto) ('127.0.0.1', 39336) Dato recibido /|1043|147 Resultado 7Horainicio15:40:28Horafinal15:40:48tiempotranscurrido 20.061820983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458) Dato recibido /|1043|147 Resultado 7Horainicio16:42:10Horafinal16:42:30tiempotranscurrido 20.0250220299</text:p>
          </table:table-cell>
          <table:table-cell/>
          <table:table-cell office:value-type="string" calcext:value-type="string">
            <text:p>(Cliente,Puerto) ('127.0.0.1', 39338) Dato recibido /|1043|147 Resultado 7Horainicio15:40:28Horafinal15:40:48tiempotranscurrido 20.063317060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478) Dato recibido /|1043|147 Resultado 7Horainicio16:42:10Horafinal16:42:30tiempotranscurrido 20.0219130516</text:p>
          </table:table-cell>
          <table:table-cell/>
          <table:table-cell office:value-type="string" calcext:value-type="string">
            <text:p>(Cliente,Puerto) ('127.0.0.1', 39340) Dato recibido /|1043|147 Resultado 7Horainicio15:40:28Horafinal15:40:48tiempotranscurrido 20.058141946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722) Dato recibido /|1043|147 Resultado 7Horainicio16:42:11Horafinal16:42:31tiempotranscurrido 20.0135908127</text:p>
          </table:table-cell>
          <table:table-cell/>
          <table:table-cell office:value-type="string" calcext:value-type="string">
            <text:p>(Cliente,Puerto) ('127.0.0.1', 39408) Dato recibido /|1043|147 Resultado 7Horainicio15:40:28Horafinal15:40:48tiempotranscurrido 20.075590848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726) Dato recibido /|1043|147 Resultado 7Horainicio16:42:11Horafinal16:42:31tiempotranscurrido 20.018020153</text:p>
          </table:table-cell>
          <table:table-cell/>
          <table:table-cell office:value-type="string" calcext:value-type="string">
            <text:p>(Cliente,Puerto) ('127.0.0.1', 39436) Dato recibido /|1043|147 Resultado 7Horainicio15:40:28Horafinal15:40:48tiempotranscurrido 20.072526931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732) Dato recibido /|1043|147 Resultado 7Horainicio16:42:11Horafinal16:42:31tiempotranscurrido 20.0220899582</text:p>
          </table:table-cell>
          <table:table-cell/>
          <table:table-cell office:value-type="string" calcext:value-type="string">
            <text:p>(Cliente,Puerto) ('127.0.0.1', 39402) Dato recibido /|1043|147 Resultado 7Horainicio15:40:28Horafinal15:40:48tiempotranscurrido 20.055456161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746) Dato recibido /|1043|147 Resultado 7Horainicio16:42:11Horafinal16:42:31tiempotranscurrido 20.022012949</text:p>
          </table:table-cell>
          <table:table-cell/>
          <table:table-cell office:value-type="string" calcext:value-type="string">
            <text:p>(Cliente,Puerto) ('127.0.0.1', 40090) Dato recibido /|1043|147 Resultado 7Horainicio15:40:28Horafinal15:40:48tiempotranscurrido 20.058098077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728) Dato recibido /|1043|147 Resultado 7Horainicio16:42:11Horafinal16:42:31tiempotranscurrido 20.0207788944</text:p>
          </table:table-cell>
          <table:table-cell/>
          <table:table-cell office:value-type="string" calcext:value-type="string">
            <text:p>(Cliente,Puerto) ('127.0.0.1', 39980) Dato recibido /|1043|147 Resultado 7Horainicio15:40:28Horafinal15:40:48tiempotranscurrido 20.08922004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744) Dato recibido /|1043|147 Resultado 7Horainicio16:42:11Horafinal16:42:31tiempotranscurrido 20.0223538876</text:p>
          </table:table-cell>
          <table:table-cell/>
          <table:table-cell office:value-type="string" calcext:value-type="string">
            <text:p>(Cliente,Puerto) ('127.0.0.1', 39982) Dato recibido /|1043|147 Resultado 7Horainicio15:40:28Horafinal15:40:48tiempotranscurrido 20.062706947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720) Dato recibido /|1043|147 Resultado 7Horainicio16:42:11Horafinal16:42:31tiempotranscurrido 20.019931078</text:p>
          </table:table-cell>
          <table:table-cell/>
          <table:table-cell office:value-type="string" calcext:value-type="string">
            <text:p>(Cliente,Puerto) ('127.0.0.1', 40378) Dato recibido /|1043|147 Resultado 7Horainicio15:40:28Horafinal15:40:48tiempotranscurrido 20.054836988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706) Dato recibido /|1043|147 Resultado 7Horainicio16:42:11Horafinal16:42:31tiempotranscurrido 20.0189979076</text:p>
          </table:table-cell>
          <table:table-cell/>
          <table:table-cell office:value-type="string" calcext:value-type="string">
            <text:p>(Cliente,Puerto) ('127.0.0.1', 40430) Dato recibido /|1043|147 Resultado 7Horainicio15:40:28Horafinal15:40:48tiempotranscurrido 20.07018208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718) Dato recibido /|1043|147 Resultado 7Horainicio16:42:11Horafinal16:42:31tiempotranscurrido 20.0221619606</text:p>
          </table:table-cell>
          <table:table-cell/>
          <table:table-cell office:value-type="string" calcext:value-type="string">
            <text:p>(Cliente,Puerto) ('127.0.0.1', 40432) Dato recibido /|1043|147 Resultado 7Horainicio15:40:28Horafinal15:40:48tiempotranscurrido 20.0598149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742) Dato recibido /|1043|147 Resultado 7Horainicio16:42:11Horafinal16:42:31tiempotranscurrido 20.0216221809</text:p>
          </table:table-cell>
          <table:table-cell/>
          <table:table-cell office:value-type="string" calcext:value-type="string">
            <text:p>(Cliente,Puerto) ('127.0.0.1', 40036) Dato recibido /|1043|147 Resultado 7Horainicio15:40:28Horafinal15:40:48tiempotranscurrido 20.061237096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708) Dato recibido /|1043|147 Resultado 7Horainicio16:42:11Horafinal16:42:31tiempotranscurrido 20.0199761391</text:p>
          </table:table-cell>
          <table:table-cell/>
          <table:table-cell office:value-type="string" calcext:value-type="string">
            <text:p>(Cliente,Puerto) ('127.0.0.1', 40276) Dato recibido /|1043|147 Resultado 7Horainicio15:40:28Horafinal15:40:48tiempotranscurrido 20.079921960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716) Dato recibido /|1043|147 Resultado 7Horainicio16:42:11Horafinal16:42:31tiempotranscurrido 20.0194680691</text:p>
          </table:table-cell>
          <table:table-cell/>
          <table:table-cell office:value-type="string" calcext:value-type="string">
            <text:p>(Cliente,Puerto) ('127.0.0.1', 40436) Dato recibido /|1043|147 Resultado 7Horainicio15:40:28Horafinal15:40:48tiempotranscurrido 20.079436063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738) Dato recibido /|1043|147 Resultado 7Horainicio16:42:11Horafinal16:42:31tiempotranscurrido 20.0201900005</text:p>
          </table:table-cell>
          <table:table-cell/>
          <table:table-cell office:value-type="string" calcext:value-type="string">
            <text:p>(Cliente,Puerto) ('127.0.0.1', 40302) Dato recibido /|1043|147 Resultado 7Horainicio15:40:28Horafinal15:40:48tiempotranscurrido 20.057953834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734) Dato recibido /|1043|147 Resultado 7Horainicio16:42:11Horafinal16:42:31tiempotranscurrido 20.01989007</text:p>
          </table:table-cell>
          <table:table-cell/>
          <table:table-cell office:value-type="string" calcext:value-type="string">
            <text:p>(Cliente,Puerto) ('127.0.0.1', 39376) Dato recibido /|1043|147 Resultado 7Horainicio15:40:28Horafinal15:40:49tiempotranscurrido 20.056246995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740) Dato recibido /|1043|147 Resultado 7Horainicio16:42:11Horafinal16:42:31tiempotranscurrido 20.0191590786</text:p>
          </table:table-cell>
          <table:table-cell/>
          <table:table-cell office:value-type="string" calcext:value-type="string">
            <text:p>(Cliente,Puerto) ('127.0.0.1', 39374) Dato recibido /|1043|147 Resultado 7Horainicio15:40:28Horafinal15:40:49tiempotranscurrido 20.053554058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698) Dato recibido /|1043|147 Resultado 7Horainicio16:42:11Horafinal16:42:31tiempotranscurrido 20.0182340145</text:p>
          </table:table-cell>
          <table:table-cell/>
          <table:table-cell office:value-type="string" calcext:value-type="string">
            <text:p>(Cliente,Puerto) ('127.0.0.1', 39378) Dato recibido /|1043|147 Resultado 7Horainicio15:40:29Horafinal15:40:49tiempotranscurrido 20.05487012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730) Dato recibido /|1043|147 Resultado 7Horainicio16:42:11Horafinal16:42:31tiempotranscurrido 20.0176451206</text:p>
          </table:table-cell>
          <table:table-cell/>
          <table:table-cell office:value-type="string" calcext:value-type="string">
            <text:p>(Cliente,Puerto) ('127.0.0.1', 39384) Dato recibido /|1043|147 Resultado 7Horainicio15:40:29Horafinal15:40:49tiempotranscurrido 20.06313395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694) Dato recibido /|1043|147 Resultado 7Horainicio16:42:11Horafinal16:42:31tiempotranscurrido 20.0187308788</text:p>
          </table:table-cell>
          <table:table-cell/>
          <table:table-cell office:value-type="string" calcext:value-type="string">
            <text:p>(Cliente,Puerto) ('127.0.0.1', 39390) Dato recibido /|1043|147 Resultado 7Horainicio15:40:29Horafinal15:40:49tiempotranscurrido 20.059811115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696) Dato recibido /|1043|147 Resultado 7Horainicio16:42:11Horafinal16:42:31tiempotranscurrido 20.0195600986</text:p>
          </table:table-cell>
          <table:table-cell/>
          <table:table-cell office:value-type="string" calcext:value-type="string">
            <text:p>(Cliente,Puerto) ('127.0.0.1', 39352) Dato recibido /|1043|147 Resultado 7Horainicio15:40:29Horafinal15:40:49tiempotranscurrido 20.05465102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704) Dato recibido /|1043|147 Resultado 7Horainicio16:42:11Horafinal16:42:31tiempotranscurrido 20.0197868347</text:p>
          </table:table-cell>
          <table:table-cell/>
          <table:table-cell office:value-type="string" calcext:value-type="string">
            <text:p>(Cliente,Puerto) ('127.0.0.1', 39424) Dato recibido /|1043|147 Resultado 7Horainicio15:40:29Horafinal15:40:49tiempotranscurrido 20.058905124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736) Dato recibido /|1043|147 Resultado 7Horainicio16:42:11Horafinal16:42:31tiempotranscurrido 20.020305872</text:p>
          </table:table-cell>
          <table:table-cell/>
          <table:table-cell office:value-type="string" calcext:value-type="string">
            <text:p>(Cliente,Puerto) ('127.0.0.1', 39350) Dato recibido /|1043|147 Resultado 7Horainicio15:40:29Horafinal15:40:49tiempotranscurrido 20.05426883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714) Dato recibido /|1043|147 Resultado 7Horainicio16:42:11Horafinal16:42:31tiempotranscurrido 20.0201401711</text:p>
          </table:table-cell>
          <table:table-cell/>
          <table:table-cell office:value-type="string" calcext:value-type="string">
            <text:p>(Cliente,Puerto) ('127.0.0.1', 39398) Dato recibido /|1043|147 Resultado 7Horainicio15:40:29Horafinal15:40:49tiempotranscurrido 20.050858020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700) Dato recibido /|1043|147 Resultado 7Horainicio16:42:11Horafinal16:42:31tiempotranscurrido 20.0187189579</text:p>
          </table:table-cell>
          <table:table-cell/>
          <table:table-cell office:value-type="string" calcext:value-type="string">
            <text:p>(Cliente,Puerto) ('127.0.0.1', 39426) Dato recibido /|1043|147 Resultado 7Horainicio15:40:29Horafinal15:40:49tiempotranscurrido 20.055864810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692) Dato recibido /|1043|147 Resultado 7Horainicio16:42:11Horafinal16:42:31tiempotranscurrido 20.0175209045</text:p>
          </table:table-cell>
          <table:table-cell/>
          <table:table-cell office:value-type="string" calcext:value-type="string">
            <text:p>(Cliente,Puerto) ('127.0.0.1', 39400) Dato recibido /|1043|147 Resultado 7Horainicio15:40:29Horafinal15:40:49tiempotranscurrido 20.056099891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702) Dato recibido /|1043|147 Resultado 7Horainicio16:42:11Horafinal16:42:31tiempotranscurrido 20.0188360214</text:p>
          </table:table-cell>
          <table:table-cell/>
          <table:table-cell office:value-type="string" calcext:value-type="string">
            <text:p>(Cliente,Puerto) ('127.0.0.1', 39444) Dato recibido /|1043|147 Resultado 7Horainicio15:40:29Horafinal15:40:49tiempotranscurrido 20.057657957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710) Dato recibido /|1043|147 Resultado 7Horainicio16:42:11Horafinal16:42:31tiempotranscurrido 20.0195291042</text:p>
          </table:table-cell>
          <table:table-cell/>
          <table:table-cell office:value-type="string" calcext:value-type="string">
            <text:p>(Cliente,Puerto) ('127.0.0.1', 39418) Dato recibido /|1043|147 Resultado 7Horainicio15:40:29Horafinal15:40:49tiempotranscurrido 20.042098045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724) Dato recibido /|1043|147 Resultado 7Horainicio16:42:11Horafinal16:42:31tiempotranscurrido 20.0210590363</text:p>
          </table:table-cell>
          <table:table-cell/>
          <table:table-cell office:value-type="string" calcext:value-type="string">
            <text:p>(Cliente,Puerto) ('127.0.0.1', 40034) Dato recibido /|1043|147 Resultado 7Horainicio15:40:29Horafinal15:40:49tiempotranscurrido 20.049011945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712) Dato recibido /|1043|147 Resultado 7Horainicio16:42:11Horafinal16:42:31tiempotranscurrido 20.0198349953</text:p>
          </table:table-cell>
          <table:table-cell/>
          <table:table-cell office:value-type="string" calcext:value-type="string">
            <text:p>(Cliente,Puerto) ('127.0.0.1', 40032) Dato recibido /|1043|147 Resultado 7Horainicio15:40:29Horafinal15:40:49tiempotranscurrido 20.0559599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690) Dato recibido /|1043|147 Resultado 7Horainicio16:42:11Horafinal16:42:31tiempotranscurrido 20.0206849575</text:p>
          </table:table-cell>
          <table:table-cell/>
          <table:table-cell office:value-type="string" calcext:value-type="string">
            <text:p>(Cliente,Puerto) ('127.0.0.1', 40308) Dato recibido /|1043|147 Resultado 7Horainicio15:40:29Horafinal15:40:49tiempotranscurrido 20.047840118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952) Dato recibido /|1043|147 Resultado 7Horainicio16:42:11Horafinal16:42:31tiempotranscurrido 20.004997015</text:p>
          </table:table-cell>
          <table:table-cell/>
          <table:table-cell office:value-type="string" calcext:value-type="string">
            <text:p>(Cliente,Puerto) ('127.0.0.1', 40304) Dato recibido /|1043|147 Resultado 7Horainicio15:40:29Horafinal15:40:49tiempotranscurrido 20.047008037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934) Dato recibido /|1043|147 Resultado 7Horainicio16:42:11Horafinal16:42:31tiempotranscurrido 20.0029640198</text:p>
          </table:table-cell>
          <table:table-cell/>
          <table:table-cell office:value-type="string" calcext:value-type="string">
            <text:p>(Cliente,Puerto) ('127.0.0.1', 40442) Dato recibido /|1043|147 Resultado 7Horainicio15:40:29Horafinal15:40:49tiempotranscurrido 20.04516506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944) Dato recibido /|1043|147 Resultado 7Horainicio16:42:11Horafinal16:42:31tiempotranscurrido 20.0042510033</text:p>
          </table:table-cell>
          <table:table-cell/>
          <table:table-cell office:value-type="string" calcext:value-type="string">
            <text:p>(Cliente,Puerto) ('127.0.0.1', 40416) Dato recibido /|1043|147 Resultado 7Horainicio15:40:29Horafinal15:40:49tiempotranscurrido 20.052162885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930) Dato recibido /|1043|147 Resultado 7Horainicio16:42:11Horafinal16:42:31tiempotranscurrido 20.004529953</text:p>
          </table:table-cell>
          <table:table-cell/>
          <table:table-cell office:value-type="string" calcext:value-type="string">
            <text:p>(Cliente,Puerto) ('127.0.0.1', 40298) Dato recibido /|1043|147 Resultado 7Horainicio15:40:29Horafinal15:40:49tiempotranscurrido 20.06263899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926) Dato recibido /|1043|147 Resultado 7Horainicio16:42:11Horafinal16:42:31tiempotranscurrido 20.003467083</text:p>
          </table:table-cell>
          <table:table-cell/>
          <table:table-cell office:value-type="string" calcext:value-type="string">
            <text:p>(Cliente,Puerto) ('127.0.0.1', 40424) Dato recibido /|1043|147 Resultado 7Horainicio15:40:29Horafinal15:40:49tiempotranscurrido 20.052018880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936) Dato recibido /|1043|147 Resultado 7Horainicio16:42:11Horafinal16:42:31tiempotranscurrido 20.0056231022</text:p>
          </table:table-cell>
          <table:table-cell/>
          <table:table-cell office:value-type="string" calcext:value-type="string">
            <text:p>(Cliente,Puerto) ('127.0.0.1', 40288) Dato recibido /|1043|147 Resultado 7Horainicio15:40:29Horafinal15:40:49tiempotranscurrido 20.047193050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890) Dato recibido /|1043|147 Resultado 7Horainicio16:42:11Horafinal16:42:31tiempotranscurrido 20.0102660656</text:p>
          </table:table-cell>
          <table:table-cell/>
          <table:table-cell office:value-type="string" calcext:value-type="string">
            <text:p>(Cliente,Puerto) ('127.0.0.1', 40290) Dato recibido /|1043|147 Resultado 7Horainicio15:40:29Horafinal15:40:49tiempotranscurrido 20.058511972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960) Dato recibido /|1043|147 Resultado 7Horainicio16:42:11Horafinal16:42:31tiempotranscurrido 20.0180199146</text:p>
          </table:table-cell>
          <table:table-cell/>
          <table:table-cell office:value-type="string" calcext:value-type="string">
            <text:p>(Cliente,Puerto) ('127.0.0.1', 40280) Dato recibido /|1043|147 Resultado 7Horainicio15:40:29Horafinal15:40:49tiempotranscurrido 20.049953937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972) Dato recibido /|1043|147 Resultado 7Horainicio16:42:11Horafinal16:42:31tiempotranscurrido 20.0194730759</text:p>
          </table:table-cell>
          <table:table-cell/>
          <table:table-cell office:value-type="string" calcext:value-type="string">
            <text:p>(Cliente,Puerto) ('127.0.0.1', 40354) Dato recibido /|1043|147 Resultado 7Horainicio15:40:29Horafinal15:40:49tiempotranscurrido 20.061523914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958) Dato recibido /|1043|147 Resultado 7Horainicio16:42:11Horafinal16:42:31tiempotranscurrido 20.0186510086</text:p>
          </table:table-cell>
          <table:table-cell/>
          <table:table-cell office:value-type="string" calcext:value-type="string">
            <text:p>(Cliente,Puerto) ('127.0.0.1', 40266) Dato recibido /|1043|147 Resultado 7Horainicio15:40:29Horafinal15:40:50tiempotranscurrido 20.067106008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956) Dato recibido /|1043|147 Resultado 7Horainicio16:42:11Horafinal16:42:31tiempotranscurrido 20.0192739964</text:p>
          </table:table-cell>
          <table:table-cell/>
          <table:table-cell office:value-type="string" calcext:value-type="string">
            <text:p>(Cliente,Puerto) ('127.0.0.1', 40444) Dato recibido /|1043|147 Resultado 7Horainicio15:40:29Horafinal15:40:50tiempotranscurrido 20.048764944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964) Dato recibido /|1043|147 Resultado 7Horainicio16:42:11Horafinal16:42:31tiempotranscurrido 20.0220549107</text:p>
          </table:table-cell>
          <table:table-cell/>
          <table:table-cell office:value-type="string" calcext:value-type="string">
            <text:p>(Cliente,Puerto) ('127.0.0.1', 40294) Dato recibido /|1043|147 Resultado 7Horainicio15:40:30Horafinal15:40:50tiempotranscurrido 20.049804925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954) Dato recibido /|1043|147 Resultado 7Horainicio16:42:11Horafinal16:42:31tiempotranscurrido 20.0171310902</text:p>
          </table:table-cell>
          <table:table-cell/>
          <table:table-cell office:value-type="string" calcext:value-type="string">
            <text:p>(Cliente,Puerto) ('127.0.0.1', 40262) Dato recibido /|1043|147 Resultado 7Horainicio15:40:30Horafinal15:40:50tiempotranscurrido 20.053198099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950) Dato recibido /|1043|147 Resultado 7Horainicio16:42:11Horafinal16:42:31tiempotranscurrido 20.0203411579</text:p>
          </table:table-cell>
          <table:table-cell/>
          <table:table-cell office:value-type="string" calcext:value-type="string">
            <text:p>(Cliente,Puerto) ('127.0.0.1', 40270) Dato recibido /|1043|147 Resultado 7Horainicio15:40:30Horafinal15:40:50tiempotranscurrido 20.043842077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946) Dato recibido /|1043|147 Resultado 7Horainicio16:42:11Horafinal16:42:31tiempotranscurrido 20.0190010071</text:p>
          </table:table-cell>
          <table:table-cell/>
          <table:table-cell office:value-type="string" calcext:value-type="string">
            <text:p>(Cliente,Puerto) ('127.0.0.1', 40204) Dato recibido /|1043|147 Resultado 7Horainicio15:40:30Horafinal15:40:50tiempotranscurrido 20.047067880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942) Dato recibido /|1043|147 Resultado 7Horainicio16:42:11Horafinal16:42:31tiempotranscurrido 20.0194962025</text:p>
          </table:table-cell>
          <table:table-cell/>
          <table:table-cell office:value-type="string" calcext:value-type="string">
            <text:p>(Cliente,Puerto) ('127.0.0.1', 40418) Dato recibido /|1043|147 Resultado 7Horainicio15:40:30Horafinal15:40:50tiempotranscurrido 20.056984901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948) Dato recibido /|1043|147 Resultado 7Horainicio16:42:11Horafinal16:42:31tiempotranscurrido 20.0207488537</text:p>
          </table:table-cell>
          <table:table-cell/>
          <table:table-cell office:value-type="string" calcext:value-type="string">
            <text:p>(Cliente,Puerto) ('127.0.0.1', 40268) Dato recibido /|1043|147 Resultado 7Horainicio15:40:30Horafinal15:40:50tiempotranscurrido 20.058977842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938) Dato recibido /|1043|147 Resultado 7Horainicio16:42:11Horafinal16:42:31tiempotranscurrido 20.0191121101</text:p>
          </table:table-cell>
          <table:table-cell/>
          <table:table-cell office:value-type="string" calcext:value-type="string">
            <text:p>(Cliente,Puerto) ('127.0.0.1', 40428) Dato recibido /|1043|147 Resultado 7Horainicio15:40:30Horafinal15:40:50tiempotranscurrido 20.05424380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920) Dato recibido /|1043|147 Resultado 7Horainicio16:42:11Horafinal16:42:31tiempotranscurrido 20.0190229416</text:p>
          </table:table-cell>
          <table:table-cell/>
          <table:table-cell office:value-type="string" calcext:value-type="string">
            <text:p>(Cliente,Puerto) ('127.0.0.1', 40422) Dato recibido /|1043|147 Resultado 7Horainicio15:40:30Horafinal15:40:50tiempotranscurrido 20.060199022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900) Dato recibido /|1043|147 Resultado 7Horainicio16:42:11Horafinal16:42:31tiempotranscurrido 20.0194189548</text:p>
          </table:table-cell>
          <table:table-cell/>
          <table:table-cell office:value-type="string" calcext:value-type="string">
            <text:p>(Cliente,Puerto) ('127.0.0.1', 40414) Dato recibido /|1043|147 Resultado 7Horainicio15:40:30Horafinal15:40:50tiempotranscurrido 20.073781967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922) Dato recibido /|1043|147 Resultado 7Horainicio16:42:11Horafinal16:42:31tiempotranscurrido 20.0215849876</text:p>
          </table:table-cell>
          <table:table-cell/>
          <table:table-cell office:value-type="string" calcext:value-type="string">
            <text:p>(Cliente,Puerto) ('127.0.0.1', 40420) Dato recibido /|1043|147 Resultado 7Horainicio15:40:30Horafinal15:40:50tiempotranscurrido 20.063943862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902) Dato recibido /|1043|147 Resultado 7Horainicio16:42:11Horafinal16:42:31tiempotranscurrido 20.0194990635</text:p>
          </table:table-cell>
          <table:table-cell/>
          <table:table-cell office:value-type="string" calcext:value-type="string">
            <text:p>(Cliente,Puerto) ('127.0.0.1', 40300) Dato recibido /|1043|147 Resultado 7Horainicio15:40:30Horafinal15:40:50tiempotranscurrido 20.054394960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888) Dato recibido /|1043|147 Resultado 7Horainicio16:42:11Horafinal16:42:31tiempotranscurrido 20.017521143</text:p>
          </table:table-cell>
          <table:table-cell/>
          <table:table-cell office:value-type="string" calcext:value-type="string">
            <text:p>(Cliente,Puerto) ('127.0.0.1', 40272) Dato recibido /|1043|147 Resultado 7Horainicio15:40:30Horafinal15:40:50tiempotranscurrido 20.058711051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918) Dato recibido /|1043|147 Resultado 7Horainicio16:42:11Horafinal16:42:31tiempotranscurrido 20.0188000202</text:p>
          </table:table-cell>
          <table:table-cell/>
          <table:table-cell office:value-type="string" calcext:value-type="string">
            <text:p>(Cliente,Puerto) ('127.0.0.1', 40296) Dato recibido /|1043|147 Resultado 7Horainicio15:40:30Horafinal15:40:50tiempotranscurrido 20.05721306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884) Dato recibido /|1043|147 Resultado 7Horainicio16:42:11Horafinal16:42:31tiempotranscurrido 20.0171179771</text:p>
          </table:table-cell>
          <table:table-cell/>
          <table:table-cell office:value-type="string" calcext:value-type="string">
            <text:p>(Cliente,Puerto) ('127.0.0.1', 39852) Dato recibido /|1043|147 Resultado 7Horainicio15:40:34Horafinal15:40:54tiempotranscurrido 20.039479017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904) Dato recibido /|1043|147 Resultado 7Horainicio16:42:11Horafinal16:42:31tiempotranscurrido 20.0180020332</text:p>
          </table:table-cell>
          <table:table-cell/>
          <table:table-cell office:value-type="string" calcext:value-type="string">
            <text:p>(Cliente,Puerto) ('127.0.0.1', 39850) Dato recibido /|1043|147 Resultado 7Horainicio15:40:34Horafinal15:40:54tiempotranscurrido 20.030342102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906) Dato recibido /|1043|147 Resultado 7Horainicio16:42:11Horafinal16:42:31tiempotranscurrido 20.0179550648</text:p>
          </table:table-cell>
          <table:table-cell/>
          <table:table-cell office:value-type="string" calcext:value-type="string">
            <text:p>(Cliente,Puerto) ('127.0.0.1', 39848) Dato recibido /|1043|147 Resultado 7Horainicio15:40:34Horafinal15:40:54tiempotranscurrido 20.029992818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894) Dato recibido /|1043|147 Resultado 7Horainicio16:42:11Horafinal16:42:31tiempotranscurrido 20.0182750225</text:p>
          </table:table-cell>
          <table:table-cell/>
          <table:table-cell office:value-type="string" calcext:value-type="string">
            <text:p>(Cliente,Puerto) ('127.0.0.1', 39844) Dato recibido /|1043|147 Resultado 7Horainicio15:40:34Horafinal15:40:54tiempotranscurrido 20.043638944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914) Dato recibido /|1043|147 Resultado 7Horainicio16:42:11Horafinal16:42:31tiempotranscurrido 20.0169119835</text:p>
          </table:table-cell>
          <table:table-cell/>
          <table:table-cell office:value-type="string" calcext:value-type="string">
            <text:p>(Cliente,Puerto) ('127.0.0.1', 39846) Dato recibido /|1043|147 Resultado 7Horainicio15:40:34Horafinal15:40:54tiempotranscurrido 20.053153991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928) Dato recibido /|1043|147 Resultado 7Horainicio16:42:11Horafinal16:42:31tiempotranscurrido 20.0181319714</text:p>
          </table:table-cell>
          <table:table-cell/>
          <table:table-cell office:value-type="string" calcext:value-type="string">
            <text:p>(Cliente,Puerto) ('127.0.0.1', 39842) Dato recibido /|1043|147 Resultado 7Horainicio15:40:34Horafinal15:40:54tiempotranscurrido 20.039016008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876) Dato recibido /|1043|147 Resultado 7Horainicio16:42:11Horafinal16:42:31tiempotranscurrido 20.0202379227</text:p>
          </table:table-cell>
          <table:table-cell/>
          <table:table-cell office:value-type="string" calcext:value-type="string">
            <text:p>(Cliente,Puerto) ('127.0.0.1', 39840) Dato recibido /|1043|147 Resultado 7Horainicio15:40:34Horafinal15:40:54tiempotranscurrido 20.036545038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970) Dato recibido /|1043|147 Resultado 7Horainicio16:42:11Horafinal16:42:31tiempotranscurrido 20.0200009346</text:p>
          </table:table-cell>
          <table:table-cell/>
          <table:table-cell office:value-type="string" calcext:value-type="string">
            <text:p>(Cliente,Puerto) ('127.0.0.1', 39776) Dato recibido /|1043|147 Resultado 7Horainicio15:40:34Horafinal15:40:54tiempotranscurrido 20.049459934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940) Dato recibido /|1043|147 Resultado 7Horainicio16:42:11Horafinal16:42:31tiempotranscurrido 20.0190918446</text:p>
          </table:table-cell>
          <table:table-cell/>
          <table:table-cell office:value-type="string" calcext:value-type="string">
            <text:p>(Cliente,Puerto) ('127.0.0.1', 39774) Dato recibido /|1043|147 Resultado 7Horainicio15:40:34Horafinal15:40:54tiempotranscurrido 20.044238805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966) Dato recibido /|1043|147 Resultado 7Horainicio16:42:11Horafinal16:42:31tiempotranscurrido 20.0205161572</text:p>
          </table:table-cell>
          <table:table-cell/>
          <table:table-cell office:value-type="string" calcext:value-type="string">
            <text:p>(Cliente,Puerto) ('127.0.0.1', 39838) Dato recibido /|1043|147 Resultado 7Horainicio15:40:34Horafinal15:40:54tiempotranscurrido 20.044136047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912) Dato recibido /|1043|147 Resultado 7Horainicio16:42:11Horafinal16:42:31tiempotranscurrido 20.0174908638</text:p>
          </table:table-cell>
          <table:table-cell/>
          <table:table-cell office:value-type="string" calcext:value-type="string">
            <text:p>(Cliente,Puerto) ('127.0.0.1', 39782) Dato recibido /|1043|147 Resultado 7Horainicio15:40:34Horafinal15:40:54tiempotranscurrido 20.039865016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968) Dato recibido /|1043|147 Resultado 7Horainicio16:42:11Horafinal16:42:31tiempotranscurrido 20.0196628571</text:p>
          </table:table-cell>
          <table:table-cell/>
          <table:table-cell office:value-type="string" calcext:value-type="string">
            <text:p>(Cliente,Puerto) ('127.0.0.1', 39834) Dato recibido /|1043|147 Resultado 7Horainicio15:40:34Horafinal15:40:55tiempotranscurrido 20.046340942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916) Dato recibido /|1043|147 Resultado 7Horainicio16:42:11Horafinal16:42:31tiempotranscurrido 20.0182299614</text:p>
          </table:table-cell>
          <table:table-cell/>
          <table:table-cell office:value-type="string" calcext:value-type="string">
            <text:p>(Cliente,Puerto) ('127.0.0.1', 39786) Dato recibido /|1043|147 Resultado 7Horainicio15:40:34Horafinal15:40:55tiempotranscurrido 20.030511140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886) Dato recibido /|1043|147 Resultado 7Horainicio16:42:11Horafinal16:42:31tiempotranscurrido 20.0219490528</text:p>
          </table:table-cell>
          <table:table-cell/>
          <table:table-cell office:value-type="string" calcext:value-type="string">
            <text:p>(Cliente,Puerto) ('127.0.0.1', 39832) Dato recibido /|1043|147 Resultado 7Horainicio15:40:34Horafinal15:40:55tiempotranscurrido 20.041622161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932) Dato recibido /|1043|147 Resultado 7Horainicio16:42:11Horafinal16:42:31tiempotranscurrido 20.0192658901</text:p>
          </table:table-cell>
          <table:table-cell/>
          <table:table-cell office:value-type="string" calcext:value-type="string">
            <text:p>(Cliente,Puerto) ('127.0.0.1', 39712) Dato recibido /|1043|147 Resultado 7Horainicio15:40:35Horafinal15:40:55tiempotranscurrido 20.030051946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924) Dato recibido /|1043|147 Resultado 7Horainicio16:42:11Horafinal16:42:31tiempotranscurrido 20.0197041035</text:p>
          </table:table-cell>
          <table:table-cell/>
          <table:table-cell office:value-type="string" calcext:value-type="string">
            <text:p>(Cliente,Puerto) ('127.0.0.1', 39830) Dato recibido /|1043|147 Resultado 7Horainicio15:40:35Horafinal15:40:55tiempotranscurrido 20.035525798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896) Dato recibido /|1043|147 Resultado 7Horainicio16:42:11Horafinal16:42:31tiempotranscurrido 20.01917696</text:p>
          </table:table-cell>
          <table:table-cell/>
          <table:table-cell office:value-type="string" calcext:value-type="string">
            <text:p>(Cliente,Puerto) ('127.0.0.1', 39722) Dato recibido /|1043|147 Resultado 7Horainicio15:40:35Horafinal15:40:55tiempotranscurrido 20.035820007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908) Dato recibido /|1043|147 Resultado 7Horainicio16:42:11Horafinal16:42:31tiempotranscurrido 20.0201327801</text:p>
          </table:table-cell>
          <table:table-cell/>
          <table:table-cell office:value-type="string" calcext:value-type="string">
            <text:p>(Cliente,Puerto) ('127.0.0.1', 39828) Dato recibido /|1043|147 Resultado 7Horainicio15:40:35Horafinal15:40:55tiempotranscurrido 20.032357215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882) Dato recibido /|1043|147 Resultado 7Horainicio16:42:11Horafinal16:42:31tiempotranscurrido 20.0186779499</text:p>
          </table:table-cell>
          <table:table-cell/>
          <table:table-cell office:value-type="string" calcext:value-type="string">
            <text:p>(Cliente,Puerto) ('127.0.0.1', 39740) Dato recibido /|1043|147 Resultado 7Horainicio15:40:35Horafinal15:40:55tiempotranscurrido 20.037753820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892) Dato recibido /|1043|147 Resultado 7Horainicio16:42:11Horafinal16:42:31tiempotranscurrido 20.0187630653</text:p>
          </table:table-cell>
          <table:table-cell/>
          <table:table-cell office:value-type="string" calcext:value-type="string">
            <text:p>(Cliente,Puerto) ('127.0.0.1', 39826) Dato recibido /|1043|147 Resultado 7Horainicio15:40:35Horafinal15:40:55tiempotranscurrido 20.03485608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898) Dato recibido /|1043|147 Resultado 7Horainicio16:42:11Horafinal16:42:31tiempotranscurrido 20.0198481083</text:p>
          </table:table-cell>
          <table:table-cell/>
          <table:table-cell office:value-type="string" calcext:value-type="string">
            <text:p>(Cliente,Puerto) ('127.0.0.1', 39718) Dato recibido /|1043|147 Resultado 7Horainicio15:40:35Horafinal15:40:55tiempotranscurrido 20.037650108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910) Dato recibido /|1043|147 Resultado 7Horainicio16:42:11Horafinal16:42:31tiempotranscurrido 20.0211861134</text:p>
          </table:table-cell>
          <table:table-cell/>
          <table:table-cell office:value-type="string" calcext:value-type="string">
            <text:p>(Cliente,Puerto) ('127.0.0.1', 39728) Dato recibido /|1043|147 Resultado 7Horainicio15:40:35Horafinal15:40:55tiempotranscurrido 20.032415866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878) Dato recibido /|1043|147 Resultado 7Horainicio16:42:11Horafinal16:42:31tiempotranscurrido 20.018132925</text:p>
          </table:table-cell>
          <table:table-cell/>
          <table:table-cell office:value-type="string" calcext:value-type="string">
            <text:p>(Cliente,Puerto) ('127.0.0.1', 39708) Dato recibido /|1043|147 Resultado 7Horainicio15:40:35Horafinal15:40:55tiempotranscurrido 20.043025970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3880) Dato recibido /|1043|147 Resultado 7Horainicio16:42:11Horafinal16:42:31tiempotranscurrido 20.0184619427</text:p>
          </table:table-cell>
          <table:table-cell/>
          <table:table-cell office:value-type="string" calcext:value-type="string">
            <text:p>(Cliente,Puerto) ('127.0.0.1', 39660) Dato recibido /|1043|147 Resultado 7Horainicio15:40:35Horafinal15:40:55tiempotranscurrido 20.036777973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268) Dato recibido /|1043|147 Resultado 7Horainicio16:42:11Horafinal16:42:31tiempotranscurrido 20.0193850994</text:p>
          </table:table-cell>
          <table:table-cell/>
          <table:table-cell office:value-type="string" calcext:value-type="string">
            <text:p>(Cliente,Puerto) ('127.0.0.1', 39664) Dato recibido /|1043|147 Resultado 7Horainicio15:40:35Horafinal15:40:55tiempotranscurrido 20.047414064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220) Dato recibido /|1043|147 Resultado 7Horainicio16:42:11Horafinal16:42:31tiempotranscurrido 20.0190241337</text:p>
          </table:table-cell>
          <table:table-cell/>
          <table:table-cell office:value-type="string" calcext:value-type="string">
            <text:p>(Cliente,Puerto) ('127.0.0.1', 39656) Dato recibido /|1043|147 Resultado 7Horainicio15:40:35Horafinal15:40:55tiempotranscurrido 20.039722919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296) Dato recibido /|1043|147 Resultado 7Horainicio16:42:11Horafinal16:42:31tiempotranscurrido 20.0181689262</text:p>
          </table:table-cell>
          <table:table-cell/>
          <table:table-cell office:value-type="string" calcext:value-type="string">
            <text:p>(Cliente,Puerto) ('127.0.0.1', 39640) Dato recibido /|1043|147 Resultado 7Horainicio15:40:35Horafinal15:40:55tiempotranscurrido 20.042519807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294) Dato recibido /|1043|147 Resultado 7Horainicio16:42:11Horafinal16:42:31tiempotranscurrido 20.0178070068</text:p>
          </table:table-cell>
          <table:table-cell/>
          <table:table-cell office:value-type="string" calcext:value-type="string">
            <text:p>(Cliente,Puerto) ('127.0.0.1', 39630) Dato recibido /|1043|147 Resultado 7Horainicio15:40:35Horafinal15:40:55tiempotranscurrido 20.034215927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272) Dato recibido /|1043|147 Resultado 7Horainicio16:42:11Horafinal16:42:31tiempotranscurrido 20.0176849365</text:p>
          </table:table-cell>
          <table:table-cell/>
          <table:table-cell office:value-type="string" calcext:value-type="string">
            <text:p>(Cliente,Puerto) ('127.0.0.1', 39680) Dato recibido /|1043|147 Resultado 7Horainicio15:40:35Horafinal15:40:55tiempotranscurrido 20.042442083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288) Dato recibido /|1043|147 Resultado 7Horainicio16:42:11Horafinal16:42:31tiempotranscurrido 20.0204999447</text:p>
          </table:table-cell>
          <table:table-cell/>
          <table:table-cell office:value-type="string" calcext:value-type="string">
            <text:p>(Cliente,Puerto) ('127.0.0.1', 39666) Dato recibido /|1043|147 Resultado 7Horainicio15:40:35Horafinal15:40:55tiempotranscurrido 20.036770105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280) Dato recibido /|1043|147 Resultado 7Horainicio16:42:11Horafinal16:42:31tiempotranscurrido 20.0197939873</text:p>
          </table:table-cell>
          <table:table-cell/>
          <table:table-cell office:value-type="string" calcext:value-type="string">
            <text:p>(Cliente,Puerto) ('127.0.0.1', 39650) Dato recibido /|1043|147 Resultado 7Horainicio15:40:35Horafinal15:40:55tiempotranscurrido 20.036412000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276) Dato recibido /|1043|147 Resultado 7Horainicio16:42:11Horafinal16:42:31tiempotranscurrido 20.0183041096</text:p>
          </table:table-cell>
          <table:table-cell/>
          <table:table-cell office:value-type="string" calcext:value-type="string">
            <text:p>(Cliente,Puerto) ('127.0.0.1', 39642) Dato recibido /|1043|147 Resultado 7Horainicio15:40:35Horafinal15:40:55tiempotranscurrido 20.034390211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284) Dato recibido /|1043|147 Resultado 7Horainicio16:42:11Horafinal16:42:31tiempotranscurrido 20.0191340446</text:p>
          </table:table-cell>
          <table:table-cell/>
          <table:table-cell office:value-type="string" calcext:value-type="string">
            <text:p>(Cliente,Puerto) ('127.0.0.1', 39638) Dato recibido /|1043|147 Resultado 7Horainicio15:40:35Horafinal15:40:55tiempotranscurrido 20.053015947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266) Dato recibido /|1043|147 Resultado 7Horainicio16:42:11Horafinal16:42:31tiempotranscurrido 20.0175831318</text:p>
          </table:table-cell>
          <table:table-cell/>
          <table:table-cell office:value-type="string" calcext:value-type="string">
            <text:p>(Cliente,Puerto) ('127.0.0.1', 39662) Dato recibido /|1043|147 Resultado 7Horainicio15:40:35Horafinal15:40:55tiempotranscurrido 20.04087495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252) Dato recibido /|1043|147 Resultado 7Horainicio16:42:11Horafinal16:42:31tiempotranscurrido 20.0202410221</text:p>
          </table:table-cell>
          <table:table-cell/>
          <table:table-cell office:value-type="string" calcext:value-type="string">
            <text:p>(Cliente,Puerto) ('127.0.0.1', 39654) Dato recibido /|1043|147 Resultado 7Horainicio15:40:35Horafinal15:40:55tiempotranscurrido 20.039129018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258) Dato recibido /|1043|147 Resultado 7Horainicio16:42:11Horafinal16:42:31tiempotranscurrido 20.0185189247</text:p>
          </table:table-cell>
          <table:table-cell/>
          <table:table-cell office:value-type="string" calcext:value-type="string">
            <text:p>(Cliente,Puerto) ('127.0.0.1', 39688) Dato recibido /|1043|147 Resultado 7Horainicio15:40:35Horafinal15:40:55tiempotranscurrido 20.043101072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238) Dato recibido /|1043|147 Resultado 7Horainicio16:42:11Horafinal16:42:31tiempotranscurrido 20.0196208954</text:p>
          </table:table-cell>
          <table:table-cell/>
          <table:table-cell office:value-type="string" calcext:value-type="string">
            <text:p>(Cliente,Puerto) ('127.0.0.1', 39644) Dato recibido /|1043|147 Resultado 7Horainicio15:40:35Horafinal15:40:55tiempotranscurrido 20.0357489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262) Dato recibido /|1043|147 Resultado 7Horainicio16:42:11Horafinal16:42:31tiempotranscurrido 20.0211260319</text:p>
          </table:table-cell>
          <table:table-cell/>
          <table:table-cell office:value-type="string" calcext:value-type="string">
            <text:p>(Cliente,Puerto) ('127.0.0.1', 39686) Dato recibido /|1043|147 Resultado 7Horainicio15:40:35Horafinal15:40:55tiempotranscurrido 20.04143714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230) Dato recibido /|1043|147 Resultado 7Horainicio16:42:11Horafinal16:42:31tiempotranscurrido 20.0203239918</text:p>
          </table:table-cell>
          <table:table-cell/>
          <table:table-cell office:value-type="string" calcext:value-type="string">
            <text:p>(Cliente,Puerto) ('127.0.0.1', 39636) Dato recibido /|1043|147 Resultado 7Horainicio15:40:35Horafinal15:40:55tiempotranscurrido 20.047349929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210) Dato recibido /|1043|147 Resultado 7Horainicio16:42:11Horafinal16:42:31tiempotranscurrido 20.0177650452</text:p>
          </table:table-cell>
          <table:table-cell/>
          <table:table-cell office:value-type="string" calcext:value-type="string">
            <text:p>(Cliente,Puerto) ('127.0.0.1', 39692) Dato recibido /|1043|147 Resultado 7Horainicio15:40:35Horafinal15:40:55tiempotranscurrido 20.038648843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244) Dato recibido /|1043|147 Resultado 7Horainicio16:42:11Horafinal16:42:31tiempotranscurrido 20.0195131302</text:p>
          </table:table-cell>
          <table:table-cell/>
          <table:table-cell office:value-type="string" calcext:value-type="string">
            <text:p>(Cliente,Puerto) ('127.0.0.1', 39658) Dato recibido /|1043|147 Resultado 7Horainicio15:40:35Horafinal15:40:55tiempotranscurrido 20.036558151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202) Dato recibido /|1043|147 Resultado 7Horainicio16:42:11Horafinal16:42:31tiempotranscurrido 20.0174429417</text:p>
          </table:table-cell>
          <table:table-cell/>
          <table:table-cell office:value-type="string" calcext:value-type="string">
            <text:p>(Cliente,Puerto) ('127.0.0.1', 39676) Dato recibido /|1043|147 Resultado 7Horainicio15:40:35Horafinal15:40:55tiempotranscurrido 20.029717922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226) Dato recibido /|1043|147 Resultado 7Horainicio16:42:11Horafinal16:42:31tiempotranscurrido 20.0217289925</text:p>
          </table:table-cell>
          <table:table-cell/>
          <table:table-cell office:value-type="string" calcext:value-type="string">
            <text:p>(Cliente,Puerto) ('127.0.0.1', 39694) Dato recibido /|1043|147 Resultado 7Horainicio15:40:35Horafinal15:40:55tiempotranscurrido 20.037534952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236) Dato recibido /|1043|147 Resultado 7Horainicio16:42:11Horafinal16:42:31tiempotranscurrido 20.0184409618</text:p>
          </table:table-cell>
          <table:table-cell/>
          <table:table-cell office:value-type="string" calcext:value-type="string">
            <text:p>(Cliente,Puerto) ('127.0.0.1', 39632) Dato recibido /|1043|147 Resultado 7Horainicio15:40:35Horafinal15:40:55tiempotranscurrido 20.034422874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250) Dato recibido /|1043|147 Resultado 7Horainicio16:42:11Horafinal16:42:31tiempotranscurrido 20.0214140415</text:p>
          </table:table-cell>
          <table:table-cell/>
          <table:table-cell office:value-type="string" calcext:value-type="string">
            <text:p>(Cliente,Puerto) ('127.0.0.1', 39696) Dato recibido /|1043|147 Resultado 7Horainicio15:40:35Horafinal15:40:55tiempotranscurrido 20.036023855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196) Dato recibido /|1043|147 Resultado 7Horainicio16:42:11Horafinal16:42:31tiempotranscurrido 20.020565033</text:p>
          </table:table-cell>
          <table:table-cell/>
          <table:table-cell office:value-type="string" calcext:value-type="string">
            <text:p>(Cliente,Puerto) ('127.0.0.1', 39628) Dato recibido /|1043|147 Resultado 7Horainicio15:40:35Horafinal15:40:55tiempotranscurrido 20.033095121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228) Dato recibido /|1043|147 Resultado 7Horainicio16:42:11Horafinal16:42:31tiempotranscurrido 20.0208568573</text:p>
          </table:table-cell>
          <table:table-cell/>
          <table:table-cell office:value-type="string" calcext:value-type="string">
            <text:p>(Cliente,Puerto) ('127.0.0.1', 39690) Dato recibido /|1043|147 Resultado 7Horainicio15:40:35Horafinal15:40:55tiempotranscurrido 20.034052848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154) Dato recibido /|1043|147 Resultado 7Horainicio16:42:11Horafinal16:42:31tiempotranscurrido 20.0189728737</text:p>
          </table:table-cell>
          <table:table-cell/>
          <table:table-cell office:value-type="string" calcext:value-type="string">
            <text:p>(Cliente,Puerto) ('127.0.0.1', 39674) Dato recibido /|1043|147 Resultado 7Horainicio15:40:35Horafinal15:40:55tiempotranscurrido 20.037173032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198) Dato recibido /|1043|147 Resultado 7Horainicio16:42:11Horafinal16:42:31tiempotranscurrido 20.0188150406</text:p>
          </table:table-cell>
          <table:table-cell/>
          <table:table-cell office:value-type="string" calcext:value-type="string">
            <text:p>(Cliente,Puerto) ('127.0.0.1', 39652) Dato recibido /|1043|147 Resultado 7Horainicio15:40:35Horafinal15:40:55tiempotranscurrido 20.034928083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206) Dato recibido /|1043|147 Resultado 7Horainicio16:42:11Horafinal16:42:31tiempotranscurrido 20.0201840401</text:p>
          </table:table-cell>
          <table:table-cell/>
          <table:table-cell office:value-type="string" calcext:value-type="string">
            <text:p>(Cliente,Puerto) ('127.0.0.1', 39670) Dato recibido /|1043|147 Resultado 7Horainicio15:40:35Horafinal15:40:55tiempotranscurrido 20.037203073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162) Dato recibido /|1043|147 Resultado 7Horainicio16:42:11Horafinal16:42:31tiempotranscurrido 20.0209610462</text:p>
          </table:table-cell>
          <table:table-cell/>
          <table:table-cell office:value-type="string" calcext:value-type="string">
            <text:p>(Cliente,Puerto) ('127.0.0.1', 39698) Dato recibido /|1043|147 Resultado 7Horainicio15:40:35Horafinal15:40:55tiempotranscurrido 20.04918694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170) Dato recibido /|1043|147 Resultado 7Horainicio16:42:11Horafinal16:42:31tiempotranscurrido 20.0215899944</text:p>
          </table:table-cell>
          <table:table-cell/>
          <table:table-cell office:value-type="string" calcext:value-type="string">
            <text:p>(Cliente,Puerto) ('127.0.0.1', 39592) Dato recibido /|1043|147 Resultado 7Horainicio15:40:35Horafinal15:40:55tiempotranscurrido 20.037544965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224) Dato recibido /|1043|147 Resultado 7Horainicio16:42:11Horafinal16:42:31tiempotranscurrido 20.022356987</text:p>
          </table:table-cell>
          <table:table-cell/>
          <table:table-cell office:value-type="string" calcext:value-type="string">
            <text:p>(Cliente,Puerto) ('127.0.0.1', 40338) Dato recibido /|1043|147 Resultado 7Horainicio15:40:35Horafinal15:40:55tiempotranscurrido 20.046940088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184) Dato recibido /|1043|147 Resultado 7Horainicio16:42:11Horafinal16:42:31tiempotranscurrido 20.0202798843</text:p>
          </table:table-cell>
          <table:table-cell/>
          <table:table-cell office:value-type="string" calcext:value-type="string">
            <text:p>(Cliente,Puerto) ('127.0.0.1', 40336) Dato recibido /|1043|147 Resultado 7Horainicio15:40:35Horafinal15:40:55tiempotranscurrido 20.041521072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232) Dato recibido /|1043|147 Resultado 7Horainicio16:42:11Horafinal16:42:31tiempotranscurrido 20.0243220329</text:p>
          </table:table-cell>
          <table:table-cell/>
          <table:table-cell office:value-type="string" calcext:value-type="string">
            <text:p>(Cliente,Puerto) ('127.0.0.1', 40334) Dato recibido /|1043|147 Resultado 7Horainicio15:40:35Horafinal15:40:55tiempotranscurrido 20.034568071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218) Dato recibido /|1043|147 Resultado 7Horainicio16:42:11Horafinal16:42:31tiempotranscurrido 20.0186650753</text:p>
          </table:table-cell>
          <table:table-cell/>
          <table:table-cell office:value-type="string" calcext:value-type="string">
            <text:p>(Cliente,Puerto) ('127.0.0.1', 40346) Dato recibido /|1043|147 Resultado 7Horainicio15:40:35Horafinal15:40:55tiempotranscurrido 20.036263227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302) Dato recibido /|1043|147 Resultado 7Horainicio16:42:11Horafinal16:42:31tiempotranscurrido 20.0180180073</text:p>
          </table:table-cell>
          <table:table-cell/>
          <table:table-cell office:value-type="string" calcext:value-type="string">
            <text:p>(Cliente,Puerto) ('127.0.0.1', 40312) Dato recibido /|1043|147 Resultado 7Horainicio15:40:35Horafinal15:40:55tiempotranscurrido 20.038137197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214) Dato recibido /|1043|147 Resultado 7Horainicio16:42:11Horafinal16:42:31tiempotranscurrido 20.0183429718</text:p>
          </table:table-cell>
          <table:table-cell/>
          <table:table-cell office:value-type="string" calcext:value-type="string">
            <text:p>(Cliente,Puerto) ('127.0.0.1', 39870) Dato recibido /|1043|147 Resultado 7Horainicio15:40:38Horafinal15:40:58tiempotranscurrido 20.032831907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234) Dato recibido /|1043|147 Resultado 7Horainicio16:42:11Horafinal16:42:31tiempotranscurrido 20.0179879665</text:p>
          </table:table-cell>
          <table:table-cell/>
          <table:table-cell office:value-type="string" calcext:value-type="string">
            <text:p>(Cliente,Puerto) ('127.0.0.1', 39872) Dato recibido /|1043|147 Resultado 7Horainicio15:40:38Horafinal15:40:58tiempotranscurrido 20.05201411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240) Dato recibido /|1043|147 Resultado 7Horainicio16:42:11Horafinal16:42:31tiempotranscurrido 20.0200788975</text:p>
          </table:table-cell>
          <table:table-cell/>
          <table:table-cell office:value-type="string" calcext:value-type="string">
            <text:p>(Cliente,Puerto) ('127.0.0.1', 39906) Dato recibido /|1043|147 Resultado 7Horainicio15:40:38Horafinal15:40:58tiempotranscurrido 20.031077146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216) Dato recibido /|1043|147 Resultado 7Horainicio16:42:11Horafinal16:42:31tiempotranscurrido 20.0187220573</text:p>
          </table:table-cell>
          <table:table-cell/>
          <table:table-cell office:value-type="string" calcext:value-type="string">
            <text:p>(Cliente,Puerto) ('127.0.0.1', 39904) Dato recibido /|1043|147 Resultado 7Horainicio15:40:38Horafinal15:40:58tiempotranscurrido 20.041375875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304) Dato recibido /|1043|147 Resultado 7Horainicio16:42:11Horafinal16:42:31tiempotranscurrido 20.0196228027</text:p>
          </table:table-cell>
          <table:table-cell/>
          <table:table-cell office:value-type="string" calcext:value-type="string">
            <text:p>(Cliente,Puerto) ('127.0.0.1', 39902) Dato recibido /|1043|147 Resultado 7Horainicio15:40:38Horafinal15:40:58tiempotranscurrido 20.031959772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292) Dato recibido /|1043|147 Resultado 7Horainicio16:42:11Horafinal16:42:31tiempotranscurrido 20.0181031227</text:p>
          </table:table-cell>
          <table:table-cell/>
          <table:table-cell office:value-type="string" calcext:value-type="string">
            <text:p>(Cliente,Puerto) ('127.0.0.1', 39900) Dato recibido /|1043|147 Resultado 7Horainicio15:40:38Horafinal15:40:58tiempotranscurrido 20.036971092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278) Dato recibido /|1043|147 Resultado 7Horainicio16:42:11Horafinal16:42:31tiempotranscurrido 20.0201370716</text:p>
          </table:table-cell>
          <table:table-cell/>
          <table:table-cell office:value-type="string" calcext:value-type="string">
            <text:p>(Cliente,Puerto) ('127.0.0.1', 39898) Dato recibido /|1043|147 Resultado 7Horainicio15:40:38Horafinal15:40:58tiempotranscurrido 20.047479867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222) Dato recibido /|1043|147 Resultado 7Horainicio16:42:11Horafinal16:42:31tiempotranscurrido 20.0195438862</text:p>
          </table:table-cell>
          <table:table-cell/>
          <table:table-cell office:value-type="string" calcext:value-type="string">
            <text:p>(Cliente,Puerto) ('127.0.0.1', 39896) Dato recibido /|1043|147 Resultado 7Horainicio15:40:38Horafinal15:40:58tiempotranscurrido 20.054594039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286) Dato recibido /|1043|147 Resultado 7Horainicio16:42:11Horafinal16:42:31tiempotranscurrido 20.0180351734</text:p>
          </table:table-cell>
          <table:table-cell/>
          <table:table-cell office:value-type="string" calcext:value-type="string">
            <text:p>(Cliente,Puerto) ('127.0.0.1', 39894) Dato recibido /|1043|147 Resultado 7Horainicio15:40:38Horafinal15:40:58tiempotranscurrido 20.048756122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168) Dato recibido /|1043|147 Resultado 7Horainicio16:42:11Horafinal16:42:31tiempotranscurrido 20.021007061</text:p>
          </table:table-cell>
          <table:table-cell/>
          <table:table-cell office:value-type="string" calcext:value-type="string">
            <text:p>(Cliente,Puerto) ('127.0.0.1', 39892) Dato recibido /|1043|147 Resultado 7Horainicio15:40:38Horafinal15:40:58tiempotranscurrido 20.043962001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180) Dato recibido /|1043|147 Resultado 7Horainicio16:42:11Horafinal16:42:31tiempotranscurrido 20.0215117931</text:p>
          </table:table-cell>
          <table:table-cell/>
          <table:table-cell office:value-type="string" calcext:value-type="string">
            <text:p>(Cliente,Puerto) ('127.0.0.1', 39890) Dato recibido /|1043|147 Resultado 7Horainicio15:40:38Horafinal15:40:58tiempotranscurrido 20.041949033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270) Dato recibido /|1043|147 Resultado 7Horainicio16:42:11Horafinal16:42:31tiempotranscurrido 20.0206990242</text:p>
          </table:table-cell>
          <table:table-cell/>
          <table:table-cell office:value-type="string" calcext:value-type="string">
            <text:p>(Cliente,Puerto) ('127.0.0.1', 40106) Dato recibido /|1043|147 Resultado 7Horainicio15:40:38Horafinal15:40:58tiempotranscurrido 20.031598091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260) Dato recibido /|1043|147 Resultado 7Horainicio16:42:11Horafinal16:42:31tiempotranscurrido 20.0203790665</text:p>
          </table:table-cell>
          <table:table-cell/>
          <table:table-cell office:value-type="string" calcext:value-type="string">
            <text:p>(Cliente,Puerto) ('127.0.0.1', 40112) Dato recibido /|1043|147 Resultado 7Horainicio15:40:38Horafinal15:40:58tiempotranscurrido 20.033172130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144) Dato recibido /|1043|147 Resultado 7Horainicio16:42:11Horafinal16:42:31tiempotranscurrido 20.0207090378</text:p>
          </table:table-cell>
          <table:table-cell/>
          <table:table-cell office:value-type="string" calcext:value-type="string">
            <text:p>(Cliente,Puerto) ('127.0.0.1', 40080) Dato recibido /|1043|147 Resultado 7Horainicio15:40:38Horafinal15:40:58tiempotranscurrido 20.048695087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274) Dato recibido /|1043|147 Resultado 7Horainicio16:42:11Horafinal16:42:31tiempotranscurrido 20.0181379318</text:p>
          </table:table-cell>
          <table:table-cell/>
          <table:table-cell office:value-type="string" calcext:value-type="string">
            <text:p>(Cliente,Puerto) ('127.0.0.1', 40202) Dato recibido /|1043|147 Resultado 7Horainicio15:40:38Horafinal15:40:58tiempotranscurrido 20.031205177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158) Dato recibido /|1043|147 Resultado 7Horainicio16:42:11Horafinal16:42:31tiempotranscurrido 20.0208990574</text:p>
          </table:table-cell>
          <table:table-cell/>
          <table:table-cell office:value-type="string" calcext:value-type="string">
            <text:p>(Cliente,Puerto) ('127.0.0.1', 40110) Dato recibido /|1043|147 Resultado 7Horainicio15:40:38Horafinal15:40:59tiempotranscurrido 20.032923936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194) Dato recibido /|1043|147 Resultado 7Horainicio16:42:11Horafinal16:42:31tiempotranscurrido 20.0247859955</text:p>
          </table:table-cell>
          <table:table-cell/>
          <table:table-cell office:value-type="string" calcext:value-type="string">
            <text:p>(Cliente,Puerto) ('127.0.0.1', 40102) Dato recibido /|1043|147 Resultado 7Horainicio15:40:38Horafinal15:40:59tiempotranscurrido 20.033922195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152) Dato recibido /|1043|147 Resultado 7Horainicio16:42:11Horafinal16:42:31tiempotranscurrido 20.0217161179</text:p>
          </table:table-cell>
          <table:table-cell/>
          <table:table-cell office:value-type="string" calcext:value-type="string">
            <text:p>(Cliente,Puerto) ('127.0.0.1', 40104) Dato recibido /|1043|147 Resultado 7Horainicio15:40:38Horafinal15:40:59tiempotranscurrido 20.04880309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246) Dato recibido /|1043|147 Resultado 7Horainicio16:42:11Horafinal16:42:31tiempotranscurrido 20.0195000172</text:p>
          </table:table-cell>
          <table:table-cell/>
          <table:table-cell office:value-type="string" calcext:value-type="string">
            <text:p>(Cliente,Puerto) ('127.0.0.1', 40098) Dato recibido /|1043|147 Resultado 7Horainicio15:40:38Horafinal15:40:59tiempotranscurrido 20.039442062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256) Dato recibido /|1043|147 Resultado 7Horainicio16:42:11Horafinal16:42:31tiempotranscurrido 20.0208640099</text:p>
          </table:table-cell>
          <table:table-cell/>
          <table:table-cell office:value-type="string" calcext:value-type="string">
            <text:p>(Cliente,Puerto) ('127.0.0.1', 40096) Dato recibido /|1043|147 Resultado 7Horainicio15:40:39Horafinal15:40:59tiempotranscurrido 20.033828973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264) Dato recibido /|1043|147 Resultado 7Horainicio16:42:11Horafinal16:42:31tiempotranscurrido 20.0222740173</text:p>
          </table:table-cell>
          <table:table-cell/>
          <table:table-cell office:value-type="string" calcext:value-type="string">
            <text:p>(Cliente,Puerto) ('127.0.0.1', 40092) Dato recibido /|1043|147 Resultado 7Horainicio15:40:39Horafinal15:40:59tiempotranscurrido 20.035511970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248) Dato recibido /|1043|147 Resultado 7Horainicio16:42:11Horafinal16:42:31tiempotranscurrido 20.0208470821</text:p>
          </table:table-cell>
          <table:table-cell/>
          <table:table-cell office:value-type="string" calcext:value-type="string">
            <text:p>(Cliente,Puerto) ('127.0.0.1', 40088) Dato recibido /|1043|147 Resultado 7Horainicio15:40:39Horafinal15:40:59tiempotranscurrido 20.050640106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242) Dato recibido /|1043|147 Resultado 7Horainicio16:42:11Horafinal16:42:31tiempotranscurrido 20.0212187767</text:p>
          </table:table-cell>
          <table:table-cell/>
          <table:table-cell office:value-type="string" calcext:value-type="string">
            <text:p>(Cliente,Puerto) ('127.0.0.1', 40086) Dato recibido /|1043|147 Resultado 7Horainicio15:40:39Horafinal15:40:59tiempotranscurrido 20.042606830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166) Dato recibido /|1043|147 Resultado 7Horainicio16:42:11Horafinal16:42:31tiempotranscurrido 20.019272089</text:p>
          </table:table-cell>
          <table:table-cell/>
          <table:table-cell office:value-type="string" calcext:value-type="string">
            <text:p>(Cliente,Puerto) ('127.0.0.1', 40084) Dato recibido /|1043|147 Resultado 7Horainicio15:40:39Horafinal15:40:59tiempotranscurrido 20.042768001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190) Dato recibido /|1043|147 Resultado 7Horainicio16:42:11Horafinal16:42:31tiempotranscurrido 20.0201561451</text:p>
          </table:table-cell>
          <table:table-cell/>
          <table:table-cell office:value-type="string" calcext:value-type="string">
            <text:p>(Cliente,Puerto) ('127.0.0.1', 40052) Dato recibido /|1043|147 Resultado 7Horainicio15:40:39Horafinal15:40:59tiempotranscurrido 20.035095930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456) Dato recibido /|1043|147 Resultado 7Horainicio16:42:11Horafinal16:42:31tiempotranscurrido 20.0192961693</text:p>
          </table:table-cell>
          <table:table-cell/>
          <table:table-cell office:value-type="string" calcext:value-type="string">
            <text:p>(Cliente,Puerto) ('127.0.0.1', 40082) Dato recibido /|1043|147 Resultado 7Horainicio15:40:39Horafinal15:40:59tiempotranscurrido 20.042192935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368) Dato recibido /|1043|147 Resultado 7Horainicio16:42:11Horafinal16:42:31tiempotranscurrido 20.0170948505</text:p>
          </table:table-cell>
          <table:table-cell/>
          <table:table-cell office:value-type="string" calcext:value-type="string">
            <text:p>(Cliente,Puerto) ('127.0.0.1', 40078) Dato recibido /|1043|147 Resultado 7Horainicio15:40:39Horafinal15:40:59tiempotranscurrido 20.033560991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422) Dato recibido /|1043|147 Resultado 7Horainicio16:42:11Horafinal16:42:31tiempotranscurrido 20.0178561211</text:p>
          </table:table-cell>
          <table:table-cell/>
          <table:table-cell office:value-type="string" calcext:value-type="string">
            <text:p>(Cliente,Puerto) ('127.0.0.1', 40072) Dato recibido /|1043|147 Resultado 7Horainicio15:40:39Horafinal15:40:59tiempotranscurrido 20.038979053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450) Dato recibido /|1043|147 Resultado 7Horainicio16:42:11Horafinal16:42:31tiempotranscurrido 20.0181839466</text:p>
          </table:table-cell>
          <table:table-cell/>
          <table:table-cell office:value-type="string" calcext:value-type="string">
            <text:p>(Cliente,Puerto) ('127.0.0.1', 40068) Dato recibido /|1043|147 Resultado 7Horainicio15:40:39Horafinal15:40:59tiempotranscurrido 20.033883094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454) Dato recibido /|1043|147 Resultado 7Horainicio16:42:11Horafinal16:42:31tiempotranscurrido 20.0187940598</text:p>
          </table:table-cell>
          <table:table-cell/>
          <table:table-cell office:value-type="string" calcext:value-type="string">
            <text:p>(Cliente,Puerto) ('127.0.0.1', 40066) Dato recibido /|1043|147 Resultado 7Horainicio15:40:39Horafinal15:40:59tiempotranscurrido 20.032836914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394) Dato recibido /|1043|147 Resultado 7Horainicio16:42:11Horafinal16:42:31tiempotranscurrido 20.0188369751</text:p>
          </table:table-cell>
          <table:table-cell/>
          <table:table-cell office:value-type="string" calcext:value-type="string">
            <text:p>(Cliente,Puerto) ('127.0.0.1', 40070) Dato recibido /|1043|147 Resultado 7Horainicio15:40:39Horafinal15:40:59tiempotranscurrido 20.051012992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442) Dato recibido /|1043|147 Resultado 7Horainicio16:42:11Horafinal16:42:31tiempotranscurrido 20.0202109814</text:p>
          </table:table-cell>
          <table:table-cell/>
          <table:table-cell office:value-type="string" calcext:value-type="string">
            <text:p>(Cliente,Puerto) ('127.0.0.1', 40064) Dato recibido /|1043|147 Resultado 7Horainicio15:40:39Horafinal15:40:59tiempotranscurrido 20.045873880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462) Dato recibido /|1043|147 Resultado 7Horainicio16:42:11Horafinal16:42:31tiempotranscurrido 20.0186669827</text:p>
          </table:table-cell>
          <table:table-cell/>
          <table:table-cell office:value-type="string" calcext:value-type="string">
            <text:p>(Cliente,Puerto) ('127.0.0.1', 40060) Dato recibido /|1043|147 Resultado 7Horainicio15:40:39Horafinal15:40:59tiempotranscurrido 20.035655975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444) Dato recibido /|1043|147 Resultado 7Horainicio16:42:11Horafinal16:42:31tiempotranscurrido 20.0208661556</text:p>
          </table:table-cell>
          <table:table-cell/>
          <table:table-cell office:value-type="string" calcext:value-type="string">
            <text:p>(Cliente,Puerto) ('127.0.0.1', 40058) Dato recibido /|1043|147 Resultado 7Horainicio15:40:39Horafinal15:40:59tiempotranscurrido 20.038941860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464) Dato recibido /|1043|147 Resultado 7Horainicio16:42:11Horafinal16:42:31tiempotranscurrido 20.0194120407</text:p>
          </table:table-cell>
          <table:table-cell/>
          <table:table-cell office:value-type="string" calcext:value-type="string">
            <text:p>(Cliente,Puerto) ('127.0.0.1', 40056) Dato recibido /|1043|147 Resultado 7Horainicio15:40:39Horafinal15:40:59tiempotranscurrido 20.050848007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430) Dato recibido /|1043|147 Resultado 7Horainicio16:42:11Horafinal16:42:31tiempotranscurrido 20.0200409889</text:p>
          </table:table-cell>
          <table:table-cell/>
          <table:table-cell office:value-type="string" calcext:value-type="string">
            <text:p>(Cliente,Puerto) ('127.0.0.1', 40054) Dato recibido /|1043|147 Resultado 7Horainicio15:40:39Horafinal15:40:59tiempotranscurrido 20.042990207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446) Dato recibido /|1043|147 Resultado 7Horainicio16:42:11Horafinal16:42:31tiempotranscurrido 20.0203590393</text:p>
          </table:table-cell>
          <table:table-cell/>
          <table:table-cell office:value-type="string" calcext:value-type="string">
            <text:p>(Cliente,Puerto) ('127.0.0.1', 40050) Dato recibido /|1043|147 Resultado 7Horainicio15:40:39Horafinal15:40:59tiempotranscurrido 20.041819095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436) Dato recibido /|1043|147 Resultado 7Horainicio16:42:11Horafinal16:42:31tiempotranscurrido 20.0186929703</text:p>
          </table:table-cell>
          <table:table-cell/>
          <table:table-cell office:value-type="string" calcext:value-type="string">
            <text:p>(Cliente,Puerto) ('127.0.0.1', 40406) Dato recibido /|1043|147 Resultado 7Horainicio15:40:39Horafinal15:40:59tiempotranscurrido 20.038385152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440) Dato recibido /|1043|147 Resultado 7Horainicio16:42:11Horafinal16:42:31tiempotranscurrido 20.0203399658</text:p>
          </table:table-cell>
          <table:table-cell/>
          <table:table-cell office:value-type="string" calcext:value-type="string">
            <text:p>(Cliente,Puerto) ('127.0.0.1', 40454) Dato recibido /|1043|147 Resultado 7Horainicio15:40:39Horafinal15:40:59tiempotranscurrido 20.047619819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424) Dato recibido /|1043|147 Resultado 7Horainicio16:42:11Horafinal16:42:31tiempotranscurrido 20.019865036</text:p>
          </table:table-cell>
          <table:table-cell/>
          <table:table-cell office:value-type="string" calcext:value-type="string">
            <text:p>(Cliente,Puerto) ('127.0.0.1', 40404) Dato recibido /|1043|147 Resultado 7Horainicio15:40:39Horafinal15:40:59tiempotranscurrido 20.045130968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434) Dato recibido /|1043|147 Resultado 7Horainicio16:42:11Horafinal16:42:31tiempotranscurrido 20.0216319561</text:p>
          </table:table-cell>
          <table:table-cell/>
          <table:table-cell office:value-type="string" calcext:value-type="string">
            <text:p>(Cliente,Puerto) ('127.0.0.1', 40402) Dato recibido /|1043|147 Resultado 7Horainicio15:40:39Horafinal15:40:59tiempotranscurrido 20.031251192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438) Dato recibido /|1043|147 Resultado 7Horainicio16:42:11Horafinal16:42:31tiempotranscurrido 20.0174460411</text:p>
          </table:table-cell>
          <table:table-cell/>
          <table:table-cell office:value-type="string" calcext:value-type="string">
            <text:p>(Cliente,Puerto) ('127.0.0.1', 40400) Dato recibido /|1043|147 Resultado 7Horainicio15:40:39Horafinal15:40:59tiempotranscurrido 20.042371034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388) Dato recibido /|1043|147 Resultado 7Horainicio16:42:11Horafinal16:42:31tiempotranscurrido 20.018969059</text:p>
          </table:table-cell>
          <table:table-cell/>
          <table:table-cell office:value-type="string" calcext:value-type="string">
            <text:p>(Cliente,Puerto) ('127.0.0.1', 40398) Dato recibido /|1043|147 Resultado 7Horainicio15:40:39Horafinal15:40:59tiempotranscurrido 20.037358045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406) Dato recibido /|1043|147 Resultado 7Horainicio16:42:11Horafinal16:42:31tiempotranscurrido 20.0199520588</text:p>
          </table:table-cell>
          <table:table-cell/>
          <table:table-cell office:value-type="string" calcext:value-type="string">
            <text:p>(Cliente,Puerto) ('127.0.0.1', 40396) Dato recibido /|1043|147 Resultado 7Horainicio15:40:39Horafinal15:40:59tiempotranscurrido 20.033802986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452) Dato recibido /|1043|147 Resultado 7Horainicio16:42:11Horafinal16:42:31tiempotranscurrido 20.0195438862</text:p>
          </table:table-cell>
          <table:table-cell/>
          <table:table-cell office:value-type="string" calcext:value-type="string">
            <text:p>(Cliente,Puerto) ('127.0.0.1', 40394) Dato recibido /|1043|147 Resultado 7Horainicio15:40:39Horafinal15:40:59tiempotranscurrido 20.035931110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420) Dato recibido /|1043|147 Resultado 7Horainicio16:42:11Horafinal16:42:31tiempotranscurrido 20.0180268288</text:p>
          </table:table-cell>
          <table:table-cell/>
          <table:table-cell office:value-type="string" calcext:value-type="string">
            <text:p>(Cliente,Puerto) ('127.0.0.1', 40390) Dato recibido /|1043|147 Resultado 7Horainicio15:40:39Horafinal15:40:59tiempotranscurrido 20.034147977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386) Dato recibido /|1043|147 Resultado 7Horainicio16:42:11Horafinal16:42:31tiempotranscurrido 20.0176579952</text:p>
          </table:table-cell>
          <table:table-cell/>
          <table:table-cell office:value-type="string" calcext:value-type="string">
            <text:p>(Cliente,Puerto) ('127.0.0.1', 40392) Dato recibido /|1043|147 Resultado 7Horainicio15:40:39Horafinal15:40:59tiempotranscurrido 20.04559111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428) Dato recibido /|1043|147 Resultado 7Horainicio16:42:11Horafinal16:42:31tiempotranscurrido 20.0187809467</text:p>
          </table:table-cell>
          <table:table-cell/>
          <table:table-cell office:value-type="string" calcext:value-type="string">
            <text:p>(Cliente,Puerto) ('127.0.0.1', 40388) Dato recibido /|1043|147 Resultado 7Horainicio15:40:39Horafinal15:40:59tiempotranscurrido 20.032593965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410) Dato recibido /|1043|147 Resultado 7Horainicio16:42:11Horafinal16:42:31tiempotranscurrido 20.0226809978</text:p>
          </table:table-cell>
          <table:table-cell/>
          <table:table-cell office:value-type="string" calcext:value-type="string">
            <text:p>(Cliente,Puerto) ('127.0.0.1', 40386) Dato recibido /|1043|147 Resultado 7Horainicio15:40:39Horafinal15:40:59tiempotranscurrido 20.03062605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448) Dato recibido /|1043|147 Resultado 7Horainicio16:42:11Horafinal16:42:31tiempotranscurrido 20.0192689896</text:p>
          </table:table-cell>
          <table:table-cell/>
          <table:table-cell office:value-type="string" calcext:value-type="string">
            <text:p>(Cliente,Puerto) ('127.0.0.1', 40384) Dato recibido /|1043|147 Resultado 7Horainicio15:40:39Horafinal15:40:59tiempotranscurrido 20.035067081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458) Dato recibido /|1043|147 Resultado 7Horainicio16:42:11Horafinal16:42:31tiempotranscurrido 20.0222878456</text:p>
          </table:table-cell>
          <table:table-cell/>
          <table:table-cell office:value-type="string" calcext:value-type="string">
            <text:p>(Cliente,Puerto) ('127.0.0.1', 40382) Dato recibido /|1043|147 Resultado 7Horainicio15:40:39Horafinal15:40:59tiempotranscurrido 20.038601875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432) Dato recibido /|1043|147 Resultado 7Horainicio16:42:11Horafinal16:42:31tiempotranscurrido 20.0195469856</text:p>
          </table:table-cell>
          <table:table-cell/>
          <table:table-cell office:value-type="string" calcext:value-type="string">
            <text:p>(Cliente,Puerto) ('127.0.0.1', 40380) Dato recibido /|1043|147 Resultado 7Horainicio15:40:39Horafinal15:40:59tiempotranscurrido 20.040093898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412) Dato recibido /|1043|147 Resultado 7Horainicio16:42:11Horafinal16:42:31tiempotranscurrido 20.019288063</text:p>
          </table:table-cell>
          <table:table-cell/>
          <table:table-cell office:value-type="string" calcext:value-type="string">
            <text:p>(Cliente,Puerto) ('127.0.0.1', 40376) Dato recibido /|1043|147 Resultado 7Horainicio15:40:39Horafinal15:40:59tiempotranscurrido 20.038013935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418) Dato recibido /|1043|147 Resultado 7Horainicio16:42:11Horafinal16:42:31tiempotranscurrido 20.0209300518</text:p>
          </table:table-cell>
          <table:table-cell/>
          <table:table-cell office:value-type="string" calcext:value-type="string">
            <text:p>(Cliente,Puerto) ('127.0.0.1', 40372) Dato recibido /|1043|147 Resultado 7Horainicio15:40:39Horafinal15:40:59tiempotranscurrido 20.023151159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416) Dato recibido /|1043|147 Resultado 7Horainicio16:42:11Horafinal16:42:31tiempotranscurrido 20.0194430351</text:p>
          </table:table-cell>
          <table:table-cell/>
          <table:table-cell office:value-type="string" calcext:value-type="string">
            <text:p>(Cliente,Puerto) ('127.0.0.1', 40374) Dato recibido /|1043|147 Resultado 7Horainicio15:40:39Horafinal15:40:59tiempotranscurrido 20.042989015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380) Dato recibido /|1043|147 Resultado 7Horainicio16:42:11Horafinal16:42:31tiempotranscurrido 20.0195281506</text:p>
          </table:table-cell>
          <table:table-cell/>
          <table:table-cell office:value-type="string" calcext:value-type="string">
            <text:p>(Cliente,Puerto) ('127.0.0.1', 40370) Dato recibido /|1043|147 Resultado 7Horainicio15:40:39Horafinal15:40:59tiempotranscurrido 20.033468961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400) Dato recibido /|1043|147 Resultado 7Horainicio16:42:11Horafinal16:42:31tiempotranscurrido 20.0185821056</text:p>
          </table:table-cell>
          <table:table-cell/>
          <table:table-cell office:value-type="string" calcext:value-type="string">
            <text:p>(Cliente,Puerto) ('127.0.0.1', 40368) Dato recibido /|1043|147 Resultado 7Horainicio15:40:39Horafinal15:40:59tiempotranscurrido 20.04359102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426) Dato recibido /|1043|147 Resultado 7Horainicio16:42:11Horafinal16:42:31tiempotranscurrido 20.0216419697</text:p>
          </table:table-cell>
          <table:table-cell/>
          <table:table-cell office:value-type="string" calcext:value-type="string">
            <text:p>(Cliente,Puerto) ('127.0.0.1', 40310) Dato recibido /|1043|147 Resultado 7Horainicio15:40:39Horafinal15:40:59tiempotranscurrido 20.038370132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414) Dato recibido /|1043|147 Resultado 7Horainicio16:42:11Horafinal16:42:31tiempotranscurrido 20.0196399689</text:p>
          </table:table-cell>
          <table:table-cell/>
          <table:table-cell office:value-type="string" calcext:value-type="string">
            <text:p>(Cliente,Puerto) ('127.0.0.1', 40576) Dato recibido /|1043|147 Resultado 7Horainicio15:40:39Horafinal15:40:59tiempotranscurrido 20.036200046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384) Dato recibido /|1043|147 Resultado 7Horainicio16:42:11Horafinal16:42:31tiempotranscurrido 20.0225169659</text:p>
          </table:table-cell>
          <table:table-cell/>
          <table:table-cell office:value-type="string" calcext:value-type="string">
            <text:p>(Cliente,Puerto) ('127.0.0.1', 40568) Dato recibido /|1043|147 Resultado 7Horainicio15:40:39Horafinal15:40:59tiempotranscurrido 20.035533189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404) Dato recibido /|1043|147 Resultado 7Horainicio16:42:11Horafinal16:42:31tiempotranscurrido 20.0207059383</text:p>
          </table:table-cell>
          <table:table-cell/>
          <table:table-cell office:value-type="string" calcext:value-type="string">
            <text:p>(Cliente,Puerto) ('127.0.0.1', 40546) Dato recibido /|1043|147 Resultado 7Horainicio15:40:39Horafinal15:40:59tiempotranscurrido 20.040513992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402) Dato recibido /|1043|147 Resultado 7Horainicio16:42:11Horafinal16:42:31tiempotranscurrido 20.0192899704</text:p>
          </table:table-cell>
          <table:table-cell/>
          <table:table-cell office:value-type="string" calcext:value-type="string">
            <text:p>(Cliente,Puerto) ('127.0.0.1', 40580) Dato recibido /|1043|147 Resultado 7Horainicio15:40:39Horafinal15:40:59tiempotranscurrido 20.036250114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374) Dato recibido /|1043|147 Resultado 7Horainicio16:42:11Horafinal16:42:31tiempotranscurrido 20.0213069916</text:p>
          </table:table-cell>
          <table:table-cell/>
          <table:table-cell office:value-type="string" calcext:value-type="string">
            <text:p>(Cliente,Puerto) ('127.0.0.1', 40582) Dato recibido /|1043|147 Resultado 7Horainicio15:40:39Horafinal15:40:59tiempotranscurrido 20.05350899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408) Dato recibido /|1043|147 Resultado 7Horainicio16:42:11Horafinal16:42:31tiempotranscurrido 20.0197789669</text:p>
          </table:table-cell>
          <table:table-cell/>
          <table:table-cell office:value-type="string" calcext:value-type="string">
            <text:p>(Cliente,Puerto) ('127.0.0.1', 40556) Dato recibido /|1043|147 Resultado 7Horainicio15:40:39Horafinal15:40:59tiempotranscurrido 20.042721033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390) Dato recibido /|1043|147 Resultado 7Horainicio16:42:11Horafinal16:42:31tiempotranscurrido 20.0191130638</text:p>
          </table:table-cell>
          <table:table-cell/>
          <table:table-cell office:value-type="string" calcext:value-type="string">
            <text:p>(Cliente,Puerto) ('127.0.0.1', 40566) Dato recibido /|1043|147 Resultado 7Horainicio15:40:39Horafinal15:40:59tiempotranscurrido 20.036370992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370) Dato recibido /|1043|147 Resultado 7Horainicio16:42:11Horafinal16:42:31tiempotranscurrido 20.0177049637</text:p>
          </table:table-cell>
          <table:table-cell/>
          <table:table-cell office:value-type="string" calcext:value-type="string">
            <text:p>(Cliente,Puerto) ('127.0.0.1', 40560) Dato recibido /|1043|147 Resultado 7Horainicio15:40:39Horafinal15:40:59tiempotranscurrido 20.053984880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392) Dato recibido /|1043|147 Resultado 7Horainicio16:42:11Horafinal16:42:31tiempotranscurrido 20.021296978</text:p>
          </table:table-cell>
          <table:table-cell/>
          <table:table-cell office:value-type="string" calcext:value-type="string">
            <text:p>(Cliente,Puerto) ('127.0.0.1', 40552) Dato recibido /|1043|147 Resultado 7Horainicio15:40:39Horafinal15:40:59tiempotranscurrido 20.044067144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398) Dato recibido /|1043|147 Resultado 7Horainicio16:42:11Horafinal16:42:31tiempotranscurrido 20.0206580162</text:p>
          </table:table-cell>
          <table:table-cell/>
          <table:table-cell office:value-type="string" calcext:value-type="string">
            <text:p>(Cliente,Puerto) ('127.0.0.1', 40578) Dato recibido /|1043|147 Resultado 7Horainicio15:40:39Horafinal15:40:59tiempotranscurrido 20.03575205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378) Dato recibido /|1043|147 Resultado 7Horainicio16:42:11Horafinal16:42:31tiempotranscurrido 20.0195829868</text:p>
          </table:table-cell>
          <table:table-cell/>
          <table:table-cell office:value-type="string" calcext:value-type="string">
            <text:p>(Cliente,Puerto) ('127.0.0.1', 40558) Dato recibido /|1043|147 Resultado 7Horainicio15:40:39Horafinal15:40:59tiempotranscurrido 20.053225040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396) Dato recibido /|1043|147 Resultado 7Horainicio16:42:11Horafinal16:42:31tiempotranscurrido 20.0204529762</text:p>
          </table:table-cell>
          <table:table-cell/>
          <table:table-cell office:value-type="string" calcext:value-type="string">
            <text:p>(Cliente,Puerto) ('127.0.0.1', 40554) Dato recibido /|1043|147 Resultado 7Horainicio15:40:39Horafinal15:40:59tiempotranscurrido 20.034780025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376) Dato recibido /|1043|147 Resultado 7Horainicio16:42:11Horafinal16:42:31tiempotranscurrido 20.0213479996</text:p>
          </table:table-cell>
          <table:table-cell/>
          <table:table-cell office:value-type="string" calcext:value-type="string">
            <text:p>(Cliente,Puerto) ('127.0.0.1', 40574) Dato recibido /|1043|147 Resultado 7Horainicio15:40:39Horafinal15:40:59tiempotranscurrido 20.041343927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372) Dato recibido /|1043|147 Resultado 7Horainicio16:42:11Horafinal16:42:31tiempotranscurrido 20.0212609768</text:p>
          </table:table-cell>
          <table:table-cell/>
          <table:table-cell office:value-type="string" calcext:value-type="string">
            <text:p>(Cliente,Puerto) ('127.0.0.1', 40584) Dato recibido /|1043|147 Resultado 7Horainicio15:40:39Horafinal15:40:59tiempotranscurrido 20.045397043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382) Dato recibido /|1043|147 Resultado 7Horainicio16:42:11Horafinal16:42:31tiempotranscurrido 20.0208990574</text:p>
          </table:table-cell>
          <table:table-cell/>
          <table:table-cell office:value-type="string" calcext:value-type="string">
            <text:p>(Cliente,Puerto) ('127.0.0.1', 40540) Dato recibido /|1043|147 Resultado 7Horainicio15:40:39Horafinal15:40:59tiempotranscurrido 20.045205116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030) Dato recibido /|1043|147 Resultado 7Horainicio16:42:11Horafinal16:42:31tiempotranscurrido 20.018599987</text:p>
          </table:table-cell>
          <table:table-cell/>
          <table:table-cell office:value-type="string" calcext:value-type="string">
            <text:p>(Cliente,Puerto) ('127.0.0.1', 40570) Dato recibido /|1043|147 Resultado 7Horainicio15:40:39Horafinal15:40:59tiempotranscurrido 20.036458015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998) Dato recibido /|1043|147 Resultado 7Horainicio16:42:11Horafinal16:42:31tiempotranscurrido 20.0107479095</text:p>
          </table:table-cell>
          <table:table-cell/>
          <table:table-cell office:value-type="string" calcext:value-type="string">
            <text:p>(Cliente,Puerto) ('127.0.0.1', 40586) Dato recibido /|1043|147 Resultado 7Horainicio15:40:39Horafinal15:40:59tiempotranscurrido 20.042590856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014) Dato recibido /|1043|147 Resultado 7Horainicio16:42:11Horafinal16:42:31tiempotranscurrido 20.0100359917</text:p>
          </table:table-cell>
          <table:table-cell/>
          <table:table-cell office:value-type="string" calcext:value-type="string">
            <text:p>(Cliente,Puerto) ('127.0.0.1', 40562) Dato recibido /|1043|147 Resultado 7Horainicio15:40:39Horafinal15:40:59tiempotranscurrido 20.037836074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984) Dato recibido /|1043|147 Resultado 7Horainicio16:42:11Horafinal16:42:31tiempotranscurrido 20.0088229179</text:p>
          </table:table-cell>
          <table:table-cell/>
          <table:table-cell office:value-type="string" calcext:value-type="string">
            <text:p>(Cliente,Puerto) ('127.0.0.1', 40588) Dato recibido /|1043|147 Resultado 7Horainicio15:40:39Horafinal15:40:59tiempotranscurrido 20.039004087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988) Dato recibido /|1043|147 Resultado 7Horainicio16:42:11Horafinal16:42:31tiempotranscurrido 20.0106930733</text:p>
          </table:table-cell>
          <table:table-cell/>
          <table:table-cell office:value-type="string" calcext:value-type="string">
            <text:p>(Cliente,Puerto) ('127.0.0.1', 40460) Dato recibido /|1043|147 Resultado 7Horainicio15:40:39Horafinal15:40:59tiempotranscurrido 20.034008979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018) Dato recibido /|1043|147 Resultado 7Horainicio16:42:11Horafinal16:42:31tiempotranscurrido 20.011051178</text:p>
          </table:table-cell>
          <table:table-cell/>
          <table:table-cell office:value-type="string" calcext:value-type="string">
            <text:p>(Cliente,Puerto) ('127.0.0.1', 40572) Dato recibido /|1043|147 Resultado 7Horainicio15:40:39Horafinal15:40:59tiempotranscurrido 20.039122104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024) Dato recibido /|1043|147 Resultado 7Horainicio16:42:11Horafinal16:42:31tiempotranscurrido 20.0207180977</text:p>
          </table:table-cell>
          <table:table-cell/>
          <table:table-cell office:value-type="string" calcext:value-type="string">
            <text:p>(Cliente,Puerto) ('127.0.0.1', 40464) Dato recibido /|1043|147 Resultado 7Horainicio15:40:39Horafinal15:40:59tiempotranscurrido 20.036633014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008) Dato recibido /|1043|147 Resultado 7Horainicio16:42:11Horafinal16:42:31tiempotranscurrido 20.0200190544</text:p>
          </table:table-cell>
          <table:table-cell/>
          <table:table-cell office:value-type="string" calcext:value-type="string">
            <text:p>(Cliente,Puerto) ('127.0.0.1', 40548) Dato recibido /|1043|147 Resultado 7Horainicio15:40:39Horafinal15:40:59tiempotranscurrido 20.045948028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036) Dato recibido /|1043|147 Resultado 7Horainicio16:42:11Horafinal16:42:31tiempotranscurrido 20.019356966</text:p>
          </table:table-cell>
          <table:table-cell/>
          <table:table-cell office:value-type="string" calcext:value-type="string">
            <text:p>(Cliente,Puerto) ('127.0.0.1', 40544) Dato recibido /|1043|147 Resultado 7Horainicio15:40:39Horafinal15:40:59tiempotranscurrido 20.042420148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022) Dato recibido /|1043|147 Resultado 7Horainicio16:42:11Horafinal16:42:31tiempotranscurrido 20.0207529068</text:p>
          </table:table-cell>
          <table:table-cell/>
          <table:table-cell office:value-type="string" calcext:value-type="string">
            <text:p>(Cliente,Puerto) ('127.0.0.1', 40542) Dato recibido /|1043|147 Resultado 7Horainicio15:40:39Horafinal15:40:59tiempotranscurrido 20.03792786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020) Dato recibido /|1043|147 Resultado 7Horainicio16:42:11Horafinal16:42:31tiempotranscurrido 20.0197100639</text:p>
          </table:table-cell>
          <table:table-cell/>
          <table:table-cell office:value-type="string" calcext:value-type="string">
            <text:p>(Cliente,Puerto) ('127.0.0.1', 40506) Dato recibido /|1043|147 Resultado 7Horainicio15:40:39Horafinal15:40:59tiempotranscurrido 20.049745082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992) Dato recibido /|1043|147 Resultado 7Horainicio16:42:11Horafinal16:42:31tiempotranscurrido 20.017647028</text:p>
          </table:table-cell>
          <table:table-cell/>
          <table:table-cell office:value-type="string" calcext:value-type="string">
            <text:p>(Cliente,Puerto) ('127.0.0.1', 40504) Dato recibido /|1043|147 Resultado 7Horainicio15:40:39Horafinal15:40:59tiempotranscurrido 20.046483039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986) Dato recibido /|1043|147 Resultado 7Horainicio16:42:11Horafinal16:42:31tiempotranscurrido 20.0182240009</text:p>
          </table:table-cell>
          <table:table-cell/>
          <table:table-cell office:value-type="string" calcext:value-type="string">
            <text:p>(Cliente,Puerto) ('127.0.0.1', 40502) Dato recibido /|1043|147 Resultado 7Horainicio15:40:39Horafinal15:40:59tiempotranscurrido 20.050341129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012) Dato recibido /|1043|147 Resultado 7Horainicio16:42:11Horafinal16:42:31tiempotranscurrido 20.0183148384</text:p>
          </table:table-cell>
          <table:table-cell/>
          <table:table-cell office:value-type="string" calcext:value-type="string">
            <text:p>(Cliente,Puerto) ('127.0.0.1', 40500) Dato recibido /|1043|147 Resultado 7Horainicio15:40:39Horafinal15:40:59tiempotranscurrido 20.038393974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002) Dato recibido /|1043|147 Resultado 7Horainicio16:42:11Horafinal16:42:31tiempotranscurrido 20.0222301483</text:p>
          </table:table-cell>
          <table:table-cell/>
          <table:table-cell office:value-type="string" calcext:value-type="string">
            <text:p>(Cliente,Puerto) ('127.0.0.1', 40498) Dato recibido /|1043|147 Resultado 7Horainicio15:40:39Horafinal15:40:59tiempotranscurrido 20.030177831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028) Dato recibido /|1043|147 Resultado 7Horainicio16:42:11Horafinal16:42:31tiempotranscurrido 20.0198078156</text:p>
          </table:table-cell>
          <table:table-cell/>
          <table:table-cell office:value-type="string" calcext:value-type="string">
            <text:p>(Cliente,Puerto) ('127.0.0.1', 40486) Dato recibido /|1043|147 Resultado 7Horainicio15:40:39Horafinal15:40:59tiempotranscurrido 20.03023099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982) Dato recibido /|1043|147 Resultado 7Horainicio16:42:11Horafinal16:42:31tiempotranscurrido 20.0207350254</text:p>
          </table:table-cell>
          <table:table-cell/>
          <table:table-cell office:value-type="string" calcext:value-type="string">
            <text:p>(Cliente,Puerto) ('127.0.0.1', 40484) Dato recibido /|1043|147 Resultado 7Horainicio15:40:39Horafinal15:40:59tiempotranscurrido 20.045182943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026) Dato recibido /|1043|147 Resultado 7Horainicio16:42:11Horafinal16:42:31tiempotranscurrido 20.0200879574</text:p>
          </table:table-cell>
          <table:table-cell/>
          <table:table-cell office:value-type="string" calcext:value-type="string">
            <text:p>(Cliente,Puerto) ('127.0.0.1', 40480) Dato recibido /|1043|147 Resultado 7Horainicio15:40:39Horafinal15:40:59tiempotranscurrido 20.04099798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006) Dato recibido /|1043|147 Resultado 7Horainicio16:42:11Horafinal16:42:31tiempotranscurrido 20.0190608501</text:p>
          </table:table-cell>
          <table:table-cell/>
          <table:table-cell office:value-type="string" calcext:value-type="string">
            <text:p>(Cliente,Puerto) ('127.0.0.1', 40478) Dato recibido /|1043|147 Resultado 7Horainicio15:40:39Horafinal15:40:59tiempotranscurrido 20.03718113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016) Dato recibido /|1043|147 Resultado 7Horainicio16:42:11Horafinal16:42:31tiempotranscurrido 20.0202951431</text:p>
          </table:table-cell>
          <table:table-cell/>
          <table:table-cell office:value-type="string" calcext:value-type="string">
            <text:p>(Cliente,Puerto) ('127.0.0.1', 40476) Dato recibido /|1043|147 Resultado 7Horainicio15:40:39Horafinal15:40:59tiempotranscurrido 20.035232067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000) Dato recibido /|1043|147 Resultado 7Horainicio16:42:11Horafinal16:42:31tiempotranscurrido 20.0190439224</text:p>
          </table:table-cell>
          <table:table-cell/>
          <table:table-cell office:value-type="string" calcext:value-type="string">
            <text:p>(Cliente,Puerto) ('127.0.0.1', 40474) Dato recibido /|1043|147 Resultado 7Horainicio15:40:39Horafinal15:40:59tiempotranscurrido 20.034868955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010) Dato recibido /|1043|147 Resultado 7Horainicio16:42:11Horafinal16:42:31tiempotranscurrido 20.0207331181</text:p>
          </table:table-cell>
          <table:table-cell/>
          <table:table-cell office:value-type="string" calcext:value-type="string">
            <text:p>(Cliente,Puerto) ('127.0.0.1', 40472) Dato recibido /|1043|147 Resultado 7Horainicio15:40:39Horafinal15:40:59tiempotranscurrido 20.04102301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032) Dato recibido /|1043|147 Resultado 7Horainicio16:42:11Horafinal16:42:31tiempotranscurrido 20.0223879814</text:p>
          </table:table-cell>
          <table:table-cell/>
          <table:table-cell office:value-type="string" calcext:value-type="string">
            <text:p>(Cliente,Puerto) ('127.0.0.1', 40470) Dato recibido /|1043|147 Resultado 7Horainicio15:40:39Horafinal15:40:59tiempotranscurrido 20.03864383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996) Dato recibido /|1043|147 Resultado 7Horainicio16:42:11Horafinal16:42:31tiempotranscurrido 20.0197620392</text:p>
          </table:table-cell>
          <table:table-cell/>
          <table:table-cell office:value-type="string" calcext:value-type="string">
            <text:p>(Cliente,Puerto) ('127.0.0.1', 40468) Dato recibido /|1043|147 Resultado 7Horainicio15:40:39Horafinal15:40:59tiempotranscurrido 20.036602973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994) Dato recibido /|1043|147 Resultado 7Horainicio16:42:11Horafinal16:42:31tiempotranscurrido 20.0198390484</text:p>
          </table:table-cell>
          <table:table-cell/>
          <table:table-cell office:value-type="string" calcext:value-type="string">
            <text:p>(Cliente,Puerto) ('127.0.0.1', 40466) Dato recibido /|1043|147 Resultado 7Horainicio15:40:39Horafinal15:40:59tiempotranscurrido 20.033993005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5004) Dato recibido /|1043|147 Resultado 7Horainicio16:42:11Horafinal16:42:31tiempotranscurrido 20.0190930367</text:p>
          </table:table-cell>
          <table:table-cell/>
          <table:table-cell office:value-type="string" calcext:value-type="string">
            <text:p>(Cliente,Puerto) ('127.0.0.1', 40462) Dato recibido /|1043|147 Resultado 7Horainicio15:40:39Horafinal15:40:59tiempotranscurrido 20.028764009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990) Dato recibido /|1043|147 Resultado 7Horainicio16:42:11Horafinal16:42:31tiempotranscurrido 20.0200212002</text:p>
          </table:table-cell>
          <table:table-cell/>
          <table:table-cell office:value-type="string" calcext:value-type="string">
            <text:p>(Cliente,Puerto) ('127.0.0.1', 39570) Dato recibido /|1043|147 Resultado 7Horainicio15:41:01Horafinal15:41:21tiempotranscurrido 20.036005020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186) Dato recibido /|1043|147 Resultado 7Horainicio16:42:11Horafinal16:42:31tiempotranscurrido 20.0186929703</text:p>
          </table:table-cell>
          <table:table-cell/>
          <table:table-cell office:value-type="string" calcext:value-type="string">
            <text:p>(Cliente,Puerto) ('127.0.0.1', 39590) Dato recibido /|1043|147 Resultado 7Horainicio15:41:01Horafinal15:41:21tiempotranscurrido 20.022660970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146) Dato recibido /|1043|147 Resultado 7Horainicio16:42:11Horafinal16:42:31tiempotranscurrido 20.0199968815</text:p>
          </table:table-cell>
          <table:table-cell/>
          <table:table-cell office:value-type="string" calcext:value-type="string">
            <text:p>(Cliente,Puerto) ('127.0.0.1', 39576) Dato recibido /|1043|147 Resultado 7Horainicio15:41:01Horafinal15:41:21tiempotranscurrido 20.023030996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156) Dato recibido /|1043|147 Resultado 7Horainicio16:42:11Horafinal16:42:31tiempotranscurrido 20.0197348595</text:p>
          </table:table-cell>
          <table:table-cell/>
          <table:table-cell office:value-type="string" calcext:value-type="string">
            <text:p>(Cliente,Puerto) ('127.0.0.1', 39586) Dato recibido /|1043|147 Resultado 7Horainicio15:41:01Horafinal15:41:21tiempotranscurrido 20.020795106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174) Dato recibido /|1043|147 Resultado 7Horainicio16:42:11Horafinal16:42:31tiempotranscurrido 20.0176291466</text:p>
          </table:table-cell>
          <table:table-cell/>
          <table:table-cell office:value-type="string" calcext:value-type="string">
            <text:p>(Cliente,Puerto) ('127.0.0.1', 39572) Dato recibido /|1043|147 Resultado 7Horainicio15:41:01Horafinal15:41:21tiempotranscurrido 20.022451877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160) Dato recibido /|1043|147 Resultado 7Horainicio16:42:11Horafinal16:42:31tiempotranscurrido 20.0185890198</text:p>
          </table:table-cell>
          <table:table-cell/>
          <table:table-cell office:value-type="string" calcext:value-type="string">
            <text:p>(Cliente,Puerto) ('127.0.0.1', 39588) Dato recibido /|1043|147 Resultado 7Horainicio15:41:01Horafinal15:41:21tiempotranscurrido 20.02142286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Cliente,Puerto) ('127.0.0.1', 34182) Dato recibido /|1043|147 Resultado 7Horainicio16:42:11Horafinal16:42:31tiempotranscurrido 20.0189788342</text:p>
          </table:table-cell>
          <table:table-cell/>
          <table:table-cell office:value-type="string" calcext:value-type="string">
            <text:p>(Cliente,Puerto) ('127.0.0.1', 39560) Dato recibido /|1043|147 Resultado 7Horainicio15:41:01Horafinal15:41:21tiempotranscurrido 20.02721810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5">00/00/0000</text:date>, <text:time style:data-style-name="N2" text:time-value="15:57:15.13011843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6:26:00.970136219</meta:creation-date>
    <meta:editing-duration>PT13M42S</meta:editing-duration>
    <meta:editing-cycles>3</meta:editing-cycles>
    <meta:generator>LibreOffice/5.1.6.2$Linux_X86_64 LibreOffice_project/10m0$Build-2</meta:generator>
    <dc:date>2019-05-05T16:10:43.416688522</dc:date>
    <meta:document-statistic meta:table-count="1" meta:cell-count="2608" meta:object-count="0"/>
  </office:meta>
</office:document-meta>
</file>